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1" svg:font-family="Symbol" style:font-adornments="Normal" style:font-charset="x-symbol"/>
    <style:font-face style:name="Comic Sans MS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5.627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7.876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6.535cm"/>
    </style:style>
    <style:style style:name="co12" style:family="table-column">
      <style:table-column-properties fo:break-before="auto" style:column-width="5.487cm"/>
    </style:style>
    <style:style style:name="co13" style:family="table-column">
      <style:table-column-properties fo:break-before="auto" style:column-width="4.946cm"/>
    </style:style>
    <style:style style:name="co14" style:family="table-column">
      <style:table-column-properties fo:break-before="auto" style:column-width="3.743cm"/>
    </style:style>
    <style:style style:name="co15" style:family="table-column">
      <style:table-column-properties fo:break-before="auto" style:column-width="5.32cm"/>
    </style:style>
    <style:style style:name="co16" style:family="table-column">
      <style:table-column-properties fo:break-before="auto" style:column-width="6.41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5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889cm"/>
    </style:style>
    <style:style style:name="co22" style:family="table-column">
      <style:table-column-properties fo:break-before="auto" style:column-width="5.701cm"/>
    </style:style>
    <style:style style:name="co23" style:family="table-column">
      <style:table-column-properties fo:break-before="auto" style:column-width="6.242cm"/>
    </style:style>
    <style:style style:name="co24" style:family="table-column">
      <style:table-column-properties fo:break-before="auto" style:column-width="5.405cm"/>
    </style:style>
    <style:style style:name="co25" style:family="table-column">
      <style:table-column-properties fo:break-before="auto" style:column-width="6.115cm"/>
    </style:style>
    <style:style style:name="co26" style:family="table-column">
      <style:table-column-properties fo:break-before="auto" style:column-width="3.157cm"/>
    </style:style>
    <style:style style:name="co27" style:family="table-column">
      <style:table-column-properties fo:break-before="auto" style:column-width="5.069cm"/>
    </style:style>
    <style:style style:name="co28" style:family="table-column">
      <style:table-column-properties fo:break-before="auto" style:column-width="4.482cm"/>
    </style:style>
    <style:style style:name="co29" style:family="table-column">
      <style:table-column-properties fo:break-before="auto" style:column-width="4.942cm"/>
    </style:style>
    <style:style style:name="co30" style:family="table-column">
      <style:table-column-properties fo:break-before="auto" style:column-width="6.283cm"/>
    </style:style>
    <style:style style:name="co31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5.613cm"/>
    </style:style>
    <style:style style:name="co33" style:family="table-column">
      <style:table-column-properties fo:break-before="auto" style:column-width="3.392cm"/>
    </style:style>
    <style:style style:name="co34" style:family="table-column">
      <style:table-column-properties fo:break-before="auto" style:column-width="5.697cm"/>
    </style:style>
    <style:style style:name="co35" style:family="table-column">
      <style:table-column-properties fo:break-before="auto" style:column-width="5.152cm"/>
    </style:style>
    <style:style style:name="co36" style:family="table-column">
      <style:table-column-properties fo:break-before="auto" style:column-width="0.811cm"/>
    </style:style>
    <style:style style:name="co37" style:family="table-column">
      <style:table-column-properties fo:break-before="auto" style:column-width="2.104cm"/>
    </style:style>
    <style:style style:name="co38" style:family="table-column">
      <style:table-column-properties fo:break-before="auto" style:column-width="3.013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1.573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2.843cm"/>
    </style:style>
    <style:style style:name="co44" style:family="table-column">
      <style:table-column-properties fo:break-before="auto" style:column-width="2.087cm"/>
    </style:style>
    <style:style style:name="co45" style:family="table-column">
      <style:table-column-properties fo:break-before="auto" style:column-width="2.117cm"/>
    </style:style>
    <style:style style:name="co46" style:family="table-column">
      <style:table-column-properties fo:break-before="auto" style:column-width="1.764cm"/>
    </style:style>
    <style:style style:name="co47" style:family="table-column">
      <style:table-column-properties fo:break-before="auto" style:column-width="0.778cm"/>
    </style:style>
    <style:style style:name="co48" style:family="table-column">
      <style:table-column-properties fo:break-before="auto" style:column-width="1.152cm"/>
    </style:style>
    <style:style style:name="co49" style:family="table-column">
      <style:table-column-properties fo:break-before="auto" style:column-width="1.595cm"/>
    </style:style>
    <style:style style:name="co50" style:family="table-column">
      <style:table-column-properties fo:break-before="auto" style:column-width="1.662cm"/>
    </style:style>
    <style:style style:name="co51" style:family="table-column">
      <style:table-column-properties fo:break-before="auto" style:column-width="1.05cm"/>
    </style:style>
    <style:style style:name="co52" style:family="table-column">
      <style:table-column-properties fo:break-before="auto" style:column-width="1.288cm"/>
    </style:style>
    <style:style style:name="co53" style:family="table-column">
      <style:table-column-properties fo:break-before="auto" style:column-width="1.39cm"/>
    </style:style>
    <style:style style:name="co54" style:family="table-column">
      <style:table-column-properties fo:break-before="auto" style:column-width="1.423cm"/>
    </style:style>
    <style:style style:name="co55" style:family="table-column">
      <style:table-column-properties fo:break-before="auto" style:column-width="1.614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381cm"/>
    </style:style>
    <style:style style:name="co58" style:family="table-column">
      <style:table-column-properties fo:break-before="auto" style:column-width="2.895cm"/>
    </style:style>
    <style:style style:name="co59" style:family="table-column">
      <style:table-column-properties fo:break-before="auto" style:column-width="1.12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0.552cm"/>
    </style:style>
    <style:style style:name="co62" style:family="table-column">
      <style:table-column-properties fo:break-before="auto" style:column-width="0.961cm"/>
    </style:style>
    <style:style style:name="co63" style:family="table-column">
      <style:table-column-properties fo:break-before="auto" style:column-width="0.661cm"/>
    </style:style>
    <style:style style:name="co64" style:family="table-column">
      <style:table-column-properties fo:break-before="auto" style:column-width="1.547cm"/>
    </style:style>
    <style:style style:name="co65" style:family="table-column">
      <style:table-column-properties fo:break-before="auto" style:column-width="1.289cm"/>
    </style:style>
    <style:style style:name="co66" style:family="table-column">
      <style:table-column-properties fo:break-before="auto" style:column-width="1.859cm"/>
    </style:style>
    <style:style style:name="co67" style:family="table-column">
      <style:table-column-properties fo:break-before="auto" style:column-width="1.887cm"/>
    </style:style>
    <style:style style:name="co68" style:family="table-column">
      <style:table-column-properties fo:break-before="auto" style:column-width="2.641cm"/>
    </style:style>
    <style:style style:name="co69" style:family="table-column">
      <style:table-column-properties fo:break-before="auto" style:column-width="2.464cm"/>
    </style:style>
    <style:style style:name="co70" style:family="table-column">
      <style:table-column-properties fo:break-before="auto" style:column-width="0.743cm"/>
    </style:style>
    <style:style style:name="co71" style:family="table-column">
      <style:table-column-properties fo:break-before="auto" style:column-width="3.076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1.513cm"/>
    </style:style>
    <style:style style:name="co74" style:family="table-column">
      <style:table-column-properties fo:break-before="auto" style:column-width="3.602cm"/>
    </style:style>
    <style:style style:name="co75" style:family="table-column">
      <style:table-column-properties fo:break-before="auto" style:column-width="2.256cm"/>
    </style:style>
    <style:style style:name="co76" style:family="table-column">
      <style:table-column-properties fo:break-before="auto" style:column-width="2.041cm"/>
    </style:style>
    <style:style style:name="co77" style:family="table-column">
      <style:table-column-properties fo:break-before="auto" style:column-width="3.214cm"/>
    </style:style>
    <style:style style:name="co78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1.362cm" fo:break-before="auto" style:use-optimal-row-height="true"/>
    </style:style>
    <style:style style:name="ro8" style:family="table-row">
      <style:table-row-properties style:row-height="1.335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369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1.028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778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1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" fo:font-size="24pt" fo:font-weight="bold" style:font-size-asian="24pt" style:font-weight-asian="bold" style:font-size-complex="24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74" style:family="table-cell" style:parent-style-name="Default">
      <style:table-cell-properties style:cell-protect="protected" style:print-content="true"/>
      <style:text-properties fo:color="#ce181e" style:font-name="Times New Roman" fo:font-size="32pt" fo:font-weight="bold" style:font-size-asian="32pt" style:font-weight-asian="bold" style:font-size-complex="32pt" style:font-weight-complex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7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3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4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4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4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4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5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5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6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7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7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7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8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8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" fo:font-size="48pt" style:font-size-asian="48pt" style:font-size-complex="48pt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5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7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3" fo:font-size="28pt" style:font-name-asian="Symbol" style:font-size-asian="28pt" style:font-name-complex="Symbol" style:font-size-complex="28pt"/>
    </style:style>
    <style:style style:name="ce2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307" style:family="table-cell" style:parent-style-name="Default">
      <style:table-cell-properties fo:background-color="#ffff00"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2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ffff00" style:cell-protect="hidden-and-protected" style:print-content="true"/>
      <style:text-properties fo:font-size="12pt" style:font-size-asian="12pt" style:font-size-complex="12pt"/>
    </style:style>
    <style:style style:name="ce34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0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1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5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7" style:family="table-cell" style:parent-style-name="Default" style:data-style-name="N10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9" style:family="table-cell" style:parent-style-name="Default">
      <style:text-properties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5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9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39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4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0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41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6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4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44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48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9" style:family="table-cell" style:parent-style-name="Default" style:data-style-name="N165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50" style:family="table-cell" style:parent-style-name="Default" style:data-style-name="N19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0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64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40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369" style:family="table-cell" style:parent-style-name="Default">
      <style:table-cell-properties style:cell-protect="hidden-and-protected" style:print-content="true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432" style:family="table-cell" style:parent-style-name="Default">
      <style:table-cell-properties style:cell-protect="protected" style:print-content="true"/>
      <style:text-properties style:font-name="Times New Roman"/>
    </style:style>
    <style:style style:name="ce410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433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" fo:font-size="18pt" style:font-size-asian="18pt" style:font-size-complex="18pt"/>
    </style:style>
    <style:style style:name="ce43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74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41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0" style:family="table-cell" style:parent-style-name="Default">
      <style:table-cell-properties style:cell-protect="none" style:print-content="true"/>
      <style:text-properties style:font-name="Times New Roman"/>
    </style:style>
    <style:style style:name="ce44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2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8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451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81" style:family="table-cell" style:parent-style-name="Default">
      <style:table-cell-properties style:cell-protect="protected" style:print-content="true"/>
    </style:style>
    <style:style style:name="ce453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8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5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textarea-vertical-align="middle" draw:auto-grow-height="false" fo:min-height="0.964cm" fo:min-width="4.621cm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draw:textarea-vertical-align="middle" draw:auto-grow-height="false" fo:min-height="0.963cm" fo:min-width="4.62cm"/>
    </style:style>
    <style:style style:name="gr8" style:family="graphic">
      <style:graphic-properties draw:textarea-vertical-align="middle" draw:auto-grow-height="false" fo:min-height="0.953cm" fo:min-width="4.584cm"/>
    </style:style>
    <style:style style:name="gr9" style:family="graphic">
      <style:graphic-properties draw:textarea-vertical-align="middle" draw:auto-grow-height="false" fo:min-height="0.952cm" fo:min-width="4.583c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1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style:font-name="Times New Roman" style:text-position="0% 100%"/>
    </style:style>
    <style:style style:name="T14" style:family="text">
      <style:text-properties style:text-position="-33% 58%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style:text-position="-33% 58%"/>
    </style:style>
    <style:style style:name="T17" style:family="text">
      <style:text-properties style:text-position="0% 100%"/>
    </style:style>
    <style:style style:name="T18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20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/>
    </style:style>
    <style:style style:name="T22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ide" table:style-name="ta1" table:protected="true" table:protection-key="p9ZrvRNJj/dymMRp+bIYcvwBVr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7.42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8.807cm" svg:x2="9cm" svg:y2="19.639cm">
              <text:p/>
            </draw:line>
            <draw:line draw:style-name="gr3" draw:text-style-name="P3" svg:x1="20.619cm" svg:y1="17.816cm" svg:x2="15.5cm" svg:y2="19.735cm">
              <text:p/>
            </draw:line>
          </draw:g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4">
          <table:table-cell table:style-name="ce10" table:number-columns-repeated="8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4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4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4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22cm" draw:z-index="2" draw:style-name="gr4" draw:text-style-name="P4" svg:width="3.379cm" svg:height="0.965cm" svg:x="1.23cm" svg:y="0.315cm" draw:control="control3"/>
          </table:table-cell>
          <table:table-cell table:number-columns-repeated="2"/>
          <table:table-cell>
            <draw:control table:end-cell-address="Aide.F26" table:end-x="1.505cm" table:end-y="0.258cm" draw:z-index="3" draw:style-name="gr4" draw:text-style-name="P4" svg:width="3.495cm" svg:height="1.036cm" svg:x="0.269cm" svg:y="0.28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% --&gt; €" table:style-name="ta2" table:protected="true" table:protection-key="p9ZrvRNJj/dymMRp+bIYcvwBVr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 --&gt; €'.AA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 --&gt; €'.A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20.656cm" svg:y="16.326cm" draw:control="control5"/>
          <draw:control draw:z-index="1" draw:style-name="gr4" draw:text-style-name="P1" svg:width="4.764cm" svg:height="1.514cm" svg:x="26.0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2];&quot;&quot;)" office:value-type="float" office:value="0" calcext:value-type="float" table:number-columns-spanned="1" table:number-rows-spanned="2">
            <text:p>0</text:p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true" calcext:value-type="boolean">
            <text:p>VRAI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true" calcext:value-type="boolean">
            <text:p>VRAI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€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F5]+4)" office:value-type="float" office:value="40" calcext:value-type="float">
            <text:p>40</text:p>
          </table:table-cell>
          <table:table-cell table:style-name="ce83" table:formula="of:=INDEX([$Données.D$1:$Données.D$1048576];[$Données.F5]+4)" office:value-type="float" office:value="290" calcext:value-type="float">
            <text:p>29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H$1];[.$AA$1]);IF(VALUE([.D4])=INDEX([$Données.E$1:$Données.E$1048576];[$Données.F5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5]+4);&quot;&quot;)" office:value-type="float" office:value="116" calcext:value-type="float">
            <text:p>116</text:p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F6]+4)" office:value-type="float" office:value="90" calcext:value-type="float">
            <text:p>90</text:p>
          </table:table-cell>
          <table:table-cell table:style-name="ce181" table:formula="of:=INDEX([$Données.D$1:$Données.D$1048576];[$Données.F6]+4)" office:value-type="float" office:value="210" calcext:value-type="float">
            <text:p>210</text:p>
          </table:table-cell>
          <table:table-cell table:style-name="ce84"/>
          <table:table-cell table:style-name="ce94" table:formula="of:=IF(ISBLANK([.D5]);&quot;&quot;;IF(OR(ISNUMBER([.D5]);ISERROR(VALUE([.D5])));&quot;FAUX&quot;;IF(AND([$Synthèse.$H$1];[.$AA$1]);IF(VALUE([.D5])=INDEX([$Données.E$1:$Données.E$1048576];[$Données.F6]+4);&quot;VRAI&quot;;&quot;FAUX&quot;);&quot;&quot;)))">
            <text:p/>
          </table:table-cell>
          <table:table-cell table:style-name="ce94" table:formula="of:=IF(AND([$Synthèse.$H$1];[.$AA$1];[.$AA$2]);INDEX([$Données.E$1:$Données.E$1048576];[$Données.F6]+4);&quot;&quot;)" office:value-type="float" office:value="189" calcext:value-type="float">
            <text:p>189</text:p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F7]+4)" office:value-type="float" office:value="30" calcext:value-type="float">
            <text:p>30</text:p>
          </table:table-cell>
          <table:table-cell table:style-name="ce83" table:formula="of:=INDEX([$Données.D$1:$Données.D$1048576];[$Données.F7]+4)" office:value-type="float" office:value="130" calcext:value-type="float">
            <text:p>13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H$1];[.$AA$1]);IF(VALUE([.D6])=INDEX([$Données.E$1:$Données.E$1048576];[$Données.F7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7]+4);&quot;&quot;)" office:value-type="float" office:value="39" calcext:value-type="float">
            <text:p>39</text:p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F8]+4)" office:value-type="float" office:value="90" calcext:value-type="float">
            <text:p>90</text:p>
          </table:table-cell>
          <table:table-cell table:style-name="ce181" table:formula="of:=INDEX([$Données.D$1:$Données.D$1048576];[$Données.F8]+4)" office:value-type="float" office:value="270" calcext:value-type="float">
            <text:p>270</text:p>
          </table:table-cell>
          <table:table-cell table:style-name="ce84"/>
          <table:table-cell table:style-name="ce94" table:formula="of:=IF(ISBLANK([.D7]);&quot;&quot;;IF(OR(ISNUMBER([.D7]);ISERROR(VALUE([.D7])));&quot;FAUX&quot;;IF(AND([$Synthèse.$H$1];[.$AA$1]);IF(VALUE([.D7])=INDEX([$Données.E$1:$Données.E$1048576];[$Données.F8]+4);&quot;VRAI&quot;;&quot;FAUX&quot;);&quot;&quot;)))">
            <text:p/>
          </table:table-cell>
          <table:table-cell table:style-name="ce94" table:formula="of:=IF(AND([$Synthèse.$H$1];[.$AA$1];[.$AA$2]);INDEX([$Données.E$1:$Données.E$1048576];[$Données.F8]+4);&quot;&quot;)" office:value-type="float" office:value="243" calcext:value-type="float">
            <text:p>243</text:p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F9]+4)" office:value-type="float" office:value="60" calcext:value-type="float">
            <text:p>60</text:p>
          </table:table-cell>
          <table:table-cell table:style-name="ce83" table:formula="of:=INDEX([$Données.D$1:$Données.D$1048576];[$Données.F9]+4)" office:value-type="float" office:value="150" calcext:value-type="float">
            <text:p>15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H$1];[.$AA$1]);IF(VALUE([.D8])=INDEX([$Données.E$1:$Données.E$1048576];[$Données.F9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9]+4);&quot;&quot;)" office:value-type="float" office:value="90" calcext:value-type="float">
            <text:p>90</text:p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F10]+4)" office:value-type="float" office:value="80" calcext:value-type="float">
            <text:p>80</text:p>
          </table:table-cell>
          <table:table-cell table:style-name="ce181" table:formula="of:=INDEX([$Données.D$1:$Données.D$1048576];[$Données.F10]+4)" office:value-type="float" office:value="340" calcext:value-type="float">
            <text:p>340</text:p>
          </table:table-cell>
          <table:table-cell table:style-name="ce84"/>
          <table:table-cell table:style-name="ce94" table:formula="of:=IF(ISBLANK([.D9]);&quot;&quot;;IF(OR(ISNUMBER([.D9]);ISERROR(VALUE([.D9])));&quot;FAUX&quot;;IF(AND([$Synthèse.$H$1];[.$AA$1]);IF(VALUE([.D9])=INDEX([$Données.E$1:$Données.E$1048576];[$Données.F10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0]+4);&quot;&quot;)" office:value-type="float" office:value="272" calcext:value-type="float">
            <text:p>272</text:p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F11]+4)" office:value-type="float" office:value="40" calcext:value-type="float">
            <text:p>40</text:p>
          </table:table-cell>
          <table:table-cell table:style-name="ce83" table:formula="of:=INDEX([$Données.D$1:$Données.D$1048576];[$Données.F11]+4)" office:value-type="float" office:value="260" calcext:value-type="float">
            <text:p>26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H$1];[.$AA$1]);IF(VALUE([.D10])=INDEX([$Données.E$1:$Données.E$1048576];[$Données.F11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1]+4);&quot;&quot;)" office:value-type="float" office:value="104" calcext:value-type="float">
            <text:p>104</text:p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F12]+4)" office:value-type="float" office:value="90" calcext:value-type="float">
            <text:p>90</text:p>
          </table:table-cell>
          <table:table-cell table:style-name="ce181" table:formula="of:=INDEX([$Données.D$1:$Données.D$1048576];[$Données.F12]+4)" office:value-type="float" office:value="580" calcext:value-type="float">
            <text:p>58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H$1];[.$AA$1]);IF(VALUE([.D11])=INDEX([$Données.E$1:$Données.E$1048576];[$Données.F12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2]+4);&quot;&quot;)" office:value-type="float" office:value="522" calcext:value-type="float">
            <text:p>522</text:p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F13]+4)" office:value-type="float" office:value="70" calcext:value-type="float">
            <text:p>70</text:p>
          </table:table-cell>
          <table:table-cell table:style-name="ce83" table:formula="of:=INDEX([$Données.D$1:$Données.D$1048576];[$Données.F13]+4)" office:value-type="float" office:value="780" calcext:value-type="float">
            <text:p>78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H$1];[.$AA$1]);IF(VALUE([.D12])=INDEX([$Données.E$1:$Données.E$1048576];[$Données.F13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3]+4);&quot;&quot;)" office:value-type="float" office:value="546" calcext:value-type="float">
            <text:p>546</text:p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F14]+4)" office:value-type="float" office:value="10" calcext:value-type="float">
            <text:p>10</text:p>
          </table:table-cell>
          <table:table-cell table:style-name="ce181" table:formula="of:=INDEX([$Données.D$1:$Données.D$1048576];[$Données.F14]+4)" office:value-type="float" office:value="410" calcext:value-type="float">
            <text:p>41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H$1];[.$AA$1]);IF(VALUE([.D13])=INDEX([$Données.E$1:$Données.E$1048576];[$Données.F14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4]+4);&quot;&quot;)" office:value-type="float" office:value="41" calcext:value-type="float">
            <text:p>41</text:p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6" table:number-rows-repeated="64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€'.E4:'% --&gt; €'.F13">
            <calcext:condition calcext:apply-style-name="FAUX" calcext:value="formula-is(IF([.$E4]=&quot;FAUX&quot;))" calcext:base-cell-address="'% --&gt; €'.E4"/>
            <calcext:condition calcext:apply-style-name="VRAI" calcext:value="formula-is(IF([.$E4]=&quot;VRAI&quot;))" calcext:base-cell-address="'% --&gt; €'.E4"/>
          </calcext:conditional-format>
        </calcext:conditional-formats>
      </table:table>
      <table:table table:name="€ --&gt; %" table:style-name="ta2" table:protected="true" table:protection-key="p9ZrvRNJj/dymMRp+bIYcvwBVr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€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€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uro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20.656cm" svg:y="16.326cm" draw:control="control9"/>
          <draw:control draw:z-index="1" draw:style-name="gr4" draw:text-style-name="P1" svg:width="4.764cm" svg:height="1.514cm" svg:x="26.083cm" svg:y="16.32cm" draw:control="control10"/>
          <draw:control draw:z-index="2" draw:style-name="gr1" draw:text-style-name="P1" svg:width="4.247cm" svg:height="1.5cm" svg:x="0.194cm" svg:y="16.363cm" draw:control="control11"/>
          <draw:control draw:z-index="3" draw:style-name="gr1" draw:text-style-name="P1" svg:width="11.496cm" svg:height="1.5cm" svg:x="4.741cm" svg:y="16.401cm" draw:control="control12"/>
        </table:shapes>
        <table:table-column table:style-name="co2" table:default-cell-style-name="ce56"/>
        <table:table-column table:style-name="co7" table:number-columns-repeated="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de taux d’évolution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Prix initial (€)</text:p>
          </table:table-cell>
          <table:table-cell table:style-name="ce48" office:value-type="string" calcext:value-type="string">
            <text:p>Prix final (€)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 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H34]+33)" office:value-type="float" office:value="800" calcext:value-type="float">
            <text:p>800</text:p>
          </table:table-cell>
          <table:table-cell table:style-name="ce83" table:formula="of:=INDEX([$Données.D$1:$Données.D$1048576];[$Données.H34]+33)" office:value-type="float" office:value="720" calcext:value-type="float">
            <text:p>720</text:p>
          </table:table-cell>
          <table:table-cell table:style-name="ce84"/>
          <table:table-cell table:style-name="ce73" table:formula="of:=IF(ISBLANK([.D4]);&quot;&quot;;IF(OR(ISNUMBER([.D4]);ISERROR(VALUE([.D4])));&quot;FAUX&quot;;IF(AND([$Synthèse.$H$1];[.$AA$1]);IF([.D4]=INDEX([$Données.G$1:$Données.G$1048576];[$Données.H34]+33);&quot;VRAI&quot;;&quot;FAUX&quot;);&quot;&quot;)))">
            <text:p/>
          </table:table-cell>
          <table:table-cell table:style-name="ce73" table:formula="of:=IF(AND([$Synthèse.$H$1];[.$AA$1];[.$AA$2]);INDEX([$Données.G$1:$Données.G$1048576];[$Données.H34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H35]+33)" office:value-type="float" office:value="900" calcext:value-type="float">
            <text:p>900</text:p>
          </table:table-cell>
          <table:table-cell table:style-name="ce181" table:formula="of:=INDEX([$Données.D$1:$Données.D$1048576];[$Données.H35]+33)" office:value-type="float" office:value="1170" calcext:value-type="float">
            <text:p>1170</text:p>
          </table:table-cell>
          <table:table-cell table:style-name="ce84"/>
          <table:table-cell table:style-name="ce75" table:formula="of:=IF(ISBLANK([.D5]);&quot;&quot;;IF(OR(ISNUMBER([.D5]);ISERROR(VALUE([.D5])));&quot;FAUX&quot;;IF(AND([$Synthèse.$H$1];[.$AA$1]);IF([.D5]=INDEX([$Données.G$1:$Données.G$1048576];[$Données.H35]+33);&quot;VRAI&quot;;&quot;FAUX&quot;);&quot;&quot;)))">
            <text:p/>
          </table:table-cell>
          <table:table-cell table:style-name="ce75" table:formula="of:=IF(AND([$Synthèse.$H$1];[.$AA$1];[.$AA$2]);INDEX([$Données.G$1:$Données.G$1048576];[$Données.H35]+33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H36]+33)" office:value-type="float" office:value="200" calcext:value-type="float">
            <text:p>200</text:p>
          </table:table-cell>
          <table:table-cell table:style-name="ce83" table:formula="of:=INDEX([$Données.D$1:$Données.D$1048576];[$Données.H36]+33)" office:value-type="float" office:value="180" calcext:value-type="float">
            <text:p>180</text:p>
          </table:table-cell>
          <table:table-cell table:style-name="ce84"/>
          <table:table-cell table:style-name="ce73" table:formula="of:=IF(ISBLANK([.D6]);&quot;&quot;;IF(OR(ISNUMBER([.D6]);ISERROR(VALUE([.D6])));&quot;FAUX&quot;;IF(AND([$Synthèse.$H$1];[.$AA$1]);IF([.D6]=INDEX([$Données.G$1:$Données.G$1048576];[$Données.H36]+33);&quot;VRAI&quot;;&quot;FAUX&quot;);&quot;&quot;)))">
            <text:p/>
          </table:table-cell>
          <table:table-cell table:style-name="ce73" table:formula="of:=IF(AND([$Synthèse.$H$1];[.$AA$1];[.$AA$2]);INDEX([$Données.G$1:$Données.G$1048576];[$Données.H36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H37]+33)" office:value-type="float" office:value="900" calcext:value-type="float">
            <text:p>900</text:p>
          </table:table-cell>
          <table:table-cell table:style-name="ce181" table:formula="of:=INDEX([$Données.D$1:$Données.D$1048576];[$Données.H37]+33)" office:value-type="float" office:value="540" calcext:value-type="float">
            <text:p>540</text:p>
          </table:table-cell>
          <table:table-cell table:style-name="ce84"/>
          <table:table-cell table:style-name="ce75" table:formula="of:=IF(ISBLANK([.D7]);&quot;&quot;;IF(OR(ISNUMBER([.D7]);ISERROR(VALUE([.D7])));&quot;FAUX&quot;;IF(AND([$Synthèse.$H$1];[.$AA$1]);IF([.D7]=INDEX([$Données.G$1:$Données.G$1048576];[$Données.H37]+33);&quot;VRAI&quot;;&quot;FAUX&quot;);&quot;&quot;)))">
            <text:p/>
          </table:table-cell>
          <table:table-cell table:style-name="ce75" table:formula="of:=IF(AND([$Synthèse.$H$1];[.$AA$1];[.$AA$2]);INDEX([$Données.G$1:$Données.G$1048576];[$Données.H37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H38]+33)" office:value-type="float" office:value="300" calcext:value-type="float">
            <text:p>300</text:p>
          </table:table-cell>
          <table:table-cell table:style-name="ce83" table:formula="of:=INDEX([$Données.D$1:$Données.D$1048576];[$Données.H38]+33)" office:value-type="float" office:value="330" calcext:value-type="float">
            <text:p>330</text:p>
          </table:table-cell>
          <table:table-cell table:style-name="ce84"/>
          <table:table-cell table:style-name="ce73" table:formula="of:=IF(ISBLANK([.D8]);&quot;&quot;;IF(OR(ISNUMBER([.D8]);ISERROR(VALUE([.D8])));&quot;FAUX&quot;;IF(AND([$Synthèse.$H$1];[.$AA$1]);IF([.D8]=INDEX([$Données.G$1:$Données.G$1048576];[$Données.H38]+33);&quot;VRAI&quot;;&quot;FAUX&quot;);&quot;&quot;)))">
            <text:p/>
          </table:table-cell>
          <table:table-cell table:style-name="ce73" table:formula="of:=IF(AND([$Synthèse.$H$1];[.$AA$1];[.$AA$2]);INDEX([$Données.G$1:$Données.G$1048576];[$Données.H38]+33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H39]+33)" office:value-type="float" office:value="700" calcext:value-type="float">
            <text:p>700</text:p>
          </table:table-cell>
          <table:table-cell table:style-name="ce181" table:formula="of:=INDEX([$Données.D$1:$Données.D$1048576];[$Données.H39]+33)" office:value-type="float" office:value="770" calcext:value-type="float">
            <text:p>770</text:p>
          </table:table-cell>
          <table:table-cell table:style-name="ce84"/>
          <table:table-cell table:style-name="ce75" table:formula="of:=IF(ISBLANK([.D9]);&quot;&quot;;IF(OR(ISNUMBER([.D9]);ISERROR(VALUE([.D9])));&quot;FAUX&quot;;IF(AND([$Synthèse.$H$1];[.$AA$1]);IF([.D9]=INDEX([$Données.G$1:$Données.G$1048576];[$Données.H39]+33);&quot;VRAI&quot;;&quot;FAUX&quot;);&quot;&quot;)))">
            <text:p/>
          </table:table-cell>
          <table:table-cell table:style-name="ce75" table:formula="of:=IF(AND([$Synthèse.$H$1];[.$AA$1];[.$AA$2]);INDEX([$Données.G$1:$Données.G$1048576];[$Données.H39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H40]+33)" office:value-type="float" office:value="900" calcext:value-type="float">
            <text:p>900</text:p>
          </table:table-cell>
          <table:table-cell table:style-name="ce83" table:formula="of:=INDEX([$Données.D$1:$Données.D$1048576];[$Données.H40]+33)" office:value-type="float" office:value="990" calcext:value-type="float">
            <text:p>990</text:p>
          </table:table-cell>
          <table:table-cell table:style-name="ce84"/>
          <table:table-cell table:style-name="ce73" table:formula="of:=IF(ISBLANK([.D10]);&quot;&quot;;IF(OR(ISNUMBER([.D10]);ISERROR(VALUE([.D10])));&quot;FAUX&quot;;IF(AND([$Synthèse.$H$1];[.$AA$1]);IF([.D10]=INDEX([$Données.G$1:$Données.G$1048576];[$Données.H40]+33);&quot;VRAI&quot;;&quot;FAUX&quot;);&quot;&quot;)))">
            <text:p/>
          </table:table-cell>
          <table:table-cell table:style-name="ce73" table:formula="of:=IF(AND([$Synthèse.$H$1];[.$AA$1];[.$AA$2]);INDEX([$Données.G$1:$Données.G$1048576];[$Données.H40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H41]+33)" office:value-type="float" office:value="600" calcext:value-type="float">
            <text:p>600</text:p>
          </table:table-cell>
          <table:table-cell table:style-name="ce181" table:formula="of:=INDEX([$Données.D$1:$Données.D$1048576];[$Données.H41]+33)" office:value-type="float" office:value="720" calcext:value-type="float">
            <text:p>720</text:p>
          </table:table-cell>
          <table:table-cell table:style-name="ce84"/>
          <table:table-cell table:style-name="ce75" table:formula="of:=IF(ISBLANK([.D11]);&quot;&quot;;IF(OR(ISNUMBER([.D11]);ISERROR(VALUE([.D11])));&quot;FAUX&quot;;IF(AND([$Synthèse.$H$1];[.$AA$1]);IF([.D11]=INDEX([$Données.G$1:$Données.G$1048576];[$Données.H41]+33);&quot;VRAI&quot;;&quot;FAUX&quot;);&quot;&quot;)))">
            <text:p/>
          </table:table-cell>
          <table:table-cell table:style-name="ce75" table:formula="of:=IF(AND([$Synthèse.$H$1];[.$AA$1];[.$AA$2]);INDEX([$Données.G$1:$Données.G$1048576];[$Données.H41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H42]+33)" office:value-type="float" office:value="300" calcext:value-type="float">
            <text:p>300</text:p>
          </table:table-cell>
          <table:table-cell table:style-name="ce83" table:formula="of:=INDEX([$Données.D$1:$Données.D$1048576];[$Données.H42]+33)" office:value-type="float" office:value="360" calcext:value-type="float">
            <text:p>360</text:p>
          </table:table-cell>
          <table:table-cell table:style-name="ce84"/>
          <table:table-cell table:style-name="ce73" table:formula="of:=IF(ISBLANK([.D12]);&quot;&quot;;IF(OR(ISNUMBER([.D12]);ISERROR(VALUE([.D12])));&quot;FAUX&quot;;IF(AND([$Synthèse.$H$1];[.$AA$1]);IF([.D12]=INDEX([$Données.G$1:$Données.G$1048576];[$Données.H42]+33);&quot;VRAI&quot;;&quot;FAUX&quot;);&quot;&quot;)))">
            <text:p/>
          </table:table-cell>
          <table:table-cell table:style-name="ce73" table:formula="of:=IF(AND([$Synthèse.$H$1];[.$AA$1];[.$AA$2]);INDEX([$Données.G$1:$Données.G$1048576];[$Données.H42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H43]+33)" office:value-type="float" office:value="800" calcext:value-type="float">
            <text:p>800</text:p>
          </table:table-cell>
          <table:table-cell table:style-name="ce181" table:formula="of:=INDEX([$Données.D$1:$Données.D$1048576];[$Données.H43]+33)" office:value-type="float" office:value="1040" calcext:value-type="float">
            <text:p>1040</text:p>
          </table:table-cell>
          <table:table-cell table:style-name="ce84"/>
          <table:table-cell table:style-name="ce75" table:formula="of:=IF(ISBLANK([.D13]);&quot;&quot;;IF(OR(ISNUMBER([.D13]);ISERROR(VALUE([.D13])));&quot;FAUX&quot;;IF(AND([$Synthèse.$H$1];[.$AA$1]);IF([.D13]=INDEX([$Données.G$1:$Données.G$1048576];[$Données.H43]+33);&quot;VRAI&quot;;&quot;FAUX&quot;);&quot;&quot;)))">
            <text:p/>
          </table:table-cell>
          <table:table-cell table:style-name="ce75" table:formula="of:=IF(AND([$Synthèse.$H$1];[.$AA$1];[.$AA$2]);INDEX([$Données.G$1:$Données.G$1048576];[$Données.H43]+33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7">
          <table:table-cell table:style-name="ce74"/>
          <table:table-cell table:style-name="ce53" table:number-columns-repeated="2"/>
          <table:table-cell table:number-columns-repeated="61"/>
        </table:table-row>
        <table:table-row table:style-name="ro6" table:number-rows-repeated="64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€ --&gt; %'.E4:'€ --&gt; %'.F13">
            <calcext:condition calcext:apply-style-name="FAUX" calcext:value="formula-is(IF([.$E4]=&quot;FAUX&quot;))" calcext:base-cell-address="'€ --&gt; %'.E4"/>
            <calcext:condition calcext:apply-style-name="VRAI" calcext:value="formula-is(IF([.$E4]=&quot;VRAI&quot;))" calcext:base-cell-address="'€ --&gt; %'.E4"/>
          </calcext:conditional-format>
        </calcext:conditional-formats>
      </table:table>
      <table:table table:name="% --&gt; x" table:style-name="ta3" table:protected="true" table:protection-key="p9ZrvRNJj/dymMRp+bIYcvwBVr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32.932cm" svg:y="16.458cm" draw:control="control13"/>
          <draw:control draw:z-index="1" draw:style-name="gr4" draw:text-style-name="P1" svg:width="4.695cm" svg:height="1.5cm" svg:x="38.466cm" svg:y="16.467cm" draw:control="control14"/>
          <draw:control draw:z-index="2" draw:style-name="gr1" draw:text-style-name="P1" svg:width="11.496cm" svg:height="1.5cm" svg:x="5.078cm" svg:y="16.394cm" draw:control="control15"/>
          <draw:control draw:z-index="3" draw:style-name="gr1" draw:text-style-name="P1" svg:width="4.247cm" svg:height="1.5cm" svg:x="0.241cm" svg:y="16.393cm" draw:control="control16"/>
        </table:shapes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" table:number-columns-repeated="15" table:default-cell-style-name="ce56"/>
        <table:table-column table:style-name="co17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8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9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9">Réponse (</text:span><text:span text:style-name="T10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9">Réponse (</text:span><text:span text:style-name="T10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E$1:$Données.E$1048576];[$Données.G63]+62)" office:value-type="string" office:string-value="+30" calcext:value-type="string">
            <text:p>+30</text:p>
          </table:table-cell>
          <table:table-cell table:style-name="ce84"/>
          <table:table-cell table:style-name="ce190" table:formula="of:=IF(ISBLANK([.C4]);&quot;&quot;;IF(OR(ISNUMBER([.C4]);ISERROR(VALUE([.C4])));&quot;FAUX&quot;;IF(AND([$Synthèse.$H$1];[.$AA$1]);IF(VALUE([.C4])=INDEX([$Données.F$1:$Données.F$1048576];[$Données.G63]+62);&quot;VRAI&quot;;&quot;FAUX&quot;);&quot;&quot;)))">
            <text:p/>
          </table:table-cell>
          <table:table-cell table:style-name="ce101" table:formula="of:=IF(AND([$Synthèse.$H$1];[.$AA$1];[.$AA$2]);INDEX([$Données.F$1:$Données.F$1048576];[$Données.G63]+6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N63]+62)" office:value-type="string" office:string-value="+49%" calcext:value-type="string">
            <text:p>+49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H$1];[.$AA$1]);IF(VALUE([.H4])=INDEX([$Données.M$1:$Données.M$1048576];[$Données.N63]+62);&quot;VRAI&quot;;&quot;FAUX&quot;);&quot;&quot;)))">
            <text:p/>
          </table:table-cell>
          <table:table-cell table:style-name="ce226" table:formula="of:=IF(AND([$Synthèse.$H$1];[.$AA$1];[.$AA$2]);INDEX([$Données.M$1:$Données.M$1048576];[$Données.N63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E$1:$Données.E$1048576];[$Données.G64]+62)" office:value-type="string" office:string-value="+40" calcext:value-type="string">
            <text:p>+40</text:p>
          </table:table-cell>
          <table:table-cell table:style-name="ce84"/>
          <table:table-cell table:style-name="ce191" table:formula="of:=IF(ISBLANK([.C5]);&quot;&quot;;IF(OR(ISNUMBER([.C5]);ISERROR(VALUE([.C5])));&quot;FAUX&quot;;IF(AND([$Synthèse.$H$1];[.$AA$1]);IF(VALUE([.C5])=INDEX([$Données.F$1:$Données.F$1048576];[$Données.G64]+62);&quot;VRAI&quot;;&quot;FAUX&quot;);&quot;&quot;)))">
            <text:p/>
          </table:table-cell>
          <table:table-cell table:style-name="ce202" table:formula="of:=IF(AND([$Synthèse.$H$1];[.$AA$1];[.$AA$2]);INDEX([$Données.F$1:$Données.F$1048576];[$Données.G64]+6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N64]+62)" office:value-type="string" office:string-value="-40%" calcext:value-type="string">
            <text:p>-40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H$1];[.$AA$1]);IF(VALUE([.H5])=INDEX([$Données.M$1:$Données.M$1048576];[$Données.N64]+62);&quot;VRAI&quot;;&quot;FAUX&quot;);&quot;&quot;)))">
            <text:p/>
          </table:table-cell>
          <table:table-cell table:style-name="ce227" table:formula="of:=IF(AND([$Synthèse.$H$1];[.$AA$1];[.$AA$2]);INDEX([$Données.M$1:$Données.M$1048576];[$Données.N64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E$1:$Données.E$1048576];[$Données.G65]+62)" office:value-type="string" office:string-value="+10" calcext:value-type="string">
            <text:p>+10</text:p>
          </table:table-cell>
          <table:table-cell table:style-name="ce84"/>
          <table:table-cell table:style-name="ce192" table:formula="of:=IF(ISBLANK([.C6]);&quot;&quot;;IF(OR(ISNUMBER([.C6]);ISERROR(VALUE([.C6])));&quot;FAUX&quot;;IF(AND([$Synthèse.$H$1];[.$AA$1]);IF(VALUE([.C6])=INDEX([$Données.F$1:$Données.F$1048576];[$Données.G65]+62);&quot;VRAI&quot;;&quot;FAUX&quot;);&quot;&quot;)))">
            <text:p/>
          </table:table-cell>
          <table:table-cell table:style-name="ce203" table:formula="of:=IF(AND([$Synthèse.$H$1];[.$AA$1];[.$AA$2]);INDEX([$Données.F$1:$Données.F$1048576];[$Données.G65]+6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N65]+62)" office:value-type="string" office:string-value="+100%" calcext:value-type="string">
            <text:p>+10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H$1];[.$AA$1]);IF(VALUE([.H6])=INDEX([$Données.M$1:$Données.M$1048576];[$Données.N65]+62);&quot;VRAI&quot;;&quot;FAUX&quot;);&quot;&quot;)))">
            <text:p/>
          </table:table-cell>
          <table:table-cell table:style-name="ce228" table:formula="of:=IF(AND([$Synthèse.$H$1];[.$AA$1];[.$AA$2]);INDEX([$Données.M$1:$Données.M$1048576];[$Données.N65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E$1:$Données.E$1048576];[$Données.G66]+62)" office:value-type="string" office:string-value="+50" calcext:value-type="string">
            <text:p>+50</text:p>
          </table:table-cell>
          <table:table-cell table:style-name="ce84"/>
          <table:table-cell table:style-name="ce193" table:formula="of:=IF(ISBLANK([.C7]);&quot;&quot;;IF(OR(ISNUMBER([.C7]);ISERROR(VALUE([.C7])));&quot;FAUX&quot;;IF(AND([$Synthèse.$H$1];[.$AA$1]);IF(VALUE([.C7])=INDEX([$Données.F$1:$Données.F$1048576];[$Données.G66]+62);&quot;VRAI&quot;;&quot;FAUX&quot;);&quot;&quot;)))">
            <text:p/>
          </table:table-cell>
          <table:table-cell table:style-name="ce204" table:formula="of:=IF(AND([$Synthèse.$H$1];[.$AA$1];[.$AA$2]);INDEX([$Données.F$1:$Données.F$1048576];[$Données.G66]+6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N66]+62)" office:value-type="string" office:string-value="+29%" calcext:value-type="string">
            <text:p>+29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H$1];[.$AA$1]);IF(VALUE([.H7])=INDEX([$Données.M$1:$Données.M$1048576];[$Données.N66]+62);&quot;VRAI&quot;;&quot;FAUX&quot;);&quot;&quot;)))">
            <text:p/>
          </table:table-cell>
          <table:table-cell table:style-name="ce229" table:formula="of:=IF(AND([$Synthèse.$H$1];[.$AA$1];[.$AA$2]);INDEX([$Données.M$1:$Données.M$1048576];[$Données.N66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E$1:$Données.E$1048576];[$Données.G67]+62)" office:value-type="string" office:string-value="+800" calcext:value-type="string">
            <text:p>+800</text:p>
          </table:table-cell>
          <table:table-cell table:style-name="ce84"/>
          <table:table-cell table:style-name="ce194" table:formula="of:=IF(ISBLANK([.C8]);&quot;&quot;;IF(OR(ISNUMBER([.C8]);ISERROR(VALUE([.C8])));&quot;FAUX&quot;;IF(AND([$Synthèse.$H$1];[.$AA$1]);IF(VALUE([.C8])=INDEX([$Données.F$1:$Données.F$1048576];[$Données.G67]+62);&quot;VRAI&quot;;&quot;FAUX&quot;);&quot;&quot;)))">
            <text:p/>
          </table:table-cell>
          <table:table-cell table:style-name="ce205" table:formula="of:=IF(AND([$Synthèse.$H$1];[.$AA$1];[.$AA$2]);INDEX([$Données.F$1:$Données.F$1048576];[$Données.G67]+6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N67]+62)" office:value-type="string" office:string-value="+62%" calcext:value-type="string">
            <text:p>+62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H$1];[.$AA$1]);IF(VALUE([.H8])=INDEX([$Données.M$1:$Données.M$1048576];[$Données.N67]+62);&quot;VRAI&quot;;&quot;FAUX&quot;);&quot;&quot;)))">
            <text:p/>
          </table:table-cell>
          <table:table-cell table:style-name="ce230" table:formula="of:=IF(AND([$Synthèse.$H$1];[.$AA$1];[.$AA$2]);INDEX([$Données.M$1:$Données.M$1048576];[$Données.N67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E$1:$Données.E$1048576];[$Données.G68]+62)" office:value-type="string" office:string-value="-66" calcext:value-type="string">
            <text:p>-66</text:p>
          </table:table-cell>
          <table:table-cell table:style-name="ce84"/>
          <table:table-cell table:style-name="ce195" table:formula="of:=IF(ISBLANK([.C9]);&quot;&quot;;IF(OR(ISNUMBER([.C9]);ISERROR(VALUE([.C9])));&quot;FAUX&quot;;IF(AND([$Synthèse.$H$1];[.$AA$1]);IF(VALUE([.C9])=INDEX([$Données.F$1:$Données.F$1048576];[$Données.G68]+62);&quot;VRAI&quot;;&quot;FAUX&quot;);&quot;&quot;)))">
            <text:p/>
          </table:table-cell>
          <table:table-cell table:style-name="ce206" table:formula="of:=IF(AND([$Synthèse.$H$1];[.$AA$1];[.$AA$2]);INDEX([$Données.F$1:$Données.F$1048576];[$Données.G68]+6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N68]+62)" office:value-type="string" office:string-value="-50%" calcext:value-type="string">
            <text:p>-5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H$1];[.$AA$1]);IF(VALUE([.H9])=INDEX([$Données.M$1:$Données.M$1048576];[$Données.N68]+62);&quot;VRAI&quot;;&quot;FAUX&quot;);&quot;&quot;)))">
            <text:p/>
          </table:table-cell>
          <table:table-cell table:style-name="ce231" table:formula="of:=IF(AND([$Synthèse.$H$1];[.$AA$1];[.$AA$2]);INDEX([$Données.M$1:$Données.M$1048576];[$Données.N68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E$1:$Données.E$1048576];[$Données.G69]+62)" office:value-type="string" office:string-value="+600" calcext:value-type="string">
            <text:p>+600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H$1];[.$AA$1]);IF(VALUE([.C10])=INDEX([$Données.F$1:$Données.F$1048576];[$Données.G69]+62);&quot;VRAI&quot;;&quot;FAUX&quot;);&quot;&quot;)))">
            <text:p/>
          </table:table-cell>
          <table:table-cell table:style-name="ce207" table:formula="of:=IF(AND([$Synthèse.$H$1];[.$AA$1];[.$AA$2]);INDEX([$Données.F$1:$Données.F$1048576];[$Données.G69]+6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N69]+62)" office:value-type="string" office:string-value="+400%" calcext:value-type="string">
            <text:p>+40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H$1];[.$AA$1]);IF(VALUE([.H10])=INDEX([$Données.M$1:$Données.M$1048576];[$Données.N69]+62);&quot;VRAI&quot;;&quot;FAUX&quot;);&quot;&quot;)))">
            <text:p/>
          </table:table-cell>
          <table:table-cell table:style-name="ce232" table:formula="of:=IF(AND([$Synthèse.$H$1];[.$AA$1];[.$AA$2]);INDEX([$Données.M$1:$Données.M$1048576];[$Données.N69]+6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E$1:$Données.E$1048576];[$Données.G70]+62)" office:value-type="string" office:string-value="+13" calcext:value-type="string">
            <text:p>+13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H$1];[.$AA$1]);IF(VALUE([.C11])=INDEX([$Données.F$1:$Données.F$1048576];[$Données.G70]+62);&quot;VRAI&quot;;&quot;FAUX&quot;);&quot;&quot;)))">
            <text:p/>
          </table:table-cell>
          <table:table-cell table:style-name="ce208" table:formula="of:=IF(AND([$Synthèse.$H$1];[.$AA$1];[.$AA$2]);INDEX([$Données.F$1:$Données.F$1048576];[$Données.G70]+6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N70]+62)" office:value-type="string" office:string-value="-30%" calcext:value-type="string">
            <text:p>-3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H$1];[.$AA$1]);IF(VALUE([.H11])=INDEX([$Données.M$1:$Données.M$1048576];[$Données.N70]+62);&quot;VRAI&quot;;&quot;FAUX&quot;);&quot;&quot;)))">
            <text:p/>
          </table:table-cell>
          <table:table-cell table:style-name="ce233" table:formula="of:=IF(AND([$Synthèse.$H$1];[.$AA$1];[.$AA$2]);INDEX([$Données.M$1:$Données.M$1048576];[$Données.N70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E$1:$Données.E$1048576];[$Données.G71]+62)" office:value-type="string" office:string-value="-4" calcext:value-type="string">
            <text:p>-4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H$1];[.$AA$1]);IF(VALUE([.C12])=INDEX([$Données.F$1:$Données.F$1048576];[$Données.G71]+62);&quot;VRAI&quot;;&quot;FAUX&quot;);&quot;&quot;)))">
            <text:p/>
          </table:table-cell>
          <table:table-cell table:style-name="ce209" table:formula="of:=IF(AND([$Synthèse.$H$1];[.$AA$1];[.$AA$2]);INDEX([$Données.F$1:$Données.F$1048576];[$Données.G71]+6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N71]+62)" office:value-type="string" office:string-value="-80%" calcext:value-type="string">
            <text:p>-8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H$1];[.$AA$1]);IF(VALUE([.H12])=INDEX([$Données.M$1:$Données.M$1048576];[$Données.N71]+62);&quot;VRAI&quot;;&quot;FAUX&quot;);&quot;&quot;)))">
            <text:p/>
          </table:table-cell>
          <table:table-cell table:style-name="ce234" table:formula="of:=IF(AND([$Synthèse.$H$1];[.$AA$1];[.$AA$2]);INDEX([$Données.M$1:$Données.M$1048576];[$Données.N71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E$1:$Données.E$1048576];[$Données.G72]+62)" office:value-type="string" office:string-value="+20" calcext:value-type="string">
            <text:p>+20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H$1];[.$AA$1]);IF(VALUE([.C13])=INDEX([$Données.F$1:$Données.F$1048576];[$Données.G72]+62);&quot;VRAI&quot;;&quot;FAUX&quot;);&quot;&quot;)))">
            <text:p/>
          </table:table-cell>
          <table:table-cell table:style-name="ce210" table:formula="of:=IF(AND([$Synthèse.$H$1];[.$AA$1];[.$AA$2]);INDEX([$Données.F$1:$Données.F$1048576];[$Données.G72]+6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N72]+62)" office:value-type="string" office:string-value="-90%" calcext:value-type="string">
            <text:p>-9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H$1];[.$AA$1]);IF(VALUE([.H13])=INDEX([$Données.M$1:$Données.M$1048576];[$Données.N72]+62);&quot;VRAI&quot;;&quot;FAUX&quot;);&quot;&quot;)))">
            <text:p/>
          </table:table-cell>
          <table:table-cell table:style-name="ce237" table:formula="of:=IF(AND([$Synthèse.$H$1];[.$AA$1];[.$AA$2]);INDEX([$Données.M$1:$Données.M$1048576];[$Données.N72]+6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5"/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 table:number-rows-repeated="3">
          <table:table-cell table:style-name="ce53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4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62">
          <table:table-cell table:style-name="ce53" table:number-columns-repeated="2"/>
          <table:table-cell table:number-columns-repeated="62"/>
        </table:table-row>
        <table:table-row table:style-name="ro6" table:number-rows-repeated="104848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p9ZrvRNJj/dymMRp+bIYcvwBVr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x --&gt; %'.AA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x --&gt; %'.A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30.692cm" svg:y="16.154cm" draw:control="control17"/>
          <draw:control draw:z-index="1" draw:style-name="gr4" draw:text-style-name="P1" svg:width="4.695cm" svg:height="1.478cm" svg:x="36.162cm" svg:y="16.121cm" draw:control="control18"/>
          <draw:control draw:z-index="2" draw:style-name="gr1" draw:text-style-name="P1" svg:width="11.496cm" svg:height="1.5cm" svg:x="5.312cm" svg:y="16.253cm" draw:control="control19"/>
          <draw:control draw:z-index="3" draw:style-name="gr1" draw:text-style-name="P1" svg:width="4.247cm" svg:height="1.5cm" svg:x="0.48cm" svg:y="16.22cm" draw:control="control20"/>
        </table:shapes>
        <table:table-column table:style-name="co8" table:default-cell-style-name="ce56"/>
        <table:table-column table:style-name="co18" table:default-cell-style-name="ce56"/>
        <table:table-column table:style-name="co10" table:default-cell-style-name="ce56"/>
        <table:table-column table:style-name="co12" table:default-cell-style-name="ce56"/>
        <table:table-column table:style-name="co19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2" table:default-cell-style-name="ce56"/>
        <table:table-column table:style-name="co19" table:default-cell-style-name="ce56"/>
        <table:table-column table:style-name="co1" table:number-columns-repeated="15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5];&quot;&quot;)" office:value-type="float" office:value="0" calcext:value-type="float" table:number-columns-spanned="1" table:number-rows-spanned="2">
            <text:p>0</text:p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true" calcext:value-type="boolean">
            <text:p>VRAI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true" calcext:value-type="boolean" table:number-columns-spanned="1" table:number-rows-spanned="2">
            <text:p>VRAI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D$1:$Données.D$1048576];[$Données.I91]+90)" office:value-type="float" office:value="10" calcext:value-type="float">
            <text:p>10</text:p>
          </table:table-cell>
          <table:table-cell table:style-name="ce84"/>
          <table:table-cell table:style-name="ce138" table:formula="of:=IF(ISBLANK([.C4]);&quot;&quot;;IF(OR(ISNUMBER([.C4]);ISERROR(VALUE([.C4])));&quot;FAUX&quot;;IF(AND([$Synthèse.$H$1];[.$AA$1]);IF([.C4]=INDEX([$Données.H$1:$Données.H$1048576];[$Données.I91]+90);&quot;VRAI&quot;;&quot;FAUX&quot;);&quot;&quot;)))">
            <text:p/>
          </table:table-cell>
          <table:table-cell table:style-name="ce148" table:formula="of:=IF(AND([$Synthèse.$H$1];[.$AA$1];[.$AA$2]);INDEX([$Données.H$1:$Données.H$1048576];[$Données.I91]+90);&quot;&quot;)" office:value-type="string" office:string-value="+900" calcext:value-type="string">
            <text:p>+900</text:p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Q91]+90)" office:value-type="float" office:value="0.43" calcext:value-type="float">
            <text:p>0,43</text:p>
          </table:table-cell>
          <table:table-cell table:style-name="ce266"/>
          <table:table-cell table:style-name="ce159" table:formula="of:=IF(ISBLANK([.H4]);&quot;&quot;;IF(OR(ISNUMBER([.C4]);ISERROR(VALUE([.C4])));&quot;FAUX&quot;;IF(AND([$Synthèse.$H$1];[.$AA$1]);IF([.H4]=INDEX([$Données.P$1:$Données.P$1048576];[$Données.Q91]+90);&quot;VRAI&quot;;&quot;FAUX&quot;);&quot;&quot;)))">
            <text:p/>
          </table:table-cell>
          <table:table-cell table:style-name="ce170" table:formula="of:=IF(AND([$Synthèse.$H$1];[.$AA$1];[.$AA$2]);INDEX([$Données.P$1:$Données.P$1048576];[$Données.Q91]+90);&quot;&quot;)" office:value-type="string" office:string-value="-57" calcext:value-type="string">
            <text:p>-57</text:p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D$1:$Données.D$1048576];[$Données.I92]+90)" office:value-type="float" office:value="0.98" calcext:value-type="float">
            <text:p>0,98</text:p>
          </table:table-cell>
          <table:table-cell table:style-name="ce84"/>
          <table:table-cell table:style-name="ce139" table:formula="of:=IF(ISBLANK([.C5]);&quot;&quot;;IF(OR(ISNUMBER([.C5]);ISERROR(VALUE([.C5])));&quot;FAUX&quot;;IF(AND([$Synthèse.$H$1];[.$AA$1]);IF([.C5]=INDEX([$Données.H$1:$Données.H$1048576];[$Données.I92]+90);&quot;VRAI&quot;;&quot;FAUX&quot;);&quot;&quot;)))">
            <text:p/>
          </table:table-cell>
          <table:table-cell table:style-name="ce149" table:formula="of:=IF(AND([$Synthèse.$H$1];[.$AA$1];[.$AA$2]);INDEX([$Données.H$1:$Données.H$1048576];[$Données.I92]+90);&quot;&quot;)" office:value-type="string" office:string-value="-2" calcext:value-type="string">
            <text:p>-2</text:p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Q92]+90)" office:value-type="float" office:value="1.88" calcext:value-type="float">
            <text:p>1,88</text:p>
          </table:table-cell>
          <table:table-cell table:style-name="ce266"/>
          <table:table-cell table:style-name="ce160" table:formula="of:=IF(ISBLANK([.H5]);&quot;&quot;;IF(OR(ISNUMBER([.C5]);ISERROR(VALUE([.C5])));&quot;FAUX&quot;;IF(AND([$Synthèse.$H$1];[.$AA$1]);IF([.H5]=INDEX([$Données.P$1:$Données.P$1048576];[$Données.Q92]+90);&quot;VRAI&quot;;&quot;FAUX&quot;);&quot;&quot;)))">
            <text:p/>
          </table:table-cell>
          <table:table-cell table:style-name="ce171" table:formula="of:=IF(AND([$Synthèse.$H$1];[.$AA$1];[.$AA$2]);INDEX([$Données.P$1:$Données.P$1048576];[$Données.Q92]+90);&quot;&quot;)" office:value-type="string" office:string-value="+88" calcext:value-type="string">
            <text:p>+88</text:p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D$1:$Données.D$1048576];[$Données.I93]+90)" office:value-type="float" office:value="1.8" calcext:value-type="float">
            <text:p>1,8</text:p>
          </table:table-cell>
          <table:table-cell table:style-name="ce84"/>
          <table:table-cell table:style-name="ce140" table:formula="of:=IF(ISBLANK([.C6]);&quot;&quot;;IF(OR(ISNUMBER([.C6]);ISERROR(VALUE([.C6])));&quot;FAUX&quot;;IF(AND([$Synthèse.$H$1];[.$AA$1]);IF([.C6]=INDEX([$Données.H$1:$Données.H$1048576];[$Données.I93]+90);&quot;VRAI&quot;;&quot;FAUX&quot;);&quot;&quot;)))">
            <text:p/>
          </table:table-cell>
          <table:table-cell table:style-name="ce150" table:formula="of:=IF(AND([$Synthèse.$H$1];[.$AA$1];[.$AA$2]);INDEX([$Données.H$1:$Données.H$1048576];[$Données.I93]+90);&quot;&quot;)" office:value-type="string" office:string-value="+80" calcext:value-type="string">
            <text:p>+80</text:p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Q93]+90)" office:value-type="float" office:value="0.5" calcext:value-type="float">
            <text:p>0,5</text:p>
          </table:table-cell>
          <table:table-cell table:style-name="ce266"/>
          <table:table-cell table:style-name="ce161" table:formula="of:=IF(ISBLANK([.H6]);&quot;&quot;;IF(OR(ISNUMBER([.C6]);ISERROR(VALUE([.C6])));&quot;FAUX&quot;;IF(AND([$Synthèse.$H$1];[.$AA$1]);IF([.H6]=INDEX([$Données.P$1:$Données.P$1048576];[$Données.Q93]+90);&quot;VRAI&quot;;&quot;FAUX&quot;);&quot;&quot;)))">
            <text:p/>
          </table:table-cell>
          <table:table-cell table:style-name="ce172" table:formula="of:=IF(AND([$Synthèse.$H$1];[.$AA$1];[.$AA$2]);INDEX([$Données.P$1:$Données.P$1048576];[$Données.Q93]+90);&quot;&quot;)" office:value-type="string" office:string-value="-50" calcext:value-type="string">
            <text:p>-50</text:p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D$1:$Données.D$1048576];[$Données.I94]+90)" office:value-type="float" office:value="0.54" calcext:value-type="float">
            <text:p>0,54</text:p>
          </table:table-cell>
          <table:table-cell table:style-name="ce84"/>
          <table:table-cell table:style-name="ce141" table:formula="of:=IF(ISBLANK([.C7]);&quot;&quot;;IF(OR(ISNUMBER([.C7]);ISERROR(VALUE([.C7])));&quot;FAUX&quot;;IF(AND([$Synthèse.$H$1];[.$AA$1]);IF([.C7]=INDEX([$Données.H$1:$Données.H$1048576];[$Données.I94]+90);&quot;VRAI&quot;;&quot;FAUX&quot;);&quot;&quot;)))">
            <text:p/>
          </table:table-cell>
          <table:table-cell table:style-name="ce151" table:formula="of:=IF(AND([$Synthèse.$H$1];[.$AA$1];[.$AA$2]);INDEX([$Données.H$1:$Données.H$1048576];[$Données.I94]+90);&quot;&quot;)" office:value-type="string" office:string-value="-46" calcext:value-type="string">
            <text:p>-46</text:p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Q94]+90)" office:value-type="float" office:value="0.66" calcext:value-type="float">
            <text:p>0,66</text:p>
          </table:table-cell>
          <table:table-cell table:style-name="ce266"/>
          <table:table-cell table:style-name="ce162" table:formula="of:=IF(ISBLANK([.H7]);&quot;&quot;;IF(OR(ISNUMBER([.C7]);ISERROR(VALUE([.C7])));&quot;FAUX&quot;;IF(AND([$Synthèse.$H$1];[.$AA$1]);IF([.H7]=INDEX([$Données.P$1:$Données.P$1048576];[$Données.Q94]+90);&quot;VRAI&quot;;&quot;FAUX&quot;);&quot;&quot;)))">
            <text:p/>
          </table:table-cell>
          <table:table-cell table:style-name="ce173" table:formula="of:=IF(AND([$Synthèse.$H$1];[.$AA$1];[.$AA$2]);INDEX([$Données.P$1:$Données.P$1048576];[$Données.Q94]+90);&quot;&quot;)" office:value-type="string" office:string-value="-34" calcext:value-type="string">
            <text:p>-34</text:p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D$1:$Données.D$1048576];[$Données.I95]+90)" office:value-type="float" office:value="1.7" calcext:value-type="float">
            <text:p>1,7</text:p>
          </table:table-cell>
          <table:table-cell table:style-name="ce84"/>
          <table:table-cell table:style-name="ce142" table:formula="of:=IF(ISBLANK([.C8]);&quot;&quot;;IF(OR(ISNUMBER([.C8]);ISERROR(VALUE([.C8])));&quot;FAUX&quot;;IF(AND([$Synthèse.$H$1];[.$AA$1]);IF([.C8]=INDEX([$Données.H$1:$Données.H$1048576];[$Données.I95]+90);&quot;VRAI&quot;;&quot;FAUX&quot;);&quot;&quot;)))">
            <text:p/>
          </table:table-cell>
          <table:table-cell table:style-name="ce152" table:formula="of:=IF(AND([$Synthèse.$H$1];[.$AA$1];[.$AA$2]);INDEX([$Données.H$1:$Données.H$1048576];[$Données.I95]+90);&quot;&quot;)" office:value-type="string" office:string-value="+70" calcext:value-type="string">
            <text:p>+70</text:p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Q95]+90)" office:value-type="float" office:value="1.24" calcext:value-type="float">
            <text:p>1,24</text:p>
          </table:table-cell>
          <table:table-cell table:style-name="ce266"/>
          <table:table-cell table:style-name="ce163" table:formula="of:=IF(ISBLANK([.H8]);&quot;&quot;;IF(OR(ISNUMBER([.C8]);ISERROR(VALUE([.C8])));&quot;FAUX&quot;;IF(AND([$Synthèse.$H$1];[.$AA$1]);IF([.H8]=INDEX([$Données.P$1:$Données.P$1048576];[$Données.Q95]+90);&quot;VRAI&quot;;&quot;FAUX&quot;);&quot;&quot;)))">
            <text:p/>
          </table:table-cell>
          <table:table-cell table:style-name="ce176" table:formula="of:=IF(AND([$Synthèse.$H$1];[.$AA$1];[.$AA$2]);INDEX([$Données.P$1:$Données.P$1048576];[$Données.Q95]+90);&quot;&quot;)" office:value-type="string" office:string-value="+24" calcext:value-type="string">
            <text:p>+24</text:p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D$1:$Données.D$1048576];[$Données.I96]+90)" office:value-type="float" office:value="1.36" calcext:value-type="float">
            <text:p>1,36</text:p>
          </table:table-cell>
          <table:table-cell table:style-name="ce84"/>
          <table:table-cell table:style-name="ce143" table:formula="of:=IF(ISBLANK([.C9]);&quot;&quot;;IF(OR(ISNUMBER([.C9]);ISERROR(VALUE([.C9])));&quot;FAUX&quot;;IF(AND([$Synthèse.$H$1];[.$AA$1]);IF([.C9]=INDEX([$Données.H$1:$Données.H$1048576];[$Données.I96]+90);&quot;VRAI&quot;;&quot;FAUX&quot;);&quot;&quot;)))">
            <text:p/>
          </table:table-cell>
          <table:table-cell table:style-name="ce153" table:formula="of:=IF(AND([$Synthèse.$H$1];[.$AA$1];[.$AA$2]);INDEX([$Données.H$1:$Données.H$1048576];[$Données.I96]+90);&quot;&quot;)" office:value-type="string" office:string-value="+36" calcext:value-type="string">
            <text:p>+36</text:p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Q96]+90)" office:value-type="float" office:value="0.1" calcext:value-type="float">
            <text:p>0,1</text:p>
          </table:table-cell>
          <table:table-cell table:style-name="ce266"/>
          <table:table-cell table:style-name="ce164" table:formula="of:=IF(ISBLANK([.H9]);&quot;&quot;;IF(OR(ISNUMBER([.C9]);ISERROR(VALUE([.C9])));&quot;FAUX&quot;;IF(AND([$Synthèse.$H$1];[.$AA$1]);IF([.H9]=INDEX([$Données.P$1:$Données.P$1048576];[$Données.Q96]+90);&quot;VRAI&quot;;&quot;FAUX&quot;);&quot;&quot;)))">
            <text:p/>
          </table:table-cell>
          <table:table-cell table:style-name="ce178" table:formula="of:=IF(AND([$Synthèse.$H$1];[.$AA$1];[.$AA$2]);INDEX([$Données.P$1:$Données.P$1048576];[$Données.Q96]+90);&quot;&quot;)" office:value-type="string" office:string-value="-90" calcext:value-type="string">
            <text:p>-90</text:p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D$1:$Données.D$1048576];[$Données.I97]+90)" office:value-type="float" office:value="0.36" calcext:value-type="float">
            <text:p>0,36</text:p>
          </table:table-cell>
          <table:table-cell table:style-name="ce84"/>
          <table:table-cell table:style-name="ce144" table:formula="of:=IF(ISBLANK([.C10]);&quot;&quot;;IF(OR(ISNUMBER([.C10]);ISERROR(VALUE([.C10])));&quot;FAUX&quot;;IF(AND([$Synthèse.$H$1];[.$AA$1]);IF([.C10]=INDEX([$Données.H$1:$Données.H$1048576];[$Données.I97]+90);&quot;VRAI&quot;;&quot;FAUX&quot;);&quot;&quot;)))">
            <text:p/>
          </table:table-cell>
          <table:table-cell table:style-name="ce154" table:formula="of:=IF(AND([$Synthèse.$H$1];[.$AA$1];[.$AA$2]);INDEX([$Données.H$1:$Données.H$1048576];[$Données.I97]+90);&quot;&quot;)" office:value-type="string" office:string-value="-64" calcext:value-type="string">
            <text:p>-64</text:p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Q97]+90)" office:value-type="float" office:value="7" calcext:value-type="float">
            <text:p>7</text:p>
          </table:table-cell>
          <table:table-cell table:style-name="ce266"/>
          <table:table-cell table:style-name="ce165" table:formula="of:=IF(ISBLANK([.H10]);&quot;&quot;;IF(OR(ISNUMBER([.C10]);ISERROR(VALUE([.C10])));&quot;FAUX&quot;;IF(AND([$Synthèse.$H$1];[.$AA$1]);IF([.H10]=INDEX([$Données.P$1:$Données.P$1048576];[$Données.Q97]+90);&quot;VRAI&quot;;&quot;FAUX&quot;);&quot;&quot;)))">
            <text:p/>
          </table:table-cell>
          <table:table-cell table:style-name="ce179" table:formula="of:=IF(AND([$Synthèse.$H$1];[.$AA$1];[.$AA$2]);INDEX([$Données.P$1:$Données.P$1048576];[$Données.Q97]+90);&quot;&quot;)" office:value-type="string" office:string-value="+600" calcext:value-type="string">
            <text:p>+600</text:p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D$1:$Données.D$1048576];[$Données.I98]+90)" office:value-type="float" office:value="8" calcext:value-type="float">
            <text:p>8</text:p>
          </table:table-cell>
          <table:table-cell table:style-name="ce84"/>
          <table:table-cell table:style-name="ce145" table:formula="of:=IF(ISBLANK([.C11]);&quot;&quot;;IF(OR(ISNUMBER([.C11]);ISERROR(VALUE([.C11])));&quot;FAUX&quot;;IF(AND([$Synthèse.$H$1];[.$AA$1]);IF([.C11]=INDEX([$Données.H$1:$Données.H$1048576];[$Données.I98]+90);&quot;VRAI&quot;;&quot;FAUX&quot;);&quot;&quot;)))">
            <text:p/>
          </table:table-cell>
          <table:table-cell table:style-name="ce155" table:formula="of:=IF(AND([$Synthèse.$H$1];[.$AA$1];[.$AA$2]);INDEX([$Données.H$1:$Données.H$1048576];[$Données.I98]+90);&quot;&quot;)" office:value-type="string" office:string-value="+700" calcext:value-type="string">
            <text:p>+700</text:p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Q98]+90)" office:value-type="float" office:value="0.88" calcext:value-type="float">
            <text:p>0,88</text:p>
          </table:table-cell>
          <table:table-cell table:style-name="ce266"/>
          <table:table-cell table:style-name="ce166" table:formula="of:=IF(ISBLANK([.H11]);&quot;&quot;;IF(OR(ISNUMBER([.C11]);ISERROR(VALUE([.C11])));&quot;FAUX&quot;;IF(AND([$Synthèse.$H$1];[.$AA$1]);IF([.H11]=INDEX([$Données.P$1:$Données.P$1048576];[$Données.Q98]+90);&quot;VRAI&quot;;&quot;FAUX&quot;);&quot;&quot;)))">
            <text:p/>
          </table:table-cell>
          <table:table-cell table:style-name="ce184" table:formula="of:=IF(AND([$Synthèse.$H$1];[.$AA$1];[.$AA$2]);INDEX([$Données.P$1:$Données.P$1048576];[$Données.Q98]+90);&quot;&quot;)" office:value-type="string" office:string-value="-12" calcext:value-type="string">
            <text:p>-12</text:p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D$1:$Données.D$1048576];[$Données.I99]+90)" office:value-type="float" office:value="1.5" calcext:value-type="float">
            <text:p>1,5</text:p>
          </table:table-cell>
          <table:table-cell table:style-name="ce84"/>
          <table:table-cell table:style-name="ce146" table:formula="of:=IF(ISBLANK([.C12]);&quot;&quot;;IF(OR(ISNUMBER([.C12]);ISERROR(VALUE([.C12])));&quot;FAUX&quot;;IF(AND([$Synthèse.$H$1];[.$AA$1]);IF([.C12]=INDEX([$Données.H$1:$Données.H$1048576];[$Données.I99]+90);&quot;VRAI&quot;;&quot;FAUX&quot;);&quot;&quot;)))">
            <text:p/>
          </table:table-cell>
          <table:table-cell table:style-name="ce156" table:formula="of:=IF(AND([$Synthèse.$H$1];[.$AA$1];[.$AA$2]);INDEX([$Données.H$1:$Données.H$1048576];[$Données.I99]+90);&quot;&quot;)" office:value-type="string" office:string-value="+50" calcext:value-type="string">
            <text:p>+50</text:p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Q99]+90)" office:value-type="float" office:value="1.64" calcext:value-type="float">
            <text:p>1,64</text:p>
          </table:table-cell>
          <table:table-cell table:style-name="ce266"/>
          <table:table-cell table:style-name="ce167" table:formula="of:=IF(ISBLANK([.H12]);&quot;&quot;;IF(OR(ISNUMBER([.C12]);ISERROR(VALUE([.C12])));&quot;FAUX&quot;;IF(AND([$Synthèse.$H$1];[.$AA$1]);IF([.H12]=INDEX([$Données.P$1:$Données.P$1048576];[$Données.Q99]+90);&quot;VRAI&quot;;&quot;FAUX&quot;);&quot;&quot;)))">
            <text:p/>
          </table:table-cell>
          <table:table-cell table:style-name="ce186" table:formula="of:=IF(AND([$Synthèse.$H$1];[.$AA$1];[.$AA$2]);INDEX([$Données.P$1:$Données.P$1048576];[$Données.Q99]+90);&quot;&quot;)" office:value-type="string" office:string-value="+64" calcext:value-type="string">
            <text:p>+64</text:p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D$1:$Données.D$1048576];[$Données.I100]+90)" office:value-type="float" office:value="1.75" calcext:value-type="float">
            <text:p>1,75</text:p>
          </table:table-cell>
          <table:table-cell table:style-name="ce84"/>
          <table:table-cell table:style-name="ce147" table:formula="of:=IF(ISBLANK([.C13]);&quot;&quot;;IF(OR(ISNUMBER([.C13]);ISERROR(VALUE([.C13])));&quot;FAUX&quot;;IF(AND([$Synthèse.$H$1];[.$AA$1]);IF([.C13]=INDEX([$Données.H$1:$Données.H$1048576];[$Données.I100]+90);&quot;VRAI&quot;;&quot;FAUX&quot;);&quot;&quot;)))">
            <text:p/>
          </table:table-cell>
          <table:table-cell table:style-name="ce157" table:formula="of:=IF(AND([$Synthèse.$H$1];[.$AA$1];[.$AA$2]);INDEX([$Données.H$1:$Données.H$1048576];[$Données.I100]+90);&quot;&quot;)" office:value-type="string" office:string-value="+75" calcext:value-type="string">
            <text:p>+75</text:p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Q100]+90)" office:value-type="float" office:value="0.08" calcext:value-type="float">
            <text:p>0,08</text:p>
          </table:table-cell>
          <table:table-cell table:style-name="ce266"/>
          <table:table-cell table:style-name="ce169" table:formula="of:=IF(ISBLANK([.H13]);&quot;&quot;;IF(OR(ISNUMBER([.C13]);ISERROR(VALUE([.C13])));&quot;FAUX&quot;;IF(AND([$Synthèse.$H$1];[.$AA$1]);IF([.H13]=INDEX([$Données.P$1:$Données.P$1048576];[$Données.Q100]+90);&quot;VRAI&quot;;&quot;FAUX&quot;);&quot;&quot;)))">
            <text:p/>
          </table:table-cell>
          <table:table-cell table:style-name="ce188" table:formula="of:=IF(AND([$Synthèse.$H$1];[.$AA$1];[.$AA$2]);INDEX([$Données.P$1:$Données.P$1048576];[$Données.Q100]+90);&quot;&quot;)" office:value-type="string" office:string-value="-92" calcext:value-type="string">
            <text:p>-92</text:p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 table:number-rows-repeated="66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p9ZrvRNJj/dymMRp+bIYcvwBVr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2" form:id="control22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21.773cm" svg:y="16.468cm" draw:control="control21"/>
          <draw:control draw:z-index="1" draw:style-name="gr4" draw:text-style-name="P1" svg:width="4.891cm" svg:height="1.452cm" svg:x="27.205cm" svg:y="16.427cm" draw:control="control22"/>
          <draw:control draw:z-index="2" draw:style-name="gr1" draw:text-style-name="P1" svg:width="11.496cm" svg:height="1.5cm" svg:x="4.882cm" svg:y="16.467cm" draw:control="control23"/>
          <draw:control draw:z-index="3" draw:style-name="gr1" draw:text-style-name="P1" svg:width="4.247cm" svg:height="1.5cm" svg:x="0.23cm" svg:y="16.419cm" draw:control="control24"/>
        </table:shapes>
        <table:table-column table:style-name="co21" table:default-cell-style-name="ce56"/>
        <table:table-column table:style-name="co22" table:number-columns-repeated="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1" table:number-columns-repeated="19" table:default-cell-style-name="ce56"/>
        <table:table-column table:style-name="co26" table:default-cell-style-name="ce56"/>
        <table:table-column table:style-name="co1" table:number-columns-repeated="38" table:default-cell-style-name="ce56"/>
        <table:table-row table:style-name="ro6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 n°1</text:p>
          </table:table-cell>
          <table:table-cell table:style-name="ce48" office:value-type="string" calcext:value-type="string">
            <text:p>% n°2</text:p>
          </table:table-cell>
          <table:table-cell table:style-name="ce48" office:value-type="string" calcext:value-type="string">
            <text:p>% total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297" table:formula="of:=INDEX([$Données.E$1:$Données.E$1048576];[$Données.O119]+118)" office:value-type="string" office:string-value="+10" calcext:value-type="string">
            <text:p>+10</text:p>
          </table:table-cell>
          <table:table-cell table:style-name="ce298" table:formula="of:=INDEX([$Données.I$1:$Données.I$1048576];[$Données.O119]+118)" office:value-type="string" office:string-value="+70" calcext:value-type="string">
            <text:p>+70</text:p>
          </table:table-cell>
          <table:table-cell table:style-name="ce84"/>
          <table:table-cell table:style-name="ce246" table:formula="of:=IF(ISBLANK([.D4]);&quot;&quot;;IF(OR(ISNUMBER([.D4]);ISERROR(VALUE([.D4])));&quot;FAUX&quot;;IF(AND([$Synthèse.$H$1];[.$AA$1]);IF([.D4]=INDEX([$Données.N$1:$Données.N$1048576];[$Données.O119]+118);&quot;VRAI&quot;;&quot;FAUX&quot;);&quot;&quot;)))">
            <text:p/>
          </table:table-cell>
          <table:table-cell table:style-name="ce311" table:formula="of:=IF(AND([$Synthèse.$H$1];[.$AA$1];[.$AA$2]);INDEX([$Données.N$1:$Données.N$1048576];[$Données.O119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E$1:$Données.E$1048576];[$Données.O120]+118)" office:value-type="string" office:string-value="+60" calcext:value-type="string">
            <text:p>+60</text:p>
          </table:table-cell>
          <table:table-cell table:style-name="ce299" table:formula="of:=INDEX([$Données.I$1:$Données.I$1048576];[$Données.O120]+118)" office:value-type="string" office:string-value="-60" calcext:value-type="string">
            <text:p>-60</text:p>
          </table:table-cell>
          <table:table-cell table:style-name="ce84"/>
          <table:table-cell table:style-name="ce302" table:formula="of:=IF(ISBLANK([.D5]);&quot;&quot;;IF(OR(ISNUMBER([.D5]);ISERROR(VALUE([.D5])));&quot;FAUX&quot;;IF(AND([$Synthèse.$H$1];[.$AA$1]);IF([.D5]=INDEX([$Données.N$1:$Données.N$1048576];[$Données.O120]+118);&quot;VRAI&quot;;&quot;FAUX&quot;);&quot;&quot;)))">
            <text:p/>
          </table:table-cell>
          <table:table-cell table:style-name="ce262" table:formula="of:=IF(AND([$Synthèse.$H$1];[.$AA$1];[.$AA$2]);INDEX([$Données.N$1:$Données.N$1048576];[$Données.O120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97" table:formula="of:=INDEX([$Données.E$1:$Données.E$1048576];[$Données.O121]+118)" office:value-type="string" office:string-value="+80" calcext:value-type="string">
            <text:p>+80</text:p>
          </table:table-cell>
          <table:table-cell table:style-name="ce298" table:formula="of:=INDEX([$Données.I$1:$Données.I$1048576];[$Données.O121]+118)" office:value-type="string" office:string-value="-70" calcext:value-type="string">
            <text:p>-70</text:p>
          </table:table-cell>
          <table:table-cell table:style-name="ce84"/>
          <table:table-cell table:style-name="ce248" table:formula="of:=IF(ISBLANK([.D6]);&quot;&quot;;IF(OR(ISNUMBER([.D6]);ISERROR(VALUE([.D6])));&quot;FAUX&quot;;IF(AND([$Synthèse.$H$1];[.$AA$1]);IF([.D6]=INDEX([$Données.N$1:$Données.N$1048576];[$Données.O121]+118);&quot;VRAI&quot;;&quot;FAUX&quot;);&quot;&quot;)))">
            <text:p/>
          </table:table-cell>
          <table:table-cell table:style-name="ce313" table:formula="of:=IF(AND([$Synthèse.$H$1];[.$AA$1];[.$AA$2]);INDEX([$Données.N$1:$Données.N$1048576];[$Données.O121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E$1:$Données.E$1048576];[$Données.O122]+118)" office:value-type="string" office:string-value="+80" calcext:value-type="string">
            <text:p>+80</text:p>
          </table:table-cell>
          <table:table-cell table:style-name="ce299" table:formula="of:=INDEX([$Données.I$1:$Données.I$1048576];[$Données.O122]+118)" office:value-type="string" office:string-value="-80" calcext:value-type="string">
            <text:p>-80</text:p>
          </table:table-cell>
          <table:table-cell table:style-name="ce84"/>
          <table:table-cell table:style-name="ce304" table:formula="of:=IF(ISBLANK([.D7]);&quot;&quot;;IF(OR(ISNUMBER([.D7]);ISERROR(VALUE([.D7])));&quot;FAUX&quot;;IF(AND([$Synthèse.$H$1];[.$AA$1]);IF([.D7]=INDEX([$Données.N$1:$Données.N$1048576];[$Données.O122]+118);&quot;VRAI&quot;;&quot;FAUX&quot;);&quot;&quot;)))">
            <text:p/>
          </table:table-cell>
          <table:table-cell table:style-name="ce264" table:formula="of:=IF(AND([$Synthèse.$H$1];[.$AA$1];[.$AA$2]);INDEX([$Données.N$1:$Données.N$1048576];[$Données.O122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297" table:formula="of:=INDEX([$Données.E$1:$Données.E$1048576];[$Données.O123]+118)" office:value-type="string" office:string-value="-60" calcext:value-type="string">
            <text:p>-60</text:p>
          </table:table-cell>
          <table:table-cell table:style-name="ce298" table:formula="of:=INDEX([$Données.I$1:$Données.I$1048576];[$Données.O123]+118)" office:value-type="string" office:string-value="+70" calcext:value-type="string">
            <text:p>+70</text:p>
          </table:table-cell>
          <table:table-cell table:style-name="ce84"/>
          <table:table-cell table:style-name="ce250" table:formula="of:=IF(ISBLANK([.D8]);&quot;&quot;;IF(OR(ISNUMBER([.D8]);ISERROR(VALUE([.D8])));&quot;FAUX&quot;;IF(AND([$Synthèse.$H$1];[.$AA$1]);IF([.D8]=INDEX([$Données.N$1:$Données.N$1048576];[$Données.O123]+118);&quot;VRAI&quot;;&quot;FAUX&quot;);&quot;&quot;)))">
            <text:p/>
          </table:table-cell>
          <table:table-cell table:style-name="ce315" table:formula="of:=IF(AND([$Synthèse.$H$1];[.$AA$1];[.$AA$2]);INDEX([$Données.N$1:$Données.N$1048576];[$Données.O123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E$1:$Données.E$1048576];[$Données.O124]+118)" office:value-type="string" office:string-value="+20" calcext:value-type="string">
            <text:p>+20</text:p>
          </table:table-cell>
          <table:table-cell table:style-name="ce299" table:formula="of:=INDEX([$Données.I$1:$Données.I$1048576];[$Données.O124]+118)" office:value-type="string" office:string-value="-80" calcext:value-type="string">
            <text:p>-80</text:p>
          </table:table-cell>
          <table:table-cell table:style-name="ce84"/>
          <table:table-cell table:style-name="ce306" table:formula="of:=IF(ISBLANK([.D9]);&quot;&quot;;IF(OR(ISNUMBER([.D9]);ISERROR(VALUE([.D9])));&quot;FAUX&quot;;IF(AND([$Synthèse.$H$1];[.$AA$1]);IF([.D9]=INDEX([$Données.N$1:$Données.N$1048576];[$Données.O124]+118);&quot;VRAI&quot;;&quot;FAUX&quot;);&quot;&quot;)))">
            <text:p/>
          </table:table-cell>
          <table:table-cell table:style-name="ce267" table:formula="of:=IF(AND([$Synthèse.$H$1];[.$AA$1];[.$AA$2]);INDEX([$Données.N$1:$Données.N$1048576];[$Données.O124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297" table:formula="of:=INDEX([$Données.E$1:$Données.E$1048576];[$Données.O125]+118)" office:value-type="string" office:string-value="+10" calcext:value-type="string">
            <text:p>+10</text:p>
          </table:table-cell>
          <table:table-cell table:style-name="ce298" table:formula="of:=INDEX([$Données.I$1:$Données.I$1048576];[$Données.O125]+118)" office:value-type="string" office:string-value="-20" calcext:value-type="string">
            <text:p>-20</text:p>
          </table:table-cell>
          <table:table-cell table:style-name="ce84"/>
          <table:table-cell table:style-name="ce252" table:formula="of:=IF(ISBLANK([.D10]);&quot;&quot;;IF(OR(ISNUMBER([.D10]);ISERROR(VALUE([.D10])));&quot;FAUX&quot;;IF(AND([$Synthèse.$H$1];[.$AA$1]);IF([.D10]=INDEX([$Données.N$1:$Données.N$1048576];[$Données.O125]+118);&quot;VRAI&quot;;&quot;FAUX&quot;);&quot;&quot;)))">
            <text:p/>
          </table:table-cell>
          <table:table-cell table:style-name="ce317" table:formula="of:=IF(AND([$Synthèse.$H$1];[.$AA$1];[.$AA$2]);INDEX([$Données.N$1:$Données.N$1048576];[$Données.O125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E$1:$Données.E$1048576];[$Données.O126]+118)" office:value-type="string" office:string-value="-30" calcext:value-type="string">
            <text:p>-30</text:p>
          </table:table-cell>
          <table:table-cell table:style-name="ce299" table:formula="of:=INDEX([$Données.I$1:$Données.I$1048576];[$Données.O126]+118)" office:value-type="string" office:string-value="+40" calcext:value-type="string">
            <text:p>+40</text:p>
          </table:table-cell>
          <table:table-cell table:style-name="ce84"/>
          <table:table-cell table:style-name="ce308" table:formula="of:=IF(ISBLANK([.D11]);&quot;&quot;;IF(OR(ISNUMBER([.D11]);ISERROR(VALUE([.D11])));&quot;FAUX&quot;;IF(AND([$Synthèse.$H$1];[.$AA$1]);IF([.D11]=INDEX([$Données.N$1:$Données.N$1048576];[$Données.O126]+118);&quot;VRAI&quot;;&quot;FAUX&quot;);&quot;&quot;)))">
            <text:p/>
          </table:table-cell>
          <table:table-cell table:style-name="ce269" table:formula="of:=IF(AND([$Synthèse.$H$1];[.$AA$1];[.$AA$2]);INDEX([$Données.N$1:$Données.N$1048576];[$Données.O126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297" table:formula="of:=INDEX([$Données.E$1:$Données.E$1048576];[$Données.O127]+118)" office:value-type="string" office:string-value="-20" calcext:value-type="string">
            <text:p>-20</text:p>
          </table:table-cell>
          <table:table-cell table:style-name="ce298" table:formula="of:=INDEX([$Données.I$1:$Données.I$1048576];[$Données.O127]+118)" office:value-type="string" office:string-value="-20" calcext:value-type="string">
            <text:p>-20</text:p>
          </table:table-cell>
          <table:table-cell table:style-name="ce84"/>
          <table:table-cell table:style-name="ce259" table:formula="of:=IF(ISBLANK([.D12]);&quot;&quot;;IF(OR(ISNUMBER([.D12]);ISERROR(VALUE([.D12])));&quot;FAUX&quot;;IF(AND([$Synthèse.$H$1];[.$AA$1]);IF([.D12]=INDEX([$Données.N$1:$Données.N$1048576];[$Données.O127]+118);&quot;VRAI&quot;;&quot;FAUX&quot;);&quot;&quot;)))">
            <text:p/>
          </table:table-cell>
          <table:table-cell table:style-name="ce319" table:formula="of:=IF(AND([$Synthèse.$H$1];[.$AA$1];[.$AA$2]);INDEX([$Données.N$1:$Données.N$1048576];[$Données.O127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E$1:$Données.E$1048576];[$Données.O128]+118)" office:value-type="string" office:string-value="-10" calcext:value-type="string">
            <text:p>-10</text:p>
          </table:table-cell>
          <table:table-cell table:style-name="ce299" table:formula="of:=INDEX([$Données.I$1:$Données.I$1048576];[$Données.O128]+118)" office:value-type="string" office:string-value="+60" calcext:value-type="string">
            <text:p>+60</text:p>
          </table:table-cell>
          <table:table-cell table:style-name="ce84"/>
          <table:table-cell table:style-name="ce310" table:formula="of:=IF(ISBLANK([.D13]);&quot;&quot;;IF(OR(ISNUMBER([.D13]);ISERROR(VALUE([.D13])));&quot;FAUX&quot;;IF(AND([$Synthèse.$H$1];[.$AA$1]);IF([.D13]=INDEX([$Données.N$1:$Données.N$1048576];[$Données.O128]+118);&quot;VRAI&quot;;&quot;FAUX&quot;);&quot;&quot;)))">
            <text:p/>
          </table:table-cell>
          <table:table-cell table:style-name="ce273" table:formula="of:=IF(AND([$Synthèse.$H$1];[.$AA$1];[.$AA$2]);INDEX([$Données.N$1:$Données.N$1048576];[$Données.O128]+118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 table:number-rows-repeated="66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p9ZrvRNJj/dymMRp+bIYcvwBVr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5" form:id="control25" form:label="Résultat" form:input-required="false" form:linked-cell="'x1 &lt;--&gt; x2'.AA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6" form:id="control26" form:label="Réponses" form:input-required="false" form:linked-cell="'x1 &lt;--&gt; x2'.A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7" form:id="control2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36.492cm" svg:y="16.154cm" draw:control="control25"/>
          <draw:control draw:z-index="1" draw:style-name="gr4" draw:text-style-name="P1" svg:width="4.695cm" svg:height="1.478cm" svg:x="41.789cm" svg:y="16.121cm" draw:control="control26"/>
          <draw:control draw:z-index="2" draw:style-name="gr1" draw:text-style-name="P1" svg:width="11.496cm" svg:height="1.5cm" svg:x="5.312cm" svg:y="16.253cm" draw:control="control27"/>
          <draw:control draw:z-index="3" draw:style-name="gr1" draw:text-style-name="P1" svg:width="4.247cm" svg:height="1.5cm" svg:x="0.48cm" svg:y="16.22cm" draw:control="control28"/>
          <draw:custom-shape draw:z-index="4" draw:style-name="gr5" draw:text-style-name="P3" svg:width="4.62cm" svg:height="0.963cm" svg:x="1.923cm" svg:y="20.851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6" draw:text-style-name="P3" svg:x1="2.268cm" svg:y1="22.457cm" svg:x2="6.803cm" svg:y2="22.457cm">
            <text:p/>
          </draw:line>
          <draw:custom-shape draw:z-index="6" draw:style-name="gr7" draw:text-style-name="P3" svg:width="4.62cm" svg:height="0.963cm" svg:x="1.956cm" svg:y="23.291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8" draw:text-style-name="P3" svg:width="4.583cm" svg:height="0.952cm" svg:x="24.605cm" svg:y="20.833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8" draw:style-name="gr6" draw:text-style-name="P3" svg:x1="24.947cm" svg:y1="22.421cm" svg:x2="29.445cm" svg:y2="22.421cm">
            <text:p/>
          </draw:line>
          <draw:custom-shape draw:z-index="9" draw:style-name="gr9" draw:text-style-name="P3" svg:width="4.583cm" svg:height="0.952cm" svg:x="24.595cm" svg:y="23.288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8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8" table:default-cell-style-name="ce56"/>
        <table:table-column table:style-name="co31" table:default-cell-style-name="ce56"/>
        <table:table-column table:style-name="co32" table:default-cell-style-name="ce56"/>
        <table:table-column table:style-name="co29" table:default-cell-style-name="ce56"/>
        <table:table-column table:style-name="co30" table:default-cell-style-name="ce56"/>
        <table:table-column table:style-name="co1" table:number-columns-repeated="2" table:default-cell-style-name="ce56"/>
        <table:table-column table:style-name="co33" table:default-cell-style-name="ce56"/>
        <table:table-column table:style-name="co34" table:default-cell-style-name="ce56"/>
        <table:table-column table:style-name="co35" table:default-cell-style-name="ce56"/>
        <table:table-column table:style-name="co1" table:number-columns-repeated="10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7];&quot;&quot;)" office:value-type="float" office:value="0" calcext:value-type="float" table:number-columns-spanned="1" table:number-rows-spanned="2">
            <text:p>0</text:p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true" calcext:value-type="boolean">
            <text:p>VRAI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true" calcext:value-type="boolean" table:number-columns-spanned="1" table:number-rows-spanned="2">
            <text:p>VRAI</text:p>
          </table:table-cell>
          <table:table-cell table:number-columns-repeated="37"/>
        </table:table-row>
        <table:table-row table:style-name="ro10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3">× x</text:span><text:span text:style-name="T14">1</text:span></text:p>
          </table:table-cell>
          <table:table-cell table:style-name="ce276" office:value-type="string" calcext:value-type="string">
            <text:p><text:span text:style-name="T17">× x</text:span><text:span text:style-name="T14">2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<text:span text:style-name="T15">×</text:span>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5">±</text:span> t<text:span text:style-name="T14">1 </text:span><text:span text:style-name="T17">%</text:span></text:p>
          </table:table-cell>
          <table:table-cell table:style-name="ce255" office:value-type="string" calcext:value-type="string">
            <text:p><text:span text:style-name="T15">±</text:span> t<text:span text:style-name="T14">2 </text:span><text:span text:style-name="T17">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K153]+152)" office:value-type="float" office:value="0.6" calcext:value-type="float">
            <text:p>0,6</text:p>
          </table:table-cell>
          <table:table-cell table:style-name="ce84"/>
          <table:table-cell table:style-name="ce282" table:formula="of:=IF(ISBLANK([.C4]);&quot;&quot;;IF(ISNUMBER([.C4]);&quot;FAUX&quot;;IF(AND([$Synthèse.$H$1];[.$AA$1]);IF([.C4]=INDEX([$Données.H$1:$Données.H$1048576];[$Données.K153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3]+152);&quot;&quot;)" office:value-type="string" office:string-value="5/3" calcext:value-type="string">
            <text:p>5/3</text:p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E$1:$Données.E$1048576];[$Données.K153]+152)" office:value-type="string" office:string-value="-40" calcext:value-type="string">
            <text:p>-40</text:p>
          </table:table-cell>
          <table:table-cell table:style-name="ce84"/>
          <table:table-cell table:style-name="ce293" table:formula="of:=IF(ISBLANK([.H4]);&quot;&quot;;IF(ISNUMBER([.H4]);&quot;FAUX&quot;;IF(AND([$Synthèse.$H$1];[.$AA$1]);IF([.H4]=INDEX([$Données.J$1:$Données.J$1048576];[$Données.K153]+152);&quot;VRAI&quot;;&quot;FAUX&quot;);&quot;&quot;)))">
            <text:p/>
          </table:table-cell>
          <table:table-cell table:style-name="ce293" table:formula="of:=IF(AND([$Synthèse.$H$1];[.$AA$1];[.$AA$2]);INDEX([$Données.J$1:$Données.J$1048576];[$Données.K153]+152);&quot;&quot;)" office:value-type="string" office:string-value="+200/3" calcext:value-type="string">
            <text:p>+200/3</text:p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K154]+152)" office:value-type="float" office:value="1.8" calcext:value-type="float">
            <text:p>1,8</text:p>
          </table:table-cell>
          <table:table-cell table:style-name="ce84"/>
          <table:table-cell table:style-name="ce283" table:formula="of:=IF(ISBLANK([.C5]);&quot;&quot;;IF(ISNUMBER([.C5]);&quot;FAUX&quot;;IF(AND([$Synthèse.$H$1];[.$AA$1]);IF([.C5]=INDEX([$Données.H$1:$Données.H$1048576];[$Données.K154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4]+152);&quot;&quot;)" office:value-type="string" office:string-value="5/9" calcext:value-type="string">
            <text:p>5/9</text:p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E$1:$Données.E$1048576];[$Données.K154]+152)" office:value-type="string" office:string-value="+80" calcext:value-type="string">
            <text:p>+80</text:p>
          </table:table-cell>
          <table:table-cell table:style-name="ce84"/>
          <table:table-cell table:style-name="ce294" table:formula="of:=IF(ISBLANK([.H5]);&quot;&quot;;IF(ISNUMBER([.H5]);&quot;FAUX&quot;;IF(AND([$Synthèse.$H$1];[.$AA$1]);IF([.H5]=INDEX([$Données.J$1:$Données.J$1048576];[$Données.K154]+152);&quot;VRAI&quot;;&quot;FAUX&quot;);&quot;&quot;)))">
            <text:p/>
          </table:table-cell>
          <table:table-cell table:style-name="ce294" table:formula="of:=IF(AND([$Synthèse.$H$1];[.$AA$1];[.$AA$2]);INDEX([$Données.J$1:$Données.J$1048576];[$Données.K154]+152);&quot;&quot;)" office:value-type="string" office:string-value="-400/9" calcext:value-type="string">
            <text:p>-400/9</text:p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K155]+152)" office:value-type="float" office:value="5" calcext:value-type="float">
            <text:p>5</text:p>
          </table:table-cell>
          <table:table-cell table:style-name="ce84"/>
          <table:table-cell table:style-name="ce282" table:formula="of:=IF(ISBLANK([.C6]);&quot;&quot;;IF(ISNUMBER([.C6]);&quot;FAUX&quot;;IF(AND([$Synthèse.$H$1];[.$AA$1]);IF([.C6]=INDEX([$Données.H$1:$Données.H$1048576];[$Données.K155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5]+152);&quot;&quot;)" office:value-type="string" office:string-value="1/5" calcext:value-type="string">
            <text:p>1/5</text:p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E$1:$Données.E$1048576];[$Données.K155]+152)" office:value-type="string" office:string-value="+400" calcext:value-type="string">
            <text:p>+400</text:p>
          </table:table-cell>
          <table:table-cell table:style-name="ce84"/>
          <table:table-cell table:style-name="ce293" table:formula="of:=IF(ISBLANK([.H6]);&quot;&quot;;IF(ISNUMBER([.H6]);&quot;FAUX&quot;;IF(AND([$Synthèse.$H$1];[.$AA$1]);IF([.H6]=INDEX([$Données.J$1:$Données.J$1048576];[$Données.K155]+152);&quot;VRAI&quot;;&quot;FAUX&quot;);&quot;&quot;)))">
            <text:p/>
          </table:table-cell>
          <table:table-cell table:style-name="ce293" table:formula="of:=IF(AND([$Synthèse.$H$1];[.$AA$1];[.$AA$2]);INDEX([$Données.J$1:$Données.J$1048576];[$Données.K155]+152);&quot;&quot;)" office:value-type="string" office:string-value="-80" calcext:value-type="string">
            <text:p>-80</text:p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K156]+152)" office:value-type="float" office:value="10" calcext:value-type="float">
            <text:p>10</text:p>
          </table:table-cell>
          <table:table-cell table:style-name="ce84"/>
          <table:table-cell table:style-name="ce283" table:formula="of:=IF(ISBLANK([.C7]);&quot;&quot;;IF(ISNUMBER([.C7]);&quot;FAUX&quot;;IF(AND([$Synthèse.$H$1];[.$AA$1]);IF([.C7]=INDEX([$Données.H$1:$Données.H$1048576];[$Données.K156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6]+152);&quot;&quot;)" office:value-type="string" office:string-value="1/10" calcext:value-type="string">
            <text:p>1/10</text:p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E$1:$Données.E$1048576];[$Données.K156]+152)" office:value-type="string" office:string-value="+900" calcext:value-type="string">
            <text:p>+900</text:p>
          </table:table-cell>
          <table:table-cell table:style-name="ce84"/>
          <table:table-cell table:style-name="ce294" table:formula="of:=IF(ISBLANK([.H7]);&quot;&quot;;IF(ISNUMBER([.H7]);&quot;FAUX&quot;;IF(AND([$Synthèse.$H$1];[.$AA$1]);IF([.H7]=INDEX([$Données.J$1:$Données.J$1048576];[$Données.K156]+152);&quot;VRAI&quot;;&quot;FAUX&quot;);&quot;&quot;)))">
            <text:p/>
          </table:table-cell>
          <table:table-cell table:style-name="ce294" table:formula="of:=IF(AND([$Synthèse.$H$1];[.$AA$1];[.$AA$2]);INDEX([$Données.J$1:$Données.J$1048576];[$Données.K156]+152);&quot;&quot;)" office:value-type="string" office:string-value="-90" calcext:value-type="string">
            <text:p>-90</text:p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K157]+152)" office:value-type="float" office:value="0.5" calcext:value-type="float">
            <text:p>0,5</text:p>
          </table:table-cell>
          <table:table-cell table:style-name="ce84"/>
          <table:table-cell table:style-name="ce282" table:formula="of:=IF(ISBLANK([.C8]);&quot;&quot;;IF(ISNUMBER([.C8]);&quot;FAUX&quot;;IF(AND([$Synthèse.$H$1];[.$AA$1]);IF([.C8]=INDEX([$Données.H$1:$Données.H$1048576];[$Données.K157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7]+152);&quot;&quot;)" office:value-type="string" office:string-value="2" calcext:value-type="string">
            <text:p>2</text:p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E$1:$Données.E$1048576];[$Données.K157]+152)" office:value-type="string" office:string-value="-50" calcext:value-type="string">
            <text:p>-50</text:p>
          </table:table-cell>
          <table:table-cell table:style-name="ce84"/>
          <table:table-cell table:style-name="ce293" table:formula="of:=IF(ISBLANK([.H8]);&quot;&quot;;IF(ISNUMBER([.H8]);&quot;FAUX&quot;;IF(AND([$Synthèse.$H$1];[.$AA$1]);IF([.H8]=INDEX([$Données.J$1:$Données.J$1048576];[$Données.K157]+152);&quot;VRAI&quot;;&quot;FAUX&quot;);&quot;&quot;)))">
            <text:p/>
          </table:table-cell>
          <table:table-cell table:style-name="ce293" table:formula="of:=IF(AND([$Synthèse.$H$1];[.$AA$1];[.$AA$2]);INDEX([$Données.J$1:$Données.J$1048576];[$Données.K157]+152);&quot;&quot;)" office:value-type="string" office:string-value="+100" calcext:value-type="string">
            <text:p>+100</text:p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K158]+152)" office:value-type="float" office:value="0.25" calcext:value-type="float">
            <text:p>0,25</text:p>
          </table:table-cell>
          <table:table-cell table:style-name="ce84"/>
          <table:table-cell table:style-name="ce283" table:formula="of:=IF(ISBLANK([.C9]);&quot;&quot;;IF(ISNUMBER([.C9]);&quot;FAUX&quot;;IF(AND([$Synthèse.$H$1];[.$AA$1]);IF([.C9]=INDEX([$Données.H$1:$Données.H$1048576];[$Données.K158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8]+152);&quot;&quot;)" office:value-type="string" office:string-value="4/5" calcext:value-type="string">
            <text:p>4/5</text:p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E$1:$Données.E$1048576];[$Données.K158]+152)" office:value-type="string" office:string-value="-75" calcext:value-type="string">
            <text:p>-75</text:p>
          </table:table-cell>
          <table:table-cell table:style-name="ce84"/>
          <table:table-cell table:style-name="ce294" table:formula="of:=IF(ISBLANK([.H9]);&quot;&quot;;IF(ISNUMBER([.H9]);&quot;FAUX&quot;;IF(AND([$Synthèse.$H$1];[.$AA$1]);IF([.H9]=INDEX([$Données.J$1:$Données.J$1048576];[$Données.K158]+152);&quot;VRAI&quot;;&quot;FAUX&quot;);&quot;&quot;)))">
            <text:p/>
          </table:table-cell>
          <table:table-cell table:style-name="ce294" table:formula="of:=IF(AND([$Synthèse.$H$1];[.$AA$1];[.$AA$2]);INDEX([$Données.J$1:$Données.J$1048576];[$Données.K158]+152);&quot;&quot;)" office:value-type="string" office:string-value="+300" calcext:value-type="string">
            <text:p>+300</text:p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K159]+152)" office:value-type="float" office:value="6.25" calcext:value-type="float">
            <text:p>6,25</text:p>
          </table:table-cell>
          <table:table-cell table:style-name="ce84"/>
          <table:table-cell table:style-name="ce282" table:formula="of:=IF(ISBLANK([.C10]);&quot;&quot;;IF(ISNUMBER([.C10]);&quot;FAUX&quot;;IF(AND([$Synthèse.$H$1];[.$AA$1]);IF([.C10]=INDEX([$Données.H$1:$Données.H$1048576];[$Données.K159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9]+152);&quot;&quot;)" office:value-type="string" office:string-value="4/25" calcext:value-type="string">
            <text:p>4/25</text:p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E$1:$Données.E$1048576];[$Données.K159]+152)" office:value-type="string" office:string-value="+525" calcext:value-type="string">
            <text:p>+525</text:p>
          </table:table-cell>
          <table:table-cell table:style-name="ce84"/>
          <table:table-cell table:style-name="ce293" table:formula="of:=IF(ISBLANK([.H10]);&quot;&quot;;IF(ISNUMBER([.H10]);&quot;FAUX&quot;;IF(AND([$Synthèse.$H$1];[.$AA$1]);IF([.H10]=INDEX([$Données.J$1:$Données.J$1048576];[$Données.K159]+152);&quot;VRAI&quot;;&quot;FAUX&quot;);&quot;&quot;)))">
            <text:p/>
          </table:table-cell>
          <table:table-cell table:style-name="ce293" table:formula="of:=IF(AND([$Synthèse.$H$1];[.$AA$1];[.$AA$2]);INDEX([$Données.J$1:$Données.J$1048576];[$Données.K159]+152);&quot;&quot;)" office:value-type="string" office:string-value="-84" calcext:value-type="string">
            <text:p>-84</text:p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K160]+152)" office:value-type="float" office:value="0.16" calcext:value-type="float">
            <text:p>0,16</text:p>
          </table:table-cell>
          <table:table-cell table:style-name="ce84"/>
          <table:table-cell table:style-name="ce283" table:formula="of:=IF(ISBLANK([.C11]);&quot;&quot;;IF(ISNUMBER([.C11]);&quot;FAUX&quot;;IF(AND([$Synthèse.$H$1];[.$AA$1]);IF([.C11]=INDEX([$Données.H$1:$Données.H$1048576];[$Données.K160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0]+152);&quot;&quot;)" office:value-type="string" office:string-value="25/4" calcext:value-type="string">
            <text:p>25/4</text:p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E$1:$Données.E$1048576];[$Données.K160]+152)" office:value-type="string" office:string-value="-84" calcext:value-type="string">
            <text:p>-84</text:p>
          </table:table-cell>
          <table:table-cell table:style-name="ce84"/>
          <table:table-cell table:style-name="ce294" table:formula="of:=IF(ISBLANK([.H11]);&quot;&quot;;IF(ISNUMBER([.H11]);&quot;FAUX&quot;;IF(AND([$Synthèse.$H$1];[.$AA$1]);IF([.H11]=INDEX([$Données.J$1:$Données.J$1048576];[$Données.K160]+152);&quot;VRAI&quot;;&quot;FAUX&quot;);&quot;&quot;)))">
            <text:p/>
          </table:table-cell>
          <table:table-cell table:style-name="ce294" table:formula="of:=IF(AND([$Synthèse.$H$1];[.$AA$1];[.$AA$2]);INDEX([$Données.J$1:$Données.J$1048576];[$Données.K160]+152);&quot;&quot;)" office:value-type="string" office:string-value="+525" calcext:value-type="string">
            <text:p>+525</text:p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K161]+152)" office:value-type="float" office:value="4" calcext:value-type="float">
            <text:p>4</text:p>
          </table:table-cell>
          <table:table-cell table:style-name="ce84"/>
          <table:table-cell table:style-name="ce282" table:formula="of:=IF(ISBLANK([.C12]);&quot;&quot;;IF(ISNUMBER([.C12]);&quot;FAUX&quot;;IF(AND([$Synthèse.$H$1];[.$AA$1]);IF([.C12]=INDEX([$Données.H$1:$Données.H$1048576];[$Données.K161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61]+152);&quot;&quot;)" office:value-type="string" office:string-value="1/4" calcext:value-type="string">
            <text:p>1/4</text:p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E$1:$Données.E$1048576];[$Données.K161]+152)" office:value-type="string" office:string-value="+300" calcext:value-type="string">
            <text:p>+300</text:p>
          </table:table-cell>
          <table:table-cell table:style-name="ce84"/>
          <table:table-cell table:style-name="ce293" table:formula="of:=IF(ISBLANK([.H12]);&quot;&quot;;IF(ISNUMBER([.H12]);&quot;FAUX&quot;;IF(AND([$Synthèse.$H$1];[.$AA$1]);IF([.H12]=INDEX([$Données.J$1:$Données.J$1048576];[$Données.K161]+152);&quot;VRAI&quot;;&quot;FAUX&quot;);&quot;&quot;)))">
            <text:p/>
          </table:table-cell>
          <table:table-cell table:style-name="ce293" table:formula="of:=IF(AND([$Synthèse.$H$1];[.$AA$1];[.$AA$2]);INDEX([$Données.J$1:$Données.J$1048576];[$Données.K161]+152);&quot;&quot;)" office:value-type="string" office:string-value="-75" calcext:value-type="string">
            <text:p>-75</text:p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K162]+152)" office:value-type="float" office:value="1.6" calcext:value-type="float">
            <text:p>1,6</text:p>
          </table:table-cell>
          <table:table-cell table:style-name="ce84"/>
          <table:table-cell table:style-name="ce283" table:formula="of:=IF(ISBLANK([.C13]);&quot;&quot;;IF(ISNUMBER([.C13]);&quot;FAUX&quot;;IF(AND([$Synthèse.$H$1];[.$AA$1]);IF([.C13]=INDEX([$Données.H$1:$Données.H$1048576];[$Données.K162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2]+152);&quot;&quot;)" office:value-type="string" office:string-value="5/8" calcext:value-type="string">
            <text:p>5/8</text:p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E$1:$Données.E$1048576];[$Données.K162]+152)" office:value-type="string" office:string-value="+60" calcext:value-type="string">
            <text:p>+60</text:p>
          </table:table-cell>
          <table:table-cell table:style-name="ce84"/>
          <table:table-cell table:style-name="ce294" table:formula="of:=IF(ISBLANK([.H13]);&quot;&quot;;IF(ISNUMBER([.H13]);&quot;FAUX&quot;;IF(AND([$Synthèse.$H$1];[.$AA$1]);IF([.H13]=INDEX([$Données.J$1:$Données.J$1048576];[$Données.K162]+152);&quot;VRAI&quot;;&quot;FAUX&quot;);&quot;&quot;)))">
            <text:p/>
          </table:table-cell>
          <table:table-cell table:style-name="ce294" table:formula="of:=IF(AND([$Synthèse.$H$1];[.$AA$1];[.$AA$2]);INDEX([$Données.J$1:$Données.J$1048576];[$Données.K162]+152);&quot;&quot;)" office:value-type="string" office:string-value="-75/2" calcext:value-type="string">
            <text:p>-75/2</text:p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6">
          <table:table-cell table:style-name="Default"/>
          <table:table-cell table:style-name="ce53"/>
          <table:table-cell/>
          <table:table-cell table:style-name="ce200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11">
          <table:table-cell table:style-name="ce53"/>
          <table:table-cell table:style-name="ce256" office:value-type="string" calcext:value-type="string">
            <text:p> <text:span text:style-name="T15">x</text:span><text:span text:style-name="T16">1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5">±</text:span> t<text:span text:style-name="T14">1 </text:span><text:span text:style-name="T17">%</text:span></text:p>
          </table:table-cell>
          <table:table-cell table:number-columns-repeated="6"/>
          <table:table-cell table:style-name="ce102"/>
          <table:table-cell table:number-columns-repeated="50"/>
        </table:table-row>
        <table:table-row table:style-name="ro6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6"/>
          <table:table-cell table:style-name="ce102"/>
          <table:table-cell table:number-columns-repeated="50"/>
        </table:table-row>
        <table:table-row table:style-name="ro10"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8">P</text:span><text:span text:style-name="T19">2</text:span></text:p>
          </table:table-cell>
          <table:table-cell table:number-columns-repeated="2"/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8">P</text:span><text:span text:style-name="T19">2</text:span></text:p>
          </table:table-cell>
          <table:table-cell table:number-columns-repeated="56"/>
        </table:table-row>
        <table:table-row table:style-name="ro6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57"/>
        </table:table-row>
        <table:table-row table:style-name="ro11">
          <table:table-cell table:style-name="ce53"/>
          <table:table-cell table:style-name="ce256" office:value-type="string" calcext:value-type="string">
            <text:p> <text:span text:style-name="T15">x</text:span><text:span text:style-name="T16">2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5">±</text:span> t<text:span text:style-name="T14">2 </text:span><text:span text:style-name="T17">%</text:span></text:p>
          </table:table-cell>
          <table:table-cell table:number-columns-repeated="57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 table:number-columns-repeated="8"/>
          <table:table-cell table:number-columns-repeated="54"/>
        </table:table-row>
        <table:table-row table:style-name="ro6" table:number-rows-repeated="59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p9ZrvRNJj/dymMRp+bIYcvwBVr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6" table:default-cell-style-name="ce318"/>
        <table:table-column table:style-name="co37" table:default-cell-style-name="ce321"/>
        <table:table-column table:style-name="co38" table:default-cell-style-name="ce321"/>
        <table:table-column table:style-name="co10" table:number-columns-repeated="3" table:default-cell-style-name="ce321"/>
        <table:table-column table:style-name="co39" table:default-cell-style-name="ce321"/>
        <table:table-column table:style-name="co40" table:default-cell-style-name="ce321"/>
        <table:table-column table:style-name="co41" table:default-cell-style-name="ce321"/>
        <table:table-column table:style-name="co42" table:number-columns-repeated="4" table:default-cell-style-name="ce321"/>
        <table:table-column table:style-name="co43" table:default-cell-style-name="ce321"/>
        <table:table-column table:style-name="co44" table:default-cell-style-name="ce321"/>
        <table:table-column table:style-name="co45" table:default-cell-style-name="ce321"/>
        <table:table-column table:style-name="co46" table:default-cell-style-name="ce321"/>
        <table:table-column table:style-name="co47" table:default-cell-style-name="ce321"/>
        <table:table-column table:style-name="co48" table:default-cell-style-name="ce321"/>
        <table:table-column table:style-name="co49" table:default-cell-style-name="ce321"/>
        <table:table-column table:style-name="co50" table:default-cell-style-name="ce321"/>
        <table:table-column table:style-name="co51" table:default-cell-style-name="ce321"/>
        <table:table-column table:style-name="co52" table:default-cell-style-name="ce321"/>
        <table:table-column table:style-name="co53" table:default-cell-style-name="ce321"/>
        <table:table-column table:style-name="co46" table:default-cell-style-name="ce321"/>
        <table:table-column table:style-name="co54" table:default-cell-style-name="ce321"/>
        <table:table-column table:style-name="co48" table:default-cell-style-name="ce321"/>
        <table:table-column table:style-name="co46" table:default-cell-style-name="ce321"/>
        <table:table-column table:style-name="co55" table:default-cell-style-name="ce321"/>
        <table:table-column table:style-name="co56" table:default-cell-style-name="ce321"/>
        <table:table-column table:style-name="co57" table:default-cell-style-name="ce321"/>
        <table:table-column table:style-name="co53" table:default-cell-style-name="ce321"/>
        <table:table-column table:style-name="co36" table:default-cell-style-name="ce321"/>
        <table:table-column table:style-name="co1" table:number-columns-repeated="3" table:default-cell-style-name="ce321"/>
        <table:table-column table:style-name="co58" table:default-cell-style-name="ce321"/>
        <table:table-column table:style-name="co1" table:number-columns-repeated="18" table:default-cell-style-name="ce321"/>
        <table:table-column table:style-name="co59" table:default-cell-style-name="ce321"/>
        <table:table-column table:style-name="co60" table:default-cell-style-name="ce321"/>
        <table:table-column table:style-name="co61" table:default-cell-style-name="ce321"/>
        <table:table-column table:style-name="co62" table:default-cell-style-name="ce321"/>
        <table:table-column table:style-name="co63" table:default-cell-style-name="ce321"/>
        <table:table-column table:style-name="co64" table:default-cell-style-name="ce321"/>
        <table:table-column table:style-name="co65" table:default-cell-style-name="ce321"/>
        <table:table-column table:style-name="co66" table:default-cell-style-name="ce321"/>
        <table:table-column table:style-name="co67" table:default-cell-style-name="ce321"/>
        <table:table-column table:style-name="co68" table:default-cell-style-name="ce321"/>
        <table:table-column table:style-name="co69" table:default-cell-style-name="ce321"/>
        <table:table-column table:style-name="co52" table:default-cell-style-name="ce321"/>
        <table:table-column table:style-name="co70" table:default-cell-style-name="ce318"/>
        <table:table-column table:style-name="co1" table:default-cell-style-name="ce318"/>
        <table:table-column table:style-name="co1" table:number-columns-repeated="6" table:default-cell-style-name="ce400"/>
        <table:table-column table:style-name="co71" table:default-cell-style-name="ce400"/>
        <table:table-column table:style-name="co72" table:default-cell-style-name="ce400"/>
        <table:table-column table:style-name="co1" table:number-columns-repeated="2" table:default-cell-style-name="ce400"/>
        <table:table-column table:style-name="co1" table:number-columns-repeated="945" table:default-cell-style-name="ce389"/>
        <table:table-row table:style-name="ro12">
          <table:table-cell table:style-name="ce295" office:value-type="string" calcext:value-type="string" table:number-columns-spanned="17" table:number-rows-spanned="1">
            <text:p>KELLER Stéphane - Lycée agricole Louis Pasteur</text:p>
          </table:table-cell>
          <table:covered-table-cell table:style-name="Default"/>
          <table:covered-table-cell table:style-name="ce318"/>
          <table:covered-table-cell table:number-columns-repeated="3" table:style-name="ce364"/>
          <table:covered-table-cell table:number-columns-repeated="11" table:style-name="ce344"/>
          <table:table-cell table:style-name="ce374" table:number-columns-repeated="3"/>
          <table:table-cell table:style-name="ce341" table:number-columns-repeated="2"/>
          <table:table-cell table:style-name="ce349" table:number-columns-repeated="2"/>
          <table:table-cell table:style-name="ce385" table:number-columns-repeated="3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400"/>
          <table:table-cell table:style-name="ce389" table:number-columns-repeated="41"/>
          <table:table-cell table:number-columns-repeated="904"/>
          <table:table-cell table:style-name="Default" table:number-columns-repeated="41"/>
        </table:table-row>
        <table:table-row table:style-name="ro4">
          <table:table-cell table:style-name="ce307" office:value-type="string" calcext:value-type="string" table:number-columns-spanned="7" table:number-rows-spanned="1">
            <text:p>% --&gt; €</text:p>
          </table:table-cell>
          <table:covered-table-cell table:number-columns-repeated="5" table:style-name="ce342"/>
          <table:covered-table-cell table:style-name="ce390"/>
          <table:table-cell table:style-name="ce374"/>
          <table:table-cell table:style-name="Default" table:number-columns-repeated="19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389" table:number-columns-repeated="42"/>
          <table:table-cell table:number-columns-repeated="903"/>
          <table:table-cell table:style-name="Default" table:number-columns-repeated="42"/>
        </table:table-row>
        <table:table-row table:style-name="ro4">
          <table:table-cell/>
          <table:table-cell table:style-name="ce318" table:number-columns-repeated="5"/>
          <table:table-cell table:style-name="ce372"/>
          <table:table-cell table:style-name="ce341"/>
          <table:table-cell table:style-name="ce364" office:value-type="string" calcext:value-type="string" table:number-columns-spanned="9" table:number-rows-spanned="1">
            <text:p>Barême</text:p>
          </table:table-cell>
          <table:covered-table-cell table:number-columns-repeated="2" table:style-name="ce364"/>
          <table:covered-table-cell table:number-columns-repeated="6" table:style-name="ce400"/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321"/>
          <table:table-cell table:style-name="ce344" office:value-type="string" calcext:value-type="string">
            <text:p>Rang</text:p>
          </table:table-cell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Prix (€)</text:p>
          </table:table-cell>
          <table:table-cell table:style-name="ce344" office:value-type="string" calcext:value-type="string">
            <text:p>Montant (€)</text:p>
          </table:table-cell>
          <table:table-cell table:style-name="ce344" office:value-type="string" calcext:value-type="string">
            <text:p>choix</text:p>
          </table:table-cell>
          <table:table-cell table:style-name="ce372"/>
          <table:table-cell table:style-name="ce341"/>
          <table:table-cell table:style-name="ce378" office:value-type="string" calcext:value-type="string">
            <text:p>% → €</text:p>
          </table:table-cell>
          <table:table-cell table:style-name="ce378" office:value-type="string" calcext:value-type="string">
            <text:p>€ → %</text:p>
          </table:table-cell>
          <table:table-cell table:style-name="ce378" office:value-type="string" calcext:value-type="string" table:number-columns-spanned="2" table:number-rows-spanned="1">
            <text:p>% --&gt; x</text:p>
          </table:table-cell>
          <table:covered-table-cell table:style-name="ce378"/>
          <table:table-cell table:style-name="ce378" office:value-type="string" calcext:value-type="string" table:number-columns-spanned="2" table:number-rows-spanned="1">
            <text:p>x --&gt; %</text:p>
          </table:table-cell>
          <table:covered-table-cell table:style-name="ce378"/>
          <table:table-cell table:style-name="ce378" office:value-type="string" calcext:value-type="string">
            <text:p>% successifs</text:p>
          </table:table-cell>
          <table:table-cell table:style-name="ce378" office:value-type="string" calcext:value-type="string" table:number-columns-spanned="2" table:number-rows-spanned="1">
            <text:p>x1 &lt;--&gt; x2</text:p>
          </table:table-cell>
          <table:covered-table-cell table:style-name="ce378"/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13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434146134322611" calcext:value-type="float">
            <text:p>0,434146134322611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680" calcext:value-type="float">
            <text:p>680</text:p>
          </table:table-cell>
          <table:table-cell table:style-name="ce365" table:formula="of:=[.C5]*[.D5]/100" office:value-type="float" office:value="136" calcext:value-type="float">
            <text:p>136</text:p>
          </table:table-cell>
          <table:table-cell table:style-name="ce359" table:formula="of:=RANK([.B5];[.$B$5:.$B$29];0)" office:value-type="float" office:value="12" calcext:value-type="float">
            <text:p>12</text:p>
          </table:table-cell>
          <table:table-cell table:style-name="ce284" office:value-type="float" office:value="1" calcext:value-type="float">
            <text:p>1</text:p>
          </table:table-cell>
          <table:table-cell table:style-name="ce341"/>
          <table:table-cell table:number-columns-repeated="2" table:style-name="ce395" office:value-type="string" calcext:value-type="string">
            <text:p>Vrai /Faux</text:p>
          </table:table-cell>
          <table:table-cell table:style-name="ce395" office:value-type="string" calcext:value-type="string" table:number-columns-spanned="2" table:number-rows-spanned="1">
            <text:p>Vrai / Faux</text:p>
          </table:table-cell>
          <table:covered-table-cell table:style-name="ce395" office:value-type="string" calcext:value-type="string">
            <text:p>V/F</text:p>
          </table:covered-table-cell>
          <table:table-cell table:style-name="ce395" office:value-type="string" calcext:value-type="string" table:number-columns-spanned="2" table:number-rows-spanned="1">
            <text:p>Vrai / Faux</text:p>
          </table:table-cell>
          <table:covered-table-cell table:style-name="ce395"/>
          <table:table-cell table:style-name="ce395" office:value-type="string" calcext:value-type="string">
            <text:p>Vrai /Faux</text:p>
          </table:table-cell>
          <table:table-cell table:style-name="ce395" office:value-type="string" calcext:value-type="string" table:number-columns-spanned="2" table:number-rows-spanned="1">
            <text:p>Vrai / Faux</text:p>
          </table:table-cell>
          <table:covered-table-cell table:style-name="ce400"/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132123927471729" calcext:value-type="float">
            <text:p>0,132123927471729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780" calcext:value-type="float">
            <text:p>780</text:p>
          </table:table-cell>
          <table:table-cell table:style-name="ce365" table:formula="of:=[.C6]*[.D6]/100" office:value-type="float" office:value="156" calcext:value-type="float">
            <text:p>156</text:p>
          </table:table-cell>
          <table:table-cell table:style-name="ce359" table:formula="of:=RANK([.B6];[.$B$5:.$B$29];0)" office:value-type="float" office:value="23" calcext:value-type="float">
            <text:p>23</text:p>
          </table:table-cell>
          <table:table-cell table:style-name="ce284" office:value-type="float" office:value="2" calcext:value-type="float">
            <text:p>2</text:p>
          </table:table-cell>
          <table:table-cell table:style-name="ce341"/>
          <table:table-cell table:style-name="ce398" table:formula="of:=IF(ISBLANK([$'% --&gt; €'.D4]);&quot;&quot;;IF(OR(ISNUMBER([$'% --&gt; €'.D4]);ISERROR(VALUE([$'% --&gt; €'.D4])));&quot;FAUX&quot;;IF(AND([$Synthèse.$H$1];[.$AA$1]);IF(VALUE([$'% --&gt; €'.D4])=INDEX([$Données.E$1:$Données.E$1048576];[$Données.F5]+4);&quot;VRAI&quot;;&quot;FAUX&quot;);&quot;&quot;)))">
            <text:p/>
          </table:table-cell>
          <table:table-cell table:style-name="ce398" table:formula="of:=IF(ISBLANK([$'€ --&gt; %'.D4]);&quot;&quot;;IF(OR(ISNUMBER([$'€ --&gt; %'.D4]);ISERROR(VALUE([$'€ --&gt; %'.D4])));&quot;FAUX&quot;;IF(AND([$Synthèse.$H$1];[.$AA$1]);IF([$'€ --&gt; %'.D4]=INDEX([$Données.G$1:$Données.G$1048576];[$Données.H34]+33);&quot;VRAI&quot;;&quot;FAUX&quot;);&quot;&quot;)))">
            <text:p/>
          </table:table-cell>
          <table:table-cell table:style-name="ce398" table:formula="of:=IF(ISBLANK([$'% --&gt; x'.C4]);&quot;&quot;;IF(OR(ISNUMBER([$'% --&gt; x'.C4]);ISERROR(VALUE([$'% --&gt; x'.C4])));&quot;FAUX&quot;;IF(AND([$Synthèse.$H$1];[.$AA$1]);IF(VALUE([$'% --&gt; x'.C4])=INDEX([$Données.F$1:$Données.F$1048576];[$Données.G63]+62);&quot;VRAI&quot;;&quot;FAUX&quot;);&quot;&quot;)))">
            <text:p/>
          </table:table-cell>
          <table:table-cell table:style-name="ce398" table:formula="of:=IF(ISBLANK([$'% --&gt; x'.H4]);&quot;&quot;;IF(OR(ISNUMBER([$'% --&gt; x'.H4]);ISERROR(VALUE([$'% --&gt; x'.H4])));&quot;FAUX&quot;;IF(AND([$Synthèse.$H$1];[.$AA$1]);IF(VALUE([$'% --&gt; x'.H4])=INDEX([$Données.M$1:$Données.M$1048576];[$Données.N63]+62);&quot;VRAI&quot;;&quot;FAUX&quot;);&quot;&quot;)))">
            <text:p/>
          </table:table-cell>
          <table:table-cell table:style-name="ce398" table:formula="of:=IF(ISBLANK([$'x --&gt; %'.C4]);&quot;&quot;;IF(OR(ISNUMBER([$'x --&gt; %'.C4]);ISERROR(VALUE([$'x --&gt; %'.C4])));&quot;FAUX&quot;;IF(AND([$Synthèse.$H$1];[.$AA$1]);IF([$'x --&gt; %'.C4]=INDEX([$Données.H$1:$Données.H$1048576];[$Données.I91]+90);&quot;VRAI&quot;;&quot;FAUX&quot;);&quot;&quot;)))">
            <text:p/>
          </table:table-cell>
          <table:table-cell table:style-name="ce398" table:formula="of:=IF(ISBLANK([$'x --&gt; %'.H4]);&quot;&quot;;IF(OR(ISNUMBER([$'x --&gt; %'.H4]);ISERROR(VALUE([$'x --&gt; %'.H4])));&quot;FAUX&quot;;IF(AND([$Synthèse.$H$1];[.$AA$1]);IF([$'x --&gt; %'.H4]=INDEX([$Données.P$1:$Données.P$1048576];[$Données.Q91]+90);&quot;VRAI&quot;;&quot;FAUX&quot;);&quot;&quot;)))">
            <text:p/>
          </table:table-cell>
          <table:table-cell table:style-name="ce398" table:formula="of:=IF(ISBLANK([$'% successifs'.D4]);&quot;&quot;;IF(OR(ISNUMBER([$'% successifs'.D4]);ISERROR(VALUE([$'% successifs'.D4])));&quot;FAUX&quot;;IF(AND([$Synthèse.$H$1];[.$AA$1]);IF([$'% successifs'.D4]=INDEX([$Données.N$1:$Données.N$1048576];[$Données.O119]+118);&quot;VRAI&quot;;&quot;FAUX&quot;);&quot;&quot;)))">
            <text:p/>
          </table:table-cell>
          <table:table-cell table:style-name="ce398" table:formula="of:=IF(ISBLANK([$'x1 &lt;--&gt; x2'.C4]);&quot;&quot;;IF(ISNUMBER([$'x1 &lt;--&gt; x2'.C4]);&quot;FAUX&quot;;IF(AND([$Synthèse.$H$1];[.$AA$1]);IF([$'x1 &lt;--&gt; x2'.C4]=INDEX([$Données.H$1:$Données.H$1048576];[$Données.K153]+152);&quot;VRAI&quot;;&quot;FAUX&quot;);&quot;&quot;)))">
            <text:p/>
          </table:table-cell>
          <table:table-cell table:style-name="ce436" table:formula="of:=IF(ISBLANK([$'x1 &lt;--&gt; x2'.H4]);&quot;&quot;;IF(ISNUMBER([$'x1 &lt;--&gt; x2'.H4]);&quot;FAUX&quot;;IF(AND([$Synthèse.$H$1];[.$AA$1]);IF([$'x1 &lt;--&gt; x2'.H4]=INDEX([$Données.J$1:$Données.J$1048576];[$Données.K153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75578068262332" calcext:value-type="float">
            <text:p>0,75578068262332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410" calcext:value-type="float">
            <text:p>410</text:p>
          </table:table-cell>
          <table:table-cell table:style-name="ce365" table:formula="of:=[.C7]*[.D7]/100" office:value-type="float" office:value="41" calcext:value-type="float">
            <text:p>41</text:p>
          </table:table-cell>
          <table:table-cell table:style-name="ce359" table:formula="of:=RANK([.B7];[.$B$5:.$B$29];0)" office:value-type="float" office:value="7" calcext:value-type="float">
            <text:p>7</text:p>
          </table:table-cell>
          <table:table-cell table:style-name="ce284" office:value-type="float" office:value="3" calcext:value-type="float">
            <text:p>3</text:p>
          </table:table-cell>
          <table:table-cell table:style-name="ce341"/>
          <table:table-cell table:style-name="ce399" table:formula="of:=IF(ISBLANK([$'% --&gt; €'.D5]);&quot;&quot;;IF(OR(ISNUMBER([$'% --&gt; €'.D5]);ISERROR(VALUE([$'% --&gt; €'.D5])));&quot;FAUX&quot;;IF(AND([$Synthèse.$H$1];[.$AA$1]);IF(VALUE([$'% --&gt; €'.D5])=INDEX([$Données.E$1:$Données.E$1048576];[$Données.F6]+4);&quot;VRAI&quot;;&quot;FAUX&quot;);&quot;&quot;)))">
            <text:p/>
          </table:table-cell>
          <table:table-cell table:style-name="ce399" table:formula="of:=IF(ISBLANK([$'€ --&gt; %'.D5]);&quot;&quot;;IF(OR(ISNUMBER([$'€ --&gt; %'.D5]);ISERROR(VALUE([$'€ --&gt; %'.D5])));&quot;FAUX&quot;;IF(AND([$Synthèse.$H$1];[.$AA$1]);IF([$'€ --&gt; %'.D5]=INDEX([$Données.G$1:$Données.G$1048576];[$Données.H35]+33);&quot;VRAI&quot;;&quot;FAUX&quot;);&quot;&quot;)))">
            <text:p/>
          </table:table-cell>
          <table:table-cell table:style-name="ce399" table:formula="of:=IF(ISBLANK([$'% --&gt; x'.C5]);&quot;&quot;;IF(OR(ISNUMBER([$'% --&gt; x'.C5]);ISERROR(VALUE([$'% --&gt; x'.C5])));&quot;FAUX&quot;;IF(AND([$Synthèse.$H$1];[.$AA$1]);IF(VALUE([$'% --&gt; x'.C5])=INDEX([$Données.F$1:$Données.F$1048576];[$Données.G64]+62);&quot;VRAI&quot;;&quot;FAUX&quot;);&quot;&quot;)))">
            <text:p/>
          </table:table-cell>
          <table:table-cell table:style-name="ce399" table:formula="of:=IF(ISBLANK([$'% --&gt; x'.H5]);&quot;&quot;;IF(OR(ISNUMBER([$'% --&gt; x'.H5]);ISERROR(VALUE([$'% --&gt; x'.H5])));&quot;FAUX&quot;;IF(AND([$Synthèse.$H$1];[.$AA$1]);IF(VALUE([$'% --&gt; x'.H5])=INDEX([$Données.M$1:$Données.M$1048576];[$Données.N64]+62);&quot;VRAI&quot;;&quot;FAUX&quot;);&quot;&quot;)))">
            <text:p/>
          </table:table-cell>
          <table:table-cell table:style-name="ce399" table:formula="of:=IF(ISBLANK([$'x --&gt; %'.C5]);&quot;&quot;;IF(OR(ISNUMBER([$'x --&gt; %'.C5]);ISERROR(VALUE([$'x --&gt; %'.C5])));&quot;FAUX&quot;;IF(AND([$Synthèse.$H$1];[.$AA$1]);IF([$'x --&gt; %'.C5]=INDEX([$Données.H$1:$Données.H$1048576];[$Données.I92]+90);&quot;VRAI&quot;;&quot;FAUX&quot;);&quot;&quot;)))">
            <text:p/>
          </table:table-cell>
          <table:table-cell table:style-name="ce399" table:formula="of:=IF(ISBLANK([$'x --&gt; %'.H5]);&quot;&quot;;IF(OR(ISNUMBER([$'x --&gt; %'.H5]);ISERROR(VALUE([$'x --&gt; %'.H5])));&quot;FAUX&quot;;IF(AND([$Synthèse.$H$1];[.$AA$1]);IF([$'x --&gt; %'.H5]=INDEX([$Données.P$1:$Données.P$1048576];[$Données.Q92]+90);&quot;VRAI&quot;;&quot;FAUX&quot;);&quot;&quot;)))">
            <text:p/>
          </table:table-cell>
          <table:table-cell table:style-name="ce399" table:formula="of:=IF(ISBLANK([$'% successifs'.D5]);&quot;&quot;;IF(OR(ISNUMBER([$'% successifs'.D5]);ISERROR(VALUE([$'% successifs'.D5])));&quot;FAUX&quot;;IF(AND([$Synthèse.$H$1];[.$AA$1]);IF([$'% successifs'.D5]=INDEX([$Données.N$1:$Données.N$1048576];[$Données.O120]+118);&quot;VRAI&quot;;&quot;FAUX&quot;);&quot;&quot;)))">
            <text:p/>
          </table:table-cell>
          <table:table-cell table:style-name="ce399" table:formula="of:=IF(ISBLANK([$'x1 &lt;--&gt; x2'.C5]);&quot;&quot;;IF(ISNUMBER([$'x1 &lt;--&gt; x2'.C5]);&quot;FAUX&quot;;IF(AND([$Synthèse.$H$1];[.$AA$1]);IF([$'x1 &lt;--&gt; x2'.C5]=INDEX([$Données.H$1:$Données.H$1048576];[$Données.K154]+152);&quot;VRAI&quot;;&quot;FAUX&quot;);&quot;&quot;)))">
            <text:p/>
          </table:table-cell>
          <table:table-cell table:style-name="ce399" table:formula="of:=IF(ISBLANK([$'x1 &lt;--&gt; x2'.H5]);&quot;&quot;;IF(ISNUMBER([$'x1 &lt;--&gt; x2'.H5]);&quot;FAUX&quot;;IF(AND([$Synthèse.$H$1];[.$AA$1]);IF([$'x1 &lt;--&gt; x2'.H5]=INDEX([$Données.J$1:$Données.J$1048576];[$Données.K154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197582940700352" calcext:value-type="float">
            <text:p>0,197582940700352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480" calcext:value-type="float">
            <text:p>480</text:p>
          </table:table-cell>
          <table:table-cell table:style-name="ce365" table:formula="of:=[.C8]*[.D8]/100" office:value-type="float" office:value="240" calcext:value-type="float">
            <text:p>240</text:p>
          </table:table-cell>
          <table:table-cell table:style-name="ce359" table:formula="of:=RANK([.B8];[.$B$5:.$B$29];0)" office:value-type="float" office:value="22" calcext:value-type="float">
            <text:p>22</text:p>
          </table:table-cell>
          <table:table-cell table:style-name="ce284" office:value-type="float" office:value="4" calcext:value-type="float">
            <text:p>4</text:p>
          </table:table-cell>
          <table:table-cell table:style-name="ce341"/>
          <table:table-cell table:style-name="ce398" table:formula="of:=IF(ISBLANK([$'% --&gt; €'.D6]);&quot;&quot;;IF(OR(ISNUMBER([$'% --&gt; €'.D6]);ISERROR(VALUE([$'% --&gt; €'.D6])));&quot;FAUX&quot;;IF(AND([$Synthèse.$H$1];[.$AA$1]);IF(VALUE([$'% --&gt; €'.D6])=INDEX([$Données.E$1:$Données.E$1048576];[$Données.F7]+4);&quot;VRAI&quot;;&quot;FAUX&quot;);&quot;&quot;)))">
            <text:p/>
          </table:table-cell>
          <table:table-cell table:style-name="ce398" table:formula="of:=IF(ISBLANK([$'€ --&gt; %'.D6]);&quot;&quot;;IF(OR(ISNUMBER([$'€ --&gt; %'.D6]);ISERROR(VALUE([$'€ --&gt; %'.D6])));&quot;FAUX&quot;;IF(AND([$Synthèse.$H$1];[.$AA$1]);IF([$'€ --&gt; %'.D6]=INDEX([$Données.G$1:$Données.G$1048576];[$Données.H36]+33);&quot;VRAI&quot;;&quot;FAUX&quot;);&quot;&quot;)))">
            <text:p/>
          </table:table-cell>
          <table:table-cell table:style-name="ce398" table:formula="of:=IF(ISBLANK([$'% --&gt; x'.C6]);&quot;&quot;;IF(OR(ISNUMBER([$'% --&gt; x'.C6]);ISERROR(VALUE([$'% --&gt; x'.C6])));&quot;FAUX&quot;;IF(AND([$Synthèse.$H$1];[.$AA$1]);IF(VALUE([$'% --&gt; x'.C6])=INDEX([$Données.F$1:$Données.F$1048576];[$Données.G65]+62);&quot;VRAI&quot;;&quot;FAUX&quot;);&quot;&quot;)))">
            <text:p/>
          </table:table-cell>
          <table:table-cell table:style-name="ce398" table:formula="of:=IF(ISBLANK([$'% --&gt; x'.H6]);&quot;&quot;;IF(OR(ISNUMBER([$'% --&gt; x'.H6]);ISERROR(VALUE([$'% --&gt; x'.H6])));&quot;FAUX&quot;;IF(AND([$Synthèse.$H$1];[.$AA$1]);IF(VALUE([$'% --&gt; x'.H6])=INDEX([$Données.M$1:$Données.M$1048576];[$Données.N65]+62);&quot;VRAI&quot;;&quot;FAUX&quot;);&quot;&quot;)))">
            <text:p/>
          </table:table-cell>
          <table:table-cell table:style-name="ce398" table:formula="of:=IF(ISBLANK([$'x --&gt; %'.C6]);&quot;&quot;;IF(OR(ISNUMBER([$'x --&gt; %'.C6]);ISERROR(VALUE([$'x --&gt; %'.C6])));&quot;FAUX&quot;;IF(AND([$Synthèse.$H$1];[.$AA$1]);IF([$'x --&gt; %'.C6]=INDEX([$Données.H$1:$Données.H$1048576];[$Données.I93]+90);&quot;VRAI&quot;;&quot;FAUX&quot;);&quot;&quot;)))">
            <text:p/>
          </table:table-cell>
          <table:table-cell table:style-name="ce398" table:formula="of:=IF(ISBLANK([$'x --&gt; %'.H6]);&quot;&quot;;IF(OR(ISNUMBER([$'x --&gt; %'.H6]);ISERROR(VALUE([$'x --&gt; %'.H6])));&quot;FAUX&quot;;IF(AND([$Synthèse.$H$1];[.$AA$1]);IF([$'x --&gt; %'.H6]=INDEX([$Données.P$1:$Données.P$1048576];[$Données.Q93]+90);&quot;VRAI&quot;;&quot;FAUX&quot;);&quot;&quot;)))">
            <text:p/>
          </table:table-cell>
          <table:table-cell table:style-name="ce398" table:formula="of:=IF(ISBLANK([$'% successifs'.D6]);&quot;&quot;;IF(OR(ISNUMBER([$'% successifs'.D6]);ISERROR(VALUE([$'% successifs'.D6])));&quot;FAUX&quot;;IF(AND([$Synthèse.$H$1];[.$AA$1]);IF([$'% successifs'.D6]=INDEX([$Données.N$1:$Données.N$1048576];[$Données.O121]+118);&quot;VRAI&quot;;&quot;FAUX&quot;);&quot;&quot;)))">
            <text:p/>
          </table:table-cell>
          <table:table-cell table:style-name="ce398" table:formula="of:=IF(ISBLANK([$'x1 &lt;--&gt; x2'.C6]);&quot;&quot;;IF(ISNUMBER([$'x1 &lt;--&gt; x2'.C6]);&quot;FAUX&quot;;IF(AND([$Synthèse.$H$1];[.$AA$1]);IF([$'x1 &lt;--&gt; x2'.C6]=INDEX([$Données.H$1:$Données.H$1048576];[$Données.K155]+152);&quot;VRAI&quot;;&quot;FAUX&quot;);&quot;&quot;)))">
            <text:p/>
          </table:table-cell>
          <table:table-cell table:style-name="ce398" table:formula="of:=IF(ISBLANK([$'x1 &lt;--&gt; x2'.H6]);&quot;&quot;;IF(ISNUMBER([$'x1 &lt;--&gt; x2'.H6]);&quot;FAUX&quot;;IF(AND([$Synthèse.$H$1];[.$AA$1]);IF([$'x1 &lt;--&gt; x2'.H6]=INDEX([$Données.J$1:$Données.J$1048576];[$Données.K155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374578213667642" calcext:value-type="float">
            <text:p>0,374578213667642</text:p>
          </table:table-cell>
          <table:table-cell table:style-name="ce360" office:value-type="float" office:value="40" calcext:value-type="float">
            <text:p>40</text:p>
          </table:table-cell>
          <table:table-cell table:style-name="ce359" office:value-type="float" office:value="260" calcext:value-type="float">
            <text:p>260</text:p>
          </table:table-cell>
          <table:table-cell table:style-name="ce365" table:formula="of:=[.C9]*[.D9]/100" office:value-type="float" office:value="104" calcext:value-type="float">
            <text:p>104</text:p>
          </table:table-cell>
          <table:table-cell table:style-name="ce359" table:formula="of:=RANK([.B9];[.$B$5:.$B$29];0)" office:value-type="float" office:value="17" calcext:value-type="float">
            <text:p>17</text:p>
          </table:table-cell>
          <table:table-cell table:style-name="ce284" office:value-type="float" office:value="5" calcext:value-type="float">
            <text:p>5</text:p>
          </table:table-cell>
          <table:table-cell table:style-name="ce341"/>
          <table:table-cell table:style-name="ce399" table:formula="of:=IF(ISBLANK([$'% --&gt; €'.D7]);&quot;&quot;;IF(OR(ISNUMBER([$'% --&gt; €'.D7]);ISERROR(VALUE([$'% --&gt; €'.D7])));&quot;FAUX&quot;;IF(AND([$Synthèse.$H$1];[.$AA$1]);IF(VALUE([$'% --&gt; €'.D7])=INDEX([$Données.E$1:$Données.E$1048576];[$Données.F8]+4);&quot;VRAI&quot;;&quot;FAUX&quot;);&quot;&quot;)))">
            <text:p/>
          </table:table-cell>
          <table:table-cell table:style-name="ce399" table:formula="of:=IF(ISBLANK([$'€ --&gt; %'.D7]);&quot;&quot;;IF(OR(ISNUMBER([$'€ --&gt; %'.D7]);ISERROR(VALUE([$'€ --&gt; %'.D7])));&quot;FAUX&quot;;IF(AND([$Synthèse.$H$1];[.$AA$1]);IF([$'€ --&gt; %'.D7]=INDEX([$Données.G$1:$Données.G$1048576];[$Données.H37]+33);&quot;VRAI&quot;;&quot;FAUX&quot;);&quot;&quot;)))">
            <text:p/>
          </table:table-cell>
          <table:table-cell table:style-name="ce399" table:formula="of:=IF(ISBLANK([$'% --&gt; x'.C7]);&quot;&quot;;IF(OR(ISNUMBER([$'% --&gt; x'.C7]);ISERROR(VALUE([$'% --&gt; x'.C7])));&quot;FAUX&quot;;IF(AND([$Synthèse.$H$1];[.$AA$1]);IF(VALUE([$'% --&gt; x'.C7])=INDEX([$Données.F$1:$Données.F$1048576];[$Données.G66]+62);&quot;VRAI&quot;;&quot;FAUX&quot;);&quot;&quot;)))">
            <text:p/>
          </table:table-cell>
          <table:table-cell table:style-name="ce399" table:formula="of:=IF(ISBLANK([$'% --&gt; x'.H7]);&quot;&quot;;IF(OR(ISNUMBER([$'% --&gt; x'.H7]);ISERROR(VALUE([$'% --&gt; x'.H7])));&quot;FAUX&quot;;IF(AND([$Synthèse.$H$1];[.$AA$1]);IF(VALUE([$'% --&gt; x'.H7])=INDEX([$Données.M$1:$Données.M$1048576];[$Données.N66]+62);&quot;VRAI&quot;;&quot;FAUX&quot;);&quot;&quot;)))">
            <text:p/>
          </table:table-cell>
          <table:table-cell table:style-name="ce399" table:formula="of:=IF(ISBLANK([$'x --&gt; %'.C7]);&quot;&quot;;IF(OR(ISNUMBER([$'x --&gt; %'.C7]);ISERROR(VALUE([$'x --&gt; %'.C7])));&quot;FAUX&quot;;IF(AND([$Synthèse.$H$1];[.$AA$1]);IF([$'x --&gt; %'.C7]=INDEX([$Données.H$1:$Données.H$1048576];[$Données.I94]+90);&quot;VRAI&quot;;&quot;FAUX&quot;);&quot;&quot;)))">
            <text:p/>
          </table:table-cell>
          <table:table-cell table:style-name="ce399" table:formula="of:=IF(ISBLANK([$'x --&gt; %'.H7]);&quot;&quot;;IF(OR(ISNUMBER([$'x --&gt; %'.H7]);ISERROR(VALUE([$'x --&gt; %'.H7])));&quot;FAUX&quot;;IF(AND([$Synthèse.$H$1];[.$AA$1]);IF([$'x --&gt; %'.H7]=INDEX([$Données.P$1:$Données.P$1048576];[$Données.Q94]+90);&quot;VRAI&quot;;&quot;FAUX&quot;);&quot;&quot;)))">
            <text:p/>
          </table:table-cell>
          <table:table-cell table:style-name="ce399" table:formula="of:=IF(ISBLANK([$'% successifs'.D7]);&quot;&quot;;IF(OR(ISNUMBER([$'% successifs'.D7]);ISERROR(VALUE([$'% successifs'.D7])));&quot;FAUX&quot;;IF(AND([$Synthèse.$H$1];[.$AA$1]);IF([$'% successifs'.D7]=INDEX([$Données.N$1:$Données.N$1048576];[$Données.O122]+118);&quot;VRAI&quot;;&quot;FAUX&quot;);&quot;&quot;)))">
            <text:p/>
          </table:table-cell>
          <table:table-cell table:style-name="ce399" table:formula="of:=IF(ISBLANK([$'x1 &lt;--&gt; x2'.C7]);&quot;&quot;;IF(ISNUMBER([$'x1 &lt;--&gt; x2'.C7]);&quot;FAUX&quot;;IF(AND([$Synthèse.$H$1];[.$AA$1]);IF([$'x1 &lt;--&gt; x2'.C7]=INDEX([$Données.H$1:$Données.H$1048576];[$Données.K156]+152);&quot;VRAI&quot;;&quot;FAUX&quot;);&quot;&quot;)))">
            <text:p/>
          </table:table-cell>
          <table:table-cell table:style-name="ce399" table:formula="of:=IF(ISBLANK([$'x1 &lt;--&gt; x2'.H7]);&quot;&quot;;IF(ISNUMBER([$'x1 &lt;--&gt; x2'.H7]);&quot;FAUX&quot;;IF(AND([$Synthèse.$H$1];[.$AA$1]);IF([$'x1 &lt;--&gt; x2'.H7]=INDEX([$Données.J$1:$Données.J$1048576];[$Données.K156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0207064865196501" calcext:value-type="float">
            <text:p>0,02070648651965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990" calcext:value-type="float">
            <text:p>990</text:p>
          </table:table-cell>
          <table:table-cell table:style-name="ce365" table:formula="of:=[.C10]*[.D10]/100" office:value-type="float" office:value="495" calcext:value-type="float">
            <text:p>495</text:p>
          </table:table-cell>
          <table:table-cell table:style-name="ce359" table:formula="of:=RANK([.B10];[.$B$5:.$B$29];0)" office:value-type="float" office:value="25" calcext:value-type="float">
            <text:p>25</text:p>
          </table:table-cell>
          <table:table-cell table:style-name="ce284" office:value-type="float" office:value="6" calcext:value-type="float">
            <text:p>6</text:p>
          </table:table-cell>
          <table:table-cell table:style-name="ce341"/>
          <table:table-cell table:style-name="ce398" table:formula="of:=IF(ISBLANK([$'% --&gt; €'.D8]);&quot;&quot;;IF(OR(ISNUMBER([$'% --&gt; €'.D8]);ISERROR(VALUE([$'% --&gt; €'.D8])));&quot;FAUX&quot;;IF(AND([$Synthèse.$H$1];[.$AA$1]);IF(VALUE([$'% --&gt; €'.D8])=INDEX([$Données.E$1:$Données.E$1048576];[$Données.F9]+4);&quot;VRAI&quot;;&quot;FAUX&quot;);&quot;&quot;)))">
            <text:p/>
          </table:table-cell>
          <table:table-cell table:style-name="ce398" table:formula="of:=IF(ISBLANK([$'€ --&gt; %'.D8]);&quot;&quot;;IF(OR(ISNUMBER([$'€ --&gt; %'.D8]);ISERROR(VALUE([$'€ --&gt; %'.D8])));&quot;FAUX&quot;;IF(AND([$Synthèse.$H$1];[.$AA$1]);IF([$'€ --&gt; %'.D8]=INDEX([$Données.G$1:$Données.G$1048576];[$Données.H38]+33);&quot;VRAI&quot;;&quot;FAUX&quot;);&quot;&quot;)))">
            <text:p/>
          </table:table-cell>
          <table:table-cell table:style-name="ce398" table:formula="of:=IF(ISBLANK([$'% --&gt; x'.C8]);&quot;&quot;;IF(OR(ISNUMBER([$'% --&gt; x'.C8]);ISERROR(VALUE([$'% --&gt; x'.C8])));&quot;FAUX&quot;;IF(AND([$Synthèse.$H$1];[.$AA$1]);IF(VALUE([$'% --&gt; x'.C8])=INDEX([$Données.F$1:$Données.F$1048576];[$Données.G67]+62);&quot;VRAI&quot;;&quot;FAUX&quot;);&quot;&quot;)))">
            <text:p/>
          </table:table-cell>
          <table:table-cell table:style-name="ce398" table:formula="of:=IF(ISBLANK([$'% --&gt; x'.H8]);&quot;&quot;;IF(OR(ISNUMBER([$'% --&gt; x'.H8]);ISERROR(VALUE([$'% --&gt; x'.H8])));&quot;FAUX&quot;;IF(AND([$Synthèse.$H$1];[.$AA$1]);IF(VALUE([$'% --&gt; x'.H8])=INDEX([$Données.M$1:$Données.M$1048576];[$Données.N67]+62);&quot;VRAI&quot;;&quot;FAUX&quot;);&quot;&quot;)))">
            <text:p/>
          </table:table-cell>
          <table:table-cell table:style-name="ce398" table:formula="of:=IF(ISBLANK([$'x --&gt; %'.C8]);&quot;&quot;;IF(OR(ISNUMBER([$'x --&gt; %'.C8]);ISERROR(VALUE([$'x --&gt; %'.C8])));&quot;FAUX&quot;;IF(AND([$Synthèse.$H$1];[.$AA$1]);IF([$'x --&gt; %'.C8]=INDEX([$Données.H$1:$Données.H$1048576];[$Données.I95]+90);&quot;VRAI&quot;;&quot;FAUX&quot;);&quot;&quot;)))">
            <text:p/>
          </table:table-cell>
          <table:table-cell table:style-name="ce398" table:formula="of:=IF(ISBLANK([$'x --&gt; %'.H8]);&quot;&quot;;IF(OR(ISNUMBER([$'x --&gt; %'.H8]);ISERROR(VALUE([$'x --&gt; %'.H8])));&quot;FAUX&quot;;IF(AND([$Synthèse.$H$1];[.$AA$1]);IF([$'x --&gt; %'.H8]=INDEX([$Données.P$1:$Données.P$1048576];[$Données.Q95]+90);&quot;VRAI&quot;;&quot;FAUX&quot;);&quot;&quot;)))">
            <text:p/>
          </table:table-cell>
          <table:table-cell table:style-name="ce398" table:formula="of:=IF(ISBLANK([$'% successifs'.D8]);&quot;&quot;;IF(OR(ISNUMBER([$'% successifs'.D8]);ISERROR(VALUE([$'% successifs'.D8])));&quot;FAUX&quot;;IF(AND([$Synthèse.$H$1];[.$AA$1]);IF([$'% successifs'.D8]=INDEX([$Données.N$1:$Données.N$1048576];[$Données.O123]+118);&quot;VRAI&quot;;&quot;FAUX&quot;);&quot;&quot;)))">
            <text:p/>
          </table:table-cell>
          <table:table-cell table:style-name="ce398" table:formula="of:=IF(ISBLANK([$'x1 &lt;--&gt; x2'.C8]);&quot;&quot;;IF(ISNUMBER([$'x1 &lt;--&gt; x2'.C8]);&quot;FAUX&quot;;IF(AND([$Synthèse.$H$1];[.$AA$1]);IF([$'x1 &lt;--&gt; x2'.C8]=INDEX([$Données.H$1:$Données.H$1048576];[$Données.K157]+152);&quot;VRAI&quot;;&quot;FAUX&quot;);&quot;&quot;)))">
            <text:p/>
          </table:table-cell>
          <table:table-cell table:style-name="ce398" table:formula="of:=IF(ISBLANK([$'x1 &lt;--&gt; x2'.H8]);&quot;&quot;;IF(ISNUMBER([$'x1 &lt;--&gt; x2'.H8]);&quot;FAUX&quot;;IF(AND([$Synthèse.$H$1];[.$AA$1]);IF([$'x1 &lt;--&gt; x2'.H8]=INDEX([$Données.J$1:$Données.J$1048576];[$Données.K157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837978422827317" calcext:value-type="float">
            <text:p>0,837978422827317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130" calcext:value-type="float">
            <text:p>130</text:p>
          </table:table-cell>
          <table:table-cell table:style-name="ce365" table:formula="of:=[.C11]*[.D11]/100" office:value-type="float" office:value="39" calcext:value-type="float">
            <text:p>39</text:p>
          </table:table-cell>
          <table:table-cell table:style-name="ce359" table:formula="of:=RANK([.B11];[.$B$5:.$B$29];0)" office:value-type="float" office:value="5" calcext:value-type="float">
            <text:p>5</text:p>
          </table:table-cell>
          <table:table-cell table:style-name="ce284" office:value-type="float" office:value="7" calcext:value-type="float">
            <text:p>7</text:p>
          </table:table-cell>
          <table:table-cell table:style-name="ce341"/>
          <table:table-cell table:style-name="ce399" table:formula="of:=IF(ISBLANK([$'% --&gt; €'.D9]);&quot;&quot;;IF(OR(ISNUMBER([$'% --&gt; €'.D9]);ISERROR(VALUE([$'% --&gt; €'.D9])));&quot;FAUX&quot;;IF(AND([$Synthèse.$H$1];[.$AA$1]);IF(VALUE([$'% --&gt; €'.D9])=INDEX([$Données.E$1:$Données.E$1048576];[$Données.F10]+4);&quot;VRAI&quot;;&quot;FAUX&quot;);&quot;&quot;)))">
            <text:p/>
          </table:table-cell>
          <table:table-cell table:style-name="ce399" table:formula="of:=IF(ISBLANK([$'€ --&gt; %'.D9]);&quot;&quot;;IF(OR(ISNUMBER([$'€ --&gt; %'.D9]);ISERROR(VALUE([$'€ --&gt; %'.D9])));&quot;FAUX&quot;;IF(AND([$Synthèse.$H$1];[.$AA$1]);IF([$'€ --&gt; %'.D9]=INDEX([$Données.G$1:$Données.G$1048576];[$Données.H39]+33);&quot;VRAI&quot;;&quot;FAUX&quot;);&quot;&quot;)))">
            <text:p/>
          </table:table-cell>
          <table:table-cell table:style-name="ce399" table:formula="of:=IF(ISBLANK([$'% --&gt; x'.C9]);&quot;&quot;;IF(OR(ISNUMBER([$'% --&gt; x'.C9]);ISERROR(VALUE([$'% --&gt; x'.C9])));&quot;FAUX&quot;;IF(AND([$Synthèse.$H$1];[.$AA$1]);IF(VALUE([$'% --&gt; x'.C9])=INDEX([$Données.F$1:$Données.F$1048576];[$Données.G68]+62);&quot;VRAI&quot;;&quot;FAUX&quot;);&quot;&quot;)))">
            <text:p/>
          </table:table-cell>
          <table:table-cell table:style-name="ce399" table:formula="of:=IF(ISBLANK([$'% --&gt; x'.H9]);&quot;&quot;;IF(OR(ISNUMBER([$'% --&gt; x'.H9]);ISERROR(VALUE([$'% --&gt; x'.H9])));&quot;FAUX&quot;;IF(AND([$Synthèse.$H$1];[.$AA$1]);IF(VALUE([$'% --&gt; x'.H9])=INDEX([$Données.M$1:$Données.M$1048576];[$Données.N68]+62);&quot;VRAI&quot;;&quot;FAUX&quot;);&quot;&quot;)))">
            <text:p/>
          </table:table-cell>
          <table:table-cell table:style-name="ce399" table:formula="of:=IF(ISBLANK([$'x --&gt; %'.C9]);&quot;&quot;;IF(OR(ISNUMBER([$'x --&gt; %'.C9]);ISERROR(VALUE([$'x --&gt; %'.C9])));&quot;FAUX&quot;;IF(AND([$Synthèse.$H$1];[.$AA$1]);IF([$'x --&gt; %'.C9]=INDEX([$Données.H$1:$Données.H$1048576];[$Données.I96]+90);&quot;VRAI&quot;;&quot;FAUX&quot;);&quot;&quot;)))">
            <text:p/>
          </table:table-cell>
          <table:table-cell table:style-name="ce399" table:formula="of:=IF(ISBLANK([$'x --&gt; %'.H9]);&quot;&quot;;IF(OR(ISNUMBER([$'x --&gt; %'.H9]);ISERROR(VALUE([$'x --&gt; %'.H9])));&quot;FAUX&quot;;IF(AND([$Synthèse.$H$1];[.$AA$1]);IF([$'x --&gt; %'.H9]=INDEX([$Données.P$1:$Données.P$1048576];[$Données.Q96]+90);&quot;VRAI&quot;;&quot;FAUX&quot;);&quot;&quot;)))">
            <text:p/>
          </table:table-cell>
          <table:table-cell table:style-name="ce399" table:formula="of:=IF(ISBLANK([$'% successifs'.D9]);&quot;&quot;;IF(OR(ISNUMBER([$'% successifs'.D9]);ISERROR(VALUE([$'% successifs'.D9])));&quot;FAUX&quot;;IF(AND([$Synthèse.$H$1];[.$AA$1]);IF([$'% successifs'.D9]=INDEX([$Données.N$1:$Données.N$1048576];[$Données.O124]+118);&quot;VRAI&quot;;&quot;FAUX&quot;);&quot;&quot;)))">
            <text:p/>
          </table:table-cell>
          <table:table-cell table:style-name="ce399" table:formula="of:=IF(ISBLANK([$'x1 &lt;--&gt; x2'.C9]);&quot;&quot;;IF(ISNUMBER([$'x1 &lt;--&gt; x2'.C9]);&quot;FAUX&quot;;IF(AND([$Synthèse.$H$1];[.$AA$1]);IF([$'x1 &lt;--&gt; x2'.C9]=INDEX([$Données.H$1:$Données.H$1048576];[$Données.K158]+152);&quot;VRAI&quot;;&quot;FAUX&quot;);&quot;&quot;)))">
            <text:p/>
          </table:table-cell>
          <table:table-cell table:style-name="ce399" table:formula="of:=IF(ISBLANK([$'x1 &lt;--&gt; x2'.H9]);&quot;&quot;;IF(ISNUMBER([$'x1 &lt;--&gt; x2'.H9]);&quot;FAUX&quot;;IF(AND([$Synthèse.$H$1];[.$AA$1]);IF([$'x1 &lt;--&gt; x2'.H9]=INDEX([$Données.J$1:$Données.J$1048576];[$Données.K158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403060064214746" calcext:value-type="float">
            <text:p>0,403060064214746</text:p>
          </table:table-cell>
          <table:table-cell table:style-name="ce360" office:value-type="float" office:value="40" calcext:value-type="float">
            <text:p>40</text:p>
          </table:table-cell>
          <table:table-cell table:style-name="ce359" office:value-type="float" office:value="710" calcext:value-type="float">
            <text:p>710</text:p>
          </table:table-cell>
          <table:table-cell table:style-name="ce365" table:formula="of:=[.C12]*[.D12]/100" office:value-type="float" office:value="284" calcext:value-type="float">
            <text:p>284</text:p>
          </table:table-cell>
          <table:table-cell table:style-name="ce359" table:formula="of:=RANK([.B12];[.$B$5:.$B$29];0)" office:value-type="float" office:value="14" calcext:value-type="float">
            <text:p>14</text:p>
          </table:table-cell>
          <table:table-cell table:style-name="ce284" office:value-type="float" office:value="8" calcext:value-type="float">
            <text:p>8</text:p>
          </table:table-cell>
          <table:table-cell table:style-name="ce341"/>
          <table:table-cell table:style-name="ce398" table:formula="of:=IF(ISBLANK([$'% --&gt; €'.D10]);&quot;&quot;;IF(OR(ISNUMBER([$'% --&gt; €'.D10]);ISERROR(VALUE([$'% --&gt; €'.D10])));&quot;FAUX&quot;;IF(AND([$Synthèse.$H$1];[.$AA$1]);IF(VALUE([$'% --&gt; €'.D10])=INDEX([$Données.E$1:$Données.E$1048576];[$Données.F11]+4);&quot;VRAI&quot;;&quot;FAUX&quot;);&quot;&quot;)))">
            <text:p/>
          </table:table-cell>
          <table:table-cell table:style-name="ce398" table:formula="of:=IF(ISBLANK([$'€ --&gt; %'.D10]);&quot;&quot;;IF(OR(ISNUMBER([$'€ --&gt; %'.D10]);ISERROR(VALUE([$'€ --&gt; %'.D10])));&quot;FAUX&quot;;IF(AND([$Synthèse.$H$1];[.$AA$1]);IF([$'€ --&gt; %'.D10]=INDEX([$Données.G$1:$Données.G$1048576];[$Données.H40]+33);&quot;VRAI&quot;;&quot;FAUX&quot;);&quot;&quot;)))">
            <text:p/>
          </table:table-cell>
          <table:table-cell table:style-name="ce398" table:formula="of:=IF(ISBLANK([$'% --&gt; x'.C10]);&quot;&quot;;IF(OR(ISNUMBER([$'% --&gt; x'.C10]);ISERROR(VALUE([$'% --&gt; x'.C10])));&quot;FAUX&quot;;IF(AND([$Synthèse.$H$1];[.$AA$1]);IF(VALUE([$'% --&gt; x'.C10])=INDEX([$Données.F$1:$Données.F$1048576];[$Données.G69]+62);&quot;VRAI&quot;;&quot;FAUX&quot;);&quot;&quot;)))">
            <text:p/>
          </table:table-cell>
          <table:table-cell table:style-name="ce398" table:formula="of:=IF(ISBLANK([$'% --&gt; x'.H10]);&quot;&quot;;IF(OR(ISNUMBER([$'% --&gt; x'.H10]);ISERROR(VALUE([$'% --&gt; x'.H10])));&quot;FAUX&quot;;IF(AND([$Synthèse.$H$1];[.$AA$1]);IF(VALUE([$'% --&gt; x'.H10])=INDEX([$Données.M$1:$Données.M$1048576];[$Données.N69]+62);&quot;VRAI&quot;;&quot;FAUX&quot;);&quot;&quot;)))">
            <text:p/>
          </table:table-cell>
          <table:table-cell table:style-name="ce398" table:formula="of:=IF(ISBLANK([$'x --&gt; %'.C10]);&quot;&quot;;IF(OR(ISNUMBER([$'x --&gt; %'.C10]);ISERROR(VALUE([$'x --&gt; %'.C10])));&quot;FAUX&quot;;IF(AND([$Synthèse.$H$1];[.$AA$1]);IF([$'x --&gt; %'.C10]=INDEX([$Données.H$1:$Données.H$1048576];[$Données.I97]+90);&quot;VRAI&quot;;&quot;FAUX&quot;);&quot;&quot;)))">
            <text:p/>
          </table:table-cell>
          <table:table-cell table:style-name="ce398" table:formula="of:=IF(ISBLANK([$'x --&gt; %'.H10]);&quot;&quot;;IF(OR(ISNUMBER([$'x --&gt; %'.H10]);ISERROR(VALUE([$'x --&gt; %'.H10])));&quot;FAUX&quot;;IF(AND([$Synthèse.$H$1];[.$AA$1]);IF([$'x --&gt; %'.H10]=INDEX([$Données.P$1:$Données.P$1048576];[$Données.Q97]+90);&quot;VRAI&quot;;&quot;FAUX&quot;);&quot;&quot;)))">
            <text:p/>
          </table:table-cell>
          <table:table-cell table:style-name="ce398" table:formula="of:=IF(ISBLANK([$'% successifs'.D10]);&quot;&quot;;IF(OR(ISNUMBER([$'% successifs'.D10]);ISERROR(VALUE([$'% successifs'.D10])));&quot;FAUX&quot;;IF(AND([$Synthèse.$H$1];[.$AA$1]);IF([$'% successifs'.D10]=INDEX([$Données.N$1:$Données.N$1048576];[$Données.O125]+118);&quot;VRAI&quot;;&quot;FAUX&quot;);&quot;&quot;)))">
            <text:p/>
          </table:table-cell>
          <table:table-cell table:style-name="ce398" table:formula="of:=IF(ISBLANK([$'x1 &lt;--&gt; x2'.C10]);&quot;&quot;;IF(ISNUMBER([$'x1 &lt;--&gt; x2'.C10]);&quot;FAUX&quot;;IF(AND([$Synthèse.$H$1];[.$AA$1]);IF([$'x1 &lt;--&gt; x2'.C10]=INDEX([$Données.H$1:$Données.H$1048576];[$Données.K159]+152);&quot;VRAI&quot;;&quot;FAUX&quot;);&quot;&quot;)))">
            <text:p/>
          </table:table-cell>
          <table:table-cell table:style-name="ce398" table:formula="of:=IF(ISBLANK([$'x1 &lt;--&gt; x2'.H10]);&quot;&quot;;IF(ISNUMBER([$'x1 &lt;--&gt; x2'.H10]);&quot;FAUX&quot;;IF(AND([$Synthèse.$H$1];[.$AA$1]);IF([$'x1 &lt;--&gt; x2'.H10]=INDEX([$Données.J$1:$Données.J$1048576];[$Données.K159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258139402306421" calcext:value-type="float">
            <text:p>0,258139402306421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850" calcext:value-type="float">
            <text:p>850</text:p>
          </table:table-cell>
          <table:table-cell table:style-name="ce365" table:formula="of:=[.C13]*[.D13]/100" office:value-type="float" office:value="425" calcext:value-type="float">
            <text:p>425</text:p>
          </table:table-cell>
          <table:table-cell table:style-name="ce359" table:formula="of:=RANK([.B13];[.$B$5:.$B$29];0)" office:value-type="float" office:value="20" calcext:value-type="float">
            <text:p>20</text:p>
          </table:table-cell>
          <table:table-cell table:style-name="ce284" office:value-type="float" office:value="9" calcext:value-type="float">
            <text:p>9</text:p>
          </table:table-cell>
          <table:table-cell table:style-name="ce341"/>
          <table:table-cell table:style-name="ce399" table:formula="of:=IF(ISBLANK([$'% --&gt; €'.D11]);&quot;&quot;;IF(OR(ISNUMBER([$'% --&gt; €'.D11]);ISERROR(VALUE([$'% --&gt; €'.D11])));&quot;FAUX&quot;;IF(AND([$Synthèse.$H$1];[.$AA$1]);IF(VALUE([$'% --&gt; €'.D11])=INDEX([$Données.E$1:$Données.E$1048576];[$Données.F12]+4);&quot;VRAI&quot;;&quot;FAUX&quot;);&quot;&quot;)))">
            <text:p/>
          </table:table-cell>
          <table:table-cell table:style-name="ce399" table:formula="of:=IF(ISBLANK([$'€ --&gt; %'.D11]);&quot;&quot;;IF(OR(ISNUMBER([$'€ --&gt; %'.D11]);ISERROR(VALUE([$'€ --&gt; %'.D11])));&quot;FAUX&quot;;IF(AND([$Synthèse.$H$1];[.$AA$1]);IF([$'€ --&gt; %'.D11]=INDEX([$Données.G$1:$Données.G$1048576];[$Données.H41]+33);&quot;VRAI&quot;;&quot;FAUX&quot;);&quot;&quot;)))">
            <text:p/>
          </table:table-cell>
          <table:table-cell table:style-name="ce399" table:formula="of:=IF(ISBLANK([$'% --&gt; x'.C11]);&quot;&quot;;IF(OR(ISNUMBER([$'% --&gt; x'.C11]);ISERROR(VALUE([$'% --&gt; x'.C11])));&quot;FAUX&quot;;IF(AND([$Synthèse.$H$1];[.$AA$1]);IF(VALUE([$'% --&gt; x'.C11])=INDEX([$Données.F$1:$Données.F$1048576];[$Données.G70]+62);&quot;VRAI&quot;;&quot;FAUX&quot;);&quot;&quot;)))">
            <text:p/>
          </table:table-cell>
          <table:table-cell table:style-name="ce399" table:formula="of:=IF(ISBLANK([$'% --&gt; x'.H11]);&quot;&quot;;IF(OR(ISNUMBER([$'% --&gt; x'.H11]);ISERROR(VALUE([$'% --&gt; x'.H11])));&quot;FAUX&quot;;IF(AND([$Synthèse.$H$1];[.$AA$1]);IF(VALUE([$'% --&gt; x'.H11])=INDEX([$Données.M$1:$Données.M$1048576];[$Données.N70]+62);&quot;VRAI&quot;;&quot;FAUX&quot;);&quot;&quot;)))">
            <text:p/>
          </table:table-cell>
          <table:table-cell table:style-name="ce399" table:formula="of:=IF(ISBLANK([$'x --&gt; %'.C11]);&quot;&quot;;IF(OR(ISNUMBER([$'x --&gt; %'.C11]);ISERROR(VALUE([$'x --&gt; %'.C11])));&quot;FAUX&quot;;IF(AND([$Synthèse.$H$1];[.$AA$1]);IF([$'x --&gt; %'.C11]=INDEX([$Données.H$1:$Données.H$1048576];[$Données.I98]+90);&quot;VRAI&quot;;&quot;FAUX&quot;);&quot;&quot;)))">
            <text:p/>
          </table:table-cell>
          <table:table-cell table:style-name="ce399" table:formula="of:=IF(ISBLANK([$'x --&gt; %'.H11]);&quot;&quot;;IF(OR(ISNUMBER([$'x --&gt; %'.H11]);ISERROR(VALUE([$'x --&gt; %'.H11])));&quot;FAUX&quot;;IF(AND([$Synthèse.$H$1];[.$AA$1]);IF([$'x --&gt; %'.H11]=INDEX([$Données.P$1:$Données.P$1048576];[$Données.Q98]+90);&quot;VRAI&quot;;&quot;FAUX&quot;);&quot;&quot;)))">
            <text:p/>
          </table:table-cell>
          <table:table-cell table:style-name="ce399" table:formula="of:=IF(ISBLANK([$'% successifs'.D11]);&quot;&quot;;IF(OR(ISNUMBER([$'% successifs'.D11]);ISERROR(VALUE([$'% successifs'.D11])));&quot;FAUX&quot;;IF(AND([$Synthèse.$H$1];[.$AA$1]);IF([$'% successifs'.D11]=INDEX([$Données.N$1:$Données.N$1048576];[$Données.O126]+118);&quot;VRAI&quot;;&quot;FAUX&quot;);&quot;&quot;)))">
            <text:p/>
          </table:table-cell>
          <table:table-cell table:style-name="ce399" table:formula="of:=IF(ISBLANK([$'x1 &lt;--&gt; x2'.C11]);&quot;&quot;;IF(ISNUMBER([$'x1 &lt;--&gt; x2'.C11]);&quot;FAUX&quot;;IF(AND([$Synthèse.$H$1];[.$AA$1]);IF([$'x1 &lt;--&gt; x2'.C11]=INDEX([$Données.H$1:$Données.H$1048576];[$Données.K160]+152);&quot;VRAI&quot;;&quot;FAUX&quot;);&quot;&quot;)))">
            <text:p/>
          </table:table-cell>
          <table:table-cell table:style-name="ce399" table:formula="of:=IF(ISBLANK([$'x1 &lt;--&gt; x2'.H11]);&quot;&quot;;IF(ISNUMBER([$'x1 &lt;--&gt; x2'.H11]);&quot;FAUX&quot;;IF(AND([$Synthèse.$H$1];[.$AA$1]);IF([$'x1 &lt;--&gt; x2'.H11]=INDEX([$Données.J$1:$Données.J$1048576];[$Données.K160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887847374084541" calcext:value-type="float">
            <text:p>0,887847374084541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80" calcext:value-type="float">
            <text:p>80</text:p>
          </table:table-cell>
          <table:table-cell table:style-name="ce365" table:formula="of:=[.C14]*[.D14]/100" office:value-type="float" office:value="8" calcext:value-type="float">
            <text:p>8</text:p>
          </table:table-cell>
          <table:table-cell table:style-name="ce359" table:formula="of:=RANK([.B14];[.$B$5:.$B$29];0)" office:value-type="float" office:value="3" calcext:value-type="float">
            <text:p>3</text:p>
          </table:table-cell>
          <table:table-cell table:style-name="ce284" office:value-type="float" office:value="10" calcext:value-type="float">
            <text:p>10</text:p>
          </table:table-cell>
          <table:table-cell table:style-name="ce341"/>
          <table:table-cell table:style-name="ce398" table:formula="of:=IF(ISBLANK([$'% --&gt; €'.D12]);&quot;&quot;;IF(OR(ISNUMBER([$'% --&gt; €'.D12]);ISERROR(VALUE([$'% --&gt; €'.D12])));&quot;FAUX&quot;;IF(AND([$Synthèse.$H$1];[.$AA$1]);IF(VALUE([$'% --&gt; €'.D12])=INDEX([$Données.E$1:$Données.E$1048576];[$Données.F13]+4);&quot;VRAI&quot;;&quot;FAUX&quot;);&quot;&quot;)))">
            <text:p/>
          </table:table-cell>
          <table:table-cell table:style-name="ce398" table:formula="of:=IF(ISBLANK([$'€ --&gt; %'.D12]);&quot;&quot;;IF(OR(ISNUMBER([$'€ --&gt; %'.D12]);ISERROR(VALUE([$'€ --&gt; %'.D12])));&quot;FAUX&quot;;IF(AND([$Synthèse.$H$1];[.$AA$1]);IF([$'€ --&gt; %'.D12]=INDEX([$Données.G$1:$Données.G$1048576];[$Données.H42]+33);&quot;VRAI&quot;;&quot;FAUX&quot;);&quot;&quot;)))">
            <text:p/>
          </table:table-cell>
          <table:table-cell table:style-name="ce398" table:formula="of:=IF(ISBLANK([$'% --&gt; x'.C12]);&quot;&quot;;IF(OR(ISNUMBER([$'% --&gt; x'.C12]);ISERROR(VALUE([$'% --&gt; x'.C12])));&quot;FAUX&quot;;IF(AND([$Synthèse.$H$1];[.$AA$1]);IF(VALUE([$'% --&gt; x'.C12])=INDEX([$Données.F$1:$Données.F$1048576];[$Données.G71]+62);&quot;VRAI&quot;;&quot;FAUX&quot;);&quot;&quot;)))">
            <text:p/>
          </table:table-cell>
          <table:table-cell table:style-name="ce398" table:formula="of:=IF(ISBLANK([$'% --&gt; x'.H12]);&quot;&quot;;IF(OR(ISNUMBER([$'% --&gt; x'.H12]);ISERROR(VALUE([$'% --&gt; x'.H12])));&quot;FAUX&quot;;IF(AND([$Synthèse.$H$1];[.$AA$1]);IF(VALUE([$'% --&gt; x'.H12])=INDEX([$Données.M$1:$Données.M$1048576];[$Données.N71]+62);&quot;VRAI&quot;;&quot;FAUX&quot;);&quot;&quot;)))">
            <text:p/>
          </table:table-cell>
          <table:table-cell table:style-name="ce398" table:formula="of:=IF(ISBLANK([$'x --&gt; %'.C12]);&quot;&quot;;IF(OR(ISNUMBER([$'x --&gt; %'.C12]);ISERROR(VALUE([$'x --&gt; %'.C12])));&quot;FAUX&quot;;IF(AND([$Synthèse.$H$1];[.$AA$1]);IF([$'x --&gt; %'.C12]=INDEX([$Données.H$1:$Données.H$1048576];[$Données.I99]+90);&quot;VRAI&quot;;&quot;FAUX&quot;);&quot;&quot;)))">
            <text:p/>
          </table:table-cell>
          <table:table-cell table:style-name="ce398" table:formula="of:=IF(ISBLANK([$'x --&gt; %'.H12]);&quot;&quot;;IF(OR(ISNUMBER([$'x --&gt; %'.H12]);ISERROR(VALUE([$'x --&gt; %'.H12])));&quot;FAUX&quot;;IF(AND([$Synthèse.$H$1];[.$AA$1]);IF([$'x --&gt; %'.H12]=INDEX([$Données.P$1:$Données.P$1048576];[$Données.Q99]+90);&quot;VRAI&quot;;&quot;FAUX&quot;);&quot;&quot;)))">
            <text:p/>
          </table:table-cell>
          <table:table-cell table:style-name="ce398" table:formula="of:=IF(ISBLANK([$'% successifs'.D12]);&quot;&quot;;IF(OR(ISNUMBER([$'% successifs'.D12]);ISERROR(VALUE([$'% successifs'.D12])));&quot;FAUX&quot;;IF(AND([$Synthèse.$H$1];[.$AA$1]);IF([$'% successifs'.D12]=INDEX([$Données.N$1:$Données.N$1048576];[$Données.O127]+118);&quot;VRAI&quot;;&quot;FAUX&quot;);&quot;&quot;)))">
            <text:p/>
          </table:table-cell>
          <table:table-cell table:style-name="ce398" table:formula="of:=IF(ISBLANK([$'x1 &lt;--&gt; x2'.C12]);&quot;&quot;;IF(ISNUMBER([$'x1 &lt;--&gt; x2'.C12]);&quot;FAUX&quot;;IF(AND([$Synthèse.$H$1];[.$AA$1]);IF([$'x1 &lt;--&gt; x2'.C12]=INDEX([$Données.H$1:$Données.H$1048576];[$Données.K161]+152);&quot;VRAI&quot;;&quot;FAUX&quot;);&quot;&quot;)))">
            <text:p/>
          </table:table-cell>
          <table:table-cell table:style-name="ce398" table:formula="of:=IF(ISBLANK([$'x1 &lt;--&gt; x2'.H12]);&quot;&quot;;IF(ISNUMBER([$'x1 &lt;--&gt; x2'.H12]);&quot;FAUX&quot;;IF(AND([$Synthèse.$H$1];[.$AA$1]);IF([$'x1 &lt;--&gt; x2'.H12]=INDEX([$Données.J$1:$Données.J$1048576];[$Données.K161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899752073660098" calcext:value-type="float">
            <text:p>0,899752073660098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180" calcext:value-type="float">
            <text:p>180</text:p>
          </table:table-cell>
          <table:table-cell table:style-name="ce365" table:formula="of:=[.C15]*[.D15]/100" office:value-type="float" office:value="18" calcext:value-type="float">
            <text:p>18</text:p>
          </table:table-cell>
          <table:table-cell table:style-name="ce359" table:formula="of:=RANK([.B15];[.$B$5:.$B$29];0)" office:value-type="float" office:value="2" calcext:value-type="float">
            <text:p>2</text:p>
          </table:table-cell>
          <table:table-cell table:style-name="ce284" office:value-type="float" office:value="11" calcext:value-type="float">
            <text:p>11</text:p>
          </table:table-cell>
          <table:table-cell table:style-name="ce341"/>
          <table:table-cell table:style-name="ce399" table:formula="of:=IF(ISBLANK([$'% --&gt; €'.D13]);&quot;&quot;;IF(OR(ISNUMBER([$'% --&gt; €'.D13]);ISERROR(VALUE([$'% --&gt; €'.D13])));&quot;FAUX&quot;;IF(AND([$Synthèse.$H$1];[.$AA$1]);IF(VALUE([$'% --&gt; €'.D13])=INDEX([$Données.E$1:$Données.E$1048576];[$Données.F14]+4);&quot;VRAI&quot;;&quot;FAUX&quot;);&quot;&quot;)))">
            <text:p/>
          </table:table-cell>
          <table:table-cell table:style-name="ce399" table:formula="of:=IF(ISBLANK([$'€ --&gt; %'.D13]);&quot;&quot;;IF(OR(ISNUMBER([$'€ --&gt; %'.D13]);ISERROR(VALUE([$'€ --&gt; %'.D13])));&quot;FAUX&quot;;IF(AND([$Synthèse.$H$1];[.$AA$1]);IF([$'€ --&gt; %'.D13]=INDEX([$Données.G$1:$Données.G$1048576];[$Données.H43]+33);&quot;VRAI&quot;;&quot;FAUX&quot;);&quot;&quot;)))">
            <text:p/>
          </table:table-cell>
          <table:table-cell table:style-name="ce399" table:formula="of:=IF(ISBLANK([$'% --&gt; x'.C13]);&quot;&quot;;IF(OR(ISNUMBER([$'% --&gt; x'.C13]);ISERROR(VALUE([$'% --&gt; x'.C13])));&quot;FAUX&quot;;IF(AND([$Synthèse.$H$1];[.$AA$1]);IF(VALUE([$'% --&gt; x'.C13])=INDEX([$Données.F$1:$Données.F$1048576];[$Données.G72]+62);&quot;VRAI&quot;;&quot;FAUX&quot;);&quot;&quot;)))">
            <text:p/>
          </table:table-cell>
          <table:table-cell table:style-name="ce399" table:formula="of:=IF(ISBLANK([$'% --&gt; x'.H13]);&quot;&quot;;IF(OR(ISNUMBER([$'% --&gt; x'.H13]);ISERROR(VALUE([$'% --&gt; x'.H13])));&quot;FAUX&quot;;IF(AND([$Synthèse.$H$1];[.$AA$1]);IF(VALUE([$'% --&gt; x'.H13])=INDEX([$Données.M$1:$Données.M$1048576];[$Données.N72]+62);&quot;VRAI&quot;;&quot;FAUX&quot;);&quot;&quot;)))">
            <text:p/>
          </table:table-cell>
          <table:table-cell table:style-name="ce399" table:formula="of:=IF(ISBLANK([$'x --&gt; %'.C13]);&quot;&quot;;IF(OR(ISNUMBER([$'x --&gt; %'.C13]);ISERROR(VALUE([$'x --&gt; %'.C13])));&quot;FAUX&quot;;IF(AND([$Synthèse.$H$1];[.$AA$1]);IF([$'x --&gt; %'.C13]=INDEX([$Données.H$1:$Données.H$1048576];[$Données.I100]+90);&quot;VRAI&quot;;&quot;FAUX&quot;);&quot;&quot;)))">
            <text:p/>
          </table:table-cell>
          <table:table-cell table:style-name="ce399" table:formula="of:=IF(ISBLANK([$'x --&gt; %'.H13]);&quot;&quot;;IF(OR(ISNUMBER([$'x --&gt; %'.H13]);ISERROR(VALUE([$'x --&gt; %'.H13])));&quot;FAUX&quot;;IF(AND([$Synthèse.$H$1];[.$AA$1]);IF([$'x --&gt; %'.H13]=INDEX([$Données.P$1:$Données.P$1048576];[$Données.Q100]+90);&quot;VRAI&quot;;&quot;FAUX&quot;);&quot;&quot;)))">
            <text:p/>
          </table:table-cell>
          <table:table-cell table:style-name="ce399" table:formula="of:=IF(ISBLANK([$'% successifs'.D13]);&quot;&quot;;IF(OR(ISNUMBER([$'% successifs'.D13]);ISERROR(VALUE([$'% successifs'.D13])));&quot;FAUX&quot;;IF(AND([$Synthèse.$H$1];[.$AA$1]);IF([$'% successifs'.D13]=INDEX([$Données.N$1:$Données.N$1048576];[$Données.O128]+118);&quot;VRAI&quot;;&quot;FAUX&quot;);&quot;&quot;)))">
            <text:p/>
          </table:table-cell>
          <table:table-cell table:style-name="ce399" table:formula="of:=IF(ISBLANK([$'x1 &lt;--&gt; x2'.C13]);&quot;&quot;;IF(ISNUMBER([$'x1 &lt;--&gt; x2'.C13]);&quot;FAUX&quot;;IF(AND([$Synthèse.$H$1];[.$AA$1]);IF([$'x1 &lt;--&gt; x2'.C13]=INDEX([$Données.H$1:$Données.H$1048576];[$Données.K162]+152);&quot;VRAI&quot;;&quot;FAUX&quot;);&quot;&quot;)))">
            <text:p/>
          </table:table-cell>
          <table:table-cell table:style-name="ce399" table:formula="of:=IF(ISBLANK([$'x1 &lt;--&gt; x2'.H13]);&quot;&quot;;IF(ISNUMBER([$'x1 &lt;--&gt; x2'.H13]);&quot;FAUX&quot;;IF(AND([$Synthèse.$H$1];[.$AA$1]);IF([$'x1 &lt;--&gt; x2'.H13]=INDEX([$Données.J$1:$Données.J$1048576];[$Données.K162]+152);&quot;VRAI&quot;;&quot;FAUX&quot;);&quot;&quot;)))">
            <text:p/>
          </table:table-cell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395258279265527" calcext:value-type="float">
            <text:p>0,395258279265527</text:p>
          </table:table-cell>
          <table:table-cell table:style-name="ce360" office:value-type="float" office:value="40" calcext:value-type="float">
            <text:p>40</text:p>
          </table:table-cell>
          <table:table-cell table:style-name="ce359" office:value-type="float" office:value="290" calcext:value-type="float">
            <text:p>290</text:p>
          </table:table-cell>
          <table:table-cell table:style-name="ce365" table:formula="of:=[.C16]*[.D16]/100" office:value-type="float" office:value="116" calcext:value-type="float">
            <text:p>116</text:p>
          </table:table-cell>
          <table:table-cell table:style-name="ce359" table:formula="of:=RANK([.B16];[.$B$5:.$B$29];0)" office:value-type="float" office:value="15" calcext:value-type="float">
            <text:p>15</text:p>
          </table:table-cell>
          <table:table-cell table:style-name="ce284" office:value-type="float" office:value="12" calcext:value-type="float">
            <text:p>12</text:p>
          </table:table-cell>
          <table:table-cell table:style-name="ce341"/>
          <table:table-cell table:style-name="ce400" table:number-columns-repeated="9"/>
          <table:table-cell table:style-name="ce389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857801530194065" calcext:value-type="float">
            <text:p>0,857801530194065</text:p>
          </table:table-cell>
          <table:table-cell table:style-name="ce360" office:value-type="float" office:value="70" calcext:value-type="float">
            <text:p>70</text:p>
          </table:table-cell>
          <table:table-cell table:style-name="ce359" office:value-type="float" office:value="820" calcext:value-type="float">
            <text:p>820</text:p>
          </table:table-cell>
          <table:table-cell table:style-name="ce365" table:formula="of:=[.C17]*[.D17]/100" office:value-type="float" office:value="574" calcext:value-type="float">
            <text:p>574</text:p>
          </table:table-cell>
          <table:table-cell table:style-name="ce359" table:formula="of:=RANK([.B17];[.$B$5:.$B$29];0)" office:value-type="float" office:value="4" calcext:value-type="float">
            <text:p>4</text:p>
          </table:table-cell>
          <table:table-cell table:style-name="ce284" office:value-type="float" office:value="13" calcext:value-type="float">
            <text:p>13</text:p>
          </table:table-cell>
          <table:table-cell table:style-name="ce341"/>
          <table:table-cell table:style-name="ce401" office:value-type="string" calcext:value-type="string" table:number-columns-spanned="9" table:number-rows-spanned="1">
            <text:p>Total</text:p>
          </table:table-cell>
          <table:covered-table-cell table:style-name="ce401"/>
          <table:covered-table-cell table:number-columns-repeated="7" table:style-name="ce416"/>
          <table:table-cell table:style-name="ce400" table:number-columns-repeated="3"/>
          <table:table-cell table:style-name="ce389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637890588286195" calcext:value-type="float">
            <text:p>0,637890588286195</text:p>
          </table:table-cell>
          <table:table-cell table:style-name="ce360" office:value-type="float" office:value="90" calcext:value-type="float">
            <text:p>90</text:p>
          </table:table-cell>
          <table:table-cell table:style-name="ce359" office:value-type="float" office:value="580" calcext:value-type="float">
            <text:p>580</text:p>
          </table:table-cell>
          <table:table-cell table:style-name="ce365" table:formula="of:=[.C18]*[.D18]/100" office:value-type="float" office:value="522" calcext:value-type="float">
            <text:p>522</text:p>
          </table:table-cell>
          <table:table-cell table:style-name="ce359" table:formula="of:=RANK([.B18];[.$B$5:.$B$29];0)" office:value-type="float" office:value="10" calcext:value-type="float">
            <text:p>10</text:p>
          </table:table-cell>
          <table:table-cell table:style-name="ce284" office:value-type="float" office:value="14" calcext:value-type="float">
            <text:p>14</text:p>
          </table:table-cell>
          <table:table-cell table:style-name="ce341"/>
          <table:table-cell table:style-name="ce404" table:formula="of:=IF(2*COUNTIF([.I6:.I15];&quot;VRAI&quot;)-COUNTIF([.I6:.I15];&quot;FAUX&quot;)&lt;0;0;2*COUNTIF([.I6:.I15];&quot;VRAI&quot;)-COUNTIF([.I6:.I15];&quot;FAUX&quot;))" office:value-type="float" office:value="0" calcext:value-type="float">
            <text:p>0</text:p>
          </table:table-cell>
          <table:table-cell table:style-name="ce404" table:formula="of:=IF(2*COUNTIF([.J6:.J15];&quot;VRAI&quot;)-COUNTIF([.J6:.J15];&quot;FAUX&quot;)&lt;0;0;2*COUNTIF([.J6:.J15];&quot;VRAI&quot;)-COUNTIF([.J6:.J15];&quot;FAUX&quot;))" office:value-type="float" office:value="0" calcext:value-type="float">
            <text:p>0</text:p>
          </table:table-cell>
          <table:table-cell table:style-name="ce415" table:formula="of:=IF(COUNTIF([.K6:.L15];&quot;VRAI&quot;)-0.5*COUNTIF([.K6:.L15];&quot;FAUX&quot;)&lt;0;0;COUNTIF([.K6:.L15];&quot;VRAI&quot;)-0.5*COUNTIF([.K6:.L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15" table:formula="of:=IF(COUNTIF([.M6:.N15];&quot;VRAI&quot;)-0.5*COUNTIF([.M6:.N15];&quot;FAUX&quot;)&lt;0;0;COUNTIF([.M6:.N15];&quot;VRAI&quot;)-0.5*COUNTIF([.M6:.N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04" table:formula="of:=IF(2*COUNTIF([.O6:.O15];&quot;VRAI&quot;)-COUNTIF([.O6:.O15];&quot;FAUX&quot;)&lt;0;0;2*COUNTIF([.O6:.O15];&quot;VRAI&quot;)-COUNTIF([.O6:.O15];&quot;FAUX&quot;))" office:value-type="float" office:value="0" calcext:value-type="float">
            <text:p>0</text:p>
          </table:table-cell>
          <table:table-cell table:style-name="ce415" table:formula="of:=IF(COUNTIF([.P6:.Q15];&quot;VRAI&quot;)-0.5*COUNTIF([.P6:.Q15];&quot;FAUX&quot;)&lt;0;0;COUNTIF([.P6:.Q15];&quot;VRAI&quot;)-0.5*COUNTIF([.P6:.Q15];&quot;FAUX&quot;))" office:value-type="float" office:value="0" calcext:value-type="float" table:number-columns-spanned="2" table:number-rows-spanned="1">
            <text:p>0</text:p>
          </table:table-cell>
          <table:covered-table-cell table:style-name="ce400"/>
          <table:table-cell table:style-name="ce400" table:number-columns-repeated="3"/>
          <table:table-cell table:style-name="ce389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388229111582249" calcext:value-type="float">
            <text:p>0,388229111582249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480" calcext:value-type="float">
            <text:p>480</text:p>
          </table:table-cell>
          <table:table-cell table:style-name="ce296" table:formula="of:=[.C19]*[.D19]/100" office:value-type="float" office:value="288" calcext:value-type="float">
            <text:p>288</text:p>
          </table:table-cell>
          <table:table-cell table:style-name="ce287" table:formula="of:=RANK([.B19];[.$B$5:.$B$29];0)" office:value-type="float" office:value="16" calcext:value-type="float">
            <text:p>16</text:p>
          </table:table-cell>
          <table:table-cell table:style-name="ce284" office:value-type="float" office:value="15" calcext:value-type="float">
            <text:p>15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00" table:number-columns-repeated="7"/>
          <table:table-cell table:style-name="ce389"/>
          <table:table-cell table:style-name="ce341" table:number-columns-repeated="3"/>
          <table:table-cell table:style-name="ce445"/>
          <table:table-cell table:style-name="ce341" table:number-columns-repeated="4"/>
          <table:table-cell table:style-name="ce439"/>
          <table:table-cell table:style-name="ce447" table:number-columns-repeated="3"/>
          <table:table-cell table:style-name="ce400" table:number-columns-repeated="7"/>
          <table:table-cell table:style-name="ce389" table:number-columns-repeated="22"/>
          <table:table-cell table:number-columns-repeated="923"/>
          <table:table-cell table:style-name="Default" table:number-columns-repeated="2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810796006741123" calcext:value-type="float">
            <text:p>0,810796006741123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450" calcext:value-type="float">
            <text:p>450</text:p>
          </table:table-cell>
          <table:table-cell table:style-name="ce296" table:formula="of:=[.C20]*[.D20]/100" office:value-type="float" office:value="315" calcext:value-type="float">
            <text:p>315</text:p>
          </table:table-cell>
          <table:table-cell table:style-name="ce287" table:formula="of:=RANK([.B20];[.$B$5:.$B$29];0)" office:value-type="float" office:value="6" calcext:value-type="float">
            <text:p>6</text:p>
          </table:table-cell>
          <table:table-cell table:style-name="ce284" office:value-type="float" office:value="16" calcext:value-type="float">
            <text:p>16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00" table:number-columns-repeated="7"/>
          <table:table-cell table:style-name="ce389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style-name="ce447"/>
          <table:table-cell table:style-name="ce400" table:number-columns-repeated="7"/>
          <table:table-cell table:number-columns-repeated="2"/>
          <table:table-cell table:style-name="ce389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956150978689015" calcext:value-type="float">
            <text:p>0,956150978689015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150" calcext:value-type="float">
            <text:p>150</text:p>
          </table:table-cell>
          <table:table-cell table:style-name="ce296" table:formula="of:=[.C21]*[.D21]/100" office:value-type="float" office:value="90" calcext:value-type="float">
            <text:p>90</text:p>
          </table:table-cell>
          <table:table-cell table:style-name="ce287" table:formula="of:=RANK([.B21];[.$B$5:.$B$29];0)" office:value-type="float" office:value="1" calcext:value-type="float">
            <text:p>1</text:p>
          </table:table-cell>
          <table:table-cell table:style-name="ce284" office:value-type="float" office:value="17" calcext:value-type="float">
            <text:p>17</text:p>
          </table:table-cell>
          <table:table-cell table:style-name="ce341"/>
          <table:table-cell table:style-name="Default" table:number-columns-repeated="24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style-name="ce400" table:number-columns-repeated="8"/>
          <table:table-cell table:number-columns-repeated="2"/>
          <table:table-cell table:style-name="ce389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281386205906366" calcext:value-type="float">
            <text:p>0,281386205906366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720" calcext:value-type="float">
            <text:p>720</text:p>
          </table:table-cell>
          <table:table-cell table:style-name="ce296" table:formula="of:=[.C22]*[.D22]/100" office:value-type="float" office:value="432" calcext:value-type="float">
            <text:p>432</text:p>
          </table:table-cell>
          <table:table-cell table:style-name="ce287" table:formula="of:=RANK([.B22];[.$B$5:.$B$29];0)" office:value-type="float" office:value="19" calcext:value-type="float">
            <text:p>19</text:p>
          </table:table-cell>
          <table:table-cell table:style-name="ce284" office:value-type="float" office:value="18" calcext:value-type="float">
            <text:p>18</text:p>
          </table:table-cell>
          <table:table-cell table:style-name="ce372"/>
          <table:table-cell table:style-name="Default" table:number-columns-repeated="24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372318727694083" calcext:value-type="float">
            <text:p>0,372318727694083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400" calcext:value-type="float">
            <text:p>400</text:p>
          </table:table-cell>
          <table:table-cell table:style-name="ce296" table:formula="of:=[.C23]*[.D23]/100" office:value-type="float" office:value="360" calcext:value-type="float">
            <text:p>360</text:p>
          </table:table-cell>
          <table:table-cell table:style-name="ce287" table:formula="of:=RANK([.B23];[.$B$5:.$B$29];0)" office:value-type="float" office:value="18" calcext:value-type="float">
            <text:p>18</text:p>
          </table:table-cell>
          <table:table-cell table:style-name="ce284" office:value-type="float" office:value="19" calcext:value-type="float">
            <text:p>19</text:p>
          </table:table-cell>
          <table:table-cell table:style-name="ce372"/>
          <table:table-cell table:style-name="Default" table:number-columns-repeated="24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422218185819778" calcext:value-type="float">
            <text:p>0,422218185819778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780" calcext:value-type="float">
            <text:p>780</text:p>
          </table:table-cell>
          <table:table-cell table:style-name="ce296" table:formula="of:=[.C24]*[.D24]/100" office:value-type="float" office:value="546" calcext:value-type="float">
            <text:p>546</text:p>
          </table:table-cell>
          <table:table-cell table:style-name="ce287" table:formula="of:=RANK([.B24];[.$B$5:.$B$29];0)" office:value-type="float" office:value="13" calcext:value-type="float">
            <text:p>13</text:p>
          </table:table-cell>
          <table:table-cell table:style-name="ce284" office:value-type="float" office:value="20" calcext:value-type="float">
            <text:p>20</text:p>
          </table:table-cell>
          <table:table-cell table:style-name="ce372"/>
          <table:table-cell table:style-name="Default" table:number-columns-repeated="24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245936898066566" calcext:value-type="float">
            <text:p>0,245936898066566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20" calcext:value-type="float">
            <text:p>20</text:p>
          </table:table-cell>
          <table:table-cell table:style-name="ce296" table:formula="of:=[.C25]*[.D25]/100" office:value-type="float" office:value="12" calcext:value-type="float">
            <text:p>12</text:p>
          </table:table-cell>
          <table:table-cell table:style-name="ce287" table:formula="of:=RANK([.B25];[.$B$5:.$B$29];0)" office:value-type="float" office:value="21" calcext:value-type="float">
            <text:p>21</text:p>
          </table:table-cell>
          <table:table-cell table:style-name="ce284" office:value-type="float" office:value="21" calcext:value-type="float">
            <text:p>21</text:p>
          </table:table-cell>
          <table:table-cell table:style-name="ce372"/>
          <table:table-cell table:style-name="Default" table:number-columns-repeated="24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045280884744049" calcext:value-type="float">
            <text:p>0,045280884744049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270" calcext:value-type="float">
            <text:p>270</text:p>
          </table:table-cell>
          <table:table-cell table:style-name="ce296" table:formula="of:=[.C26]*[.D26]/100" office:value-type="float" office:value="243" calcext:value-type="float">
            <text:p>243</text:p>
          </table:table-cell>
          <table:table-cell table:style-name="ce287" table:formula="of:=RANK([.B26];[.$B$5:.$B$29];0)" office:value-type="float" office:value="24" calcext:value-type="float">
            <text:p>24</text:p>
          </table:table-cell>
          <table:table-cell table:style-name="ce284" office:value-type="float" office:value="22" calcext:value-type="float">
            <text:p>22</text:p>
          </table:table-cell>
          <table:table-cell table:style-name="ce372"/>
          <table:table-cell table:number-columns-repeated="7"/>
          <table:table-cell table:style-name="Default" table:number-columns-repeated="17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581530013973334" calcext:value-type="float">
            <text:p>0,581530013973334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C27]*[.D27]/100" office:value-type="float" office:value="189" calcext:value-type="float">
            <text:p>189</text:p>
          </table:table-cell>
          <table:table-cell table:style-name="ce287" table:formula="of:=RANK([.B27];[.$B$5:.$B$29];0)" office:value-type="float" office:value="11" calcext:value-type="float">
            <text:p>11</text:p>
          </table:table-cell>
          <table:table-cell table:style-name="ce284" office:value-type="float" office:value="23" calcext:value-type="float">
            <text:p>23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18" table:number-columns-repeated="4"/>
          <table:table-cell table:style-name="Default" table:number-columns-repeated="4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711631584713565" calcext:value-type="float">
            <text:p>0,711631584713565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C28]*[.D28]/100" office:value-type="float" office:value="66" calcext:value-type="float">
            <text:p>66</text:p>
          </table:table-cell>
          <table:table-cell table:style-name="ce287" table:formula="of:=RANK([.B28];[.$B$5:.$B$29];0)" office:value-type="float" office:value="8" calcext:value-type="float">
            <text:p>8</text:p>
          </table:table-cell>
          <table:table-cell table:style-name="ce284" office:value-type="float" office:value="24" calcext:value-type="float">
            <text:p>24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18" table:number-columns-repeated="4"/>
          <table:table-cell table:style-name="Default" table:number-columns-repeated="4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667324676231282" calcext:value-type="float">
            <text:p>0,667324676231282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340" calcext:value-type="float">
            <text:p>340</text:p>
          </table:table-cell>
          <table:table-cell table:style-name="ce296" table:formula="of:=[.C29]*[.D29]/100" office:value-type="float" office:value="272" calcext:value-type="float">
            <text:p>272</text:p>
          </table:table-cell>
          <table:table-cell table:style-name="ce287" table:formula="of:=RANK([.B29];[.$B$5:.$B$29];0)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18" table:number-columns-repeated="8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341"/>
          <table:table-cell table:style-name="ce349"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83"/>
          <table:table-cell table:number-columns-repeated="8"/>
          <table:table-cell table:style-name="ce318" table:number-columns-repeated="8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3"/>
          <table:table-cell table:style-name="ce349" table:number-columns-repeated="10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07" office:value-type="string" calcext:value-type="string" table:number-columns-spanned="9" table:number-rows-spanned="1">
            <text:p>€ --&gt; %</text:p>
          </table:table-cell>
          <table:covered-table-cell table:number-columns-repeated="5" table:style-name="ce342"/>
          <table:covered-table-cell table:style-name="ce389"/>
          <table:covered-table-cell table:style-name="ce318"/>
          <table:covered-table-cell/>
          <table:table-cell table:number-columns-repeated="6"/>
          <table:table-cell table:style-name="ce383"/>
          <table:table-cell table:number-columns-repeated="8"/>
          <table:table-cell table:style-name="ce318" table:number-columns-repeated="8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/>
          <table:table-cell table:style-name="ce318" table:number-columns-repeated="7"/>
          <table:table-cell table:number-columns-repeated="7"/>
          <table:table-cell table:style-name="ce383"/>
          <table:table-cell table:number-columns-repeated="8"/>
          <table:table-cell table:style-name="ce318" table:number-columns-repeated="8"/>
          <table:table-cell table:style-name="ce389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21"/>
          <table:table-cell table:style-name="ce344" office:value-type="string" calcext:value-type="string">
            <text:p>Rang</text:p>
          </table:table-cell>
          <table:table-cell table:style-name="ce362" office:value-type="string" calcext:value-type="string">
            <text:p>Prix initial (€)</text:p>
          </table:table-cell>
          <table:table-cell table:style-name="ce362" office:value-type="string" calcext:value-type="string">
            <text:p>Prix final (€)</text:p>
          </table:table-cell>
          <table:table-cell table:style-name="ce362" office:value-type="string" calcext:value-type="string">
            <text:p>Signe</text:p>
          </table:table-cell>
          <table:table-cell table:number-columns-repeated="2"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 table:number-columns-repeated="20"/>
          <table:table-cell table:style-name="ce318" table:number-columns-repeated="4"/>
          <table:table-cell table:style-name="ce389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337260850271916" calcext:value-type="float">
            <text:p>0,337260850271916</text:p>
          </table:table-cell>
          <table:table-cell table:style-name="ce360" office:value-type="float" office:value="300" calcext:value-type="float">
            <text:p>300</text:p>
          </table:table-cell>
          <table:table-cell table:style-name="ce359" table:formula="of:=[.C34]*(1+[.F34]/100)" office:value-type="float" office:value="330" calcext:value-type="float">
            <text:p>33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34];[.F34])" office:value-type="string" office:string-value="+10" calcext:value-type="string">
            <text:p>+10</text:p>
          </table:table-cell>
          <table:table-cell table:style-name="ce359" table:formula="of:=RANK([.B34];[.$B$34:.$B$58];0)" office:value-type="float" office:value="18" calcext:value-type="float">
            <text:p>18</text:p>
          </table:table-cell>
          <table:table-cell table:style-name="ce284" office:value-type="float" office:value="1" calcext:value-type="float">
            <text:p>1</text:p>
          </table:table-cell>
          <table:table-cell table:style-name="ce318" table:number-columns-repeated="23"/>
          <table:table-cell table:style-name="ce389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528794369280659" calcext:value-type="float">
            <text:p>0,528794369280659</text:p>
          </table:table-cell>
          <table:table-cell table:style-name="ce360" office:value-type="float" office:value="600" calcext:value-type="float">
            <text:p>600</text:p>
          </table:table-cell>
          <table:table-cell table:style-name="ce359" table:formula="of:=[.C35]*(1+[.F35]/100)" office:value-type="float" office:value="720" calcext:value-type="float">
            <text:p>72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35];[.F35])" office:value-type="string" office:string-value="+20" calcext:value-type="string">
            <text:p>+20</text:p>
          </table:table-cell>
          <table:table-cell table:style-name="ce359" table:formula="of:=RANK([.B35];[.$B$34:.$B$58];0)" office:value-type="float" office:value="11" calcext:value-type="float">
            <text:p>11</text:p>
          </table:table-cell>
          <table:table-cell table:style-name="ce284" office:value-type="float" office:value="2" calcext:value-type="float">
            <text:p>2</text:p>
          </table:table-cell>
          <table:table-cell table:style-name="ce318" table:number-columns-repeated="19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225172893434906" calcext:value-type="float">
            <text:p>0,225172893434906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[.C36]*(1+[.F36]/100)" office:value-type="float" office:value="1040" calcext:value-type="float">
            <text:p>104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36];[.F36])" office:value-type="string" office:string-value="+30" calcext:value-type="string">
            <text:p>+30</text:p>
          </table:table-cell>
          <table:table-cell table:style-name="ce359" table:formula="of:=RANK([.B36];[.$B$34:.$B$58];0)" office:value-type="float" office:value="22" calcext:value-type="float">
            <text:p>22</text:p>
          </table:table-cell>
          <table:table-cell table:style-name="ce284" office:value-type="float" office:value="3" calcext:value-type="float">
            <text:p>3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402088171172923" calcext:value-type="float">
            <text:p>0,402088171172923</text:p>
          </table:table-cell>
          <table:table-cell table:style-name="ce360" office:value-type="float" office:value="300" calcext:value-type="float">
            <text:p>300</text:p>
          </table:table-cell>
          <table:table-cell table:style-name="ce359" table:formula="of:=[.C37]*(1+[.F37]/100)" office:value-type="float" office:value="360" calcext:value-type="float">
            <text:p>3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37];[.F37])" office:value-type="string" office:string-value="+20" calcext:value-type="string">
            <text:p>+20</text:p>
          </table:table-cell>
          <table:table-cell table:style-name="ce359" table:formula="of:=RANK([.B37];[.$B$34:.$B$58];0)" office:value-type="float" office:value="17" calcext:value-type="float">
            <text:p>17</text:p>
          </table:table-cell>
          <table:table-cell table:style-name="ce284" office:value-type="float" office:value="4" calcext:value-type="float">
            <text:p>4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513235568270222" calcext:value-type="float">
            <text:p>0,513235568270222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[.C38]*(1+[.F38]/100)" office:value-type="float" office:value="120" calcext:value-type="float">
            <text:p>12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38];[.F38])" office:value-type="string" office:string-value="+20" calcext:value-type="string">
            <text:p>+20</text:p>
          </table:table-cell>
          <table:table-cell table:style-name="ce359" table:formula="of:=RANK([.B38];[.$B$34:.$B$58];0)" office:value-type="float" office:value="12" calcext:value-type="float">
            <text:p>12</text:p>
          </table:table-cell>
          <table:table-cell table:style-name="ce284" office:value-type="float" office:value="5" calcext:value-type="float">
            <text:p>5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476895465002425" calcext:value-type="float">
            <text:p>0,476895465002425</text:p>
          </table:table-cell>
          <table:table-cell table:style-name="ce360" office:value-type="float" office:value="900" calcext:value-type="float">
            <text:p>900</text:p>
          </table:table-cell>
          <table:table-cell table:style-name="ce359" table:formula="of:=[.C39]*(1+[.F39]/100)" office:value-type="float" office:value="1170" calcext:value-type="float">
            <text:p>117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39];[.F39])" office:value-type="string" office:string-value="+30" calcext:value-type="string">
            <text:p>+30</text:p>
          </table:table-cell>
          <table:table-cell table:style-name="ce359" table:formula="of:=RANK([.B39];[.$B$34:.$B$58];0)" office:value-type="float" office:value="14" calcext:value-type="float">
            <text:p>14</text:p>
          </table:table-cell>
          <table:table-cell table:style-name="ce284" office:value-type="float" office:value="6" calcext:value-type="float">
            <text:p>6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723576363271751" calcext:value-type="float">
            <text:p>0,723576363271751</text:p>
          </table:table-cell>
          <table:table-cell table:style-name="ce360" office:value-type="float" office:value="900" calcext:value-type="float">
            <text:p>900</text:p>
          </table:table-cell>
          <table:table-cell table:style-name="ce359" table:formula="of:=[.C40]*(1+[.F40]/100)" office:value-type="float" office:value="990" calcext:value-type="float">
            <text:p>99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0];[.F40])" office:value-type="string" office:string-value="+10" calcext:value-type="string">
            <text:p>+10</text:p>
          </table:table-cell>
          <table:table-cell table:style-name="ce359" table:formula="of:=RANK([.B40];[.$B$34:.$B$58];0)" office:value-type="float" office:value="7" calcext:value-type="float">
            <text:p>7</text:p>
          </table:table-cell>
          <table:table-cell table:style-name="ce284" office:value-type="float" office:value="7" calcext:value-type="float">
            <text:p>7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981945051842881" calcext:value-type="float">
            <text:p>0,981945051842881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[.C41]*(1+[.F41]/100)" office:value-type="float" office:value="980" calcext:value-type="float">
            <text:p>98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41];[.F41])" office:value-type="string" office:string-value="+40" calcext:value-type="string">
            <text:p>+40</text:p>
          </table:table-cell>
          <table:table-cell table:style-name="ce359" table:formula="of:=RANK([.B41];[.$B$34:.$B$58];0)" office:value-type="float" office:value="2" calcext:value-type="float">
            <text:p>2</text:p>
          </table:table-cell>
          <table:table-cell table:style-name="ce284" office:value-type="float" office:value="8" calcext:value-type="float">
            <text:p>8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957077560549626" calcext:value-type="float">
            <text:p>0,957077560549626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[.C42]*(1+[.F42]/100)" office:value-type="float" office:value="880" calcext:value-type="float">
            <text:p>88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2];[.F42])" office:value-type="string" office:string-value="+10" calcext:value-type="string">
            <text:p>+10</text:p>
          </table:table-cell>
          <table:table-cell table:style-name="ce359" table:formula="of:=RANK([.B42];[.$B$34:.$B$58];0)" office:value-type="float" office:value="4" calcext:value-type="float">
            <text:p>4</text:p>
          </table:table-cell>
          <table:table-cell table:style-name="ce284" office:value-type="float" office:value="9" calcext:value-type="float">
            <text:p>9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963475671435228" calcext:value-type="float">
            <text:p>0,963475671435228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[.C43]*(1+[.F43]/100)" office:value-type="float" office:value="650" calcext:value-type="float">
            <text:p>65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3];[.F43])" office:value-type="string" office:string-value="+30" calcext:value-type="string">
            <text:p>+30</text:p>
          </table:table-cell>
          <table:table-cell table:style-name="ce359" table:formula="of:=RANK([.B43];[.$B$34:.$B$58];0)" office:value-type="float" office:value="3" calcext:value-type="float">
            <text:p>3</text:p>
          </table:table-cell>
          <table:table-cell table:style-name="ce284" office:value-type="float" office:value="10" calcext:value-type="float">
            <text:p>10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169719782233679" calcext:value-type="float">
            <text:p>0,169719782233679</text:p>
          </table:table-cell>
          <table:table-cell table:style-name="ce360" office:value-type="float" office:value="900" calcext:value-type="float">
            <text:p>900</text:p>
          </table:table-cell>
          <table:table-cell table:style-name="ce359" table:formula="of:=[.C44]*(1+[.F44]/100)" office:value-type="float" office:value="1170" calcext:value-type="float">
            <text:p>117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4];[.F44])" office:value-type="string" office:string-value="+30" calcext:value-type="string">
            <text:p>+30</text:p>
          </table:table-cell>
          <table:table-cell table:style-name="ce359" table:formula="of:=RANK([.B44];[.$B$34:.$B$58];0)" office:value-type="float" office:value="24" calcext:value-type="float">
            <text:p>24</text:p>
          </table:table-cell>
          <table:table-cell table:style-name="ce284" office:value-type="float" office:value="11" calcext:value-type="float">
            <text:p>11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621791609566044" calcext:value-type="float">
            <text:p>0,621791609566044</text:p>
          </table:table-cell>
          <table:table-cell table:style-name="ce360" office:value-type="float" office:value="300" calcext:value-type="float">
            <text:p>300</text:p>
          </table:table-cell>
          <table:table-cell table:style-name="ce359" table:formula="of:=[.C45]*(1+[.F45]/100)" office:value-type="float" office:value="330" calcext:value-type="float">
            <text:p>33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5];[.F45])" office:value-type="string" office:string-value="+10" calcext:value-type="string">
            <text:p>+10</text:p>
          </table:table-cell>
          <table:table-cell table:style-name="ce359" table:formula="of:=RANK([.B45];[.$B$34:.$B$58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794629742724272" calcext:value-type="float">
            <text:p>0,794629742724272</text:p>
          </table:table-cell>
          <table:table-cell table:style-name="ce360" office:value-type="float" office:value="900" calcext:value-type="float">
            <text:p>900</text:p>
          </table:table-cell>
          <table:table-cell table:style-name="ce359" table:formula="of:=[.C46]*(1+[.F46]/100)" office:value-type="float" office:value="1170" calcext:value-type="float">
            <text:p>117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6];[.F46])" office:value-type="string" office:string-value="+30" calcext:value-type="string">
            <text:p>+30</text:p>
          </table:table-cell>
          <table:table-cell table:style-name="ce359" table:formula="of:=RANK([.B46];[.$B$34:.$B$58];0)" office:value-type="float" office:value="6" calcext:value-type="float">
            <text:p>6</text:p>
          </table:table-cell>
          <table:table-cell table:style-name="ce284" office:value-type="float" office:value="13" calcext:value-type="float">
            <text:p>13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606439977220057" calcext:value-type="float">
            <text:p>0,606439977220057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[.C47]*(1+[.F47]/100)" office:value-type="float" office:value="770" calcext:value-type="float">
            <text:p>77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7];[.F47])" office:value-type="string" office:string-value="+10" calcext:value-type="string">
            <text:p>+10</text:p>
          </table:table-cell>
          <table:table-cell table:style-name="ce359" table:formula="of:=RANK([.B47];[.$B$34:.$B$58];0)" office:value-type="float" office:value="9" calcext:value-type="float">
            <text:p>9</text:p>
          </table:table-cell>
          <table:table-cell table:style-name="ce284" office:value-type="float" office:value="14" calcext:value-type="float">
            <text:p>14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0730565571994875" calcext:value-type="float">
            <text:p>0,073056557199488</text:p>
          </table:table-cell>
          <table:table-cell table:style-name="ce361" office:value-type="float" office:value="700" calcext:value-type="float">
            <text:p>700</text:p>
          </table:table-cell>
          <table:table-cell table:style-name="ce287" table:formula="of:=[.C48]*(1-[.F48]/100)" office:value-type="float" office:value="490" calcext:value-type="float">
            <text:p>49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30" calcext:value-type="float">
            <text:p>30</text:p>
          </table:table-cell>
          <table:table-cell table:style-name="ce296" table:formula="of:=COM.MICROSOFT.CONCAT([.E48];[.F48])" office:value-type="string" office:string-value="-30" calcext:value-type="string">
            <text:p>-30</text:p>
          </table:table-cell>
          <table:table-cell table:style-name="ce287" table:formula="of:=RANK([.B48];[.$B$34:.$B$58];0)" office:value-type="float" office:value="25" calcext:value-type="float">
            <text:p>25</text:p>
          </table:table-cell>
          <table:table-cell table:style-name="ce284" office:value-type="float" office:value="15" calcext:value-type="float">
            <text:p>15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201363636425343" calcext:value-type="float">
            <text:p>0,201363636425343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[.C49]*(1-[.F49]/100)" office:value-type="float" office:value="560" calcext:value-type="float">
            <text:p>56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30" calcext:value-type="float">
            <text:p>30</text:p>
          </table:table-cell>
          <table:table-cell table:style-name="ce296" table:formula="of:=COM.MICROSOFT.CONCAT([.E49];[.F49])" office:value-type="string" office:string-value="-30" calcext:value-type="string">
            <text:p>-30</text:p>
          </table:table-cell>
          <table:table-cell table:style-name="ce287" table:formula="of:=RANK([.B49];[.$B$34:.$B$58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436376401505855" calcext:value-type="float">
            <text:p>0,436376401505855</text:p>
          </table:table-cell>
          <table:table-cell table:style-name="ce361" office:value-type="float" office:value="900" calcext:value-type="float">
            <text:p>900</text:p>
          </table:table-cell>
          <table:table-cell table:style-name="ce287" table:formula="of:=[.C50]*(1-[.F50]/100)" office:value-type="float" office:value="540" calcext:value-type="float">
            <text:p>54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40" calcext:value-type="float">
            <text:p>40</text:p>
          </table:table-cell>
          <table:table-cell table:style-name="ce296" table:formula="of:=COM.MICROSOFT.CONCAT([.E50];[.F50])" office:value-type="string" office:string-value="-40" calcext:value-type="string">
            <text:p>-40</text:p>
          </table:table-cell>
          <table:table-cell table:style-name="ce287" table:formula="of:=RANK([.B50];[.$B$34:.$B$58];0)" office:value-type="float" office:value="16" calcext:value-type="float">
            <text:p>16</text:p>
          </table:table-cell>
          <table:table-cell table:style-name="ce284" office:value-type="float" office:value="17" calcext:value-type="float">
            <text:p>17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984507271485845" calcext:value-type="float">
            <text:p>0,984507271485845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[.C51]*(1-[.F51]/100)" office:value-type="float" office:value="720" calcext:value-type="float">
            <text:p>72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table:formula="of:=COM.MICROSOFT.CONCAT([.E51];[.F51])" office:value-type="string" office:string-value="-10" calcext:value-type="string">
            <text:p>-10</text:p>
          </table:table-cell>
          <table:table-cell table:style-name="ce287" table:formula="of:=RANK([.B51];[.$B$34:.$B$58];0)" office:value-type="float" office:value="1" calcext:value-type="float">
            <text:p>1</text:p>
          </table:table-cell>
          <table:table-cell table:style-name="ce284" office:value-type="float" office:value="18" calcext:value-type="float">
            <text:p>18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241279500185462" calcext:value-type="float">
            <text:p>0,241279500185462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[.C52]*(1-[.F52]/100)" office:value-type="float" office:value="720" calcext:value-type="float">
            <text:p>72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table:formula="of:=COM.MICROSOFT.CONCAT([.E52];[.F52])" office:value-type="string" office:string-value="-10" calcext:value-type="string">
            <text:p>-10</text:p>
          </table:table-cell>
          <table:table-cell table:style-name="ce287" table:formula="of:=RANK([.B52];[.$B$34:.$B$58];0)" office:value-type="float" office:value="20" calcext:value-type="float">
            <text:p>20</text:p>
          </table:table-cell>
          <table:table-cell table:style-name="ce284" office:value-type="float" office:value="19" calcext:value-type="float">
            <text:p>19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577706379988112" calcext:value-type="float">
            <text:p>0,577706379988112</text:p>
          </table:table-cell>
          <table:table-cell table:style-name="ce361" office:value-type="float" office:value="700" calcext:value-type="float">
            <text:p>700</text:p>
          </table:table-cell>
          <table:table-cell table:style-name="ce287" table:formula="of:=[.C53]*(1-[.F53]/100)" office:value-type="float" office:value="630" calcext:value-type="float">
            <text:p>63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table:formula="of:=COM.MICROSOFT.CONCAT([.E53];[.F53])" office:value-type="string" office:string-value="-10" calcext:value-type="string">
            <text:p>-10</text:p>
          </table:table-cell>
          <table:table-cell table:style-name="ce287" table:formula="of:=RANK([.B53];[.$B$34:.$B$58];0)" office:value-type="float" office:value="10" calcext:value-type="float">
            <text:p>10</text:p>
          </table:table-cell>
          <table:table-cell table:style-name="ce284" office:value-type="float" office:value="20" calcext:value-type="float">
            <text:p>20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874197217945993" calcext:value-type="float">
            <text:p>0,874197217945993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[.C54]*(1-[.F54]/100)" office:value-type="float" office:value="640" calcext:value-type="float">
            <text:p>64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0" calcext:value-type="float">
            <text:p>20</text:p>
          </table:table-cell>
          <table:table-cell table:style-name="ce296" table:formula="of:=COM.MICROSOFT.CONCAT([.E54];[.F54])" office:value-type="string" office:string-value="-20" calcext:value-type="string">
            <text:p>-20</text:p>
          </table:table-cell>
          <table:table-cell table:style-name="ce287" table:formula="of:=RANK([.B54];[.$B$34:.$B$58];0)" office:value-type="float" office:value="5" calcext:value-type="float">
            <text:p>5</text:p>
          </table:table-cell>
          <table:table-cell table:style-name="ce284" office:value-type="float" office:value="21" calcext:value-type="float">
            <text:p>21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449490808323412" calcext:value-type="float">
            <text:p>0,449490808323412</text:p>
          </table:table-cell>
          <table:table-cell table:style-name="ce361" office:value-type="float" office:value="200" calcext:value-type="float">
            <text:p>200</text:p>
          </table:table-cell>
          <table:table-cell table:style-name="ce287" table:formula="of:=[.C55]*(1-[.F55]/100)" office:value-type="float" office:value="180" calcext:value-type="float">
            <text:p>18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table:formula="of:=COM.MICROSOFT.CONCAT([.E55];[.F55])" office:value-type="string" office:string-value="-10" calcext:value-type="string">
            <text:p>-10</text:p>
          </table:table-cell>
          <table:table-cell table:style-name="ce287" table:formula="of:=RANK([.B55];[.$B$34:.$B$58];0)" office:value-type="float" office:value="15" calcext:value-type="float">
            <text:p>15</text:p>
          </table:table-cell>
          <table:table-cell table:style-name="ce284" office:value-type="float" office:value="22" calcext:value-type="float">
            <text:p>22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498847348001678" calcext:value-type="float">
            <text:p>0,498847348001678</text:p>
          </table:table-cell>
          <table:table-cell table:style-name="ce361" office:value-type="float" office:value="200" calcext:value-type="float">
            <text:p>200</text:p>
          </table:table-cell>
          <table:table-cell table:style-name="ce287" table:formula="of:=[.C56]*(1-[.F56]/100)" office:value-type="float" office:value="160" calcext:value-type="float">
            <text:p>16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0" calcext:value-type="float">
            <text:p>20</text:p>
          </table:table-cell>
          <table:table-cell table:style-name="ce296" table:formula="of:=COM.MICROSOFT.CONCAT([.E56];[.F56])" office:value-type="string" office:string-value="-20" calcext:value-type="string">
            <text:p>-20</text:p>
          </table:table-cell>
          <table:table-cell table:style-name="ce287" table:formula="of:=RANK([.B56];[.$B$34:.$B$58];0)" office:value-type="float" office:value="13" calcext:value-type="float">
            <text:p>13</text:p>
          </table:table-cell>
          <table:table-cell table:style-name="ce284" office:value-type="float" office:value="23" calcext:value-type="float">
            <text:p>23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247269175595068" calcext:value-type="float">
            <text:p>0,247269175595068</text:p>
          </table:table-cell>
          <table:table-cell table:style-name="ce361" office:value-type="float" office:value="600" calcext:value-type="float">
            <text:p>600</text:p>
          </table:table-cell>
          <table:table-cell table:style-name="ce287" table:formula="of:=[.C57]*(1-[.F57]/100)" office:value-type="float" office:value="300" calcext:value-type="float">
            <text:p>30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0" calcext:value-type="float">
            <text:p>50</text:p>
          </table:table-cell>
          <table:table-cell table:style-name="ce296" table:formula="of:=COM.MICROSOFT.CONCAT([.E57];[.F57])" office:value-type="string" office:string-value="-50" calcext:value-type="string">
            <text:p>-50</text:p>
          </table:table-cell>
          <table:table-cell table:style-name="ce287" table:formula="of:=RANK([.B57];[.$B$34:.$B$58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226493335723642" calcext:value-type="float">
            <text:p>0,226493335723642</text:p>
          </table:table-cell>
          <table:table-cell table:style-name="ce361" office:value-type="float" office:value="300" calcext:value-type="float">
            <text:p>300</text:p>
          </table:table-cell>
          <table:table-cell table:style-name="ce287" table:formula="of:=[.C58]*(1-[.F58]/100)" office:value-type="float" office:value="240" calcext:value-type="float">
            <text:p>24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0" calcext:value-type="float">
            <text:p>20</text:p>
          </table:table-cell>
          <table:table-cell table:style-name="ce296" table:formula="of:=COM.MICROSOFT.CONCAT([.E58];[.F58])" office:value-type="string" office:string-value="-20" calcext:value-type="string">
            <text:p>-20</text:p>
          </table:table-cell>
          <table:table-cell table:style-name="ce287" table:formula="of:=RANK([.B58];[.$B$34:.$B$58];0)" office:value-type="float" office:value="21" calcext:value-type="float">
            <text:p>21</text:p>
          </table:table-cell>
          <table:table-cell table:style-name="ce284" office:value-type="float" office:value="25" calcext:value-type="float">
            <text:p>25</text:p>
          </table:table-cell>
          <table:table-cell table:style-name="ce318" table:number-columns-repeated="24"/>
          <table:table-cell table:number-columns-repeated="991"/>
        </table:table-row>
        <table:table-row table:style-name="ro4">
          <table:table-cell table:style-name="Default" table:number-columns-repeated="6"/>
          <table:table-cell table:style-name="ce318" table:number-columns-repeated="27"/>
          <table:table-cell table:number-columns-repeated="991"/>
        </table:table-row>
        <table:table-row table:style-name="ro4">
          <table:table-cell table:style-name="ce307" office:value-type="string" calcext:value-type="string" table:number-columns-spanned="15" table:number-rows-spanned="1">
            <text:p><text:span text:style-name="T20">% --&gt; </text:span><text:span text:style-name="T21">×</text:span></text:p>
          </table:table-cell>
          <table:covered-table-cell table:number-columns-repeated="6"/>
          <table:covered-table-cell table:number-columns-repeated="8" table:style-name="ce318"/>
          <table:table-cell table:style-name="ce318" table:number-columns-repeated="18"/>
          <table:table-cell table:number-columns-repeated="991"/>
        </table:table-row>
        <table:table-row table:style-name="ro4">
          <table:table-cell table:number-columns-repeated="7"/>
          <table:table-cell table:style-name="ce318" table:number-columns-repeated="26"/>
          <table:table-cell table:number-columns-repeated="991"/>
        </table:table-row>
        <table:table-row table:style-name="ro4">
          <table:table-cell table:style-name="ce321"/>
          <table:table-cell table:style-name="ce344" office:value-type="string" calcext:value-type="string">
            <text:p>Rang</text:p>
          </table:table-cell>
          <table:table-cell table:style-name="ce344" office:value-type="string" calcext:value-type="string">
            <text:p>Signe</text:p>
          </table:table-cell>
          <table:table-cell table:number-columns-repeated="2" table:style-name="ce344" office:value-type="string" calcext:value-type="string">
            <text:p>%</text:p>
          </table:table-cell>
          <table:table-cell table:style-name="ce378" office:value-type="string" calcext:value-type="string">
            <text:p>×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 table:number-columns-repeated="3"/>
          <table:table-cell table:style-name="ce344" office:value-type="string" calcext:value-type="string">
            <text:p>%</text:p>
          </table:table-cell>
          <table:table-cell table:style-name="ce378" office:value-type="string" calcext:value-type="string">
            <text:p>×</text:p>
          </table:table-cell>
          <table:table-cell table:style-name="ce344" office:value-type="string" calcext:value-type="string">
            <text:p>choix</text:p>
          </table:table-cell>
          <table:table-cell table:number-columns-repeated="14"/>
          <table:table-cell table:style-name="ce318" table:number-columns-repeated="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8300314712836" calcext:value-type="float">
            <text:p>0,830031471283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63:.D63])" office:value-type="string" office:string-value="+10" calcext:value-type="string">
            <text:p>+10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63];[.$B$63:.$B$86];0)" office:value-type="float" office:value="3" calcext:value-type="float">
            <text:p>3</text:p>
          </table:table-cell>
          <table:table-cell table:style-name="ce287" office:value-type="float" office:value="0.390020732035049" calcext:value-type="float">
            <text:p>0,39002073203504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3:.K6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H63];[.$H$63:.$H$85];0)" office:value-type="float" office:value="14" calcext:value-type="float">
            <text:p>14</text:p>
          </table:table-cell>
          <table:table-cell table:style-name="ce284" office:value-type="float" office:value="1" calcext:value-type="float">
            <text:p>1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12668679559134" calcext:value-type="float">
            <text:p>0,81266867955913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64:.D64])" office:value-type="string" office:string-value="+20" calcext:value-type="string">
            <text:p>+20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64];[.$B$63:.$B$86];0)" office:value-type="float" office:value="4" calcext:value-type="float">
            <text:p>4</text:p>
          </table:table-cell>
          <table:table-cell table:style-name="ce287" office:value-type="float" office:value="0.894895859123894" calcext:value-type="float">
            <text:p>0,89489585912389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4:.K6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H64];[.$H$63:.$H$85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318" table:number-columns-repeated="13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897304089256892" calcext:value-type="float">
            <text:p>0,89730408925689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65:.D65])" office:value-type="string" office:string-value="+30" calcext:value-type="string">
            <text:p>+30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65];[.$B$63:.$B$86];0)" office:value-type="float" office:value="1" calcext:value-type="float">
            <text:p>1</text:p>
          </table:table-cell>
          <table:table-cell table:style-name="ce287" office:value-type="float" office:value="0.115656652971335" calcext:value-type="float">
            <text:p>0,11565665297133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5:.K6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H65];[.$H$63:.$H$85];0)" office:value-type="float" office:value="20" calcext:value-type="float">
            <text:p>20</text:p>
          </table:table-cell>
          <table:table-cell table:style-name="ce284" office:value-type="float" office:value="3" calcext:value-type="float">
            <text:p>3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23154920968522" calcext:value-type="float">
            <text:p>0,72315492096852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66:.D66])" office:value-type="string" office:string-value="+40" calcext:value-type="string">
            <text:p>+40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6];[.$B$63:.$B$86];0)" office:value-type="float" office:value="5" calcext:value-type="float">
            <text:p>5</text:p>
          </table:table-cell>
          <table:table-cell table:style-name="ce287" office:value-type="float" office:value="0.410176611001547" calcext:value-type="float">
            <text:p>0,41017661100154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6:.K6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H66];[.$H$63:.$H$85];0)" office:value-type="float" office:value="12" calcext:value-type="float">
            <text:p>12</text:p>
          </table:table-cell>
          <table:table-cell table:style-name="ce284" office:value-type="float" office:value="4" calcext:value-type="float">
            <text:p>4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532640734524704" calcext:value-type="float">
            <text:p>0,0532640734524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67:.D67])" office:value-type="string" office:string-value="+50" calcext:value-type="string">
            <text:p>+50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67];[.$B$63:.$B$86];0)" office:value-type="float" office:value="23" calcext:value-type="float">
            <text:p>23</text:p>
          </table:table-cell>
          <table:table-cell table:style-name="ce287" office:value-type="float" office:value="0.34170636611386" calcext:value-type="float">
            <text:p>0,341706366113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7:.K6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H67];[.$H$63:.$H$85];0)" office:value-type="float" office:value="16" calcext:value-type="float">
            <text:p>16</text:p>
          </table:table-cell>
          <table:table-cell table:style-name="ce284" office:value-type="float" office:value="5" calcext:value-type="float">
            <text:p>5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235136858381617" calcext:value-type="float">
            <text:p>0,23513685838161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68:.D68])" office:value-type="string" office:string-value="+60" calcext:value-type="string">
            <text:p>+60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68];[.$B$63:.$B$86];0)" office:value-type="float" office:value="16" calcext:value-type="float">
            <text:p>16</text:p>
          </table:table-cell>
          <table:table-cell table:style-name="ce287" office:value-type="float" office:value="0.771397211197728" calcext:value-type="float">
            <text:p>0,77139721119772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8:.K6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H68];[.$H$63:.$H$85];0)" office:value-type="float" office:value="5" calcext:value-type="float">
            <text:p>5</text:p>
          </table:table-cell>
          <table:table-cell table:style-name="ce284" office:value-type="float" office:value="6" calcext:value-type="float">
            <text:p>6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126806681369147" calcext:value-type="float">
            <text:p>0,12680668136914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69:.D69])" office:value-type="string" office:string-value="+70" calcext:value-type="string">
            <text:p>+70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69];[.$B$63:.$B$86];0)" office:value-type="float" office:value="21" calcext:value-type="float">
            <text:p>21</text:p>
          </table:table-cell>
          <table:table-cell table:style-name="ce287" office:value-type="float" office:value="0.0759855488306647" calcext:value-type="float">
            <text:p>0,07598554883066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9:.K6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H69];[.$H$63:.$H$85];0)" office:value-type="float" office:value="23" calcext:value-type="float">
            <text:p>23</text:p>
          </table:table-cell>
          <table:table-cell table:style-name="ce284" office:value-type="float" office:value="7" calcext:value-type="float">
            <text:p>7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392862967876309" calcext:value-type="float">
            <text:p>0,39286296787630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70:.D70])" office:value-type="string" office:string-value="+80" calcext:value-type="string">
            <text:p>+80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70];[.$B$63:.$B$86];0)" office:value-type="float" office:value="11" calcext:value-type="float">
            <text:p>11</text:p>
          </table:table-cell>
          <table:table-cell table:style-name="ce287" office:value-type="float" office:value="0.931150311099684" calcext:value-type="float">
            <text:p>0,93115031109968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0:.K7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H70];[.$H$63:.$H$85];0)" office:value-type="float" office:value="3" calcext:value-type="float">
            <text:p>3</text:p>
          </table:table-cell>
          <table:table-cell table:style-name="ce284" office:value-type="float" office:value="8" calcext:value-type="float">
            <text:p>8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440095566641006" calcext:value-type="float">
            <text:p>0,4400955666410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71:.D71])" office:value-type="string" office:string-value="+90" calcext:value-type="string">
            <text:p>+90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71];[.$B$63:.$B$86];0)" office:value-type="float" office:value="10" calcext:value-type="float">
            <text:p>10</text:p>
          </table:table-cell>
          <table:table-cell table:style-name="ce287" office:value-type="float" office:value="0.594798902593844" calcext:value-type="float">
            <text:p>0,59479890259384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1:.K7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H71];[.$H$63:.$H$85];0)" office:value-type="float" office:value="8" calcext:value-type="float">
            <text:p>8</text:p>
          </table:table-cell>
          <table:table-cell table:style-name="ce284" office:value-type="float" office:value="9" calcext:value-type="float">
            <text:p>9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836623996381035" calcext:value-type="float">
            <text:p>0,83662399638103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table:formula="of:=COM.MICROSOFT.CONCAT([.C72:.D72])" office:value-type="string" office:string-value="-4" calcext:value-type="string">
            <text:p>-4</text:p>
          </table:table-cell>
          <table:table-cell table:style-name="ce301" table:formula="of:=1-[.D72]/100" office:value-type="float" office:value="0.96" calcext:value-type="float">
            <text:p>0,96</text:p>
          </table:table-cell>
          <table:table-cell table:style-name="ce288" table:formula="of:=RANK([.B72];[.$B$63:.$B$86];0)" office:value-type="float" office:value="2" calcext:value-type="float">
            <text:p>2</text:p>
          </table:table-cell>
          <table:table-cell table:style-name="ce288" office:value-type="float" office:value="0.45862028380491" calcext:value-type="float">
            <text:p>0,4586202838049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" calcext:value-type="float">
            <text:p>8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2:.K72])" office:value-type="string" office:string-value="+8%" calcext:value-type="string">
            <text:p>+8%</text:p>
          </table:table-cell>
          <table:table-cell table:style-name="ce301" table:formula="of:=1+[.J72]/100" office:value-type="float" office:value="1.08" calcext:value-type="float">
            <text:p>1,08</text:p>
          </table:table-cell>
          <table:table-cell table:style-name="ce288" table:formula="of:=RANK([.H72];[.$H$63:.$H$85];0)" office:value-type="float" office:value="9" calcext:value-type="float">
            <text:p>9</text:p>
          </table:table-cell>
          <table:table-cell table:style-name="ce284" office:value-type="float" office:value="10" calcext:value-type="float">
            <text:p>10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570806270112185" calcext:value-type="float">
            <text:p>0,570806270112185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3" calcext:value-type="float">
            <text:p>13</text:p>
          </table:table-cell>
          <table:table-cell table:style-name="ce288" table:formula="of:=COM.MICROSOFT.CONCAT([.C73:.D73])" office:value-type="string" office:string-value="+13" calcext:value-type="string">
            <text:p>+13</text:p>
          </table:table-cell>
          <table:table-cell table:style-name="ce301" table:formula="of:=1+[.D73]/100" office:value-type="float" office:value="1.13" calcext:value-type="float">
            <text:p>1,13</text:p>
          </table:table-cell>
          <table:table-cell table:style-name="ce288" table:formula="of:=RANK([.B73];[.$B$63:.$B$86];0)" office:value-type="float" office:value="7" calcext:value-type="float">
            <text:p>7</text:p>
          </table:table-cell>
          <table:table-cell table:style-name="ce288" office:value-type="float" office:value="0.675029583907619" calcext:value-type="float">
            <text:p>0,67502958390761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4" calcext:value-type="float">
            <text:p>1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3:.K73])" office:value-type="string" office:string-value="-14%" calcext:value-type="string">
            <text:p>-14%</text:p>
          </table:table-cell>
          <table:table-cell table:style-name="ce301" table:formula="of:=1-[.J73]/100" office:value-type="float" office:value="0.86" calcext:value-type="float">
            <text:p>0,86</text:p>
          </table:table-cell>
          <table:table-cell table:style-name="ce288" table:formula="of:=RANK([.H73];[.$H$63:.$H$85];0)" office:value-type="float" office:value="6" calcext:value-type="float">
            <text:p>6</text:p>
          </table:table-cell>
          <table:table-cell table:style-name="ce284" office:value-type="float" office:value="11" calcext:value-type="float">
            <text:p>11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0334424760626955" calcext:value-type="float">
            <text:p>0,03344247606269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8" calcext:value-type="float">
            <text:p>28</text:p>
          </table:table-cell>
          <table:table-cell table:style-name="ce288" table:formula="of:=COM.MICROSOFT.CONCAT([.C74:.D74])" office:value-type="string" office:string-value="-28" calcext:value-type="string">
            <text:p>-28</text:p>
          </table:table-cell>
          <table:table-cell table:style-name="ce301" table:formula="of:=1-[.D74]/100" office:value-type="float" office:value="0.72" calcext:value-type="float">
            <text:p>0,72</text:p>
          </table:table-cell>
          <table:table-cell table:style-name="ce288" table:formula="of:=RANK([.B74];[.$B$63:.$B$86];0)" office:value-type="float" office:value="24" calcext:value-type="float">
            <text:p>24</text:p>
          </table:table-cell>
          <table:table-cell table:style-name="ce288" office:value-type="float" office:value="0.354886017744415" calcext:value-type="float">
            <text:p>0,354886017744415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9" calcext:value-type="float">
            <text:p>2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4:.K74])" office:value-type="string" office:string-value="+29%" calcext:value-type="string">
            <text:p>+29%</text:p>
          </table:table-cell>
          <table:table-cell table:style-name="ce301" table:formula="of:=1+[.J74]/100" office:value-type="float" office:value="1.29" calcext:value-type="float">
            <text:p>1,29</text:p>
          </table:table-cell>
          <table:table-cell table:style-name="ce288" table:formula="of:=RANK([.H74];[.$H$63:.$H$85];0)" office:value-type="float" office:value="15" calcext:value-type="float">
            <text:p>15</text:p>
          </table:table-cell>
          <table:table-cell table:style-name="ce284" office:value-type="float" office:value="12" calcext:value-type="float">
            <text:p>12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20750566374868" calcext:value-type="float">
            <text:p>0,2075056637486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3" calcext:value-type="float">
            <text:p>33</text:p>
          </table:table-cell>
          <table:table-cell table:style-name="ce288" table:formula="of:=COM.MICROSOFT.CONCAT([.C75:.D75])" office:value-type="string" office:string-value="+33" calcext:value-type="string">
            <text:p>+33</text:p>
          </table:table-cell>
          <table:table-cell table:style-name="ce301" table:formula="of:=1+[.D75]/100" office:value-type="float" office:value="1.33" calcext:value-type="float">
            <text:p>1,33</text:p>
          </table:table-cell>
          <table:table-cell table:style-name="ce288" table:formula="of:=RANK([.B75];[.$B$63:.$B$86];0)" office:value-type="float" office:value="18" calcext:value-type="float">
            <text:p>18</text:p>
          </table:table-cell>
          <table:table-cell table:style-name="ce288" office:value-type="float" office:value="0.418696432665872" calcext:value-type="float">
            <text:p>0,418696432665872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2" calcext:value-type="float">
            <text:p>3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5:.K75])" office:value-type="string" office:string-value="-32%" calcext:value-type="string">
            <text:p>-32%</text:p>
          </table:table-cell>
          <table:table-cell table:style-name="ce301" table:formula="of:=1-[.J75]/100" office:value-type="float" office:value="0.68" calcext:value-type="float">
            <text:p>0,68</text:p>
          </table:table-cell>
          <table:table-cell table:style-name="ce288" table:formula="of:=RANK([.H75];[.$H$63:.$H$85];0)" office:value-type="float" office:value="11" calcext:value-type="float">
            <text:p>11</text:p>
          </table:table-cell>
          <table:table-cell table:style-name="ce284" office:value-type="float" office:value="13" calcext:value-type="float">
            <text:p>13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37982683037462" calcext:value-type="float">
            <text:p>0,37982683037462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6" calcext:value-type="float">
            <text:p>46</text:p>
          </table:table-cell>
          <table:table-cell table:style-name="ce288" table:formula="of:=COM.MICROSOFT.CONCAT([.C76:.D76])" office:value-type="string" office:string-value="-46" calcext:value-type="string">
            <text:p>-46</text:p>
          </table:table-cell>
          <table:table-cell table:style-name="ce301" table:formula="of:=1-[.D76]/100" office:value-type="float" office:value="0.54" calcext:value-type="float">
            <text:p>0,54</text:p>
          </table:table-cell>
          <table:table-cell table:style-name="ce288" table:formula="of:=RANK([.B76];[.$B$63:.$B$86];0)" office:value-type="float" office:value="13" calcext:value-type="float">
            <text:p>13</text:p>
          </table:table-cell>
          <table:table-cell table:style-name="ce288" office:value-type="float" office:value="0.933422004104763" calcext:value-type="float">
            <text:p>0,933422004104763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9" calcext:value-type="float">
            <text:p>4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6:.K76])" office:value-type="string" office:string-value="+49%" calcext:value-type="string">
            <text:p>+49%</text:p>
          </table:table-cell>
          <table:table-cell table:style-name="ce301" table:formula="of:=1+[.J76]/100" office:value-type="float" office:value="1.49" calcext:value-type="float">
            <text:p>1,49</text:p>
          </table:table-cell>
          <table:table-cell table:style-name="ce288" table:formula="of:=RANK([.H76];[.$H$63:.$H$85];0)" office:value-type="float" office:value="2" calcext:value-type="float">
            <text:p>2</text:p>
          </table:table-cell>
          <table:table-cell table:style-name="ce284" office:value-type="float" office:value="14" calcext:value-type="float">
            <text:p>14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246505295206079" calcext:value-type="float">
            <text:p>0,24650529520607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7" calcext:value-type="float">
            <text:p>57</text:p>
          </table:table-cell>
          <table:table-cell table:style-name="ce288" table:formula="of:=COM.MICROSOFT.CONCAT([.C77:.D77])" office:value-type="string" office:string-value="+57" calcext:value-type="string">
            <text:p>+57</text:p>
          </table:table-cell>
          <table:table-cell table:style-name="ce301" table:formula="of:=1+[.D77]/100" office:value-type="float" office:value="1.57" calcext:value-type="float">
            <text:p>1,57</text:p>
          </table:table-cell>
          <table:table-cell table:style-name="ce288" table:formula="of:=RANK([.B77];[.$B$63:.$B$86];0)" office:value-type="float" office:value="15" calcext:value-type="float">
            <text:p>15</text:p>
          </table:table-cell>
          <table:table-cell table:style-name="ce288" office:value-type="float" office:value="0.195046355726086" calcext:value-type="float">
            <text:p>0,19504635572608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1" calcext:value-type="float">
            <text:p>5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7:.K77])" office:value-type="string" office:string-value="-51%" calcext:value-type="string">
            <text:p>-51%</text:p>
          </table:table-cell>
          <table:table-cell table:style-name="ce301" table:formula="of:=1-[.J77]/100" office:value-type="float" office:value="0.49" calcext:value-type="float">
            <text:p>0,49</text:p>
          </table:table-cell>
          <table:table-cell table:style-name="ce288" table:formula="of:=RANK([.H77];[.$H$63:.$H$85];0)" office:value-type="float" office:value="18" calcext:value-type="float">
            <text:p>18</text:p>
          </table:table-cell>
          <table:table-cell table:style-name="ce284" office:value-type="float" office:value="15" calcext:value-type="float">
            <text:p>15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455790397947174" calcext:value-type="float">
            <text:p>0,45579039794717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6" calcext:value-type="float">
            <text:p>66</text:p>
          </table:table-cell>
          <table:table-cell table:style-name="ce288" table:formula="of:=COM.MICROSOFT.CONCAT([.C78:.D78])" office:value-type="string" office:string-value="-66" calcext:value-type="string">
            <text:p>-66</text:p>
          </table:table-cell>
          <table:table-cell table:style-name="ce301" table:formula="of:=1-[.D78]/100" office:value-type="float" office:value="0.34" calcext:value-type="float">
            <text:p>0,34</text:p>
          </table:table-cell>
          <table:table-cell table:style-name="ce288" table:formula="of:=RANK([.B78];[.$B$63:.$B$86];0)" office:value-type="float" office:value="9" calcext:value-type="float">
            <text:p>9</text:p>
          </table:table-cell>
          <table:table-cell table:style-name="ce288" office:value-type="float" office:value="0.630380630052936" calcext:value-type="float">
            <text:p>0,63038063005293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2" calcext:value-type="float">
            <text:p>6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8:.K78])" office:value-type="string" office:string-value="+62%" calcext:value-type="string">
            <text:p>+62%</text:p>
          </table:table-cell>
          <table:table-cell table:style-name="ce301" table:formula="of:=1+[.J78]/100" office:value-type="float" office:value="1.62" calcext:value-type="float">
            <text:p>1,62</text:p>
          </table:table-cell>
          <table:table-cell table:style-name="ce288" table:formula="of:=RANK([.H78];[.$H$63:.$H$85];0)" office:value-type="float" office:value="7" calcext:value-type="float">
            <text:p>7</text:p>
          </table:table-cell>
          <table:table-cell table:style-name="ce284" office:value-type="float" office:value="16" calcext:value-type="float">
            <text:p>16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473766415736409" calcext:value-type="float">
            <text:p>0,47376641573640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2" calcext:value-type="float">
            <text:p>72</text:p>
          </table:table-cell>
          <table:table-cell table:style-name="ce288" table:formula="of:=COM.MICROSOFT.CONCAT([.C79:.D79])" office:value-type="string" office:string-value="+72" calcext:value-type="string">
            <text:p>+72</text:p>
          </table:table-cell>
          <table:table-cell table:style-name="ce301" table:formula="of:=1+[.D79]/100" office:value-type="float" office:value="1.72" calcext:value-type="float">
            <text:p>1,72</text:p>
          </table:table-cell>
          <table:table-cell table:style-name="ce288" table:formula="of:=RANK([.B79];[.$B$63:.$B$86];0)" office:value-type="float" office:value="8" calcext:value-type="float">
            <text:p>8</text:p>
          </table:table-cell>
          <table:table-cell table:style-name="ce288" office:value-type="float" office:value="0.449350301773797" calcext:value-type="float">
            <text:p>0,44935030177379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6" calcext:value-type="float">
            <text:p>7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9:.K79])" office:value-type="string" office:string-value="-76%" calcext:value-type="string">
            <text:p>-76%</text:p>
          </table:table-cell>
          <table:table-cell table:style-name="ce301" table:formula="of:=1-[.J79]/100" office:value-type="float" office:value="0.24" calcext:value-type="float">
            <text:p>0,24</text:p>
          </table:table-cell>
          <table:table-cell table:style-name="ce288" table:formula="of:=RANK([.H79];[.$H$63:.$H$85];0)" office:value-type="float" office:value="10" calcext:value-type="float">
            <text:p>10</text:p>
          </table:table-cell>
          <table:table-cell table:style-name="ce284" office:value-type="float" office:value="17" calcext:value-type="float">
            <text:p>17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202874617824798" calcext:value-type="float">
            <text:p>0,20287461782479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table:formula="of:=COM.MICROSOFT.CONCAT([.C80:.D80])" office:value-type="string" office:string-value="-89" calcext:value-type="string">
            <text:p>-89</text:p>
          </table:table-cell>
          <table:table-cell table:style-name="ce301" table:formula="of:=1-[.D80]/100" office:value-type="float" office:value="0.11" calcext:value-type="float">
            <text:p>0,11</text:p>
          </table:table-cell>
          <table:table-cell table:style-name="ce288" table:formula="of:=RANK([.B80];[.$B$63:.$B$86];0)" office:value-type="float" office:value="19" calcext:value-type="float">
            <text:p>19</text:p>
          </table:table-cell>
          <table:table-cell table:style-name="ce288" office:value-type="float" office:value="0.0929000157228811" calcext:value-type="float">
            <text:p>0,09290001572288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6" calcext:value-type="float">
            <text:p>8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0:.K80])" office:value-type="string" office:string-value="+86%" calcext:value-type="string">
            <text:p>+86%</text:p>
          </table:table-cell>
          <table:table-cell table:style-name="ce301" table:formula="of:=1+[.J80]/100" office:value-type="float" office:value="1.86" calcext:value-type="float">
            <text:p>1,86</text:p>
          </table:table-cell>
          <table:table-cell table:style-name="ce288" table:formula="of:=RANK([.H80];[.$H$63:.$H$85];0)" office:value-type="float" office:value="22" calcext:value-type="float">
            <text:p>22</text:p>
          </table:table-cell>
          <table:table-cell table:style-name="ce284" office:value-type="float" office:value="18" calcext:value-type="float">
            <text:p>18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212659697530342" calcext:value-type="float">
            <text:p>0,21265969753034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3" calcext:value-type="float">
            <text:p>93</text:p>
          </table:table-cell>
          <table:table-cell table:style-name="ce288" table:formula="of:=COM.MICROSOFT.CONCAT([.C81:.D81])" office:value-type="string" office:string-value="+93" calcext:value-type="string">
            <text:p>+93</text:p>
          </table:table-cell>
          <table:table-cell table:style-name="ce301" table:formula="of:=1+[.D81]/100" office:value-type="float" office:value="1.93" calcext:value-type="float">
            <text:p>1,93</text:p>
          </table:table-cell>
          <table:table-cell table:style-name="ce288" table:formula="of:=RANK([.B81];[.$B$63:.$B$86];0)" office:value-type="float" office:value="17" calcext:value-type="float">
            <text:p>17</text:p>
          </table:table-cell>
          <table:table-cell table:style-name="ce288" office:value-type="float" office:value="0.397098766959645" calcext:value-type="float">
            <text:p>0,39709876695964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6" calcext:value-type="float">
            <text:p>9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1:.K81])" office:value-type="string" office:string-value="-96%" calcext:value-type="string">
            <text:p>-96%</text:p>
          </table:table-cell>
          <table:table-cell table:style-name="ce301" table:formula="of:=1-[.J81]/100" office:value-type="float" office:value="0.04" calcext:value-type="float">
            <text:p>0,04</text:p>
          </table:table-cell>
          <table:table-cell table:style-name="ce288" table:formula="of:=RANK([.H81];[.$H$63:.$H$85];0)" office:value-type="float" office:value="13" calcext:value-type="float">
            <text:p>13</text:p>
          </table:table-cell>
          <table:table-cell table:style-name="ce284" office:value-type="float" office:value="19" calcext:value-type="float">
            <text:p>19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54504464529051" calcext:value-type="float">
            <text:p>0,154504464529051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table:formula="of:=COM.MICROSOFT.CONCAT([.C82:.D82])" office:value-type="string" office:string-value="+500" calcext:value-type="string">
            <text:p>+500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82];[.$B$63:.$B$86];0)" office:value-type="float" office:value="20" calcext:value-type="float">
            <text:p>20</text:p>
          </table:table-cell>
          <table:table-cell table:style-name="ce289" office:value-type="float" office:value="0.177838601359624" calcext:value-type="float">
            <text:p>0,17783860135962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2:.K8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H82];[.$H$63:.$H$85];0)" office:value-type="float" office:value="19" calcext:value-type="float">
            <text:p>19</text:p>
          </table:table-cell>
          <table:table-cell table:style-name="ce284" office:value-type="float" office:value="20" calcext:value-type="float">
            <text:p>20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332687244828262" calcext:value-type="float">
            <text:p>0,332687244828262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table:formula="of:=COM.MICROSOFT.CONCAT([.C83:.D83])" office:value-type="string" office:string-value="+600" calcext:value-type="string">
            <text:p>+600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83];[.$B$63:.$B$86];0)" office:value-type="float" office:value="14" calcext:value-type="float">
            <text:p>14</text:p>
          </table:table-cell>
          <table:table-cell table:style-name="ce289" office:value-type="float" office:value="0.998599981744691" calcext:value-type="float">
            <text:p>0,998599981744691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3:.K8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H83];[.$H$63:.$H$85];0)" office:value-type="float" office:value="1" calcext:value-type="float">
            <text:p>1</text:p>
          </table:table-cell>
          <table:table-cell table:style-name="ce284" office:value-type="float" office:value="21" calcext:value-type="float">
            <text:p>21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381377481338133" calcext:value-type="float">
            <text:p>0,38137748133813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table:formula="of:=COM.MICROSOFT.CONCAT([.C84:.D84])" office:value-type="string" office:string-value="+700" calcext:value-type="string">
            <text:p>+700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84];[.$B$63:.$B$86];0)" office:value-type="float" office:value="12" calcext:value-type="float">
            <text:p>12</text:p>
          </table:table-cell>
          <table:table-cell table:style-name="ce289" office:value-type="float" office:value="0.108878679390652" calcext:value-type="float">
            <text:p>0,108878679390652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4:.K8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H84];[.$H$63:.$H$85];0)" office:value-type="float" office:value="21" calcext:value-type="float">
            <text:p>21</text:p>
          </table:table-cell>
          <table:table-cell table:style-name="ce284" office:value-type="float" office:value="22" calcext:value-type="float">
            <text:p>22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68564332425767" calcext:value-type="float">
            <text:p>0,6856433242576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table:formula="of:=COM.MICROSOFT.CONCAT([.C85:.D85])" office:value-type="string" office:string-value="+800" calcext:value-type="string">
            <text:p>+800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85];[.$B$63:.$B$86];0)" office:value-type="float" office:value="6" calcext:value-type="float">
            <text:p>6</text:p>
          </table:table-cell>
          <table:table-cell table:style-name="ce289" office:value-type="float" office:value="0.334272435824034" calcext:value-type="float">
            <text:p>0,33427243582403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5:.K8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H85];[.$H$63:.$H$85];0)" office:value-type="float" office:value="17" calcext:value-type="float">
            <text:p>17</text:p>
          </table:table-cell>
          <table:table-cell table:style-name="ce284" office:value-type="float" office:value="23" calcext:value-type="float">
            <text:p>23</text:p>
          </table:table-cell>
          <table:table-cell table:style-name="ce318" table:number-columns-repeated="18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0922448818054052" calcext:value-type="float">
            <text:p>0,09224488180540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table:formula="of:=COM.MICROSOFT.CONCAT([.C86:.D86])" office:value-type="string" office:string-value="+900" calcext:value-type="string">
            <text:p>+900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86];[.$B$63:.$B$86];0)" office:value-type="float" office:value="22" calcext:value-type="float">
            <text:p>22</text:p>
          </table:table-cell>
          <table:table-cell table:style-name="Default"/>
          <table:table-cell table:style-name="ce318" table:number-columns-repeated="2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18" table:number-columns-repeated="25"/>
          <table:table-cell table:number-columns-repeated="991"/>
        </table:table-row>
        <table:table-row table:style-name="ro4">
          <table:table-cell table:style-name="ce307" office:value-type="string" calcext:value-type="string" table:number-columns-spanned="18" table:number-rows-spanned="1">
            <text:p><text:span text:style-name="T22">×</text:span> --&gt; %</text:p>
          </table:table-cell>
          <table:covered-table-cell table:number-columns-repeated="7" table:style-name="Default"/>
          <table:covered-table-cell table:number-columns-repeated="10" table:style-name="ce318"/>
          <table:table-cell table:style-name="ce318" table:number-columns-repeated="1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18" table:number-columns-repeated="25"/>
          <table:table-cell table:number-columns-repeated="991"/>
        </table:table-row>
        <table:table-row table:style-name="ro4">
          <table:table-cell table:style-name="ce321"/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78" office:value-type="string" calcext:value-type="string">
            <text:p>×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78" office:value-type="string" calcext:value-type="string">
            <text:p>×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 table:style-name="ce284" office:value-type="float" office:value="1" calcext:value-type="float">
            <text:p>1</text:p>
          </table:table-cell>
          <table:table-cell table:style-name="ce318" table:number-columns-repeated="1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0158426163925983" calcext:value-type="float">
            <text:p>0,015842616392598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3]" office:value-type="float" office:value="1.1" calcext:value-type="float">
            <text:p>1,1</text:p>
          </table:table-cell>
          <table:table-cell table:style-name="ce287" table:formula="of:=COM.MICROSOFT.CONCAT([.C91:.D91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F91:.G91])" office:value-type="string" office:string-value="+10" calcext:value-type="string">
            <text:p>+10</text:p>
          </table:table-cell>
          <table:table-cell table:style-name="ce287" table:formula="of:=RANK([.B91];[.$B$91:.$B$114];0)" office:value-type="float" office:value="24" calcext:value-type="float">
            <text:p>24</text:p>
          </table:table-cell>
          <table:table-cell table:style-name="ce287" office:value-type="float" office:value="0.323003103993377" calcext:value-type="float">
            <text:p>0,323003103993377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K91:.L91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N91:.O91])" office:value-type="string" office:string-value="-10" calcext:value-type="string">
            <text:p>-10</text:p>
          </table:table-cell>
          <table:table-cell table:style-name="ce287" table:formula="of:=RANK([.J91];[.$J$91:.$J$114];0)" office:value-type="float" office:value="15" calcext:value-type="float">
            <text:p>15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"/>
          <table:table-cell table:style-name="ce318" table:number-columns-repeated="5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492749277653263" calcext:value-type="float">
            <text:p>0,492749277653263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4]" office:value-type="float" office:value="1.2" calcext:value-type="float">
            <text:p>1,2</text:p>
          </table:table-cell>
          <table:table-cell table:style-name="ce287" table:formula="of:=COM.MICROSOFT.CONCAT([.C92:.D92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F92:.G92])" office:value-type="string" office:string-value="+20" calcext:value-type="string">
            <text:p>+20</text:p>
          </table:table-cell>
          <table:table-cell table:style-name="ce287" table:formula="of:=RANK([.B92];[.$B$91:.$B$114];0)" office:value-type="float" office:value="10" calcext:value-type="float">
            <text:p>10</text:p>
          </table:table-cell>
          <table:table-cell table:style-name="ce287" office:value-type="float" office:value="0.228162842567682" calcext:value-type="float">
            <text:p>0,228162842567682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K92:.L92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N92:.O92])" office:value-type="string" office:string-value="-20" calcext:value-type="string">
            <text:p>-20</text:p>
          </table:table-cell>
          <table:table-cell table:style-name="ce287" table:formula="of:=RANK([.J92];[.$J$91:.$J$114];0)" office:value-type="float" office:value="18" calcext:value-type="float">
            <text:p>18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10"/>
          <table:table-cell table:style-name="ce318" table:number-columns-repeated="5"/>
          <table:table-cell table:number-columns-repeated="991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575126676470015" calcext:value-type="float">
            <text:p>0,575126676470015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5]" office:value-type="float" office:value="1.3" calcext:value-type="float">
            <text:p>1,3</text:p>
          </table:table-cell>
          <table:table-cell table:style-name="ce287" table:formula="of:=COM.MICROSOFT.CONCAT([.C93:.D93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F93:.G93])" office:value-type="string" office:string-value="+30" calcext:value-type="string">
            <text:p>+30</text:p>
          </table:table-cell>
          <table:table-cell table:style-name="ce287" table:formula="of:=RANK([.B93];[.$B$91:.$B$114];0)" office:value-type="float" office:value="8" calcext:value-type="float">
            <text:p>8</text:p>
          </table:table-cell>
          <table:table-cell table:style-name="ce287" office:value-type="float" office:value="0.669363160283297" calcext:value-type="float">
            <text:p>0,669363160283297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K93:.L93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N93:.O93])" office:value-type="string" office:string-value="-30" calcext:value-type="string">
            <text:p>-30</text:p>
          </table:table-cell>
          <table:table-cell table:style-name="ce287" table:formula="of:=RANK([.J93];[.$J$91:.$J$114];0)" office:value-type="float" office:value="5" calcext:value-type="float">
            <text:p>5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1006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366578924814773" calcext:value-type="float">
            <text:p>0,366578924814773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6]" office:value-type="float" office:value="1.4" calcext:value-type="float">
            <text:p>1,4</text:p>
          </table:table-cell>
          <table:table-cell table:style-name="ce287" table:formula="of:=COM.MICROSOFT.CONCAT([.C94:.D94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F94:.G94])" office:value-type="string" office:string-value="+40" calcext:value-type="string">
            <text:p>+40</text:p>
          </table:table-cell>
          <table:table-cell table:style-name="ce287" table:formula="of:=RANK([.B94];[.$B$91:.$B$114];0)" office:value-type="float" office:value="14" calcext:value-type="float">
            <text:p>14</text:p>
          </table:table-cell>
          <table:table-cell table:style-name="ce287" office:value-type="float" office:value="0.492226301851796" calcext:value-type="float">
            <text:p>0,492226301851796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K94:.L94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N94:.O94])" office:value-type="string" office:string-value="-40" calcext:value-type="string">
            <text:p>-40</text:p>
          </table:table-cell>
          <table:table-cell table:style-name="ce287" table:formula="of:=RANK([.J94];[.$J$91:.$J$114];0)" office:value-type="float" office:value="13" calcext:value-type="float">
            <text:p>13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595876347271503" calcext:value-type="float">
            <text:p>0,595876347271503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7]" office:value-type="float" office:value="1.5" calcext:value-type="float">
            <text:p>1,5</text:p>
          </table:table-cell>
          <table:table-cell table:style-name="ce287" table:formula="of:=COM.MICROSOFT.CONCAT([.C95:.D95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F95:.G95])" office:value-type="string" office:string-value="+50" calcext:value-type="string">
            <text:p>+50</text:p>
          </table:table-cell>
          <table:table-cell table:style-name="ce287" table:formula="of:=RANK([.B95];[.$B$91:.$B$114];0)" office:value-type="float" office:value="7" calcext:value-type="float">
            <text:p>7</text:p>
          </table:table-cell>
          <table:table-cell table:style-name="ce287" office:value-type="float" office:value="0.517177989400565" calcext:value-type="float">
            <text:p>0,517177989400565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K95:.L95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N95:.O95])" office:value-type="string" office:string-value="-50" calcext:value-type="string">
            <text:p>-50</text:p>
          </table:table-cell>
          <table:table-cell table:style-name="ce287" table:formula="of:=RANK([.J95];[.$J$91:.$J$114];0)" office:value-type="float" office:value="12" calcext:value-type="float">
            <text:p>12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81421797210118" calcext:value-type="float">
            <text:p>0,381421797210118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8]" office:value-type="float" office:value="1.6" calcext:value-type="float">
            <text:p>1,6</text:p>
          </table:table-cell>
          <table:table-cell table:style-name="ce287" table:formula="of:=COM.MICROSOFT.CONCAT([.C96:.D96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F96:.G96])" office:value-type="string" office:string-value="+60" calcext:value-type="string">
            <text:p>+60</text:p>
          </table:table-cell>
          <table:table-cell table:style-name="ce287" table:formula="of:=RANK([.B96];[.$B$91:.$B$114];0)" office:value-type="float" office:value="13" calcext:value-type="float">
            <text:p>13</text:p>
          </table:table-cell>
          <table:table-cell table:style-name="ce287" office:value-type="float" office:value="0.569418970046483" calcext:value-type="float">
            <text:p>0,569418970046483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K96:.L96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N96:.O96])" office:value-type="string" office:string-value="-60" calcext:value-type="string">
            <text:p>-60</text:p>
          </table:table-cell>
          <table:table-cell table:style-name="ce287" table:formula="of:=RANK([.J96];[.$J$91:.$J$114];0)" office:value-type="float" office:value="9" calcext:value-type="float">
            <text:p>9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29838808242553" calcext:value-type="float">
            <text:p>0,29838808242553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9]" office:value-type="float" office:value="1.7" calcext:value-type="float">
            <text:p>1,7</text:p>
          </table:table-cell>
          <table:table-cell table:style-name="ce287" table:formula="of:=COM.MICROSOFT.CONCAT([.C97:.D97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F97:.G97])" office:value-type="string" office:string-value="+70" calcext:value-type="string">
            <text:p>+70</text:p>
          </table:table-cell>
          <table:table-cell table:style-name="ce287" table:formula="of:=RANK([.B97];[.$B$91:.$B$114];0)" office:value-type="float" office:value="16" calcext:value-type="float">
            <text:p>16</text:p>
          </table:table-cell>
          <table:table-cell table:style-name="ce287" office:value-type="float" office:value="0.14185944223278" calcext:value-type="float">
            <text:p>0,14185944223278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K97:.L97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N97:.O97])" office:value-type="string" office:string-value="-70" calcext:value-type="string">
            <text:p>-70</text:p>
          </table:table-cell>
          <table:table-cell table:style-name="ce287" table:formula="of:=RANK([.J97];[.$J$91:.$J$114];0)" office:value-type="float" office:value="21" calcext:value-type="float">
            <text:p>21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0662308097742913" calcext:value-type="float">
            <text:p>0,066230809774291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70]" office:value-type="float" office:value="1.8" calcext:value-type="float">
            <text:p>1,8</text:p>
          </table:table-cell>
          <table:table-cell table:style-name="ce287" table:formula="of:=COM.MICROSOFT.CONCAT([.C98:.D98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F98:.G98])" office:value-type="string" office:string-value="+80" calcext:value-type="string">
            <text:p>+80</text:p>
          </table:table-cell>
          <table:table-cell table:style-name="ce287" table:formula="of:=RANK([.B98];[.$B$91:.$B$114];0)" office:value-type="float" office:value="22" calcext:value-type="float">
            <text:p>22</text:p>
          </table:table-cell>
          <table:table-cell table:style-name="ce287" office:value-type="float" office:value="0.531661153824767" calcext:value-type="float">
            <text:p>0,531661153824767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K98:.L98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N98:.O98])" office:value-type="string" office:string-value="-80" calcext:value-type="string">
            <text:p>-80</text:p>
          </table:table-cell>
          <table:table-cell table:style-name="ce287" table:formula="of:=RANK([.J98];[.$J$91:.$J$114];0)" office:value-type="float" office:value="11" calcext:value-type="float">
            <text:p>11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766494517801798" calcext:value-type="float">
            <text:p>0,766494517801798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F71]" office:value-type="float" office:value="1.9" calcext:value-type="float">
            <text:p>1,9</text:p>
          </table:table-cell>
          <table:table-cell table:style-name="ce287" table:formula="of:=COM.MICROSOFT.CONCAT([.C99:.D99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F99:.G99])" office:value-type="string" office:string-value="+90" calcext:value-type="string">
            <text:p>+90</text:p>
          </table:table-cell>
          <table:table-cell table:style-name="ce287" table:formula="of:=RANK([.B99];[.$B$91:.$B$114];0)" office:value-type="float" office:value="5" calcext:value-type="float">
            <text:p>5</text:p>
          </table:table-cell>
          <table:table-cell table:style-name="ce287" office:value-type="float" office:value="0.248227002181681" calcext:value-type="float">
            <text:p>0,248227002181681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K99:.L99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N99:.O99])" office:value-type="string" office:string-value="-90" calcext:value-type="string">
            <text:p>-90</text:p>
          </table:table-cell>
          <table:table-cell table:style-name="ce287" table:formula="of:=RANK([.J99];[.$J$91:.$J$114];0)" office:value-type="float" office:value="16" calcext:value-type="float">
            <text:p>16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29732918405634" calcext:value-type="float">
            <text:p>0,2973291840563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8" calcext:value-type="float">
            <text:p>0,98</text:p>
          </table:table-cell>
          <table:table-cell table:style-name="ce301" table:formula="of:=COM.MICROSOFT.CONCAT([.C100:.D100])" office:value-type="string" office:string-value=" x 0,98" calcext:value-type="string">
            <text:p><text:s/>x 0,9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0]))" office:value-type="float" office:value="2" calcext:value-type="float">
            <text:p>2</text:p>
          </table:table-cell>
          <table:table-cell table:style-name="ce312" table:formula="of:=COM.MICROSOFT.CONCAT([.F100:.G100])" office:value-type="string" office:string-value="-2" calcext:value-type="string">
            <text:p>-2</text:p>
          </table:table-cell>
          <table:table-cell table:style-name="ce301" table:formula="of:=RANK([.B100];[.$B$91:.$B$114];0)" office:value-type="float" office:value="17" calcext:value-type="float">
            <text:p>17</text:p>
          </table:table-cell>
          <table:table-cell table:style-name="ce301" office:value-type="float" office:value="0.206265582440958" calcext:value-type="float">
            <text:p>0,206265582440958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8" calcext:value-type="float">
            <text:p>1,08</text:p>
          </table:table-cell>
          <table:table-cell table:style-name="ce301" table:formula="of:=COM.MICROSOFT.CONCAT([.K100:.L100])" office:value-type="string" office:string-value=" x 1,08" calcext:value-type="string">
            <text:p><text:s/>x 1,0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0]-1))" office:value-type="float" office:value="8" calcext:value-type="float">
            <text:p>8</text:p>
          </table:table-cell>
          <table:table-cell table:style-name="ce320" table:formula="of:=COM.MICROSOFT.CONCAT([.N100:.O100])" office:value-type="string" office:string-value="+8" calcext:value-type="string">
            <text:p>+8</text:p>
          </table:table-cell>
          <table:table-cell table:style-name="ce301" table:formula="of:=RANK([.J100];[.$J$91:.$J$114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330799494600819" calcext:value-type="float">
            <text:p>0,33079949460081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6" calcext:value-type="float">
            <text:p>1,16</text:p>
          </table:table-cell>
          <table:table-cell table:style-name="ce301" table:formula="of:=COM.MICROSOFT.CONCAT([.C101:.D101])" office:value-type="string" office:string-value=" x 1,16" calcext:value-type="string">
            <text:p><text:s/>x 1,1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1]-1))" office:value-type="float" office:value="16" calcext:value-type="float">
            <text:p>16</text:p>
          </table:table-cell>
          <table:table-cell table:style-name="ce312" table:formula="of:=COM.MICROSOFT.CONCAT([.F101:.G101])" office:value-type="string" office:string-value="+16" calcext:value-type="string">
            <text:p>+16</text:p>
          </table:table-cell>
          <table:table-cell table:style-name="ce301" table:formula="of:=RANK([.B101];[.$B$91:.$B$114];0)" office:value-type="float" office:value="15" calcext:value-type="float">
            <text:p>15</text:p>
          </table:table-cell>
          <table:table-cell table:style-name="ce301" office:value-type="float" office:value="0.67036723306731" calcext:value-type="float">
            <text:p>0,6703672330673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8" calcext:value-type="float">
            <text:p>0,88</text:p>
          </table:table-cell>
          <table:table-cell table:style-name="ce301" table:formula="of:=COM.MICROSOFT.CONCAT([.K101:.L101])" office:value-type="string" office:string-value=" x 0,88" calcext:value-type="string">
            <text:p><text:s/>x 0,8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1]))" office:value-type="float" office:value="12" calcext:value-type="float">
            <text:p>12</text:p>
          </table:table-cell>
          <table:table-cell table:style-name="ce320" table:formula="of:=COM.MICROSOFT.CONCAT([.N101:.O101])" office:value-type="string" office:string-value="-12" calcext:value-type="string">
            <text:p>-12</text:p>
          </table:table-cell>
          <table:table-cell table:style-name="ce301" table:formula="of:=RANK([.J101];[.$J$91:.$J$114];0)" office:value-type="float" office:value="4" calcext:value-type="float">
            <text:p>4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611755795459255" calcext:value-type="float">
            <text:p>0,61175579545925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3" calcext:value-type="float">
            <text:p>0,73</text:p>
          </table:table-cell>
          <table:table-cell table:style-name="ce301" table:formula="of:=COM.MICROSOFT.CONCAT([.C102:.D102])" office:value-type="string" office:string-value=" x 0,73" calcext:value-type="string">
            <text:p><text:s/>x 0,7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2]))" office:value-type="float" office:value="27" calcext:value-type="float">
            <text:p>27</text:p>
          </table:table-cell>
          <table:table-cell table:style-name="ce312" table:formula="of:=COM.MICROSOFT.CONCAT([.F102:.G102])" office:value-type="string" office:string-value="-27" calcext:value-type="string">
            <text:p>-27</text:p>
          </table:table-cell>
          <table:table-cell table:style-name="ce301" table:formula="of:=RANK([.B102];[.$B$91:.$B$114];0)" office:value-type="float" office:value="6" calcext:value-type="float">
            <text:p>6</text:p>
          </table:table-cell>
          <table:table-cell table:style-name="ce301" office:value-type="float" office:value="0.448861719986772" calcext:value-type="float">
            <text:p>0,4488617199867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4" calcext:value-type="float">
            <text:p>1,24</text:p>
          </table:table-cell>
          <table:table-cell table:style-name="ce301" table:formula="of:=COM.MICROSOFT.CONCAT([.K102:.L102])" office:value-type="string" office:string-value=" x 1,24" calcext:value-type="string">
            <text:p><text:s/>x 1,2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2]-1))" office:value-type="float" office:value="24" calcext:value-type="float">
            <text:p>24</text:p>
          </table:table-cell>
          <table:table-cell table:style-name="ce320" table:formula="of:=COM.MICROSOFT.CONCAT([.N102:.O102])" office:value-type="string" office:string-value="+24" calcext:value-type="string">
            <text:p>+24</text:p>
          </table:table-cell>
          <table:table-cell table:style-name="ce301" table:formula="of:=RANK([.J102];[.$J$91:.$J$114];0)" office:value-type="float" office:value="14" calcext:value-type="float">
            <text:p>14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20099706174375" calcext:value-type="float">
            <text:p>0,2009970617437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6" calcext:value-type="float">
            <text:p>1,36</text:p>
          </table:table-cell>
          <table:table-cell table:style-name="ce301" table:formula="of:=COM.MICROSOFT.CONCAT([.C103:.D103])" office:value-type="string" office:string-value=" x 1,36" calcext:value-type="string">
            <text:p><text:s/>x 1,3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3]-1))" office:value-type="float" office:value="36" calcext:value-type="float">
            <text:p>36</text:p>
          </table:table-cell>
          <table:table-cell table:style-name="ce312" table:formula="of:=COM.MICROSOFT.CONCAT([.F103:.G103])" office:value-type="string" office:string-value="+36" calcext:value-type="string">
            <text:p>+36</text:p>
          </table:table-cell>
          <table:table-cell table:style-name="ce301" table:formula="of:=RANK([.B103];[.$B$91:.$B$114];0)" office:value-type="float" office:value="18" calcext:value-type="float">
            <text:p>18</text:p>
          </table:table-cell>
          <table:table-cell table:style-name="ce301" office:value-type="float" office:value="0.596670237608677" calcext:value-type="float">
            <text:p>0,59667023760867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6" calcext:value-type="float">
            <text:p>0,66</text:p>
          </table:table-cell>
          <table:table-cell table:style-name="ce301" table:formula="of:=COM.MICROSOFT.CONCAT([.K103:.L103])" office:value-type="string" office:string-value=" x 0,66" calcext:value-type="string">
            <text:p><text:s/>x 0,6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3]))" office:value-type="float" office:value="34" calcext:value-type="float">
            <text:p>34</text:p>
          </table:table-cell>
          <table:table-cell table:style-name="ce320" table:formula="of:=COM.MICROSOFT.CONCAT([.N103:.O103])" office:value-type="string" office:string-value="-34" calcext:value-type="string">
            <text:p>-34</text:p>
          </table:table-cell>
          <table:table-cell table:style-name="ce301" table:formula="of:=RANK([.J103];[.$J$91:.$J$114];0)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11335246545996" calcext:value-type="float">
            <text:p>0,1133524654599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4" calcext:value-type="float">
            <text:p>0,54</text:p>
          </table:table-cell>
          <table:table-cell table:style-name="ce301" table:formula="of:=COM.MICROSOFT.CONCAT([.C104:.D104])" office:value-type="string" office:string-value=" x 0,54" calcext:value-type="string">
            <text:p><text:s/>x 0,5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4]))" office:value-type="float" office:value="46" calcext:value-type="float">
            <text:p>46</text:p>
          </table:table-cell>
          <table:table-cell table:style-name="ce312" table:formula="of:=COM.MICROSOFT.CONCAT([.F104:.G104])" office:value-type="string" office:string-value="-46" calcext:value-type="string">
            <text:p>-46</text:p>
          </table:table-cell>
          <table:table-cell table:style-name="ce301" table:formula="of:=RANK([.B104];[.$B$91:.$B$114];0)" office:value-type="float" office:value="20" calcext:value-type="float">
            <text:p>20</text:p>
          </table:table-cell>
          <table:table-cell table:style-name="ce301" office:value-type="float" office:value="0.124342471550169" calcext:value-type="float">
            <text:p>0,12434247155016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6" calcext:value-type="float">
            <text:p>1,46</text:p>
          </table:table-cell>
          <table:table-cell table:style-name="ce301" table:formula="of:=COM.MICROSOFT.CONCAT([.K104:.L104])" office:value-type="string" office:string-value=" x 1,46" calcext:value-type="string">
            <text:p><text:s/>x 1,4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4]-1))" office:value-type="float" office:value="46" calcext:value-type="float">
            <text:p>46</text:p>
          </table:table-cell>
          <table:table-cell table:style-name="ce320" table:formula="of:=COM.MICROSOFT.CONCAT([.N104:.O104])" office:value-type="string" office:string-value="+46" calcext:value-type="string">
            <text:p>+46</text:p>
          </table:table-cell>
          <table:table-cell table:style-name="ce301" table:formula="of:=RANK([.J104];[.$J$91:.$J$114];0)" office:value-type="float" office:value="22" calcext:value-type="float">
            <text:p>22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449012223351439" calcext:value-type="float">
            <text:p>0,44901222335143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1" calcext:value-type="float">
            <text:p>1,51</text:p>
          </table:table-cell>
          <table:table-cell table:style-name="ce301" table:formula="of:=COM.MICROSOFT.CONCAT([.C105:.D105])" office:value-type="string" office:string-value=" x 1,51" calcext:value-type="string">
            <text:p><text:s/>x 1,5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5]-1))" office:value-type="float" office:value="51" calcext:value-type="float">
            <text:p>51</text:p>
          </table:table-cell>
          <table:table-cell table:style-name="ce312" table:formula="of:=COM.MICROSOFT.CONCAT([.F105:.G105])" office:value-type="string" office:string-value="+51" calcext:value-type="string">
            <text:p>+51</text:p>
          </table:table-cell>
          <table:table-cell table:style-name="ce301" table:formula="of:=RANK([.B105];[.$B$91:.$B$114];0)" office:value-type="float" office:value="11" calcext:value-type="float">
            <text:p>11</text:p>
          </table:table-cell>
          <table:table-cell table:style-name="ce301" office:value-type="float" office:value="0.0554067405437936" calcext:value-type="float">
            <text:p>0,05540674054379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3" calcext:value-type="float">
            <text:p>0,43</text:p>
          </table:table-cell>
          <table:table-cell table:style-name="ce301" table:formula="of:=COM.MICROSOFT.CONCAT([.K105:.L105])" office:value-type="string" office:string-value=" x 0,43" calcext:value-type="string">
            <text:p><text:s/>x 0,4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5]))" office:value-type="float" office:value="57" calcext:value-type="float">
            <text:p>57</text:p>
          </table:table-cell>
          <table:table-cell table:style-name="ce320" table:formula="of:=COM.MICROSOFT.CONCAT([.N105:.O105])" office:value-type="string" office:string-value="-57" calcext:value-type="string">
            <text:p>-57</text:p>
          </table:table-cell>
          <table:table-cell table:style-name="ce301" table:formula="of:=RANK([.J105];[.$J$91:.$J$114];0)" office:value-type="float" office:value="24" calcext:value-type="float">
            <text:p>24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438102587876033" calcext:value-type="float">
            <text:p>0,43810258787603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6" calcext:value-type="float">
            <text:p>0,36</text:p>
          </table:table-cell>
          <table:table-cell table:style-name="ce301" table:formula="of:=COM.MICROSOFT.CONCAT([.C106:.D106])" office:value-type="string" office:string-value=" x 0,36" calcext:value-type="string">
            <text:p><text:s/>x 0,3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6]))" office:value-type="float" office:value="64" calcext:value-type="float">
            <text:p>64</text:p>
          </table:table-cell>
          <table:table-cell table:style-name="ce312" table:formula="of:=COM.MICROSOFT.CONCAT([.F106:.G106])" office:value-type="string" office:string-value="-64" calcext:value-type="string">
            <text:p>-64</text:p>
          </table:table-cell>
          <table:table-cell table:style-name="ce301" table:formula="of:=RANK([.B106];[.$B$91:.$B$114];0)" office:value-type="float" office:value="12" calcext:value-type="float">
            <text:p>12</text:p>
          </table:table-cell>
          <table:table-cell table:style-name="ce301" office:value-type="float" office:value="0.559775683194972" calcext:value-type="float">
            <text:p>0,5597756831949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4" calcext:value-type="float">
            <text:p>1,64</text:p>
          </table:table-cell>
          <table:table-cell table:style-name="ce301" table:formula="of:=COM.MICROSOFT.CONCAT([.K106:.L106])" office:value-type="string" office:string-value=" x 1,64" calcext:value-type="string">
            <text:p><text:s/>x 1,6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6]-1))" office:value-type="float" office:value="64" calcext:value-type="float">
            <text:p>64</text:p>
          </table:table-cell>
          <table:table-cell table:style-name="ce320" table:formula="of:=COM.MICROSOFT.CONCAT([.N106:.O106])" office:value-type="string" office:string-value="+64" calcext:value-type="string">
            <text:p>+64</text:p>
          </table:table-cell>
          <table:table-cell table:style-name="ce301" table:formula="of:=RANK([.J106];[.$J$91:.$J$114];0)" office:value-type="float" office:value="10" calcext:value-type="float">
            <text:p>10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86893051986048" calcext:value-type="float">
            <text:p>0,86893051986048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5" calcext:value-type="float">
            <text:p>1,75</text:p>
          </table:table-cell>
          <table:table-cell table:style-name="ce301" table:formula="of:=COM.MICROSOFT.CONCAT([.C107:.D107])" office:value-type="string" office:string-value=" x 1,75" calcext:value-type="string">
            <text:p><text:s/>x 1,75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7]-1))" office:value-type="float" office:value="75" calcext:value-type="float">
            <text:p>75</text:p>
          </table:table-cell>
          <table:table-cell table:style-name="ce312" table:formula="of:=COM.MICROSOFT.CONCAT([.F107:.G107])" office:value-type="string" office:string-value="+75" calcext:value-type="string">
            <text:p>+75</text:p>
          </table:table-cell>
          <table:table-cell table:style-name="ce301" table:formula="of:=RANK([.B107];[.$B$91:.$B$114];0)" office:value-type="float" office:value="3" calcext:value-type="float">
            <text:p>3</text:p>
          </table:table-cell>
          <table:table-cell table:style-name="ce301" office:value-type="float" office:value="0.243758328629224" calcext:value-type="float">
            <text:p>0,24375832862922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2" calcext:value-type="float">
            <text:p>0,22</text:p>
          </table:table-cell>
          <table:table-cell table:style-name="ce301" table:formula="of:=COM.MICROSOFT.CONCAT([.K107:.L107])" office:value-type="string" office:string-value=" x 0,22" calcext:value-type="string">
            <text:p><text:s/>x 0,2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7]))" office:value-type="float" office:value="78" calcext:value-type="float">
            <text:p>78</text:p>
          </table:table-cell>
          <table:table-cell table:style-name="ce320" table:formula="of:=COM.MICROSOFT.CONCAT([.N107:.O107])" office:value-type="string" office:string-value="-78" calcext:value-type="string">
            <text:p>-78</text:p>
          </table:table-cell>
          <table:table-cell table:style-name="ce301" table:formula="of:=RANK([.J107];[.$J$91:.$J$114];0)" office:value-type="float" office:value="17" calcext:value-type="float">
            <text:p>17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0298154291289469" calcext:value-type="float">
            <text:p>0,02981542912894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4" calcext:value-type="float">
            <text:p>0,14</text:p>
          </table:table-cell>
          <table:table-cell table:style-name="ce301" table:formula="of:=COM.MICROSOFT.CONCAT([.C108:.D108])" office:value-type="string" office:string-value=" x 0,14" calcext:value-type="string">
            <text:p><text:s/>x 0,1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8]))" office:value-type="float" office:value="86" calcext:value-type="float">
            <text:p>86</text:p>
          </table:table-cell>
          <table:table-cell table:style-name="ce312" table:formula="of:=COM.MICROSOFT.CONCAT([.F108:.G108])" office:value-type="string" office:string-value="-86" calcext:value-type="string">
            <text:p>-86</text:p>
          </table:table-cell>
          <table:table-cell table:style-name="ce301" table:formula="of:=RANK([.B108];[.$B$91:.$B$114];0)" office:value-type="float" office:value="23" calcext:value-type="float">
            <text:p>23</text:p>
          </table:table-cell>
          <table:table-cell table:style-name="ce301" office:value-type="float" office:value="0.89226139863773" calcext:value-type="float">
            <text:p>0,8922613986377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8" calcext:value-type="float">
            <text:p>1,88</text:p>
          </table:table-cell>
          <table:table-cell table:style-name="ce301" table:formula="of:=COM.MICROSOFT.CONCAT([.K108:.L108])" office:value-type="string" office:string-value=" x 1,88" calcext:value-type="string">
            <text:p><text:s/>x 1,8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8]-1))" office:value-type="float" office:value="88" calcext:value-type="float">
            <text:p>88</text:p>
          </table:table-cell>
          <table:table-cell table:style-name="ce320" table:formula="of:=COM.MICROSOFT.CONCAT([.N108:.O108])" office:value-type="string" office:string-value="+88" calcext:value-type="string">
            <text:p>+88</text:p>
          </table:table-cell>
          <table:table-cell table:style-name="ce301" table:formula="of:=RANK([.J108];[.$J$91:.$J$114];0)" office:value-type="float" office:value="2" calcext:value-type="float">
            <text:p>2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979446613580257" calcext:value-type="float">
            <text:p>0,97944661358025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5" calcext:value-type="float">
            <text:p>1,95</text:p>
          </table:table-cell>
          <table:table-cell table:style-name="ce301" table:formula="of:=COM.MICROSOFT.CONCAT([.C109:.D109])" office:value-type="string" office:string-value=" x 1,95" calcext:value-type="string">
            <text:p><text:s/>x 1,95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9]-1))" office:value-type="float" office:value="95" calcext:value-type="float">
            <text:p>95</text:p>
          </table:table-cell>
          <table:table-cell table:style-name="ce312" table:formula="of:=COM.MICROSOFT.CONCAT([.F109:.G109])" office:value-type="string" office:string-value="+95" calcext:value-type="string">
            <text:p>+95</text:p>
          </table:table-cell>
          <table:table-cell table:style-name="ce301" table:formula="of:=RANK([.B109];[.$B$91:.$B$114];0)" office:value-type="float" office:value="1" calcext:value-type="float">
            <text:p>1</text:p>
          </table:table-cell>
          <table:table-cell table:style-name="ce301" office:value-type="float" office:value="0.650430669593103" calcext:value-type="float">
            <text:p>0,65043066959310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8" calcext:value-type="float">
            <text:p>0,08</text:p>
          </table:table-cell>
          <table:table-cell table:style-name="ce301" table:formula="of:=COM.MICROSOFT.CONCAT([.K109:.L109])" office:value-type="string" office:string-value=" x 0,08" calcext:value-type="string">
            <text:p><text:s/>x 0,0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9]))" office:value-type="float" office:value="92" calcext:value-type="float">
            <text:p>92</text:p>
          </table:table-cell>
          <table:table-cell table:style-name="ce320" table:formula="of:=COM.MICROSOFT.CONCAT([.N109:.O109])" office:value-type="string" office:string-value="-92" calcext:value-type="string">
            <text:p>-92</text:p>
          </table:table-cell>
          <table:table-cell table:style-name="ce301" table:formula="of:=RANK([.J109];[.$J$91:.$J$114];0)" office:value-type="float" office:value="6" calcext:value-type="float">
            <text:p>6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105931384508285" calcext:value-type="float">
            <text:p>0,10593138450828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C110:.D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F110:.G110])" office:value-type="string" office:string-value="+500" calcext:value-type="string">
            <text:p>+500</text:p>
          </table:table-cell>
          <table:table-cell table:style-name="ce289" table:formula="of:=RANK([.B110];[.$B$91:.$B$114];0)" office:value-type="float" office:value="21" calcext:value-type="float">
            <text:p>21</text:p>
          </table:table-cell>
          <table:table-cell table:style-name="ce303" office:value-type="float" office:value="0.951066175917909" calcext:value-type="float">
            <text:p>0,95106617591790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K110:.L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N110:.O110])" office:value-type="string" office:string-value="+500" calcext:value-type="string">
            <text:p>+500</text:p>
          </table:table-cell>
          <table:table-cell table:style-name="ce289" table:formula="of:=RANK([.J110];[.$J$91:.$J$114];0)" office:value-type="float" office:value="1" calcext:value-type="float">
            <text:p>1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145597877180249" calcext:value-type="float">
            <text:p>0,14559787718024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C111:.D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F111:.G111])" office:value-type="string" office:string-value="+600" calcext:value-type="string">
            <text:p>+600</text:p>
          </table:table-cell>
          <table:table-cell table:style-name="ce289" table:formula="of:=RANK([.B111];[.$B$91:.$B$114];0)" office:value-type="float" office:value="19" calcext:value-type="float">
            <text:p>19</text:p>
          </table:table-cell>
          <table:table-cell table:style-name="ce303" office:value-type="float" office:value="0.150684085334795" calcext:value-type="float">
            <text:p>0,15068408533479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K111:.L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N111:.O111])" office:value-type="string" office:string-value="+600" calcext:value-type="string">
            <text:p>+600</text:p>
          </table:table-cell>
          <table:table-cell table:style-name="ce289" table:formula="of:=RANK([.J111];[.$J$91:.$J$114];0)" office:value-type="float" office:value="20" calcext:value-type="float">
            <text:p>20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876606326492481" calcext:value-type="float">
            <text:p>0,87660632649248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C112:.D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F112:.G112])" office:value-type="string" office:string-value="+700" calcext:value-type="string">
            <text:p>+700</text:p>
          </table:table-cell>
          <table:table-cell table:style-name="ce289" table:formula="of:=RANK([.B112];[.$B$91:.$B$114];0)" office:value-type="float" office:value="2" calcext:value-type="float">
            <text:p>2</text:p>
          </table:table-cell>
          <table:table-cell table:style-name="ce303" office:value-type="float" office:value="0.823978525999315" calcext:value-type="float">
            <text:p>0,82397852599931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K112:.L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N112:.O112])" office:value-type="string" office:string-value="+700" calcext:value-type="string">
            <text:p>+700</text:p>
          </table:table-cell>
          <table:table-cell table:style-name="ce289" table:formula="of:=RANK([.J112];[.$J$91:.$J$114];0)" office:value-type="float" office:value="3" calcext:value-type="float">
            <text:p>3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86052247992039" calcext:value-type="float">
            <text:p>0,8605224799203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C113:.D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F113:.G113])" office:value-type="string" office:string-value="+800" calcext:value-type="string">
            <text:p>+800</text:p>
          </table:table-cell>
          <table:table-cell table:style-name="ce289" table:formula="of:=RANK([.B113];[.$B$91:.$B$114];0)" office:value-type="float" office:value="4" calcext:value-type="float">
            <text:p>4</text:p>
          </table:table-cell>
          <table:table-cell table:style-name="ce303" office:value-type="float" office:value="0.0702576940264513" calcext:value-type="float">
            <text:p>0,07025769402645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K113:.L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N113:.O113])" office:value-type="string" office:string-value="+800" calcext:value-type="string">
            <text:p>+800</text:p>
          </table:table-cell>
          <table:table-cell table:style-name="ce289" table:formula="of:=RANK([.J113];[.$J$91:.$J$114];0)" office:value-type="float" office:value="23" calcext:value-type="float">
            <text:p>23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506548673434576" calcext:value-type="float">
            <text:p>0,506548673434576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C114:.D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F114:.G114])" office:value-type="string" office:string-value="+900" calcext:value-type="string">
            <text:p>+900</text:p>
          </table:table-cell>
          <table:table-cell table:style-name="ce316" table:formula="of:=RANK([.B114];[.$B$91:.$B$114];0)" office:value-type="float" office:value="9" calcext:value-type="float">
            <text:p>9</text:p>
          </table:table-cell>
          <table:table-cell table:style-name="ce303" office:value-type="float" office:value="0.602937754300012" calcext:value-type="float">
            <text:p>0,602937754300012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K114:.L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N114:.O114])" office:value-type="string" office:string-value="+900" calcext:value-type="string">
            <text:p>+900</text:p>
          </table:table-cell>
          <table:table-cell table:style-name="ce316" table:formula="of:=RANK([.J114];[.$J$91:.$J$114];0)" office:value-type="float" office:value="7" calcext:value-type="float">
            <text:p>7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8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307" office:value-type="string" calcext:value-type="string" table:number-columns-spanned="16" table:number-rows-spanned="1">
            <text:p>% successifs</text:p>
          </table:table-cell>
          <table:covered-table-cell table:number-columns-repeated="6" table:style-name="Default"/>
          <table:covered-table-cell table:number-columns-repeated="9"/>
          <table:table-cell table:number-columns-repeated="50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/>
          <table:table-cell table:style-name="ce344" office:value-type="string" calcext:value-type="string">
            <text:p>Rang</text:p>
          </table:table-cell>
          <table:table-cell table:style-name="ce344" office:value-type="string" calcext:value-type="string">
            <text:p>Signe</text:p>
          </table:table-cell>
          <table:table-cell table:number-columns-repeated="2" table:style-name="ce344" office:value-type="string" calcext:value-type="string">
            <text:p>%1</text:p>
          </table:table-cell>
          <table:table-cell table:style-name="ce378" office:value-type="string" calcext:value-type="string">
            <text:p>×1</text:p>
          </table:table-cell>
          <table:table-cell table:style-name="ce344" office:value-type="string" calcext:value-type="string">
            <text:p>Signe</text:p>
          </table:table-cell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%2</text:p>
          </table:table-cell>
          <table:table-cell table:style-name="ce378" office:value-type="string" calcext:value-type="string">
            <text:p>×2</text:p>
          </table:table-cell>
          <table:table-cell table:style-name="ce344" office:value-type="string" calcext:value-type="string">
            <text:p><text:span text:style-name="T22">x = x1 × </text:span>x2</text:p>
          </table:table-cell>
          <table:table-cell table:style-name="ce344" office:value-type="string" calcext:value-type="string">
            <text:p>Signe</text:p>
          </table:table-cell>
          <table:table-cell table:style-name="ce344" office:value-type="string" calcext:value-type="string">
            <text:p>% successif</text:p>
          </table:table-cell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 table:number-columns-repeated="49"/>
          <table:table-cell table:style-name="ce318" table:number-columns-repeated="2"/>
          <table:table-cell table:style-name="ce400" table:number-columns-repeated="3"/>
          <table:table-cell table:number-columns-repeated="7"/>
          <table:table-cell table:style-name="ce389" table:number-columns-repeated="3"/>
          <table:table-cell table:number-columns-repeated="942"/>
          <table:table-cell table:style-name="Default" table:number-columns-repeated="3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713361065859915" calcext:value-type="float">
            <text:p>0,71336106585991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119:.D119])" office:value-type="string" office:string-value="-90" calcext:value-type="string">
            <text:p>-90</text:p>
          </table:table-cell>
          <table:table-cell table:style-name="ce325" table:formula="of:=IF([.C119]=&quot;+&quot;;1+[.D119]/100;1-[.D119]/100)" office:value-type="float" office:value="0.1" calcext:value-type="float">
            <text:p>0,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19:.H119])" office:value-type="string" office:string-value="-80" calcext:value-type="string">
            <text:p>-80</text:p>
          </table:table-cell>
          <table:table-cell table:style-name="ce325" table:formula="of:=IF([.G119]=&quot;+&quot;;1+[.H119]/100;1-[.H119]/100)" office:value-type="float" office:value="0.2" calcext:value-type="float">
            <text:p>0,2</text:p>
          </table:table-cell>
          <table:table-cell table:style-name="ce296" table:formula="of:=[.J119]*[.F119]" office:value-type="float" office:value="0.02" calcext:value-type="float">
            <text:p>0,02</text:p>
          </table:table-cell>
          <table:table-cell table:style-name="ce309" table:formula="of:=IF([.K119]&lt;1;&quot;-&quot;;&quot;+&quot;)" office:value-type="string" office:string-value="-" calcext:value-type="string">
            <text:p>-</text:p>
          </table:table-cell>
          <table:table-cell table:style-name="ce296" table:formula="of:=ROUND(100*IF([.K119]&gt;=1;[.K119]-1;1-[.K119]);0)" office:value-type="float" office:value="98" calcext:value-type="float">
            <text:p>98</text:p>
          </table:table-cell>
          <table:table-cell table:style-name="ce296" table:formula="of:=IF([.M119]=0;&quot;0&quot;;COM.MICROSOFT.CONCAT([.L119:.M119]))" office:value-type="string" office:string-value="-98" calcext:value-type="string">
            <text:p>-98</text:p>
          </table:table-cell>
          <table:table-cell table:style-name="ce287" table:formula="of:=RANK([.B119];[.$B$119:.$B$148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577802444564318" calcext:value-type="float">
            <text:p>0,57780244456431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20:.D120])" office:value-type="string" office:string-value="-10" calcext:value-type="string">
            <text:p>-10</text:p>
          </table:table-cell>
          <table:table-cell table:style-name="ce325" table:formula="of:=IF([.C120]=&quot;+&quot;;1+[.D120]/100;1-[.D120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20:.H120])" office:value-type="string" office:string-value="+80" calcext:value-type="string">
            <text:p>+80</text:p>
          </table:table-cell>
          <table:table-cell table:style-name="ce325" table:formula="of:=IF([.G120]=&quot;+&quot;;1+[.H120]/100;1-[.H120]/100)" office:value-type="float" office:value="1.8" calcext:value-type="float">
            <text:p>1,8</text:p>
          </table:table-cell>
          <table:table-cell table:style-name="ce296" table:formula="of:=[.J120]*[.F120]" office:value-type="float" office:value="1.62" calcext:value-type="float">
            <text:p>1,62</text:p>
          </table:table-cell>
          <table:table-cell table:style-name="ce309" table:formula="of:=IF([.K120]&lt;1;&quot;-&quot;;&quot;+&quot;)" office:value-type="string" office:string-value="+" calcext:value-type="string">
            <text:p>+</text:p>
          </table:table-cell>
          <table:table-cell table:style-name="ce296" table:formula="of:=ROUND(100*IF([.K120]&gt;=1;[.K120]-1;1-[.K120]);0)" office:value-type="float" office:value="62" calcext:value-type="float">
            <text:p>62</text:p>
          </table:table-cell>
          <table:table-cell table:style-name="ce309" table:formula="of:=IF([.M120]=0;&quot;0&quot;;COM.MICROSOFT.CONCAT([.L120:.M120]))" office:value-type="string" office:string-value="+62" calcext:value-type="string">
            <text:p>+62</text:p>
          </table:table-cell>
          <table:table-cell table:style-name="ce287" table:formula="of:=RANK([.B120];[.$B$119:.$B$148];0)" office:value-type="float" office:value="18" calcext:value-type="float">
            <text:p>18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182156125626035" calcext:value-type="float">
            <text:p>0,18215612562603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121:.D121])" office:value-type="string" office:string-value="-90" calcext:value-type="string">
            <text:p>-90</text:p>
          </table:table-cell>
          <table:table-cell table:style-name="ce325" table:formula="of:=IF([.C121]=&quot;+&quot;;1+[.D121]/100;1-[.D121]/100)" office:value-type="float" office:value="0.1" calcext:value-type="float">
            <text:p>0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21:.H121])" office:value-type="string" office:string-value="+70" calcext:value-type="string">
            <text:p>+70</text:p>
          </table:table-cell>
          <table:table-cell table:style-name="ce325" table:formula="of:=IF([.G121]=&quot;+&quot;;1+[.H121]/100;1-[.H121]/100)" office:value-type="float" office:value="1.7" calcext:value-type="float">
            <text:p>1,7</text:p>
          </table:table-cell>
          <table:table-cell table:style-name="ce296" table:formula="of:=[.J121]*[.F121]" office:value-type="float" office:value="0.17" calcext:value-type="float">
            <text:p>0,17</text:p>
          </table:table-cell>
          <table:table-cell table:style-name="ce309" table:formula="of:=IF([.K121]&lt;1;&quot;-&quot;;&quot;+&quot;)" office:value-type="string" office:string-value="-" calcext:value-type="string">
            <text:p>-</text:p>
          </table:table-cell>
          <table:table-cell table:style-name="ce296" table:formula="of:=ROUND(100*IF([.K121]&gt;=1;[.K121]-1;1-[.K121]);0)" office:value-type="float" office:value="83" calcext:value-type="float">
            <text:p>83</text:p>
          </table:table-cell>
          <table:table-cell table:style-name="ce309" table:formula="of:=IF([.M121]=0;&quot;0&quot;;COM.MICROSOFT.CONCAT([.L121:.M121]))" office:value-type="string" office:string-value="-83" calcext:value-type="string">
            <text:p>-83</text:p>
          </table:table-cell>
          <table:table-cell table:style-name="ce287" table:formula="of:=RANK([.B121];[.$B$119:.$B$148];0)" office:value-type="float" office:value="26" calcext:value-type="float">
            <text:p>26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371569428577655" calcext:value-type="float">
            <text:p>0,37156942857765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22:.D122])" office:value-type="string" office:string-value="-30" calcext:value-type="string">
            <text:p>-30</text:p>
          </table:table-cell>
          <table:table-cell table:style-name="ce325" table:formula="of:=IF([.C122]=&quot;+&quot;;1+[.D122]/100;1-[.D122]/100)" office:value-type="float" office:value="0.7" calcext:value-type="float">
            <text:p>0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G122:.H122])" office:value-type="string" office:string-value="+40" calcext:value-type="string">
            <text:p>+40</text:p>
          </table:table-cell>
          <table:table-cell table:style-name="ce325" table:formula="of:=IF([.G122]=&quot;+&quot;;1+[.H122]/100;1-[.H122]/100)" office:value-type="float" office:value="1.4" calcext:value-type="float">
            <text:p>1,4</text:p>
          </table:table-cell>
          <table:table-cell table:style-name="ce296" table:formula="of:=[.J122]*[.F122]" office:value-type="float" office:value="0.98" calcext:value-type="float">
            <text:p>0,98</text:p>
          </table:table-cell>
          <table:table-cell table:style-name="ce309" table:formula="of:=IF([.K122]&lt;1;&quot;-&quot;;&quot;+&quot;)" office:value-type="string" office:string-value="-" calcext:value-type="string">
            <text:p>-</text:p>
          </table:table-cell>
          <table:table-cell table:style-name="ce296" table:formula="of:=ROUND(100*IF([.K122]&gt;=1;[.K122]-1;1-[.K122]);0)" office:value-type="float" office:value="2" calcext:value-type="float">
            <text:p>2</text:p>
          </table:table-cell>
          <table:table-cell table:style-name="ce309" table:formula="of:=IF([.M122]=0;&quot;0&quot;;COM.MICROSOFT.CONCAT([.L122:.M122]))" office:value-type="string" office:string-value="-2" calcext:value-type="string">
            <text:p>-2</text:p>
          </table:table-cell>
          <table:table-cell table:style-name="ce287" table:formula="of:=RANK([.B122];[.$B$119:.$B$148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50547697016818" calcext:value-type="float">
            <text:p>0,45054769701681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23:.D123])" office:value-type="string" office:string-value="-40" calcext:value-type="string">
            <text:p>-40</text:p>
          </table:table-cell>
          <table:table-cell table:style-name="ce325" table:formula="of:=IF([.C123]=&quot;+&quot;;1+[.D123]/100;1-[.D123]/100)" office:value-type="float" office:value="0.6" calcext:value-type="float">
            <text:p>0,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23:.H123])" office:value-type="string" office:string-value="-60" calcext:value-type="string">
            <text:p>-60</text:p>
          </table:table-cell>
          <table:table-cell table:style-name="ce325" table:formula="of:=IF([.G123]=&quot;+&quot;;1+[.H123]/100;1-[.H123]/100)" office:value-type="float" office:value="0.4" calcext:value-type="float">
            <text:p>0,4</text:p>
          </table:table-cell>
          <table:table-cell table:style-name="ce296" table:formula="of:=[.J123]*[.F123]" office:value-type="float" office:value="0.24" calcext:value-type="float">
            <text:p>0,24</text:p>
          </table:table-cell>
          <table:table-cell table:style-name="ce309" table:formula="of:=IF([.K123]&lt;1;&quot;-&quot;;&quot;+&quot;)" office:value-type="string" office:string-value="-" calcext:value-type="string">
            <text:p>-</text:p>
          </table:table-cell>
          <table:table-cell table:style-name="ce296" table:formula="of:=ROUND(100*IF([.K123]&gt;=1;[.K123]-1;1-[.K123]);0)" office:value-type="float" office:value="76" calcext:value-type="float">
            <text:p>76</text:p>
          </table:table-cell>
          <table:table-cell table:style-name="ce309" table:formula="of:=IF([.M123]=0;&quot;0&quot;;COM.MICROSOFT.CONCAT([.L123:.M123]))" office:value-type="string" office:string-value="-76" calcext:value-type="string">
            <text:p>-76</text:p>
          </table:table-cell>
          <table:table-cell table:style-name="ce287" table:formula="of:=RANK([.B123];[.$B$119:.$B$148];0)" office:value-type="float" office:value="21" calcext:value-type="float">
            <text:p>21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748085327662754" calcext:value-type="float">
            <text:p>0,748085327662754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4:.D124])" office:value-type="string" office:string-value="+20" calcext:value-type="string">
            <text:p>+20</text:p>
          </table:table-cell>
          <table:table-cell table:style-name="ce326" table:formula="of:=IF([.C124]=&quot;+&quot;;1+[.D124]/100;1-[.D124]/100)" office:value-type="float" office:value="1.2" calcext:value-type="float">
            <text:p>1,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50" calcext:value-type="float">
            <text:p>50</text:p>
          </table:table-cell>
          <table:table-cell table:style-name="ce316" table:formula="of:=COM.MICROSOFT.CONCAT([.G124:.H124])" office:value-type="string" office:string-value="+50" calcext:value-type="string">
            <text:p>+50</text:p>
          </table:table-cell>
          <table:table-cell table:style-name="ce326" table:formula="of:=IF([.G124]=&quot;+&quot;;1+[.H124]/100;1-[.H124]/100)" office:value-type="float" office:value="1.5" calcext:value-type="float">
            <text:p>1,5</text:p>
          </table:table-cell>
          <table:table-cell table:style-name="ce289" table:formula="of:=[.J124]*[.F124]" office:value-type="float" office:value="1.8" calcext:value-type="float">
            <text:p>1,8</text:p>
          </table:table-cell>
          <table:table-cell table:style-name="ce314" table:formula="of:=IF([.K124]&lt;1;&quot;-&quot;;&quot;+&quot;)" office:value-type="string" office:string-value="+" calcext:value-type="string">
            <text:p>+</text:p>
          </table:table-cell>
          <table:table-cell table:style-name="ce330" table:formula="of:=ROUND(100*IF([.K124]&gt;=1;[.K124]-1;1-[.K124]);0)" office:value-type="float" office:value="80" calcext:value-type="float">
            <text:p>80</text:p>
          </table:table-cell>
          <table:table-cell table:style-name="ce314" table:formula="of:=IF([.M124]=0;&quot;0&quot;;COM.MICROSOFT.CONCAT([.L124:.M124]))" office:value-type="string" office:string-value="+80" calcext:value-type="string">
            <text:p>+80</text:p>
          </table:table-cell>
          <table:table-cell table:style-name="ce316" table:formula="of:=RANK([.B124];[.$B$119:.$B$148];0)" office:value-type="float" office:value="9" calcext:value-type="float">
            <text:p>9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0165815405345928" calcext:value-type="float">
            <text:p>0,016581540534593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C125:.D125])" office:value-type="string" office:string-value="+90" calcext:value-type="string">
            <text:p>+90</text:p>
          </table:table-cell>
          <table:table-cell table:style-name="ce326" table:formula="of:=IF([.C125]=&quot;+&quot;;1+[.D125]/100;1-[.D125]/100)" office:value-type="float" office:value="1.9" calcext:value-type="float">
            <text:p>1,9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50" calcext:value-type="float">
            <text:p>50</text:p>
          </table:table-cell>
          <table:table-cell table:style-name="ce316" table:formula="of:=COM.MICROSOFT.CONCAT([.G125:.H125])" office:value-type="string" office:string-value="-50" calcext:value-type="string">
            <text:p>-50</text:p>
          </table:table-cell>
          <table:table-cell table:style-name="ce326" table:formula="of:=IF([.G125]=&quot;+&quot;;1+[.H125]/100;1-[.H125]/100)" office:value-type="float" office:value="0.5" calcext:value-type="float">
            <text:p>0,5</text:p>
          </table:table-cell>
          <table:table-cell table:style-name="ce289" table:formula="of:=[.J125]*[.F125]" office:value-type="float" office:value="0.95" calcext:value-type="float">
            <text:p>0,95</text:p>
          </table:table-cell>
          <table:table-cell table:style-name="ce314" table:formula="of:=IF([.K125]&lt;1;&quot;-&quot;;&quot;+&quot;)" office:value-type="string" office:string-value="-" calcext:value-type="string">
            <text:p>-</text:p>
          </table:table-cell>
          <table:table-cell table:style-name="ce289" table:formula="of:=ROUND(100*IF([.K125]&gt;=1;[.K125]-1;1-[.K125]);0)" office:value-type="float" office:value="5" calcext:value-type="float">
            <text:p>5</text:p>
          </table:table-cell>
          <table:table-cell table:style-name="ce314" table:formula="of:=IF([.M125]=0;&quot;0&quot;;COM.MICROSOFT.CONCAT([.L125:.M125]))" office:value-type="string" office:string-value="-5" calcext:value-type="string">
            <text:p>-5</text:p>
          </table:table-cell>
          <table:table-cell table:style-name="ce316" table:formula="of:=RANK([.B125];[.$B$119:.$B$148];0)" office:value-type="float" office:value="30" calcext:value-type="float">
            <text:p>30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9347461153634" calcext:value-type="float">
            <text:p>0,9347461153634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6:.D126])" office:value-type="string" office:string-value="+20" calcext:value-type="string">
            <text:p>+20</text:p>
          </table:table-cell>
          <table:table-cell table:style-name="ce326" table:formula="of:=IF([.C126]=&quot;+&quot;;1+[.D126]/100;1-[.D126]/100)" office:value-type="float" office:value="1.2" calcext:value-type="float">
            <text:p>1,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50" calcext:value-type="float">
            <text:p>50</text:p>
          </table:table-cell>
          <table:table-cell table:style-name="ce316" table:formula="of:=COM.MICROSOFT.CONCAT([.G126:.H126])" office:value-type="string" office:string-value="+50" calcext:value-type="string">
            <text:p>+50</text:p>
          </table:table-cell>
          <table:table-cell table:style-name="ce326" table:formula="of:=IF([.G126]=&quot;+&quot;;1+[.H126]/100;1-[.H126]/100)" office:value-type="float" office:value="1.5" calcext:value-type="float">
            <text:p>1,5</text:p>
          </table:table-cell>
          <table:table-cell table:style-name="ce289" table:formula="of:=[.J126]*[.F126]" office:value-type="float" office:value="1.8" calcext:value-type="float">
            <text:p>1,8</text:p>
          </table:table-cell>
          <table:table-cell table:style-name="ce314" table:formula="of:=IF([.K126]&lt;1;&quot;-&quot;;&quot;+&quot;)" office:value-type="string" office:string-value="+" calcext:value-type="string">
            <text:p>+</text:p>
          </table:table-cell>
          <table:table-cell table:style-name="ce289" table:formula="of:=ROUND(100*IF([.K126]&gt;=1;[.K126]-1;1-[.K126]);0)" office:value-type="float" office:value="80" calcext:value-type="float">
            <text:p>80</text:p>
          </table:table-cell>
          <table:table-cell table:style-name="ce314" table:formula="of:=IF([.M126]=0;&quot;0&quot;;COM.MICROSOFT.CONCAT([.L126:.M126]))" office:value-type="string" office:string-value="+80" calcext:value-type="string">
            <text:p>+80</text:p>
          </table:table-cell>
          <table:table-cell table:style-name="ce316" table:formula="of:=RANK([.B126];[.$B$119:.$B$148];0)" office:value-type="float" office:value="4" calcext:value-type="float">
            <text:p>4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562307301483137" calcext:value-type="float">
            <text:p>0,562307301483137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7:.D127])" office:value-type="string" office:string-value="+20" calcext:value-type="string">
            <text:p>+20</text:p>
          </table:table-cell>
          <table:table-cell table:style-name="ce326" table:formula="of:=IF([.C127]=&quot;+&quot;;1+[.D127]/100;1-[.D127]/100)" office:value-type="float" office:value="1.2" calcext:value-type="float">
            <text:p>1,2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80" calcext:value-type="float">
            <text:p>80</text:p>
          </table:table-cell>
          <table:table-cell table:style-name="ce316" table:formula="of:=COM.MICROSOFT.CONCAT([.G127:.H127])" office:value-type="string" office:string-value="-80" calcext:value-type="string">
            <text:p>-80</text:p>
          </table:table-cell>
          <table:table-cell table:style-name="ce326" table:formula="of:=IF([.G127]=&quot;+&quot;;1+[.H127]/100;1-[.H127]/100)" office:value-type="float" office:value="0.2" calcext:value-type="float">
            <text:p>0,2</text:p>
          </table:table-cell>
          <table:table-cell table:style-name="ce289" table:formula="of:=[.J127]*[.F127]" office:value-type="float" office:value="0.24" calcext:value-type="float">
            <text:p>0,24</text:p>
          </table:table-cell>
          <table:table-cell table:style-name="ce314" table:formula="of:=IF([.K127]&lt;1;&quot;-&quot;;&quot;+&quot;)" office:value-type="string" office:string-value="-" calcext:value-type="string">
            <text:p>-</text:p>
          </table:table-cell>
          <table:table-cell table:style-name="ce289" table:formula="of:=ROUND(100*IF([.K127]&gt;=1;[.K127]-1;1-[.K127]);0)" office:value-type="float" office:value="76" calcext:value-type="float">
            <text:p>76</text:p>
          </table:table-cell>
          <table:table-cell table:style-name="ce314" table:formula="of:=IF([.M127]=0;&quot;0&quot;;COM.MICROSOFT.CONCAT([.L127:.M127]))" office:value-type="string" office:string-value="-76" calcext:value-type="string">
            <text:p>-76</text:p>
          </table:table-cell>
          <table:table-cell table:style-name="ce316" table:formula="of:=RANK([.B127];[.$B$119:.$B$148];0)" office:value-type="float" office:value="19" calcext:value-type="float">
            <text:p>19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0427010395555822" calcext:value-type="float">
            <text:p>0,04270103955558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table:formula="of:=COM.MICROSOFT.CONCAT([.C128:.D128])" office:value-type="string" office:string-value="+10" calcext:value-type="string">
            <text:p>+10</text:p>
          </table:table-cell>
          <table:table-cell table:style-name="ce326" table:formula="of:=IF([.C128]=&quot;+&quot;;1+[.D128]/100;1-[.D128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70" calcext:value-type="float">
            <text:p>70</text:p>
          </table:table-cell>
          <table:table-cell table:style-name="ce316" table:formula="of:=COM.MICROSOFT.CONCAT([.G128:.H128])" office:value-type="string" office:string-value="+70" calcext:value-type="string">
            <text:p>+70</text:p>
          </table:table-cell>
          <table:table-cell table:style-name="ce326" table:formula="of:=IF([.G128]=&quot;+&quot;;1+[.H128]/100;1-[.H128]/100)" office:value-type="float" office:value="1.7" calcext:value-type="float">
            <text:p>1,7</text:p>
          </table:table-cell>
          <table:table-cell table:style-name="ce289" table:formula="of:=[.J128]*[.F128]" office:value-type="float" office:value="1.87" calcext:value-type="float">
            <text:p>1,87</text:p>
          </table:table-cell>
          <table:table-cell table:style-name="ce314" table:formula="of:=IF([.K128]&lt;1;&quot;-&quot;;&quot;+&quot;)" office:value-type="string" office:string-value="+" calcext:value-type="string">
            <text:p>+</text:p>
          </table:table-cell>
          <table:table-cell table:style-name="ce289" table:formula="of:=ROUND(100*IF([.K128]&gt;=1;[.K128]-1;1-[.K128]);0)" office:value-type="float" office:value="87" calcext:value-type="float">
            <text:p>87</text:p>
          </table:table-cell>
          <table:table-cell table:style-name="ce314" table:formula="of:=IF([.M128]=0;&quot;0&quot;;COM.MICROSOFT.CONCAT([.L128:.M128]))" office:value-type="string" office:string-value="+87" calcext:value-type="string">
            <text:p>+87</text:p>
          </table:table-cell>
          <table:table-cell table:style-name="ce316" table:formula="of:=RANK([.B128];[.$B$119:.$B$148];0)" office:value-type="float" office:value="29" calcext:value-type="float">
            <text:p>29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101341455144728" calcext:value-type="float">
            <text:p>0,101341455144728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50" calcext:value-type="float">
            <text:p>50</text:p>
          </table:table-cell>
          <table:table-cell table:style-name="ce322" table:formula="of:=COM.MICROSOFT.CONCAT([.C129:.D129])" office:value-type="string" office:string-value="+50" calcext:value-type="string">
            <text:p>+50</text:p>
          </table:table-cell>
          <table:table-cell table:style-name="ce327" table:formula="of:=IF([.C129]=&quot;+&quot;;1+[.D129]/100;1-[.D129]/100)" office:value-type="float" office:value="1.5" calcext:value-type="float">
            <text:p>1,5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table:formula="of:=COM.MICROSOFT.CONCAT([.G129:.H129])" office:value-type="string" office:string-value="+80" calcext:value-type="string">
            <text:p>+80</text:p>
          </table:table-cell>
          <table:table-cell table:style-name="ce327" table:formula="of:=IF([.G129]=&quot;+&quot;;1+[.H129]/100;1-[.H129]/100)" office:value-type="float" office:value="1.8" calcext:value-type="float">
            <text:p>1,8</text:p>
          </table:table-cell>
          <table:table-cell table:style-name="ce328" table:formula="of:=[.J129]*[.F129]" office:value-type="float" office:value="2.7" calcext:value-type="float">
            <text:p>2,7</text:p>
          </table:table-cell>
          <table:table-cell table:style-name="ce329" table:formula="of:=IF([.K129]&lt;1;&quot;-&quot;;&quot;+&quot;)" office:value-type="string" office:string-value="+" calcext:value-type="string">
            <text:p>+</text:p>
          </table:table-cell>
          <table:table-cell table:style-name="ce328" table:formula="of:=ROUND(100*IF([.K129]&gt;=1;[.K129]-1;1-[.K129]);0)" office:value-type="float" office:value="170" calcext:value-type="float">
            <text:p>170</text:p>
          </table:table-cell>
          <table:table-cell table:style-name="ce329" table:formula="of:=IF([.M129]=0;&quot;0&quot;;COM.MICROSOFT.CONCAT([.L129:.M129]))" office:value-type="string" office:string-value="+170" calcext:value-type="string">
            <text:p>+170</text:p>
          </table:table-cell>
          <table:table-cell table:style-name="ce322" table:formula="of:=RANK([.B129];[.$B$119:.$B$148];0)" office:value-type="float" office:value="27" calcext:value-type="float">
            <text:p>27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881321092448663" calcext:value-type="float">
            <text:p>0,881321092448663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table:formula="of:=COM.MICROSOFT.CONCAT([.C130:.D130])" office:value-type="string" office:string-value="+60" calcext:value-type="string">
            <text:p>+60</text:p>
          </table:table-cell>
          <table:table-cell table:style-name="ce327" table:formula="of:=IF([.C130]=&quot;+&quot;;1+[.D130]/100;1-[.D130]/100)" office:value-type="float" office:value="1.6" calcext:value-type="float">
            <text:p>1,6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table:formula="of:=COM.MICROSOFT.CONCAT([.G130:.H130])" office:value-type="string" office:string-value="+60" calcext:value-type="string">
            <text:p>+60</text:p>
          </table:table-cell>
          <table:table-cell table:style-name="ce327" table:formula="of:=IF([.G130]=&quot;+&quot;;1+[.H130]/100;1-[.H130]/100)" office:value-type="float" office:value="1.6" calcext:value-type="float">
            <text:p>1,6</text:p>
          </table:table-cell>
          <table:table-cell table:style-name="ce328" table:formula="of:=[.J130]*[.F130]" office:value-type="float" office:value="2.56" calcext:value-type="float">
            <text:p>2,56</text:p>
          </table:table-cell>
          <table:table-cell table:style-name="ce329" table:formula="of:=IF([.K130]&lt;1;&quot;-&quot;;&quot;+&quot;)" office:value-type="string" office:string-value="+" calcext:value-type="string">
            <text:p>+</text:p>
          </table:table-cell>
          <table:table-cell table:style-name="ce328" table:formula="of:=ROUND(100*IF([.K130]&gt;=1;[.K130]-1;1-[.K130]);0)" office:value-type="float" office:value="156" calcext:value-type="float">
            <text:p>156</text:p>
          </table:table-cell>
          <table:table-cell table:style-name="ce329" table:formula="of:=IF([.M130]=0;&quot;0&quot;;COM.MICROSOFT.CONCAT([.L130:.M130]))" office:value-type="string" office:string-value="+156" calcext:value-type="string">
            <text:p>+156</text:p>
          </table:table-cell>
          <table:table-cell table:style-name="ce322" table:formula="of:=RANK([.B130];[.$B$119:.$B$148];0)" office:value-type="float" office:value="5" calcext:value-type="float">
            <text:p>5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935523712427476" calcext:value-type="float">
            <text:p>0,935523712427476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table:formula="of:=COM.MICROSOFT.CONCAT([.C131:.D131])" office:value-type="string" office:string-value="+30" calcext:value-type="string">
            <text:p>+30</text:p>
          </table:table-cell>
          <table:table-cell table:style-name="ce327" table:formula="of:=IF([.C131]=&quot;+&quot;;1+[.D131]/100;1-[.D131]/100)" office:value-type="float" office:value="1.3" calcext:value-type="float">
            <text:p>1,3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50" calcext:value-type="float">
            <text:p>50</text:p>
          </table:table-cell>
          <table:table-cell table:style-name="ce322" table:formula="of:=COM.MICROSOFT.CONCAT([.G131:.H131])" office:value-type="string" office:string-value="+50" calcext:value-type="string">
            <text:p>+50</text:p>
          </table:table-cell>
          <table:table-cell table:style-name="ce327" table:formula="of:=IF([.G131]=&quot;+&quot;;1+[.H131]/100;1-[.H131]/100)" office:value-type="float" office:value="1.5" calcext:value-type="float">
            <text:p>1,5</text:p>
          </table:table-cell>
          <table:table-cell table:style-name="ce328" table:formula="of:=[.J131]*[.F131]" office:value-type="float" office:value="1.95" calcext:value-type="float">
            <text:p>1,95</text:p>
          </table:table-cell>
          <table:table-cell table:style-name="ce329" table:formula="of:=IF([.K131]&lt;1;&quot;-&quot;;&quot;+&quot;)" office:value-type="string" office:string-value="+" calcext:value-type="string">
            <text:p>+</text:p>
          </table:table-cell>
          <table:table-cell table:style-name="ce328" table:formula="of:=ROUND(100*IF([.K131]&gt;=1;[.K131]-1;1-[.K131]);0)" office:value-type="float" office:value="95" calcext:value-type="float">
            <text:p>95</text:p>
          </table:table-cell>
          <table:table-cell table:style-name="ce329" table:formula="of:=IF([.M131]=0;&quot;0&quot;;COM.MICROSOFT.CONCAT([.L131:.M131]))" office:value-type="string" office:string-value="+95" calcext:value-type="string">
            <text:p>+95</text:p>
          </table:table-cell>
          <table:table-cell table:style-name="ce322" table:formula="of:=RANK([.B131];[.$B$119:.$B$148];0)" office:value-type="float" office:value="3" calcext:value-type="float">
            <text:p>3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712242679501343" calcext:value-type="float">
            <text:p>0,712242679501343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C132:.D132])" office:value-type="string" office:string-value="+90" calcext:value-type="string">
            <text:p>+90</text:p>
          </table:table-cell>
          <table:table-cell table:style-name="ce327" table:formula="of:=IF([.C132]=&quot;+&quot;;1+[.D132]/100;1-[.D132]/100)" office:value-type="float" office:value="1.9" calcext:value-type="float">
            <text:p>1,9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40" calcext:value-type="float">
            <text:p>40</text:p>
          </table:table-cell>
          <table:table-cell table:style-name="ce322" table:formula="of:=COM.MICROSOFT.CONCAT([.G132:.H132])" office:value-type="string" office:string-value="-40" calcext:value-type="string">
            <text:p>-40</text:p>
          </table:table-cell>
          <table:table-cell table:style-name="ce327" table:formula="of:=IF([.G132]=&quot;+&quot;;1+[.H132]/100;1-[.H132]/100)" office:value-type="float" office:value="0.6" calcext:value-type="float">
            <text:p>0,6</text:p>
          </table:table-cell>
          <table:table-cell table:style-name="ce328" table:formula="of:=[.J132]*[.F132]" office:value-type="float" office:value="1.14" calcext:value-type="float">
            <text:p>1,14</text:p>
          </table:table-cell>
          <table:table-cell table:style-name="ce329" table:formula="of:=IF([.K132]&lt;1;&quot;-&quot;;&quot;+&quot;)" office:value-type="string" office:string-value="+" calcext:value-type="string">
            <text:p>+</text:p>
          </table:table-cell>
          <table:table-cell table:style-name="ce328" table:formula="of:=ROUND(100*IF([.K132]&gt;=1;[.K132]-1;1-[.K132]);0)" office:value-type="float" office:value="14" calcext:value-type="float">
            <text:p>14</text:p>
          </table:table-cell>
          <table:table-cell table:style-name="ce329" table:formula="of:=IF([.M132]=0;&quot;0&quot;;COM.MICROSOFT.CONCAT([.L132:.M132]))" office:value-type="string" office:string-value="+14" calcext:value-type="string">
            <text:p>+14</text:p>
          </table:table-cell>
          <table:table-cell table:style-name="ce322" table:formula="of:=RANK([.B132];[.$B$119:.$B$148];0)" office:value-type="float" office:value="11" calcext:value-type="float">
            <text:p>11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303938417561106" calcext:value-type="float">
            <text:p>0,303938417561106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C133:.D133])" office:value-type="string" office:string-value="+90" calcext:value-type="string">
            <text:p>+90</text:p>
          </table:table-cell>
          <table:table-cell table:style-name="ce327" table:formula="of:=IF([.C133]=&quot;+&quot;;1+[.D133]/100;1-[.D133]/100)" office:value-type="float" office:value="1.9" calcext:value-type="float">
            <text:p>1,9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70" calcext:value-type="float">
            <text:p>70</text:p>
          </table:table-cell>
          <table:table-cell table:style-name="ce322" table:formula="of:=COM.MICROSOFT.CONCAT([.G133:.H133])" office:value-type="string" office:string-value="-70" calcext:value-type="string">
            <text:p>-70</text:p>
          </table:table-cell>
          <table:table-cell table:style-name="ce327" table:formula="of:=IF([.G133]=&quot;+&quot;;1+[.H133]/100;1-[.H133]/100)" office:value-type="float" office:value="0.3" calcext:value-type="float">
            <text:p>0,3</text:p>
          </table:table-cell>
          <table:table-cell table:style-name="ce328" table:formula="of:=[.J133]*[.F133]" office:value-type="float" office:value="0.57" calcext:value-type="float">
            <text:p>0,57</text:p>
          </table:table-cell>
          <table:table-cell table:style-name="ce329" table:formula="of:=IF([.K133]&lt;1;&quot;-&quot;;&quot;+&quot;)" office:value-type="string" office:string-value="-" calcext:value-type="string">
            <text:p>-</text:p>
          </table:table-cell>
          <table:table-cell table:style-name="ce328" table:formula="of:=ROUND(100*IF([.K133]&gt;=1;[.K133]-1;1-[.K133]);0)" office:value-type="float" office:value="43" calcext:value-type="float">
            <text:p>43</text:p>
          </table:table-cell>
          <table:table-cell table:style-name="ce329" table:formula="of:=IF([.M133]=0;&quot;0&quot;;COM.MICROSOFT.CONCAT([.L133:.M133]))" office:value-type="string" office:string-value="-43" calcext:value-type="string">
            <text:p>-43</text:p>
          </table:table-cell>
          <table:table-cell table:style-name="ce322" table:formula="of:=RANK([.B133];[.$B$119:.$B$148];0)" office:value-type="float" office:value="25" calcext:value-type="float">
            <text:p>25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96370404030352" calcext:value-type="float">
            <text:p>0,9637040403035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34:.D134])" office:value-type="string" office:string-value="+60" calcext:value-type="string">
            <text:p>+60</text:p>
          </table:table-cell>
          <table:table-cell table:style-name="ce325" table:formula="of:=IF([.C134]=&quot;+&quot;;1+[.D134]/100;1-[.D134]/100)" office:value-type="float" office:value="1.6" calcext:value-type="float">
            <text:p>1,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34:.H134])" office:value-type="string" office:string-value="+80" calcext:value-type="string">
            <text:p>+80</text:p>
          </table:table-cell>
          <table:table-cell table:style-name="ce325" table:formula="of:=IF([.G134]=&quot;+&quot;;1+[.H134]/100;1-[.H134]/100)" office:value-type="float" office:value="1.8" calcext:value-type="float">
            <text:p>1,8</text:p>
          </table:table-cell>
          <table:table-cell table:style-name="ce296" table:formula="of:=[.J134]*[.F134]" office:value-type="float" office:value="2.88" calcext:value-type="float">
            <text:p>2,88</text:p>
          </table:table-cell>
          <table:table-cell table:style-name="ce309" table:formula="of:=IF([.K134]&lt;1;&quot;-&quot;;&quot;+&quot;)" office:value-type="string" office:string-value="+" calcext:value-type="string">
            <text:p>+</text:p>
          </table:table-cell>
          <table:table-cell table:style-name="ce296" table:formula="of:=ROUND(100*IF([.K134]&gt;=1;[.K134]-1;1-[.K134]);0)" office:value-type="float" office:value="188" calcext:value-type="float">
            <text:p>188</text:p>
          </table:table-cell>
          <table:table-cell table:style-name="ce309" table:formula="of:=IF([.M134]=0;&quot;0&quot;;COM.MICROSOFT.CONCAT([.L134:.M134]))" office:value-type="string" office:string-value="+188" calcext:value-type="string">
            <text:p>+188</text:p>
          </table:table-cell>
          <table:table-cell table:style-name="ce287" table:formula="of:=RANK([.B134];[.$B$119:.$B$148];0)" office:value-type="float" office:value="1" calcext:value-type="float">
            <text:p>1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804054979537888" calcext:value-type="float">
            <text:p>0,80405497953788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35:.D135])" office:value-type="string" office:string-value="-20" calcext:value-type="string">
            <text:p>-20</text:p>
          </table:table-cell>
          <table:table-cell table:style-name="ce325" table:formula="of:=IF([.C135]=&quot;+&quot;;1+[.D135]/100;1-[.D135]/100)" office:value-type="float" office:value="0.8" calcext:value-type="float">
            <text:p>0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35:.H135])" office:value-type="string" office:string-value="-80" calcext:value-type="string">
            <text:p>-80</text:p>
          </table:table-cell>
          <table:table-cell table:style-name="ce325" table:formula="of:=IF([.G135]=&quot;+&quot;;1+[.H135]/100;1-[.H135]/100)" office:value-type="float" office:value="0.2" calcext:value-type="float">
            <text:p>0,2</text:p>
          </table:table-cell>
          <table:table-cell table:style-name="ce296" table:formula="of:=[.J135]*[.F135]" office:value-type="float" office:value="0.16" calcext:value-type="float">
            <text:p>0,16</text:p>
          </table:table-cell>
          <table:table-cell table:style-name="ce309" table:formula="of:=IF([.K135]&lt;1;&quot;-&quot;;&quot;+&quot;)" office:value-type="string" office:string-value="-" calcext:value-type="string">
            <text:p>-</text:p>
          </table:table-cell>
          <table:table-cell table:style-name="ce296" table:formula="of:=ROUND(100*IF([.K135]&gt;=1;[.K135]-1;1-[.K135]);0)" office:value-type="float" office:value="84" calcext:value-type="float">
            <text:p>84</text:p>
          </table:table-cell>
          <table:table-cell table:style-name="ce309" table:formula="of:=IF([.M135]=0;&quot;0&quot;;COM.MICROSOFT.CONCAT([.L135:.M135]))" office:value-type="string" office:string-value="-84" calcext:value-type="string">
            <text:p>-84</text:p>
          </table:table-cell>
          <table:table-cell table:style-name="ce287" table:formula="of:=RANK([.B135];[.$B$119:.$B$148];0)" office:value-type="float" office:value="6" calcext:value-type="float">
            <text:p>6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69087163337457" calcext:value-type="float">
            <text:p>0,6908716333745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36:.D136])" office:value-type="string" office:string-value="+60" calcext:value-type="string">
            <text:p>+60</text:p>
          </table:table-cell>
          <table:table-cell table:style-name="ce325" table:formula="of:=IF([.C136]=&quot;+&quot;;1+[.D136]/100;1-[.D136]/100)" office:value-type="float" office:value="1.6" calcext:value-type="float">
            <text:p>1,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36:.H136])" office:value-type="string" office:string-value="-60" calcext:value-type="string">
            <text:p>-60</text:p>
          </table:table-cell>
          <table:table-cell table:style-name="ce325" table:formula="of:=IF([.G136]=&quot;+&quot;;1+[.H136]/100;1-[.H136]/100)" office:value-type="float" office:value="0.4" calcext:value-type="float">
            <text:p>0,4</text:p>
          </table:table-cell>
          <table:table-cell table:style-name="ce296" table:formula="of:=[.J136]*[.F136]" office:value-type="float" office:value="0.64" calcext:value-type="float">
            <text:p>0,64</text:p>
          </table:table-cell>
          <table:table-cell table:style-name="ce309" table:formula="of:=IF([.K136]&lt;1;&quot;-&quot;;&quot;+&quot;)" office:value-type="string" office:string-value="-" calcext:value-type="string">
            <text:p>-</text:p>
          </table:table-cell>
          <table:table-cell table:style-name="ce296" table:formula="of:=ROUND(100*IF([.K136]&gt;=1;[.K136]-1;1-[.K136]);0)" office:value-type="float" office:value="36" calcext:value-type="float">
            <text:p>36</text:p>
          </table:table-cell>
          <table:table-cell table:style-name="ce309" table:formula="of:=IF([.M136]=0;&quot;0&quot;;COM.MICROSOFT.CONCAT([.L136:.M136]))" office:value-type="string" office:string-value="-36" calcext:value-type="string">
            <text:p>-36</text:p>
          </table:table-cell>
          <table:table-cell table:style-name="ce287" table:formula="of:=RANK([.B136];[.$B$119:.$B$148];0)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992677083977963" calcext:value-type="float">
            <text:p>0,09926770839779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37:.D137])" office:value-type="string" office:string-value="-20" calcext:value-type="string">
            <text:p>-20</text:p>
          </table:table-cell>
          <table:table-cell table:style-name="ce325" table:formula="of:=IF([.C137]=&quot;+&quot;;1+[.D137]/100;1-[.D137]/100)" office:value-type="float" office:value="0.8" calcext:value-type="float">
            <text:p>0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37:.H137])" office:value-type="string" office:string-value="-20" calcext:value-type="string">
            <text:p>-20</text:p>
          </table:table-cell>
          <table:table-cell table:style-name="ce325" table:formula="of:=IF([.G137]=&quot;+&quot;;1+[.H137]/100;1-[.H137]/100)" office:value-type="float" office:value="0.8" calcext:value-type="float">
            <text:p>0,8</text:p>
          </table:table-cell>
          <table:table-cell table:style-name="ce296" table:formula="of:=[.J137]*[.F137]" office:value-type="float" office:value="0.64" calcext:value-type="float">
            <text:p>0,64</text:p>
          </table:table-cell>
          <table:table-cell table:style-name="ce309" table:formula="of:=IF([.K137]&lt;1;&quot;-&quot;;&quot;+&quot;)" office:value-type="string" office:string-value="-" calcext:value-type="string">
            <text:p>-</text:p>
          </table:table-cell>
          <table:table-cell table:style-name="ce296" table:formula="of:=ROUND(100*IF([.K137]&gt;=1;[.K137]-1;1-[.K137]);0)" office:value-type="float" office:value="36" calcext:value-type="float">
            <text:p>36</text:p>
          </table:table-cell>
          <table:table-cell table:style-name="ce309" table:formula="of:=IF([.M137]=0;&quot;0&quot;;COM.MICROSOFT.CONCAT([.L137:.M137]))" office:value-type="string" office:string-value="-36" calcext:value-type="string">
            <text:p>-36</text:p>
          </table:table-cell>
          <table:table-cell table:style-name="ce287" table:formula="of:=RANK([.B137];[.$B$119:.$B$148];0)" office:value-type="float" office:value="28" calcext:value-type="float">
            <text:p>28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341215580907611" calcext:value-type="float">
            <text:p>0,34121558090761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38:.D138])" office:value-type="string" office:string-value="-30" calcext:value-type="string">
            <text:p>-30</text:p>
          </table:table-cell>
          <table:table-cell table:style-name="ce325" table:formula="of:=IF([.C138]=&quot;+&quot;;1+[.D138]/100;1-[.D138]/100)" office:value-type="float" office:value="0.7" calcext:value-type="float">
            <text:p>0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38:.H138])" office:value-type="string" office:string-value="+80" calcext:value-type="string">
            <text:p>+80</text:p>
          </table:table-cell>
          <table:table-cell table:style-name="ce325" table:formula="of:=IF([.G138]=&quot;+&quot;;1+[.H138]/100;1-[.H138]/100)" office:value-type="float" office:value="1.8" calcext:value-type="float">
            <text:p>1,8</text:p>
          </table:table-cell>
          <table:table-cell table:style-name="ce296" table:formula="of:=[.J138]*[.F138]" office:value-type="float" office:value="1.26" calcext:value-type="float">
            <text:p>1,26</text:p>
          </table:table-cell>
          <table:table-cell table:style-name="ce309" table:formula="of:=IF([.K138]&lt;1;&quot;-&quot;;&quot;+&quot;)" office:value-type="string" office:string-value="+" calcext:value-type="string">
            <text:p>+</text:p>
          </table:table-cell>
          <table:table-cell table:style-name="ce296" table:formula="of:=ROUND(100*IF([.K138]&gt;=1;[.K138]-1;1-[.K138]);0)" office:value-type="float" office:value="26" calcext:value-type="float">
            <text:p>26</text:p>
          </table:table-cell>
          <table:table-cell table:style-name="ce309" table:formula="of:=IF([.M138]=0;&quot;0&quot;;COM.MICROSOFT.CONCAT([.L138:.M138]))" office:value-type="string" office:string-value="+26" calcext:value-type="string">
            <text:p>+26</text:p>
          </table:table-cell>
          <table:table-cell table:style-name="ce287" table:formula="of:=RANK([.B138];[.$B$119:.$B$148];0)" office:value-type="float" office:value="24" calcext:value-type="float">
            <text:p>24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621695962239155" calcext:value-type="float">
            <text:p>0,62169596223915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39:.D139])" office:value-type="string" office:string-value="-60" calcext:value-type="string">
            <text:p>-60</text:p>
          </table:table-cell>
          <table:table-cell table:style-name="ce325" table:formula="of:=IF([.C139]=&quot;+&quot;;1+[.D139]/100;1-[.D139]/100)" office:value-type="float" office:value="0.4" calcext:value-type="float">
            <text:p>0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39:.H139])" office:value-type="string" office:string-value="+70" calcext:value-type="string">
            <text:p>+70</text:p>
          </table:table-cell>
          <table:table-cell table:style-name="ce325" table:formula="of:=IF([.G139]=&quot;+&quot;;1+[.H139]/100;1-[.H139]/100)" office:value-type="float" office:value="1.7" calcext:value-type="float">
            <text:p>1,7</text:p>
          </table:table-cell>
          <table:table-cell table:style-name="ce296" table:formula="of:=[.J139]*[.F139]" office:value-type="float" office:value="0.68" calcext:value-type="float">
            <text:p>0,68</text:p>
          </table:table-cell>
          <table:table-cell table:style-name="ce309" table:formula="of:=IF([.K139]&lt;1;&quot;-&quot;;&quot;+&quot;)" office:value-type="string" office:string-value="-" calcext:value-type="string">
            <text:p>-</text:p>
          </table:table-cell>
          <table:table-cell table:style-name="ce296" table:formula="of:=ROUND(100*IF([.K139]&gt;=1;[.K139]-1;1-[.K139]);0)" office:value-type="float" office:value="32" calcext:value-type="float">
            <text:p>32</text:p>
          </table:table-cell>
          <table:table-cell table:style-name="ce309" table:formula="of:=IF([.M139]=0;&quot;0&quot;;COM.MICROSOFT.CONCAT([.L139:.M139]))" office:value-type="string" office:string-value="-32" calcext:value-type="string">
            <text:p>-32</text:p>
          </table:table-cell>
          <table:table-cell table:style-name="ce287" table:formula="of:=RANK([.B139];[.$B$119:.$B$148];0)" office:value-type="float" office:value="17" calcext:value-type="float">
            <text:p>17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393229189868385" calcext:value-type="float">
            <text:p>0,39322918986838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0:.D140])" office:value-type="string" office:string-value="-50" calcext:value-type="string">
            <text:p>-50</text:p>
          </table:table-cell>
          <table:table-cell table:style-name="ce325" table:formula="of:=IF([.C140]=&quot;+&quot;;1+[.D140]/100;1-[.D14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40:.H140])" office:value-type="string" office:string-value="+60" calcext:value-type="string">
            <text:p>+60</text:p>
          </table:table-cell>
          <table:table-cell table:style-name="ce325" table:formula="of:=IF([.G140]=&quot;+&quot;;1+[.H140]/100;1-[.H140]/100)" office:value-type="float" office:value="1.6" calcext:value-type="float">
            <text:p>1,6</text:p>
          </table:table-cell>
          <table:table-cell table:style-name="ce296" table:formula="of:=[.J140]*[.F140]" office:value-type="float" office:value="0.8" calcext:value-type="float">
            <text:p>0,8</text:p>
          </table:table-cell>
          <table:table-cell table:style-name="ce309" table:formula="of:=IF([.K140]&lt;1;&quot;-&quot;;&quot;+&quot;)" office:value-type="string" office:string-value="-" calcext:value-type="string">
            <text:p>-</text:p>
          </table:table-cell>
          <table:table-cell table:style-name="ce296" table:formula="of:=ROUND(100*IF([.K140]&gt;=1;[.K140]-1;1-[.K140]);0)" office:value-type="float" office:value="20" calcext:value-type="float">
            <text:p>20</text:p>
          </table:table-cell>
          <table:table-cell table:style-name="ce309" table:formula="of:=IF([.M140]=0;&quot;0&quot;;COM.MICROSOFT.CONCAT([.L140:.M140]))" office:value-type="string" office:string-value="-20" calcext:value-type="string">
            <text:p>-20</text:p>
          </table:table-cell>
          <table:table-cell table:style-name="ce287" table:formula="of:=RANK([.B140];[.$B$119:.$B$148];0)" office:value-type="float" office:value="22" calcext:value-type="float">
            <text:p>22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492006310482112" calcext:value-type="float">
            <text:p>0,49200631048211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41:.D141])" office:value-type="string" office:string-value="+80" calcext:value-type="string">
            <text:p>+80</text:p>
          </table:table-cell>
          <table:table-cell table:style-name="ce325" table:formula="of:=IF([.C141]=&quot;+&quot;;1+[.D141]/100;1-[.D141]/100)" office:value-type="float" office:value="1.8" calcext:value-type="float">
            <text:p>1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41:.H141])" office:value-type="string" office:string-value="-80" calcext:value-type="string">
            <text:p>-80</text:p>
          </table:table-cell>
          <table:table-cell table:style-name="ce325" table:formula="of:=IF([.G141]=&quot;+&quot;;1+[.H141]/100;1-[.H141]/100)" office:value-type="float" office:value="0.2" calcext:value-type="float">
            <text:p>0,2</text:p>
          </table:table-cell>
          <table:table-cell table:style-name="ce296" table:formula="of:=[.J141]*[.F141]" office:value-type="float" office:value="0.36" calcext:value-type="float">
            <text:p>0,36</text:p>
          </table:table-cell>
          <table:table-cell table:style-name="ce309" table:formula="of:=IF([.K141]&lt;1;&quot;-&quot;;&quot;+&quot;)" office:value-type="string" office:string-value="-" calcext:value-type="string">
            <text:p>-</text:p>
          </table:table-cell>
          <table:table-cell table:style-name="ce296" table:formula="of:=ROUND(100*IF([.K141]&gt;=1;[.K141]-1;1-[.K141]);0)" office:value-type="float" office:value="64" calcext:value-type="float">
            <text:p>64</text:p>
          </table:table-cell>
          <table:table-cell table:style-name="ce309" table:formula="of:=IF([.M141]=0;&quot;0&quot;;COM.MICROSOFT.CONCAT([.L141:.M141]))" office:value-type="string" office:string-value="-64" calcext:value-type="string">
            <text:p>-64</text:p>
          </table:table-cell>
          <table:table-cell table:style-name="ce287" table:formula="of:=RANK([.B141];[.$B$119:.$B$148];0)" office:value-type="float" office:value="20" calcext:value-type="float">
            <text:p>20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794776164839883" calcext:value-type="float">
            <text:p>0,79477616483988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42:.D142])" office:value-type="string" office:string-value="+10" calcext:value-type="string">
            <text:p>+10</text:p>
          </table:table-cell>
          <table:table-cell table:style-name="ce325" table:formula="of:=IF([.C142]=&quot;+&quot;;1+[.D142]/100;1-[.D142]/100)" office:value-type="float" office:value="1.1" calcext:value-type="float">
            <text:p>1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42:.H142])" office:value-type="string" office:string-value="+60" calcext:value-type="string">
            <text:p>+60</text:p>
          </table:table-cell>
          <table:table-cell table:style-name="ce325" table:formula="of:=IF([.G142]=&quot;+&quot;;1+[.H142]/100;1-[.H142]/100)" office:value-type="float" office:value="1.6" calcext:value-type="float">
            <text:p>1,6</text:p>
          </table:table-cell>
          <table:table-cell table:style-name="ce296" table:formula="of:=[.J142]*[.F142]" office:value-type="float" office:value="1.76" calcext:value-type="float">
            <text:p>1,76</text:p>
          </table:table-cell>
          <table:table-cell table:style-name="ce309" table:formula="of:=IF([.K142]&lt;1;&quot;-&quot;;&quot;+&quot;)" office:value-type="string" office:string-value="+" calcext:value-type="string">
            <text:p>+</text:p>
          </table:table-cell>
          <table:table-cell table:style-name="ce296" table:formula="of:=ROUND(100*IF([.K142]&gt;=1;[.K142]-1;1-[.K142]);0)" office:value-type="float" office:value="76" calcext:value-type="float">
            <text:p>76</text:p>
          </table:table-cell>
          <table:table-cell table:style-name="ce309" table:formula="of:=IF([.M142]=0;&quot;0&quot;;COM.MICROSOFT.CONCAT([.L142:.M142]))" office:value-type="string" office:string-value="+76" calcext:value-type="string">
            <text:p>+76</text:p>
          </table:table-cell>
          <table:table-cell table:style-name="ce287" table:formula="of:=RANK([.B142];[.$B$119:.$B$148];0)" office:value-type="float" office:value="7" calcext:value-type="float">
            <text:p>7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666239778192866" calcext:value-type="float">
            <text:p>0,66623977819286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43:.D143])" office:value-type="string" office:string-value="+70" calcext:value-type="string">
            <text:p>+70</text:p>
          </table:table-cell>
          <table:table-cell table:style-name="ce325" table:formula="of:=IF([.C143]=&quot;+&quot;;1+[.D143]/100;1-[.D143]/100)" office:value-type="float" office:value="1.7" calcext:value-type="float">
            <text:p>1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G143:.H143])" office:value-type="string" office:string-value="+50" calcext:value-type="string">
            <text:p>+50</text:p>
          </table:table-cell>
          <table:table-cell table:style-name="ce325" table:formula="of:=IF([.G143]=&quot;+&quot;;1+[.H143]/100;1-[.H143]/100)" office:value-type="float" office:value="1.5" calcext:value-type="float">
            <text:p>1,5</text:p>
          </table:table-cell>
          <table:table-cell table:style-name="ce296" table:formula="of:=[.J143]*[.F143]" office:value-type="float" office:value="2.55" calcext:value-type="float">
            <text:p>2,55</text:p>
          </table:table-cell>
          <table:table-cell table:style-name="ce309" table:formula="of:=IF([.K143]&lt;1;&quot;-&quot;;&quot;+&quot;)" office:value-type="string" office:string-value="+" calcext:value-type="string">
            <text:p>+</text:p>
          </table:table-cell>
          <table:table-cell table:style-name="ce296" table:formula="of:=ROUND(100*IF([.K143]&gt;=1;[.K143]-1;1-[.K143]);0)" office:value-type="float" office:value="155" calcext:value-type="float">
            <text:p>155</text:p>
          </table:table-cell>
          <table:table-cell table:style-name="ce309" table:formula="of:=IF([.M143]=0;&quot;0&quot;;COM.MICROSOFT.CONCAT([.L143:.M143]))" office:value-type="string" office:string-value="+155" calcext:value-type="string">
            <text:p>+155</text:p>
          </table:table-cell>
          <table:table-cell table:style-name="ce287" table:formula="of:=RANK([.B143];[.$B$119:.$B$148];0)" office:value-type="float" office:value="16" calcext:value-type="float">
            <text:p>16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752902471748822" calcext:value-type="float">
            <text:p>0,75290247174882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44:.D144])" office:value-type="string" office:string-value="+80" calcext:value-type="string">
            <text:p>+80</text:p>
          </table:table-cell>
          <table:table-cell table:style-name="ce325" table:formula="of:=IF([.C144]=&quot;+&quot;;1+[.D144]/100;1-[.D144]/100)" office:value-type="float" office:value="1.8" calcext:value-type="float">
            <text:p>1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44:.H144])" office:value-type="string" office:string-value="-70" calcext:value-type="string">
            <text:p>-70</text:p>
          </table:table-cell>
          <table:table-cell table:style-name="ce325" table:formula="of:=IF([.G144]=&quot;+&quot;;1+[.H144]/100;1-[.H144]/100)" office:value-type="float" office:value="0.3" calcext:value-type="float">
            <text:p>0,3</text:p>
          </table:table-cell>
          <table:table-cell table:style-name="ce296" table:formula="of:=[.J144]*[.F144]" office:value-type="float" office:value="0.54" calcext:value-type="float">
            <text:p>0,54</text:p>
          </table:table-cell>
          <table:table-cell table:style-name="ce309" table:formula="of:=IF([.K144]&lt;1;&quot;-&quot;;&quot;+&quot;)" office:value-type="string" office:string-value="-" calcext:value-type="string">
            <text:p>-</text:p>
          </table:table-cell>
          <table:table-cell table:style-name="ce296" table:formula="of:=ROUND(100*IF([.K144]&gt;=1;[.K144]-1;1-[.K144]);0)" office:value-type="float" office:value="46" calcext:value-type="float">
            <text:p>46</text:p>
          </table:table-cell>
          <table:table-cell table:style-name="ce309" table:formula="of:=IF([.M144]=0;&quot;0&quot;;COM.MICROSOFT.CONCAT([.L144:.M144]))" office:value-type="string" office:string-value="-46" calcext:value-type="string">
            <text:p>-46</text:p>
          </table:table-cell>
          <table:table-cell table:style-name="ce287" table:formula="of:=RANK([.B144];[.$B$119:.$B$148];0)" office:value-type="float" office:value="8" calcext:value-type="float">
            <text:p>8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688627454889851" calcext:value-type="float">
            <text:p>0,68862745488985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45:.D145])" office:value-type="string" office:string-value="-70" calcext:value-type="string">
            <text:p>-70</text:p>
          </table:table-cell>
          <table:table-cell table:style-name="ce325" table:formula="of:=IF([.C145]=&quot;+&quot;;1+[.D145]/100;1-[.D145]/100)" office:value-type="float" office:value="0.3" calcext:value-type="float">
            <text:p>0,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45:.H145])" office:value-type="string" office:string-value="-20" calcext:value-type="string">
            <text:p>-20</text:p>
          </table:table-cell>
          <table:table-cell table:style-name="ce325" table:formula="of:=IF([.G145]=&quot;+&quot;;1+[.H145]/100;1-[.H145]/100)" office:value-type="float" office:value="0.8" calcext:value-type="float">
            <text:p>0,8</text:p>
          </table:table-cell>
          <table:table-cell table:style-name="ce296" table:formula="of:=[.J145]*[.F145]" office:value-type="float" office:value="0.24" calcext:value-type="float">
            <text:p>0,24</text:p>
          </table:table-cell>
          <table:table-cell table:style-name="ce309" table:formula="of:=IF([.K145]&lt;1;&quot;-&quot;;&quot;+&quot;)" office:value-type="string" office:string-value="-" calcext:value-type="string">
            <text:p>-</text:p>
          </table:table-cell>
          <table:table-cell table:style-name="ce296" table:formula="of:=ROUND(100*IF([.K145]&gt;=1;[.K145]-1;1-[.K145]);0)" office:value-type="float" office:value="76" calcext:value-type="float">
            <text:p>76</text:p>
          </table:table-cell>
          <table:table-cell table:style-name="ce309" table:formula="of:=IF([.M145]=0;&quot;0&quot;;COM.MICROSOFT.CONCAT([.L145:.M145]))" office:value-type="string" office:string-value="-76" calcext:value-type="string">
            <text:p>-76</text:p>
          </table:table-cell>
          <table:table-cell table:style-name="ce287" table:formula="of:=RANK([.B145];[.$B$119:.$B$148];0)" office:value-type="float" office:value="13" calcext:value-type="float">
            <text:p>13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681288747071124" calcext:value-type="float">
            <text:p>0,68128874707112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46:.D146])" office:value-type="string" office:string-value="+30" calcext:value-type="string">
            <text:p>+30</text:p>
          </table:table-cell>
          <table:table-cell table:style-name="ce325" table:formula="of:=IF([.C146]=&quot;+&quot;;1+[.D146]/100;1-[.D146]/100)" office:value-type="float" office:value="1.3" calcext:value-type="float">
            <text:p>1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6:.H146])" office:value-type="string" office:string-value="+90" calcext:value-type="string">
            <text:p>+90</text:p>
          </table:table-cell>
          <table:table-cell table:style-name="ce325" table:formula="of:=IF([.G146]=&quot;+&quot;;1+[.H146]/100;1-[.H146]/100)" office:value-type="float" office:value="1.9" calcext:value-type="float">
            <text:p>1,9</text:p>
          </table:table-cell>
          <table:table-cell table:style-name="ce296" table:formula="of:=[.J146]*[.F146]" office:value-type="float" office:value="2.47" calcext:value-type="float">
            <text:p>2,47</text:p>
          </table:table-cell>
          <table:table-cell table:style-name="ce309" table:formula="of:=IF([.K146]&lt;1;&quot;-&quot;;&quot;+&quot;)" office:value-type="string" office:string-value="+" calcext:value-type="string">
            <text:p>+</text:p>
          </table:table-cell>
          <table:table-cell table:style-name="ce296" table:formula="of:=ROUND(100*IF([.K146]&gt;=1;[.K146]-1;1-[.K146]);0)" office:value-type="float" office:value="147" calcext:value-type="float">
            <text:p>147</text:p>
          </table:table-cell>
          <table:table-cell table:style-name="ce309" table:formula="of:=IF([.M146]=0;&quot;0&quot;;COM.MICROSOFT.CONCAT([.L146:.M146]))" office:value-type="string" office:string-value="+147" calcext:value-type="string">
            <text:p>+147</text:p>
          </table:table-cell>
          <table:table-cell table:style-name="ce287" table:formula="of:=RANK([.B146];[.$B$119:.$B$148];0)" office:value-type="float" office:value="14" calcext:value-type="float">
            <text:p>14</text:p>
          </table:table-cell>
          <table:table-cell table:style-name="ce284" office:value-type="float" office:value="28" calcext:value-type="float">
            <text:p>28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679703716793613" calcext:value-type="float">
            <text:p>0,67970371679361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47:.D147])" office:value-type="string" office:string-value="-10" calcext:value-type="string">
            <text:p>-10</text:p>
          </table:table-cell>
          <table:table-cell table:style-name="ce325" table:formula="of:=IF([.C147]=&quot;+&quot;;1+[.D147]/100;1-[.D147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47:.H147])" office:value-type="string" office:string-value="+60" calcext:value-type="string">
            <text:p>+60</text:p>
          </table:table-cell>
          <table:table-cell table:style-name="ce325" table:formula="of:=IF([.G147]=&quot;+&quot;;1+[.H147]/100;1-[.H147]/100)" office:value-type="float" office:value="1.6" calcext:value-type="float">
            <text:p>1,6</text:p>
          </table:table-cell>
          <table:table-cell table:style-name="ce296" table:formula="of:=[.J147]*[.F147]" office:value-type="float" office:value="1.44" calcext:value-type="float">
            <text:p>1,44</text:p>
          </table:table-cell>
          <table:table-cell table:style-name="ce309" table:formula="of:=IF([.K147]&lt;1;&quot;-&quot;;&quot;+&quot;)" office:value-type="string" office:string-value="+" calcext:value-type="string">
            <text:p>+</text:p>
          </table:table-cell>
          <table:table-cell table:style-name="ce296" table:formula="of:=ROUND(100*IF([.K147]&gt;=1;[.K147]-1;1-[.K147]);0)" office:value-type="float" office:value="44" calcext:value-type="float">
            <text:p>44</text:p>
          </table:table-cell>
          <table:table-cell table:style-name="ce309" table:formula="of:=IF([.M147]=0;&quot;0&quot;;COM.MICROSOFT.CONCAT([.L147:.M147]))" office:value-type="string" office:string-value="+44" calcext:value-type="string">
            <text:p>+44</text:p>
          </table:table-cell>
          <table:table-cell table:style-name="ce287" table:formula="of:=RANK([.B147];[.$B$119:.$B$148];0)" office:value-type="float" office:value="15" calcext:value-type="float">
            <text:p>15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945821372527597" calcext:value-type="float">
            <text:p>0,94582137252759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48:.D148])" office:value-type="string" office:string-value="+10" calcext:value-type="string">
            <text:p>+10</text:p>
          </table:table-cell>
          <table:table-cell table:style-name="ce325" table:formula="of:=IF([.C148]=&quot;+&quot;;1+[.D148]/100;1-[.D148]/100)" office:value-type="float" office:value="1.1" calcext:value-type="float">
            <text:p>1,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48:.H148])" office:value-type="string" office:string-value="-20" calcext:value-type="string">
            <text:p>-20</text:p>
          </table:table-cell>
          <table:table-cell table:style-name="ce325" table:formula="of:=IF([.G148]=&quot;+&quot;;1+[.H148]/100;1-[.H148]/100)" office:value-type="float" office:value="0.8" calcext:value-type="float">
            <text:p>0,8</text:p>
          </table:table-cell>
          <table:table-cell table:style-name="ce296" table:formula="of:=[.J148]*[.F148]" office:value-type="float" office:value="0.88" calcext:value-type="float">
            <text:p>0,88</text:p>
          </table:table-cell>
          <table:table-cell table:style-name="ce309" table:formula="of:=IF([.K148]&lt;1;&quot;-&quot;;&quot;+&quot;)" office:value-type="string" office:string-value="-" calcext:value-type="string">
            <text:p>-</text:p>
          </table:table-cell>
          <table:table-cell table:style-name="ce296" table:formula="of:=ROUND(100*IF([.K148]&gt;=1;[.K148]-1;1-[.K148]);0)" office:value-type="float" office:value="12" calcext:value-type="float">
            <text:p>12</text:p>
          </table:table-cell>
          <table:table-cell table:style-name="ce309" table:formula="of:=IF([.M148]=0;&quot;0&quot;;COM.MICROSOFT.CONCAT([.L148:.M148]))" office:value-type="string" office:string-value="-12" calcext:value-type="string">
            <text:p>-12</text:p>
          </table:table-cell>
          <table:table-cell table:style-name="ce287" table:formula="of:=RANK([.B148];[.$B$119:.$B$148];0)" office:value-type="float" office:value="2" calcext:value-type="float">
            <text:p>2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49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number-columns-repeated="1024"/>
        </table:table-row>
        <table:table-row table:style-name="ro4">
          <table:table-cell table:style-name="ce307" office:value-type="string" calcext:value-type="string" table:number-columns-spanned="12" table:number-rows-spanned="1">
            <text:p><text:span text:style-name="T20">x1 &lt;--&gt;  </text:span>x2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4">
          <table:table-cell table:style-name="ce321"/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78" office:value-type="string" calcext:value-type="string">
            <text:p>x<text:span text:style-name="T14">1</text:span></text:p>
          </table:table-cell>
          <table:table-cell table:style-name="ce378" office:value-type="string" calcext:value-type="string">
            <text:p>x<text:span text:style-name="T14">2 </text:span><text:span text:style-name="T17">(Frac)</text:span></text:p>
          </table:table-cell>
          <table:table-cell table:style-name="ce378" office:value-type="string" calcext:value-type="string">
            <text:p>x<text:span text:style-name="T14">2</text:span><text:span text:style-name="T17"> (Text)</text:span></text:p>
          </table:table-cell>
          <table:table-cell table:style-name="ce378" office:value-type="string" calcext:value-type="string">
            <text:p><text:span text:style-name="T17">t</text:span><text:span text:style-name="T14">2 </text:span><text:span text:style-name="T17">(Frac)</text:span></text:p>
          </table:table-cell>
          <table:table-cell table:style-name="ce378" office:value-type="string" calcext:value-type="string">
            <text:p><text:span text:style-name="T17">t</text:span><text:span text:style-name="T14">2</text:span><text:span text:style-name="T17"> (Text)</text:span></text:p>
          </table:table-cell>
          <table:table-cell table:style-name="ce344" office:value-type="string" calcext:value-type="string">
            <text:p>choix</text:p>
          </table:table-cell>
          <table:table-cell table:number-columns-repeated="55"/>
          <table:table-cell table:style-name="ce318"/>
          <table:table-cell/>
          <table:table-cell table:style-name="ce400"/>
          <table:table-cell table:number-columns-repeated="9"/>
          <table:table-cell table:style-name="ce389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314314527410921" calcext:value-type="float">
            <text:p>0,31431452741092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53:.D153])" office:value-type="string" office:string-value="+10" calcext:value-type="string">
            <text:p>+10</text:p>
          </table:table-cell>
          <table:table-cell table:style-name="ce296" table:formula="of:=1+[.D153]/100" office:value-type="float" office:value="1.1" calcext:value-type="float">
            <text:p>1,1</text:p>
          </table:table-cell>
          <table:table-cell table:style-name="ce335" table:formula="of:=1/[.F15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G15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153];[.$B$153:.$B$179];0)" office:value-type="float" office:value="22" calcext:value-type="float">
            <text:p>22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785726742264769" calcext:value-type="float">
            <text:p>0,78572674226476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54:.D154])" office:value-type="string" office:string-value="+20" calcext:value-type="string">
            <text:p>+20</text:p>
          </table:table-cell>
          <table:table-cell table:style-name="ce296" table:formula="of:=1+[.D154]/100" office:value-type="float" office:value="1.2" calcext:value-type="float">
            <text:p>1,2</text:p>
          </table:table-cell>
          <table:table-cell table:style-name="ce335" table:formula="of:=1/[.F15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G15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154];[.$B$153:.$B$179];0)" office:value-type="float" office:value="8" calcext:value-type="float">
            <text:p>8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540756162931064" calcext:value-type="float">
            <text:p>0,54075616293106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55:.D155])" office:value-type="string" office:string-value="+30" calcext:value-type="string">
            <text:p>+30</text:p>
          </table:table-cell>
          <table:table-cell table:style-name="ce296" table:formula="of:=1+[.D155]/100" office:value-type="float" office:value="1.3" calcext:value-type="float">
            <text:p>1,3</text:p>
          </table:table-cell>
          <table:table-cell table:style-name="ce335" table:formula="of:=1/[.F15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G15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155];[.$B$153:.$B$179];0)" office:value-type="float" office:value="13" calcext:value-type="float">
            <text:p>13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387465519481365" calcext:value-type="float">
            <text:p>0,38746551948136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56:.D156])" office:value-type="string" office:string-value="+40" calcext:value-type="string">
            <text:p>+40</text:p>
          </table:table-cell>
          <table:table-cell table:style-name="ce296" table:formula="of:=1+[.D156]/100" office:value-type="float" office:value="1.4" calcext:value-type="float">
            <text:p>1,4</text:p>
          </table:table-cell>
          <table:table-cell table:style-name="ce335" table:formula="of:=1/[.F15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G15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156];[.$B$153:.$B$179];0)" office:value-type="float" office:value="17" calcext:value-type="float">
            <text:p>17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23780986261019" calcext:value-type="float">
            <text:p>0,2378098626101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57:.D157])" office:value-type="string" office:string-value="+50" calcext:value-type="string">
            <text:p>+50</text:p>
          </table:table-cell>
          <table:table-cell table:style-name="ce296" table:formula="of:=1+[.D157]/100" office:value-type="float" office:value="1.5" calcext:value-type="float">
            <text:p>1,5</text:p>
          </table:table-cell>
          <table:table-cell table:style-name="ce335" table:formula="of:=1/[.F15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G15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157];[.$B$153:.$B$179];0)" office:value-type="float" office:value="23" calcext:value-type="float">
            <text:p>23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147955657426274" calcext:value-type="float">
            <text:p>0,1479556574262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58:.D158])" office:value-type="string" office:string-value="+60" calcext:value-type="string">
            <text:p>+60</text:p>
          </table:table-cell>
          <table:table-cell table:style-name="ce296" table:formula="of:=1+[.D158]/100" office:value-type="float" office:value="1.6" calcext:value-type="float">
            <text:p>1,6</text:p>
          </table:table-cell>
          <table:table-cell table:style-name="ce335" table:formula="of:=1/[.F15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G15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158];[.$B$153:.$B$179];0)" office:value-type="float" office:value="25" calcext:value-type="float">
            <text:p>25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627302164641413" calcext:value-type="float">
            <text:p>0,62730216464141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59:.D159])" office:value-type="string" office:string-value="+70" calcext:value-type="string">
            <text:p>+70</text:p>
          </table:table-cell>
          <table:table-cell table:style-name="ce296" table:formula="of:=1+[.D159]/100" office:value-type="float" office:value="1.7" calcext:value-type="float">
            <text:p>1,7</text:p>
          </table:table-cell>
          <table:table-cell table:style-name="ce335" table:formula="of:=1/[.F15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G15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159];[.$B$153:.$B$179];0)" office:value-type="float" office:value="9" calcext:value-type="float">
            <text:p>9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315365089660056" calcext:value-type="float">
            <text:p>0,31536508966005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60:.D160])" office:value-type="string" office:string-value="+80" calcext:value-type="string">
            <text:p>+80</text:p>
          </table:table-cell>
          <table:table-cell table:style-name="ce296" table:formula="of:=1+[.D160]/100" office:value-type="float" office:value="1.8" calcext:value-type="float">
            <text:p>1,8</text:p>
          </table:table-cell>
          <table:table-cell table:style-name="ce335" table:formula="of:=1/[.F16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G16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160];[.$B$153:.$B$179];0)" office:value-type="float" office:value="21" calcext:value-type="float">
            <text:p>21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564551744915241" calcext:value-type="float">
            <text:p>0,56455174491524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table:formula="of:=COM.MICROSOFT.CONCAT([.C161:.D161])" office:value-type="string" office:string-value="+525" calcext:value-type="string">
            <text:p>+525</text:p>
          </table:table-cell>
          <table:table-cell table:style-name="ce296" table:formula="of:=1+[.D161]/100" office:value-type="float" office:value="6.25" calcext:value-type="float">
            <text:p>6,25</text:p>
          </table:table-cell>
          <table:table-cell table:style-name="ce335" table:formula="of:=1/[.F16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G16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161];[.$B$153:.$B$179];0)" office:value-type="float" office:value="12" calcext:value-type="float">
            <text:p>12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91693760185584" calcext:value-type="float">
            <text:p>0,79169376018558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table:formula="of:=COM.MICROSOFT.CONCAT([.C162:.D162])" office:value-type="string" office:string-value="+100" calcext:value-type="string">
            <text:p>+100</text:p>
          </table:table-cell>
          <table:table-cell table:style-name="ce296" table:formula="of:=1+[.D162]/100" office:value-type="float" office:value="2" calcext:value-type="float">
            <text:p>2</text:p>
          </table:table-cell>
          <table:table-cell table:style-name="ce335" table:formula="of:=1/[.F16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G16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162];[.$B$153:.$B$179];0)" office:value-type="float" office:value="6" calcext:value-type="float">
            <text:p>6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487336561419375" calcext:value-type="float">
            <text:p>0,4873365614193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table:formula="of:=COM.MICROSOFT.CONCAT([.C163:.D163])" office:value-type="string" office:string-value="+200" calcext:value-type="string">
            <text:p>+200</text:p>
          </table:table-cell>
          <table:table-cell table:style-name="ce296" table:formula="of:=1+[.D163]/100" office:value-type="float" office:value="3" calcext:value-type="float">
            <text:p>3</text:p>
          </table:table-cell>
          <table:table-cell table:style-name="ce335" table:formula="of:=1/[.F16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G16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163];[.$B$153:.$B$179];0)" office:value-type="float" office:value="14" calcext:value-type="float">
            <text:p>14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378696906805715" calcext:value-type="float">
            <text:p>0,37869690680571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table:formula="of:=COM.MICROSOFT.CONCAT([.C164:.D164])" office:value-type="string" office:string-value="+300" calcext:value-type="string">
            <text:p>+300</text:p>
          </table:table-cell>
          <table:table-cell table:style-name="ce296" table:formula="of:=1+[.D164]/100" office:value-type="float" office:value="4" calcext:value-type="float">
            <text:p>4</text:p>
          </table:table-cell>
          <table:table-cell table:style-name="ce335" table:formula="of:=1/[.F16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G16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164];[.$B$153:.$B$179];0)" office:value-type="float" office:value="18" calcext:value-type="float">
            <text:p>18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349896925541903" calcext:value-type="float">
            <text:p>0,34989692554190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5:.D165])" office:value-type="string" office:string-value="+400" calcext:value-type="string">
            <text:p>+400</text:p>
          </table:table-cell>
          <table:table-cell table:style-name="ce296" table:formula="of:=1+[.D165]/100" office:value-type="float" office:value="5" calcext:value-type="float">
            <text:p>5</text:p>
          </table:table-cell>
          <table:table-cell table:style-name="ce335" table:formula="of:=1/[.F16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5];[.$B$153:.$B$179];0)" office:value-type="float" office:value="19" calcext:value-type="float">
            <text:p>19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188913925793917" calcext:value-type="float">
            <text:p>0,18891392579391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table:formula="of:=COM.MICROSOFT.CONCAT([.C166:.D166])" office:value-type="string" office:string-value="+500" calcext:value-type="string">
            <text:p>+500</text:p>
          </table:table-cell>
          <table:table-cell table:style-name="ce296" table:formula="of:=1+[.D166]/100" office:value-type="float" office:value="6" calcext:value-type="float">
            <text:p>6</text:p>
          </table:table-cell>
          <table:table-cell table:style-name="ce335" table:formula="of:=1/[.F16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G16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166];[.$B$153:.$B$179];0)" office:value-type="float" office:value="24" calcext:value-type="float">
            <text:p>24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913490973307146" calcext:value-type="float">
            <text:p>0,91349097330714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table:formula="of:=COM.MICROSOFT.CONCAT([.C167:.D167])" office:value-type="string" office:string-value="+150" calcext:value-type="string">
            <text:p>+150</text:p>
          </table:table-cell>
          <table:table-cell table:style-name="ce296" table:formula="of:=1+[.D167]/100" office:value-type="float" office:value="2.5" calcext:value-type="float">
            <text:p>2,5</text:p>
          </table:table-cell>
          <table:table-cell table:style-name="ce335" table:formula="of:=1/[.F16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G16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167];[.$B$153:.$B$179];0)" office:value-type="float" office:value="2" calcext:value-type="float">
            <text:p>2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849916050164047" calcext:value-type="float">
            <text:p>0,84991605016404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8:.D168])" office:value-type="string" office:string-value="+400" calcext:value-type="string">
            <text:p>+400</text:p>
          </table:table-cell>
          <table:table-cell table:style-name="ce296" table:formula="of:=1+[.D168]/100" office:value-type="float" office:value="5" calcext:value-type="float">
            <text:p>5</text:p>
          </table:table-cell>
          <table:table-cell table:style-name="ce335" table:formula="of:=1/[.F16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8];[.$B$153:.$B$179];0)" office:value-type="float" office:value="5" calcext:value-type="float">
            <text:p>5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345770827161046" calcext:value-type="float">
            <text:p>0,34577082716104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table:formula="of:=COM.MICROSOFT.CONCAT([.C169:.D169])" office:value-type="string" office:string-value="+900" calcext:value-type="string">
            <text:p>+900</text:p>
          </table:table-cell>
          <table:table-cell table:style-name="ce296" table:formula="of:=1+[.D169]/100" office:value-type="float" office:value="10" calcext:value-type="float">
            <text:p>10</text:p>
          </table:table-cell>
          <table:table-cell table:style-name="ce335" table:formula="of:=1/[.F16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G16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169];[.$B$153:.$B$179];0)" office:value-type="float" office:value="20" calcext:value-type="float">
            <text:p>20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976322983033747" calcext:value-type="float">
            <text:p>0,97632298303374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table:formula="of:=COM.MICROSOFT.CONCAT([.C170:.D170])" office:value-type="string" office:string-value="+25" calcext:value-type="string">
            <text:p>+25</text:p>
          </table:table-cell>
          <table:table-cell table:style-name="ce296" table:formula="of:=1+[.D170]/100" office:value-type="float" office:value="1.25" calcext:value-type="float">
            <text:p>1,25</text:p>
          </table:table-cell>
          <table:table-cell table:style-name="ce335" table:formula="of:=1/[.F17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G17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170];[.$B$153:.$B$179];0)" office:value-type="float" office:value="1" calcext:value-type="float">
            <text:p>1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608978762879308" calcext:value-type="float">
            <text:p>0,60897876287930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table:formula="of:=COM.MICROSOFT.CONCAT([.C171:.D171])" office:value-type="string" office:string-value="-10" calcext:value-type="string">
            <text:p>-10</text:p>
          </table:table-cell>
          <table:table-cell table:style-name="ce334" table:formula="of:=1-[.D171]/100" office:value-type="float" office:value="0.9" calcext:value-type="float">
            <text:p>0,9</text:p>
          </table:table-cell>
          <table:table-cell table:style-name="ce336" table:formula="of:=1/[.F17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G17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171];[.$B$153:.$B$179];0)" office:value-type="float" office:value="10" calcext:value-type="float">
            <text:p>10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89411258005229" calcext:value-type="float">
            <text:p>0,8941125800522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table:formula="of:=COM.MICROSOFT.CONCAT([.C172:.D172])" office:value-type="string" office:string-value="-20" calcext:value-type="string">
            <text:p>-20</text:p>
          </table:table-cell>
          <table:table-cell table:style-name="ce334" table:formula="of:=1-[.D172]/100" office:value-type="float" office:value="0.8" calcext:value-type="float">
            <text:p>0,8</text:p>
          </table:table-cell>
          <table:table-cell table:style-name="ce336" table:formula="of:=1/[.F17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G17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172];[.$B$153:.$B$179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885939835169616" calcext:value-type="float">
            <text:p>0,88593983516961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table:formula="of:=COM.MICROSOFT.CONCAT([.C173:.D173])" office:value-type="string" office:string-value="-84" calcext:value-type="string">
            <text:p>-84</text:p>
          </table:table-cell>
          <table:table-cell table:style-name="ce334" table:formula="of:=1-[.D173]/100" office:value-type="float" office:value="0.16" calcext:value-type="float">
            <text:p>0,16</text:p>
          </table:table-cell>
          <table:table-cell table:style-name="ce336" table:formula="of:=1/[.F17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G17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173];[.$B$153:.$B$179];0)" office:value-type="float" office:value="4" calcext:value-type="float">
            <text:p>4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0849350616635552" calcext:value-type="float">
            <text:p>0,08493506166355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table:formula="of:=COM.MICROSOFT.CONCAT([.C174:.D174])" office:value-type="string" office:string-value="-40" calcext:value-type="string">
            <text:p>-40</text:p>
          </table:table-cell>
          <table:table-cell table:style-name="ce334" table:formula="of:=1-[.D174]/100" office:value-type="float" office:value="0.6" calcext:value-type="float">
            <text:p>0,6</text:p>
          </table:table-cell>
          <table:table-cell table:style-name="ce336" table:formula="of:=1/[.F17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G17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174];[.$B$153:.$B$179];0)" office:value-type="float" office:value="26" calcext:value-type="float">
            <text:p>26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790742067701036" calcext:value-type="float">
            <text:p>0,79074206770103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table:formula="of:=COM.MICROSOFT.CONCAT([.C175:.D175])" office:value-type="string" office:string-value="-50" calcext:value-type="string">
            <text:p>-50</text:p>
          </table:table-cell>
          <table:table-cell table:style-name="ce334" table:formula="of:=1-[.D175]/100" office:value-type="float" office:value="0.5" calcext:value-type="float">
            <text:p>0,5</text:p>
          </table:table-cell>
          <table:table-cell table:style-name="ce336" table:formula="of:=1/[.F17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G17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175];[.$B$153:.$B$179];0)" office:value-type="float" office:value="7" calcext:value-type="float">
            <text:p>7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0582926898236623" calcext:value-type="float">
            <text:p>0,05829268982366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table:formula="of:=COM.MICROSOFT.CONCAT([.C176:.D176])" office:value-type="string" office:string-value="-60" calcext:value-type="string">
            <text:p>-60</text:p>
          </table:table-cell>
          <table:table-cell table:style-name="ce334" table:formula="of:=1-[.D176]/100" office:value-type="float" office:value="0.4" calcext:value-type="float">
            <text:p>0,4</text:p>
          </table:table-cell>
          <table:table-cell table:style-name="ce336" table:formula="of:=1/[.F17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G17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176];[.$B$153:.$B$179];0)" office:value-type="float" office:value="27" calcext:value-type="float">
            <text:p>27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388596910721663" calcext:value-type="float">
            <text:p>0,388596910721663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table:formula="of:=COM.MICROSOFT.CONCAT([.C177:.D177])" office:value-type="string" office:string-value="-75" calcext:value-type="string">
            <text:p>-75</text:p>
          </table:table-cell>
          <table:table-cell table:style-name="ce334" table:formula="of:=1-[.D177]/100" office:value-type="float" office:value="0.25" calcext:value-type="float">
            <text:p>0,25</text:p>
          </table:table-cell>
          <table:table-cell table:style-name="ce336" table:formula="of:=1/[.F177]" office:value-type="float" office:value="4" calcext:value-type="float">
            <text:p><text:s/>4/1 </text:p>
          </table:table-cell>
          <table:table-cell table:style-name="ce337" office:value-type="string" calcext:value-type="string">
            <text:p>4/5</text:p>
          </table:table-cell>
          <table:table-cell table:style-name="ce340" table:formula="of:=([.G17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177];[.$B$153:.$B$179];0)" office:value-type="float" office:value="16" calcext:value-type="float">
            <text:p>16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575029241901415" calcext:value-type="float">
            <text:p>0,57502924190141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table:formula="of:=COM.MICROSOFT.CONCAT([.C178:.D178])" office:value-type="string" office:string-value="-80" calcext:value-type="string">
            <text:p>-80</text:p>
          </table:table-cell>
          <table:table-cell table:style-name="ce334" table:formula="of:=1-[.D178]/100" office:value-type="float" office:value="0.2" calcext:value-type="float">
            <text:p>0,2</text:p>
          </table:table-cell>
          <table:table-cell table:style-name="ce336" table:formula="of:=1/[.F17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G17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178];[.$B$153:.$B$179];0)" office:value-type="float" office:value="11" calcext:value-type="float">
            <text:p>11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437864426141943" calcext:value-type="float">
            <text:p>0,437864426141943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table:formula="of:=COM.MICROSOFT.CONCAT([.C179:.D179])" office:value-type="string" office:string-value="-90" calcext:value-type="string">
            <text:p>-90</text:p>
          </table:table-cell>
          <table:table-cell table:style-name="ce334" table:formula="of:=1-[.D179]/100" office:value-type="float" office:value="0.1" calcext:value-type="float">
            <text:p>0,1</text:p>
          </table:table-cell>
          <table:table-cell table:style-name="ce336" table:formula="of:=1/[.F17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G17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179];[.$B$153:.$B$179];0)" office:value-type="float" office:value="15" calcext:value-type="float">
            <text:p>15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53"/>
          <table:table-cell table:style-name="ce318" table:number-columns-repeated="2"/>
          <table:table-cell table:style-name="ce400" table:number-columns-repeated="2"/>
          <table:table-cell table:number-columns-repeated="8"/>
          <table:table-cell table:style-name="ce389" table:number-columns-repeated="2"/>
          <table:table-cell table:number-columns-repeated="943"/>
          <table:table-cell table:style-name="Default" table:number-columns-repeated="2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I6:Données.Q15">
            <calcext:condition calcext:apply-style-name="FAUX" calcext:value="formula-is(IF(#REF!=&quot;FAUX&quot;))" calcext:base-cell-address="Données.I6"/>
            <calcext:condition calcext:apply-style-name="VRAI" calcext:value="formula-is(IF(#REF!=&quot;VRAI&quot;))" calcext:base-cell-address="Données.I6"/>
          </calcext:conditional-format>
        </calcext:conditional-formats>
      </table:table>
      <table:table table:name="Synthèse" table:style-name="ta7" table:protected="true" table:protection-key="p9ZrvRNJj/dymMRp+bIYcvwBVr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73" table:default-cell-style-name="ce464"/>
        <table:table-column table:style-name="co74" table:default-cell-style-name="ce464"/>
        <table:table-column table:style-name="co75" table:default-cell-style-name="ce464"/>
        <table:table-column table:style-name="co76" table:number-columns-repeated="2" table:default-cell-style-name="ce464"/>
        <table:table-column table:style-name="co77" table:number-columns-repeated="2" table:default-cell-style-name="ce464"/>
        <table:table-column table:style-name="co78" table:default-cell-style-name="ce464"/>
        <table:table-column table:style-name="co1" table:number-columns-repeated="58" table:default-cell-style-name="ce464"/>
        <table:table-row table:style-name="ro15">
          <table:table-cell table:style-name="ce426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32"/>
          <table:table-cell table:style-name="ce474" table:formula="of:=IF([.$H$1];&quot;Notes&quot;;&quot;&quot;)" office:value-type="string" office:string-value="Notes" calcext:value-type="string">
            <text:p>Notes</text:p>
          </table:table-cell>
          <table:table-cell table:style-name="ce426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74"/>
          <table:table-cell table:style-name="ce474" table:formula="of:=IF([.$H$1];&quot;A Faire&quot;;&quot;&quot;)" office:value-type="string" office:string-value="A Faire" calcext:value-type="string">
            <text:p>A Faire</text:p>
          </table:table-cell>
          <table:table-cell table:style-name="ce474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443" table:formula="of:=IF([.A9]=[.B100];1;0)" office:value-type="float" office:value="1" calcext:value-type="float">
            <text:p>1</text:p>
          </table:table-cell>
          <table:table-cell table:style-name="Default"/>
          <table:table-cell table:style-name="ce484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32"/>
          <table:table-cell table:number-columns-repeated="55"/>
        </table:table-row>
        <table:table-row table:style-name="ro15">
          <table:table-cell table:style-name="ce409" table:formula="of:=IF([.$H$1];&quot;1&quot;;&quot;&quot;)" office:value-type="string" office:string-value="1" calcext:value-type="string">
            <text:p>1</text:p>
          </table:table-cell>
          <table:table-cell table:style-name="ce409" table:formula="of:=IF([.$H$1];&quot;% --&gt; €&quot;;&quot;&quot;)" office:value-type="string" office:string-value="% --&gt; €" calcext:value-type="string">
            <text:p>% --&gt; €</text:p>
          </table:table-cell>
          <table:table-cell table:style-name="ce425" table:formula="of:=IF([.$H$1];[$Données.I18];&quot;&quot;)" office:value-type="float" office:value="0" calcext:value-type="float">
            <text:p>0</text:p>
          </table:table-cell>
          <table:table-cell table:style-name="ce425" table:formula="of:=IF([.$H$1];IF(COUNTA([$'% --&gt; €'.$D$4:$'% --&gt; €'.$D$13])&lt;&gt;0;&quot;Oui&quot;;&quot;Non&quot;);&quot;&quot;)" office:value-type="string" office:string-value="Non" calcext:value-type="string">
            <text:p>Non</text:p>
          </table:table-cell>
          <table:table-cell table:style-name="ce425" table:formula="of:=IF([.$H$1];IF(COUNTA([$'% --&gt; €'.$D$4:$'% --&gt; €'.$D$13])&lt;&gt;0;1;0);&quot;&quot;)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table:formula="of:=IF([.$H$1];MAX([.E2:.F2]);&quot;&quot;)" office:value-type="float" office:value="1" calcext:value-type="float">
            <text:p>1</text:p>
          </table:table-cell>
          <table:table-cell table:style-name="ce441"/>
          <table:table-cell/>
          <table:covered-table-cell table:style-name="ce474"/>
          <table:covered-table-cell table:style-name="ce453"/>
          <table:table-cell table:number-columns-repeated="55"/>
        </table:table-row>
        <table:table-row table:style-name="ro15">
          <table:table-cell table:style-name="ce428" table:formula="of:=IF([.$H$1];&quot;2&quot;;&quot;&quot;)" office:value-type="string" office:string-value="2" calcext:value-type="string">
            <text:p>2</text:p>
          </table:table-cell>
          <table:table-cell table:style-name="ce428" table:formula="of:=IF([.$H$1];&quot;€ --&gt; %&quot;;&quot;&quot;)" office:value-type="string" office:string-value="€ --&gt; %" calcext:value-type="string">
            <text:p>€ --&gt; %</text:p>
          </table:table-cell>
          <table:table-cell table:style-name="ce438" table:formula="of:=IF([.$H$1];[$Données.J18];&quot;&quot;)" office:value-type="float" office:value="0" calcext:value-type="float">
            <text:p>0</text:p>
          </table:table-cell>
          <table:table-cell table:style-name="ce438" table:formula="of:=IF([.$H$1];IF(COUNTA([$'€ --&gt; %'.$D$4:$'€ --&gt; %'.$D$13])&lt;&gt;0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COUNTA([$'€ --&gt; %'.$D$4:$'€ --&gt; %'.$D$13])&lt;&gt;0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3:.F3]);&quot;&quot;)" office:value-type="float" office:value="1" calcext:value-type="float">
            <text:p>1</text:p>
          </table:table-cell>
          <table:table-cell table:style-name="ce441"/>
          <table:table-cell/>
          <table:table-cell table:style-name="ce451" table:formula="of:=IF([.$H$1];IF(SUM([.E2:.E7])=0;0;ROUND(2*SUMPRODUCT([.C2:.C7];[.G2:.G7])/SUM([.G2:.G7]);0)/2);&quot;&quot;)" office:value-type="float" office:value="0" calcext:value-type="float" table:number-columns-spanned="1" table:number-rows-spanned="2">
            <text:p>0</text:p>
          </table:table-cell>
          <table:table-cell table:style-name="ce484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5">
          <table:table-cell table:style-name="ce409" table:formula="of:=IF([.$H$1];&quot;3&quot;;&quot;&quot;)" office:value-type="string" office:string-value="3" calcext:value-type="string">
            <text:p>3</text:p>
          </table:table-cell>
          <table:table-cell table:style-name="ce409" table:formula="of:=IF([.$H$1];&quot;% --&gt; x&quot;;&quot;&quot;)" office:value-type="string" office:string-value="% --&gt; x" calcext:value-type="string">
            <text:p>% --&gt; x</text:p>
          </table:table-cell>
          <table:table-cell table:style-name="ce425" table:formula="of:=IF([.$H$1];[$Données.K18];&quot;&quot;)" office:value-type="float" office:value="0" calcext:value-type="float">
            <text:p>0</text:p>
          </table:table-cell>
          <table:table-cell table:style-name="ce425" table:formula="of:=IF([.$H$1];IF(OR(COUNTA([$'% --&gt; x'.$C$4:$'% --&gt; x'.$C$13])&lt;&gt;0;COUNTA([$'% --&gt; x'.$H$4:$'% --&gt; x'.$H$13])&lt;&gt;0);&quot;Oui&quot;;&quot;Non&quot;);&quot;&quot;)" office:value-type="string" office:string-value="Non" calcext:value-type="string">
            <text:p>Non</text:p>
          </table:table-cell>
          <table:table-cell table:style-name="ce425" table:formula="of:=IF([.$H$1];IF(OR(COUNTA([$'% --&gt; x'.$C$4:$'% --&gt; x'.$C$13])&lt;&gt;0;COUNTA([$'% --&gt; x'.$H$4:$'% --&gt; x'.$H$13])&lt;&gt;0);1;0);&quot;&quot;)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table:formula="of:=IF([.$H$1];MAX([.E4:.F4]);&quot;&quot;)" office:value-type="float" office:value="1" calcext:value-type="float">
            <text:p>1</text:p>
          </table:table-cell>
          <table:table-cell table:number-columns-repeated="2"/>
          <table:covered-table-cell table:style-name="ce81"/>
          <table:covered-table-cell table:style-name="ce85"/>
          <table:table-cell table:number-columns-repeated="55"/>
        </table:table-row>
        <table:table-row table:style-name="ro15">
          <table:table-cell table:style-name="ce428" table:formula="of:=IF([.$H$1];&quot;4&quot;;&quot;&quot;)" office:value-type="string" office:string-value="4" calcext:value-type="string">
            <text:p>4</text:p>
          </table:table-cell>
          <table:table-cell table:style-name="ce428" table:formula="of:=IF([.$H$1];&quot;x --&gt; %&quot;;&quot;&quot;)" office:value-type="string" office:string-value="x --&gt; %" calcext:value-type="string">
            <text:p>x --&gt; %</text:p>
          </table:table-cell>
          <table:table-cell table:style-name="ce438" table:formula="of:=IF([.$H$1];[$Données.M18];&quot;&quot;)" office:value-type="float" office:value="0" calcext:value-type="float">
            <text:p>0</text:p>
          </table:table-cell>
          <table:table-cell table:style-name="ce438" table:formula="of:=IF([.$H$1];IF(OR(COUNTA([$'x --&gt; %'.$C$4:$'x --&gt; %'.$C$13])&lt;&gt;0;COUNTA([$'x --&gt; %'.$H$4:$'x --&gt; %'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OR(COUNTA([$'x --&gt; %'.$C$4:$'x --&gt; %'.$C$13])&lt;&gt;0;COUNTA([$'x --&gt; %'.$H$4:$'x --&gt; %'.$H$13])&lt;&gt;0)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5:.F5]);&quot;&quot;)" office:value-type="float" office:value="1" calcext:value-type="float">
            <text:p>1</text:p>
          </table:table-cell>
          <table:table-cell table:style-name="ce442"/>
          <table:table-cell table:number-columns-repeated="2"/>
          <table:table-cell table:style-name="ce455"/>
          <table:table-cell table:number-columns-repeated="55"/>
        </table:table-row>
        <table:table-row table:style-name="ro15">
          <table:table-cell table:style-name="ce409" table:formula="of:=IF([.$H$1];&quot;5&quot;;&quot;&quot;)" office:value-type="string" office:string-value="5" calcext:value-type="string">
            <text:p>5</text:p>
          </table:table-cell>
          <table:table-cell table:style-name="ce409" table:formula="of:=IF([.$H$1];&quot;% successifs&quot;;&quot;&quot;)" office:value-type="string" office:string-value="% successifs" calcext:value-type="string">
            <text:p>% successifs</text:p>
          </table:table-cell>
          <table:table-cell table:style-name="ce425" table:formula="of:=IF([.$H$1];[$Données.O18];&quot;&quot;)" office:value-type="float" office:value="0" calcext:value-type="float">
            <text:p>0</text:p>
          </table:table-cell>
          <table:table-cell table:style-name="ce425" table:formula="of:=IF([.$H$1];IF(COUNTA([$'% successifs'.$D$4:$'% successifs'.$D$13])&lt;&gt;0;&quot;Oui&quot;;&quot;Non&quot;);&quot;&quot;)" office:value-type="string" office:string-value="Non" calcext:value-type="string">
            <text:p>Non</text:p>
          </table:table-cell>
          <table:table-cell table:style-name="ce425" table:formula="of:=IF([.$H$1];IF(COUNTA([$'% successifs'.$D$4:$'% successifs'.$D$13])&lt;&gt;0;1;0);&quot;&quot;)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table:formula="of:=IF([.$H$1];MAX([.E6:.F6]);&quot;&quot;)" office:value-type="float" office:value="1" calcext:value-type="float">
            <text:p>1</text:p>
          </table:table-cell>
          <table:table-cell table:style-name="ce442"/>
          <table:table-cell table:number-columns-repeated="2"/>
          <table:table-cell table:style-name="ce455"/>
          <table:table-cell table:number-columns-repeated="55"/>
        </table:table-row>
        <table:table-row table:style-name="ro15">
          <table:table-cell table:style-name="ce428" table:formula="of:=IF([.$H$1];&quot;6&quot;;&quot;&quot;)" office:value-type="string" office:string-value="6" calcext:value-type="string">
            <text:p>6</text:p>
          </table:table-cell>
          <table:table-cell table:style-name="ce428" table:formula="of:=IF([.$H$1];&quot;x1 &lt;--&gt; x2&quot;;&quot;&quot;)" office:value-type="string" office:string-value="x1 &lt;--&gt; x2" calcext:value-type="string">
            <text:p>x1 &lt;--&gt; x2</text:p>
          </table:table-cell>
          <table:table-cell table:style-name="ce430" table:formula="of:=IF([.$H$1];[$Données.P18];&quot;&quot;)" office:value-type="float" office:value="0" calcext:value-type="float">
            <text:p>0</text:p>
          </table:table-cell>
          <table:table-cell table:style-name="ce438" table:formula="of:=IF([.$H$1];IF(OR(COUNTA([$'x1 &lt;--&gt; x2'.$C$4:$'x1 &lt;--&gt; x2'.$C$13])&lt;&gt;0;COUNTA([$'x1 &lt;--&gt; x2'.$H$4:$'x1 &lt;--&gt; x2'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OR(COUNTA([$'x1 &lt;--&gt; x2'.$C$4:$'x1 &lt;--&gt; x2'.$C$13])&lt;&gt;0;COUNTA([$'x1 &lt;--&gt; x2'.$H$4:$'x1 &lt;--&gt; x2'.$H$13])&lt;&gt;0)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7:.F7]);&quot;&quot;)" office:value-type="float" office:value="1" calcext:value-type="float">
            <text:p>1</text:p>
          </table:table-cell>
          <table:table-cell table:style-name="ce442"/>
          <table:table-cell table:number-columns-repeated="58"/>
        </table:table-row>
        <table:table-row table:style-name="ro16">
          <table:table-cell table:number-columns-repeated="66"/>
        </table:table-row>
        <table:table-row table:style-name="ro4">
          <table:table-cell table:style-name="ce406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number-columns-repeated="59"/>
        </table:table-row>
        <table:table-row table:style-name="ro16">
          <table:table-cell table:number-columns-repeated="66"/>
        </table:table-row>
        <table:table-row table:style-name="ro15">
          <table:table-cell table:style-name="ce407" office:value-type="string" calcext:value-type="string" table:number-columns-spanned="2" table:number-rows-spanned="1">
            <text:p>Rang</text:p>
          </table:table-cell>
          <table:covered-table-cell table:style-name="ce410"/>
          <table:table-cell table:style-name="ce418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5">
          <table:table-cell table:style-name="ce407" office:value-type="string" calcext:value-type="string" table:number-columns-spanned="2" table:number-rows-spanned="1">
            <text:p>Nom :</text:p>
          </table:table-cell>
          <table:covered-table-cell table:style-name="ce410"/>
          <table:table-cell table:style-name="ce419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5">
          <table:table-cell table:style-name="ce407" office:value-type="string" calcext:value-type="string" table:number-columns-spanned="2" table:number-rows-spanned="1">
            <text:p>Prénom :</text:p>
          </table:table-cell>
          <table:covered-table-cell table:style-name="ce410"/>
          <table:table-cell table:style-name="ce418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5">
          <table:table-cell table:style-name="ce369"/>
          <table:table-cell table:style-name="ce433"/>
          <table:table-cell table:number-columns-repeated="64"/>
        </table:table-row>
        <table:table-row table:style-name="ro15">
          <table:table-cell/>
          <table:table-cell table:style-name="ce434"/>
          <table:table-cell table:number-columns-repeated="64"/>
        </table:table-row>
        <table:table-row table:style-name="ro15">
          <table:table-cell/>
          <table:table-cell table:style-name="ce435"/>
          <table:table-cell table:number-columns-repeated="64"/>
        </table:table-row>
        <table:table-row table:style-name="ro16" table:number-rows-repeated="78">
          <table:table-cell table:number-columns-repeated="66"/>
        </table:table-row>
        <table:table-row table:style-name="ro16">
          <table:table-cell table:style-name="Default" table:number-columns-repeated="2"/>
          <table:table-cell table:number-columns-repeated="64"/>
        </table:table-row>
        <table:table-row table:style-name="ro16" table:number-rows-repeated="4">
          <table:table-cell table:number-columns-repeated="66"/>
        </table:table-row>
        <table:table-row table:style-name="ro16">
          <table:table-cell table:style-name="ce431" office:value-type="string" calcext:value-type="string">
            <text:p>MDP :</text:p>
          </table:table-cell>
          <table:table-cell table:style-name="ce431" office:value-type="string" calcext:value-type="string">
            <text:p>KELLER Stéphane</text:p>
          </table:table-cell>
          <table:table-cell table:number-columns-repeated="64"/>
        </table:table-row>
        <table:table-row table:style-name="ro16" table:number-rows-repeated="1048475">
          <table:table-cell table:number-columns-repeated="66"/>
        </table:table-row>
        <table:table-row table:style-name="ro16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1" svg:font-family="Symbol" style:font-adornments="Normal" style:font-charset="x-symbol"/>
    <style:font-face style:name="Comic Sans MS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percentage-style style:name="N125">
      <number:number number:decimal-places="0" number:min-decimal-places="0" number:min-integer-digits="1"/>
      <number:text>%</number:text>
    </number:percentage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30">
      <number:number number:decimal-places="9" number:min-decimal-places="0" number:min-integer-digits="1" number:decimal-replacement="" number:grouping="true"/>
    </number:number-style>
    <number:number-style style:name="N131">
      <number:number number:decimal-places="2" number:min-decimal-places="0" number:min-integer-digits="0" number:decimal-replacement="" number:grouping="true"/>
    </number:number-style>
    <number:number-style style:name="N132">
      <number:number number:decimal-places="2" number:min-decimal-places="0" number:min-integer-digits="1" number:decimal-replacement="" number:grouping="true"/>
    </number:number-style>
    <number:number-style style:name="N133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4">
      <number:number number:decimal-places="3" number:min-decimal-places="0" number:min-integer-digits="0" number:decimal-replacement="" number:grouping="true"/>
    </number:number-style>
    <number:number-style style:name="N135">
      <number:number number:decimal-places="3" number:min-decimal-places="0" number:min-integer-digits="1" number:decimal-replacement=""/>
    </number:number-style>
    <number:number-style style:name="N136">
      <number:number number:decimal-places="3" number:min-decimal-places="0" number:min-integer-digits="1" number:decimal-replacement="" number:grouping="true"/>
    </number:number-style>
    <number:number-style style:name="N137">
      <number:number number:decimal-places="9" number:min-decimal-places="0" number:min-integer-digits="4" number:decimal-replacement="" number:grouping="true"/>
    </number:number-style>
    <number:number-style style:name="N13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9">
      <number:number number:decimal-places="12" number:min-decimal-places="0" number:min-integer-digits="1" number:decimal-replacement=""/>
    </number:number-style>
    <number:number-style style:name="N140">
      <number:number number:decimal-places="12" number:min-decimal-places="12" number:min-integer-digits="1" number:grouping="true"/>
    </number:number-style>
    <number:currency-style style:name="N142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number:min-decimal-places="0" number:min-integer-digits="0"/>
    </number:number-style>
    <number:number-style style:name="N156">
      <number:number number:decimal-places="1" number:min-decimal-places="1" number:min-integer-digits="0"/>
    </number:number-style>
    <number:number-style style:name="N157">
      <number:number number:decimal-places="1" number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number:max-denominator-value="9"/>
    </number:number-style>
    <number:number-style style:name="N159">
      <number:number number:decimal-places="6" number:min-decimal-places="0" number:min-integer-digits="1" number:decimal-replacement="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0" number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number:max-denominator-value="99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number:max-denominator-value="99"/>
    </number:number-style>
    <number:number-style style:name="N187" number:title="Défini par l'utilisateur">
      <number:fraction number:min-numerator-digits="3" loext:max-numerator-digits="3" number:min-denominator-digits="3" number:max-denominator-value="999"/>
    </number:number-style>
    <number:number-style style:name="N188" number:title="Défini par l'utilisateur">
      <number:fraction number:min-numerator-digits="1" loext:max-numerator-digits="4" number:min-denominator-digits="5" number:max-denominator-value="99999"/>
    </number:number-style>
    <number:number-style style:name="N189" number:title="Défini par l'utilisateur">
      <number:fraction number:min-numerator-digits="1" loext:max-numerator-digits="5" number:min-denominator-digits="5" number:max-denominator-value="99999"/>
    </number:number-style>
    <number:number-style style:name="N190" number:title="Défini par l'utilisateur">
      <number:fraction number:min-numerator-digits="1" loext:max-numerator-digits="4" number:min-denominator-digits="1" number:max-denominator-value="999"/>
    </number:number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number:number-style style:name="N195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0:44:57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1-03-21T10:45:41.187000000</dc:date>
    <meta:editing-duration>P2DT15H45M37S</meta:editing-duration>
    <meta:editing-cycles>695</meta:editing-cycles>
    <meta:generator>LibreOffice/7.0.5.2$Windows_X86_64 LibreOffice_project/64390860c6cd0aca4beafafcfd84613dd9dfb63a</meta:generator>
    <meta:document-statistic meta:table-count="9" meta:cell-count="2733" meta:object-count="35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 --&gt; €
	Feuille = thisComponent.Sheets.getByName("% --&gt; €") 'Accès dans ce classeur à une feuille par son nom
	Plage = Feuille.getCellRangeByName("D4:D13") 'Accès dans cette feuille à une plage par son nom
	Plage.clearContents(5) 'Efface plage avec format nombre + texte

	rem purge nombres saisis € --&gt; %
	Feuille = thisComponent.Sheets.getByName("€ --&gt; 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 -- &gt; €
Sub RAZ_Pourcent()
	Dim Feuille as Object, Plage as Object
	Feuille = thisComponent.Sheets.getByName("% --&gt; €") 'Accès dans ce classeur à une feuille par son nom
	Plage = Feuille.getCellRangeByName("D4:D13") 'Accès dans cette feuille à une plage par son nom
	Plage.clearContents(5) 'Efface plage avec format nombre + texte
End Sub

rem purge nombres saisis € -- &gt; %
Sub RAZ_Euro()
	Dim Feuille as Object, Plage as Object
	Feuille = thisComponent.Sheets.getByName("€ --&gt; %") 'Accès dans ce classeur à une feuille par son nom
	Plage = Feuille.getCellRangeByName("D4:D13") 'Accès dans cette feuille à une plage par son nom
	Plage.clearContents(5) 'Efface plage avec format nombre + texte
End Sub
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
	rem % --&gt; €
	For ligne = 5 to 29
		Feuille.GetCellRangeByName("B" &amp; ligne).value = RND()
	Next ligne

	For ligne = 5 to 16
		Feuille.GetCellRangeByName("C" &amp; ligne).value = SK_Alea(1,5)*10
	Next ligne
	For ligne = 17 to 29
		Feuille.GetCellRangeByName("C" &amp; ligne).value = SK_Alea(5,9)*10
	Next ligne

	For ligne = 5 to 29
		Feuille.GetCellRangeByName("D" &amp; ligne).value = 10*SK_Alea(1,99)
	Next ligne

	rem € --&gt; %
	For ligne = 34 to 58
		Feuille.GetCellRangeByName("B" &amp; ligne).value = RND()
	Next ligne

	For ligne = 34 to 58
		Feuille.GetCellRangeByName("C" &amp; ligne).value = 100*SK_Alea(1,9)
	Next ligne

	For ligne = 34 to 58
		Feuille.GetCellRangeByName("F" &amp; ligne).value = SK_Alea(1,5)*10
	Next ligne
	
	rem % --&gt; x
	For ligne = 63 to 86
		Feuille.GetCellRangeByName("B" &amp; ligne).value = RND()
	Next ligne

	Feuille.GetCellRangeByName("D72").value = SK_ALEA(1,9)
	Feuille.GetCellRangeByName("D73").value = SK_ALEA(11,19)
	Feuille.GetCellRangeByName("D74").value = SK_ALEA(21,29)
	Feuille.GetCellRangeByName("D75").value = SK_ALEA(31,39)
	Feuille.GetCellRangeByName("D76").value = SK_ALEA(41,49)
	Feuille.GetCellRangeByName("D77").value = SK_ALEA(51,59)
	Feuille.GetCellRangeByName("D78").value = SK_ALEA(61,69)
	Feuille.GetCellRangeByName("D79").value = SK_ALEA(71,79)
	Feuille.GetCellRangeByName("D80").value = SK_ALEA(81,89)
	Feuille.GetCellRangeByName("D81").value = SK_ALEA(91,99)

	For ligne = 63 to 85
		Feuille.GetCellRangeByName("H" &amp; ligne).value = RND()
	Next ligne

	Feuille.GetCellRangeByName("J72").value = SK_ALEA(1,9)
	Feuille.GetCellRangeByName("J73").value = SK_ALEA(11,19)
	Feuille.GetCellRangeByName("J74").value = SK_ALEA(21,29)
	Feuille.GetCellRangeByName("J75").value = SK_ALEA(31,39)
	Feuille.GetCellRangeByName("J76").value = SK_ALEA(41,49)
	Feuille.GetCellRangeByName("J77").value = SK_ALEA(51,59)
	Feuille.GetCellRangeByName("J78").value = SK_ALEA(61,69)
	Feuille.GetCellRangeByName("J79").value = SK_ALEA(71,79)
	Feuille.GetCellRangeByName("J80").value = SK_ALEA(81,89)
	Feuille.GetCellRangeByName("J81").value = SK_ALEA(91,99)

	rem x --&gt; %
	For ligne = 91 to 114
		Feuille.GetCellRangeByName("B" &amp; ligne).value = RND()
	Next ligne

	Feuille.GetCellRangeByName("D100").value = 1-SK_ALEA(1,9)/100
	Feuille.GetCellRangeByName("D101").value = 1+SK_ALEA(11,19)/100
	Feuille.GetCellRangeByName("D102").value = 1-SK_ALEA(21,29)/100
	Feuille.GetCellRangeByName("D103").value = 1+SK_ALEA(31,39)/100
	Feuille.GetCellRangeByName("D104").value = 1-SK_ALEA(41,49)/100
	Feuille.GetCellRangeByName("D105").value = 1+SK_ALEA(51,59)/100
	Feuille.GetCellRangeByName("D106").value = 1-SK_ALEA(61,69)/100
	Feuille.GetCellRangeByName("D107").value = 1+SK_ALEA(71,79)/100
	Feuille.GetCellRangeByName("D108").value = 1-SK_ALEA(81,89)/100
	Feuille.GetCellRangeByName("D109").value = 1+SK_ALEA(91,99)/100

	For ligne = 91 to 114
		Feuille.GetCellRangeByName("J" &amp; ligne).value = RND()
	Next ligne

	Feuille.GetCellRangeByName("L100").value = 1+SK_ALEA(1,9)/100
	Feuille.GetCellRangeByName("L101").value = 1-SK_ALEA(11,19)/100
	Feuille.GetCellRangeByName("L102").value = 1+SK_ALEA(21,29)/100
	Feuille.GetCellRangeByName("L103").value = 1-SK_ALEA(31,39)/100
	Feuille.GetCellRangeByName("L104").value = 1+SK_ALEA(41,49)/100
	Feuille.GetCellRangeByName("L105").value = 1-SK_ALEA(51,59)/100
	Feuille.GetCellRangeByName("L106").value = 1+SK_ALEA(61,69)/100
	Feuille.GetCellRangeByName("L107").value = 1-SK_ALEA(71,79)/100
	Feuille.GetCellRangeByName("L108").value = 1+SK_ALEA(81,89)/100
	Feuille.GetCellRangeByName("L109").value = 1-SK_ALEA(91,99)/100

	rem % successifs
	For ligne = 119 to 148
		Feuille.GetCellRangeByName("B" &amp; ligne).value = RND()
	Next ligne

	For ligne = 134 to 148
	If SK_Alea(1,2)=1 Then 
		Feuille.GetCellRangeByName("C" &amp; ligne).string = "+"
		Else Feuille.GetCellRangeByName("C" &amp; ligne).string = "-"
	End If
	Next ligne

	For ligne = 119 to 148
		Feuille.GetCellRangeByName("D" &amp; ligne).value = 10*SK_Alea(1,9)
	Next ligne

	For ligne = 119 to 148
	If SK_Alea(1,2)=1 Then 
		Feuille.GetCellRangeByName("G" &amp; ligne).string = "+"
		Else Feuille.GetCellRangeByName("G" &amp; ligne).string = "-"
	End If
	Next ligne

	For ligne = 119 to 148
		Feuille.GetCellRangeByName("H" &amp; ligne).value = 10*SK_ALEA(1,9)
	Next ligne


	rem x1 &lt;--&gt; x2
	For ligne = 153 to 179
		Feuille.GetCellRangeByName("B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